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Genev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4701in"/>
    </style:style>
    <style:style style:name="Dictionary.D" style:family="table-column">
      <style:table-column-properties style:column-width="1.1819in"/>
    </style:style>
    <style:style style:name="Dictionary.E" style:family="table-column">
      <style:table-column-properties style:column-width="0.0271in"/>
    </style:style>
    <style:style style:name="Dictionary.F" style:family="table-column">
      <style:table-column-properties style:column-width="0.5333in"/>
    </style:style>
    <style:style style:name="Dictionary.G" style:family="table-column">
      <style:table-column-properties style:column-width="0.534in"/>
    </style:style>
    <style:style style:name="Dictionary.H" style:family="table-column">
      <style:table-column-properties style:column-width="0.5576in"/>
    </style:style>
    <style:style style:name="Dictionary.I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D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G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D3" style:family="table-cell">
      <style:table-cell-properties fo:padding="0.0201in" fo:border-left="0.25pt solid #000000" fo:border-right="none" fo:border-top="none" fo:border-bottom="0.25pt solid #000000"/>
    </style:style>
    <style:style style:name="Dictionary.G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E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D5" style:family="table-cell">
      <style:table-cell-properties fo:padding="0.0201in" fo:border-left="0.25pt solid #000000" fo:border-right="none" fo:border-top="none" fo:border-bottom="0.25pt solid #000000"/>
    </style:style>
    <style:style style:name="Dictionary.G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E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D7" style:family="table-cell">
      <style:table-cell-properties fo:padding="0.0201in" fo:border-left="0.25pt solid #000000" fo:border-right="none" fo:border-top="none" fo:border-bottom="0.25pt solid #000000"/>
    </style:style>
    <style:style style:name="Dictionary.G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D9" style:family="table-cell">
      <style:table-cell-properties fo:padding="0.0201in" fo:border-left="0.25pt solid #000000" fo:border-right="none" fo:border-top="none" fo:border-bottom="0.25pt solid #000000"/>
    </style:style>
    <style:style style:name="Dictionary.G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E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D11" style:family="table-cell">
      <style:table-cell-properties fo:padding="0.0201in" fo:border-left="0.25pt solid #000000" fo:border-right="none" fo:border-top="none" fo:border-bottom="0.25pt solid #000000"/>
    </style:style>
    <style:style style:name="Dictionary.G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E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D13" style:family="table-cell">
      <style:table-cell-properties fo:padding="0.0201in" fo:border-left="0.25pt solid #000000" fo:border-right="none" fo:border-top="none" fo:border-bottom="0.25pt solid #000000"/>
    </style:style>
    <style:style style:name="Dictionary.G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D14" style:family="table-cell">
      <style:table-cell-properties fo:padding="0.0201in" fo:border-left="0.25pt solid #000000" fo:border-right="none" fo:border-top="none" fo:border-bottom="0.25pt solid #000000"/>
    </style:style>
    <style:style style:name="Dictionary.H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D15" style:family="table-cell">
      <style:table-cell-properties fo:padding="0.0201in" fo:border-left="0.25pt solid #000000" fo:border-right="none" fo:border-top="none" fo:border-bottom="0.25pt solid #000000"/>
    </style:style>
    <style:style style:name="Dictionary.G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E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D17" style:family="table-cell">
      <style:table-cell-properties fo:padding="0.0201in" fo:border-left="0.25pt solid #000000" fo:border-right="none" fo:border-top="none" fo:border-bottom="0.25pt solid #000000"/>
    </style:style>
    <style:style style:name="Dictionary.G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E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D19" style:family="table-cell">
      <style:table-cell-properties fo:padding="0.0201in" fo:border-left="0.25pt solid #000000" fo:border-right="none" fo:border-top="none" fo:border-bottom="0.25pt solid #000000"/>
    </style:style>
    <style:style style:name="Dictionary.G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E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D21" style:family="table-cell">
      <style:table-cell-properties fo:padding="0.0201in" fo:border-left="0.25pt solid #000000" fo:border-right="none" fo:border-top="none" fo:border-bottom="0.25pt solid #000000"/>
    </style:style>
    <style:style style:name="Dictionary.G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E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D23" style:family="table-cell">
      <style:table-cell-properties fo:padding="0.0201in" fo:border-left="0.25pt solid #000000" fo:border-right="none" fo:border-top="none" fo:border-bottom="0.25pt solid #000000"/>
    </style:style>
    <style:style style:name="Dictionary.G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E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D25" style:family="table-cell">
      <style:table-cell-properties fo:padding="0.0201in" fo:border-left="0.25pt solid #000000" fo:border-right="none" fo:border-top="none" fo:border-bottom="0.25pt solid #000000"/>
    </style:style>
    <style:style style:name="Dictionary.G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E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D27" style:family="table-cell">
      <style:table-cell-properties fo:padding="0.0201in" fo:border-left="0.25pt solid #000000" fo:border-right="none" fo:border-top="none" fo:border-bottom="0.25pt solid #000000"/>
    </style:style>
    <style:style style:name="Dictionary.G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D29" style:family="table-cell">
      <style:table-cell-properties fo:padding="0.0201in" fo:border-left="0.25pt solid #000000" fo:border-right="none" fo:border-top="none" fo:border-bottom="0.25pt solid #000000"/>
    </style:style>
    <style:style style:name="Dictionary.G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E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D31" style:family="table-cell">
      <style:table-cell-properties fo:padding="0.0201in" fo:border-left="0.25pt solid #000000" fo:border-right="none" fo:border-top="none" fo:border-bottom="0.25pt solid #000000"/>
    </style:style>
    <style:style style:name="Dictionary.G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E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D33" style:family="table-cell">
      <style:table-cell-properties fo:padding="0.0201in" fo:border-left="0.25pt solid #000000" fo:border-right="none" fo:border-top="none" fo:border-bottom="0.25pt solid #000000"/>
    </style:style>
    <style:style style:name="Dictionary.G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E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D35" style:family="table-cell">
      <style:table-cell-properties fo:padding="0.0201in" fo:border-left="0.25pt solid #000000" fo:border-right="none" fo:border-top="none" fo:border-bottom="0.25pt solid #000000"/>
    </style:style>
    <style:style style:name="Dictionary.G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E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D37" style:family="table-cell">
      <style:table-cell-properties fo:padding="0.0201in" fo:border-left="0.25pt solid #000000" fo:border-right="none" fo:border-top="none" fo:border-bottom="0.25pt solid #000000"/>
    </style:style>
    <style:style style:name="Dictionary.G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E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D39" style:family="table-cell">
      <style:table-cell-properties fo:padding="0.0201in" fo:border-left="0.25pt solid #000000" fo:border-right="none" fo:border-top="none" fo:border-bottom="0.25pt solid #000000"/>
    </style:style>
    <style:style style:name="Dictionary.G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E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D41" style:family="table-cell">
      <style:table-cell-properties fo:padding="0.0201in" fo:border-left="0.25pt solid #000000" fo:border-right="none" fo:border-top="none" fo:border-bottom="0.25pt solid #000000"/>
    </style:style>
    <style:style style:name="Dictionary.G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E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D43" style:family="table-cell">
      <style:table-cell-properties fo:padding="0.0201in" fo:border-left="0.25pt solid #000000" fo:border-right="none" fo:border-top="none" fo:border-bottom="0.25pt solid #000000"/>
    </style:style>
    <style:style style:name="Dictionary.G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E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D45" style:family="table-cell">
      <style:table-cell-properties fo:padding="0.0201in" fo:border-left="0.25pt solid #000000" fo:border-right="none" fo:border-top="none" fo:border-bottom="0.25pt solid #000000"/>
    </style:style>
    <style:style style:name="Dictionary.G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E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D47" style:family="table-cell">
      <style:table-cell-properties fo:padding="0.0201in" fo:border-left="0.25pt solid #000000" fo:border-right="none" fo:border-top="none" fo:border-bottom="0.25pt solid #000000"/>
    </style:style>
    <style:style style:name="Dictionary.G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E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D49" style:family="table-cell">
      <style:table-cell-properties fo:padding="0.0201in" fo:border-left="0.25pt solid #000000" fo:border-right="none" fo:border-top="none" fo:border-bottom="0.25pt solid #000000"/>
    </style:style>
    <style:style style:name="Dictionary.G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D50" style:family="table-cell">
      <style:table-cell-properties fo:padding="0.0201in" fo:border-left="0.25pt solid #000000" fo:border-right="none" fo:border-top="none" fo:border-bottom="0.25pt solid #000000"/>
    </style:style>
    <style:style style:name="Dictionary.H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D51" style:family="table-cell">
      <style:table-cell-properties fo:padding="0.0201in" fo:border-left="0.25pt solid #000000" fo:border-right="none" fo:border-top="none" fo:border-bottom="0.25pt solid #000000"/>
    </style:style>
    <style:style style:name="Dictionary.G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D52" style:family="table-cell">
      <style:table-cell-properties fo:padding="0.0201in" fo:border-left="0.25pt solid #000000" fo:border-right="none" fo:border-top="none" fo:border-bottom="0.25pt solid #000000"/>
    </style:style>
    <style:style style:name="Dictionary.H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D53" style:family="table-cell">
      <style:table-cell-properties fo:padding="0.0201in" fo:border-left="0.25pt solid #000000" fo:border-right="none" fo:border-top="none" fo:border-bottom="0.25pt solid #000000"/>
    </style:style>
    <style:style style:name="Dictionary.G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D54" style:family="table-cell">
      <style:table-cell-properties fo:padding="0.0201in" fo:border-left="0.25pt solid #000000" fo:border-right="none" fo:border-top="none" fo:border-bottom="0.25pt solid #000000"/>
    </style:style>
    <style:style style:name="Dictionary.H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D55" style:family="table-cell">
      <style:table-cell-properties fo:padding="0.0201in" fo:border-left="0.25pt solid #000000" fo:border-right="none" fo:border-top="none" fo:border-bottom="0.25pt solid #000000"/>
    </style:style>
    <style:style style:name="Dictionary.G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E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D57" style:family="table-cell">
      <style:table-cell-properties fo:padding="0.0201in" fo:border-left="0.25pt solid #000000" fo:border-right="none" fo:border-top="none" fo:border-bottom="0.25pt solid #000000"/>
    </style:style>
    <style:style style:name="Dictionary.G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E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D59" style:family="table-cell">
      <style:table-cell-properties fo:padding="0.0201in" fo:border-left="0.25pt solid #000000" fo:border-right="none" fo:border-top="none" fo:border-bottom="0.25pt solid #000000"/>
    </style:style>
    <style:style style:name="Dictionary.G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E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D61" style:family="table-cell">
      <style:table-cell-properties fo:padding="0.0201in" fo:border-left="0.25pt solid #000000" fo:border-right="none" fo:border-top="none" fo:border-bottom="0.25pt solid #000000"/>
    </style:style>
    <style:style style:name="Dictionary.G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E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D63" style:family="table-cell">
      <style:table-cell-properties fo:padding="0.0201in" fo:border-left="0.25pt solid #000000" fo:border-right="none" fo:border-top="none" fo:border-bottom="0.25pt solid #000000"/>
    </style:style>
    <style:style style:name="Dictionary.G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E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D65" style:family="table-cell">
      <style:table-cell-properties fo:padding="0.0201in" fo:border-left="0.25pt solid #000000" fo:border-right="none" fo:border-top="none" fo:border-bottom="0.25pt solid #000000"/>
    </style:style>
    <style:style style:name="Dictionary.G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E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D67" style:family="table-cell">
      <style:table-cell-properties fo:padding="0.0201in" fo:border-left="0.25pt solid #000000" fo:border-right="none" fo:border-top="none" fo:border-bottom="0.25pt solid #000000"/>
    </style:style>
    <style:style style:name="Dictionary.G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D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D69" style:family="table-cell">
      <style:table-cell-properties fo:padding="0.0201in" fo:border-left="0.25pt solid #000000" fo:border-right="none" fo:border-top="none" fo:border-bottom="0.25pt solid #000000"/>
    </style:style>
    <style:style style:name="Dictionary.G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D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D71" style:family="table-cell">
      <style:table-cell-properties fo:padding="0.0201in" fo:border-left="0.25pt solid #000000" fo:border-right="none" fo:border-top="none" fo:border-bottom="0.25pt solid #000000"/>
    </style:style>
    <style:style style:name="Dictionary.G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D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D73" style:family="table-cell">
      <style:table-cell-properties fo:padding="0.0201in" fo:border-left="0.25pt solid #000000" fo:border-right="none" fo:border-top="none" fo:border-bottom="0.25pt solid #000000"/>
    </style:style>
    <style:style style:name="Dictionary.G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E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D75" style:family="table-cell">
      <style:table-cell-properties fo:padding="0.0201in" fo:border-left="0.25pt solid #000000" fo:border-right="none" fo:border-top="none" fo:border-bottom="0.25pt solid #000000"/>
    </style:style>
    <style:style style:name="Dictionary.G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E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D77" style:family="table-cell">
      <style:table-cell-properties fo:padding="0.0201in" fo:border-left="0.25pt solid #000000" fo:border-right="none" fo:border-top="none" fo:border-bottom="0.25pt solid #000000"/>
    </style:style>
    <style:style style:name="Dictionary.G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E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D79" style:family="table-cell">
      <style:table-cell-properties fo:padding="0.0201in" fo:border-left="0.25pt solid #000000" fo:border-right="none" fo:border-top="none" fo:border-bottom="0.25pt solid #000000"/>
    </style:style>
    <style:style style:name="Dictionary.G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E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D81" style:family="table-cell">
      <style:table-cell-properties fo:padding="0.0201in" fo:border-left="0.25pt solid #000000" fo:border-right="none" fo:border-top="none" fo:border-bottom="0.25pt solid #000000"/>
    </style:style>
    <style:style style:name="Dictionary.G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E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D83" style:family="table-cell">
      <style:table-cell-properties fo:padding="0.0201in" fo:border-left="0.25pt solid #000000" fo:border-right="none" fo:border-top="none" fo:border-bottom="0.25pt solid #000000"/>
    </style:style>
    <style:style style:name="Dictionary.G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E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D85" style:family="table-cell">
      <style:table-cell-properties fo:padding="0.0201in" fo:border-left="0.25pt solid #000000" fo:border-right="none" fo:border-top="none" fo:border-bottom="0.25pt solid #000000"/>
    </style:style>
    <style:style style:name="Dictionary.G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E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D87" style:family="table-cell">
      <style:table-cell-properties fo:padding="0.0201in" fo:border-left="0.25pt solid #000000" fo:border-right="none" fo:border-top="none" fo:border-bottom="0.25pt solid #000000"/>
    </style:style>
    <style:style style:name="Dictionary.G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E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D89" style:family="table-cell">
      <style:table-cell-properties fo:padding="0.0201in" fo:border-left="0.25pt solid #000000" fo:border-right="none" fo:border-top="none" fo:border-bottom="0.25pt solid #000000"/>
    </style:style>
    <style:style style:name="Dictionary.G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E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D91" style:family="table-cell">
      <style:table-cell-properties fo:padding="0.0201in" fo:border-left="0.25pt solid #000000" fo:border-right="none" fo:border-top="none" fo:border-bottom="0.25pt solid #000000"/>
    </style:style>
    <style:style style:name="Dictionary.G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D93" style:family="table-cell">
      <style:table-cell-properties fo:padding="0.0201in" fo:border-left="0.25pt solid #000000" fo:border-right="none" fo:border-top="none" fo:border-bottom="0.25pt solid #000000"/>
    </style:style>
    <style:style style:name="Dictionary.G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E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D95" style:family="table-cell">
      <style:table-cell-properties fo:padding="0.0201in" fo:border-left="0.25pt solid #000000" fo:border-right="none" fo:border-top="none" fo:border-bottom="0.25pt solid #000000"/>
    </style:style>
    <style:style style:name="Dictionary.G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E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D97" style:family="table-cell">
      <style:table-cell-properties fo:padding="0.0201in" fo:border-left="0.25pt solid #000000" fo:border-right="none" fo:border-top="none" fo:border-bottom="0.25pt solid #000000"/>
    </style:style>
    <style:style style:name="Dictionary.G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E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D99" style:family="table-cell">
      <style:table-cell-properties fo:padding="0.0201in" fo:border-left="0.25pt solid #000000" fo:border-right="none" fo:border-top="none" fo:border-bottom="0.25pt solid #000000"/>
    </style:style>
    <style:style style:name="Dictionary.G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D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D101" style:family="table-cell">
      <style:table-cell-properties fo:padding="0.0201in" fo:border-left="0.25pt solid #000000" fo:border-right="none" fo:border-top="none" fo:border-bottom="0.25pt solid #000000"/>
    </style:style>
    <style:style style:name="Dictionary.G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E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D103" style:family="table-cell">
      <style:table-cell-properties fo:padding="0.0201in" fo:border-left="0.25pt solid #000000" fo:border-right="none" fo:border-top="none" fo:border-bottom="0.25pt solid #000000"/>
    </style:style>
    <style:style style:name="Dictionary.G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E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D105" style:family="table-cell">
      <style:table-cell-properties fo:padding="0.0201in" fo:border-left="0.25pt solid #000000" fo:border-right="none" fo:border-top="none" fo:border-bottom="0.25pt solid #000000"/>
    </style:style>
    <style:style style:name="Dictionary.G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E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D107" style:family="table-cell">
      <style:table-cell-properties fo:padding="0.0201in" fo:border-left="0.25pt solid #000000" fo:border-right="none" fo:border-top="none" fo:border-bottom="0.25pt solid #000000"/>
    </style:style>
    <style:style style:name="Dictionary.G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D109" style:family="table-cell">
      <style:table-cell-properties fo:padding="0.0201in" fo:border-left="0.25pt solid #000000" fo:border-right="none" fo:border-top="none" fo:border-bottom="0.25pt solid #000000"/>
    </style:style>
    <style:style style:name="Dictionary.G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none" fo:border-top="none" fo:border-bottom="0.25pt solid #000000"/>
    </style:style>
    <style:style style:name="Dictionary.D110" style:family="table-cell">
      <style:table-cell-properties fo:padding="0.0201in" fo:border-left="0.25pt solid #000000" fo:border-right="none" fo:border-top="none" fo:border-bottom="0.25pt solid #000000"/>
    </style:style>
    <style:style style:name="Dictionary.H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D111" style:family="table-cell">
      <style:table-cell-properties fo:padding="0.0201in" fo:border-left="0.25pt solid #000000" fo:border-right="none" fo:border-top="none" fo:border-bottom="0.25pt solid #000000"/>
    </style:style>
    <style:style style:name="Dictionary.G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D113" style:family="table-cell">
      <style:table-cell-properties fo:padding="0.0201in" fo:border-left="0.25pt solid #000000" fo:border-right="none" fo:border-top="none" fo:border-bottom="0.25pt solid #000000"/>
    </style:style>
    <style:style style:name="Dictionary.G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E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D115" style:family="table-cell">
      <style:table-cell-properties fo:padding="0.0201in" fo:border-left="0.25pt solid #000000" fo:border-right="none" fo:border-top="none" fo:border-bottom="0.25pt solid #000000"/>
    </style:style>
    <style:style style:name="Dictionary.G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E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D117" style:family="table-cell">
      <style:table-cell-properties fo:padding="0.0201in" fo:border-left="0.25pt solid #000000" fo:border-right="none" fo:border-top="none" fo:border-bottom="0.25pt solid #000000"/>
    </style:style>
    <style:style style:name="Dictionary.G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E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D119" style:family="table-cell">
      <style:table-cell-properties fo:padding="0.0201in" fo:border-left="0.25pt solid #000000" fo:border-right="none" fo:border-top="none" fo:border-bottom="0.25pt solid #000000"/>
    </style:style>
    <style:style style:name="Dictionary.G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D121" style:family="table-cell">
      <style:table-cell-properties fo:padding="0.0201in" fo:border-left="0.25pt solid #000000" fo:border-right="none" fo:border-top="none" fo:border-bottom="0.25pt solid #000000"/>
    </style:style>
    <style:style style:name="Dictionary.G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D123" style:family="table-cell">
      <style:table-cell-properties fo:padding="0.0201in" fo:border-left="0.25pt solid #000000" fo:border-right="none" fo:border-top="none" fo:border-bottom="0.25pt solid #000000"/>
    </style:style>
    <style:style style:name="Dictionary.G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none" fo:border-top="none" fo:border-bottom="0.25pt solid #000000"/>
    </style:style>
    <style:style style:name="Dictionary.E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D125" style:family="table-cell">
      <style:table-cell-properties fo:padding="0.0201in" fo:border-left="0.25pt solid #000000" fo:border-right="none" fo:border-top="none" fo:border-bottom="0.25pt solid #000000"/>
    </style:style>
    <style:style style:name="Dictionary.G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E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D127" style:family="table-cell">
      <style:table-cell-properties fo:padding="0.0201in" fo:border-left="0.25pt solid #000000" fo:border-right="none" fo:border-top="none" fo:border-bottom="0.25pt solid #000000"/>
    </style:style>
    <style:style style:name="Dictionary.G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E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D129" style:family="table-cell">
      <style:table-cell-properties fo:padding="0.0201in" fo:border-left="0.25pt solid #000000" fo:border-right="none" fo:border-top="none" fo:border-bottom="0.25pt solid #000000"/>
    </style:style>
    <style:style style:name="Dictionary.G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E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D131" style:family="table-cell">
      <style:table-cell-properties fo:padding="0.0201in" fo:border-left="0.25pt solid #000000" fo:border-right="none" fo:border-top="none" fo:border-bottom="0.25pt solid #000000"/>
    </style:style>
    <style:style style:name="Dictionary.G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E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D133" style:family="table-cell">
      <style:table-cell-properties fo:padding="0.0201in" fo:border-left="0.25pt solid #000000" fo:border-right="none" fo:border-top="none" fo:border-bottom="0.25pt solid #000000"/>
    </style:style>
    <style:style style:name="Dictionary.G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E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D135" style:family="table-cell">
      <style:table-cell-properties fo:padding="0.0201in" fo:border-left="0.25pt solid #000000" fo:border-right="none" fo:border-top="none" fo:border-bottom="0.25pt solid #000000"/>
    </style:style>
    <style:style style:name="Dictionary.G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D137" style:family="table-cell">
      <style:table-cell-properties fo:padding="0.0201in" fo:border-left="0.25pt solid #000000" fo:border-right="none" fo:border-top="none" fo:border-bottom="0.25pt solid #000000"/>
    </style:style>
    <style:style style:name="Dictionary.G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none" fo:border-top="none" fo:border-bottom="0.25pt solid #000000"/>
    </style:style>
    <style:style style:name="Dictionary.E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D139" style:family="table-cell">
      <style:table-cell-properties fo:padding="0.0201in" fo:border-left="0.25pt solid #000000" fo:border-right="none" fo:border-top="none" fo:border-bottom="0.25pt solid #000000"/>
    </style:style>
    <style:style style:name="Dictionary.G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E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D141" style:family="table-cell">
      <style:table-cell-properties fo:padding="0.0201in" fo:border-left="0.25pt solid #000000" fo:border-right="none" fo:border-top="none" fo:border-bottom="0.25pt solid #000000"/>
    </style:style>
    <style:style style:name="Dictionary.G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E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D143" style:family="table-cell">
      <style:table-cell-properties fo:padding="0.0201in" fo:border-left="0.25pt solid #000000" fo:border-right="none" fo:border-top="none" fo:border-bottom="0.25pt solid #000000"/>
    </style:style>
    <style:style style:name="Dictionary.G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D145" style:family="table-cell">
      <style:table-cell-properties fo:padding="0.0201in" fo:border-left="0.25pt solid #000000" fo:border-right="none" fo:border-top="none" fo:border-bottom="0.25pt solid #000000"/>
    </style:style>
    <style:style style:name="Dictionary.G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none" fo:border-top="none" fo:border-bottom="0.25pt solid #000000"/>
    </style:style>
    <style:style style:name="Dictionary.E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D147" style:family="table-cell">
      <style:table-cell-properties fo:padding="0.0201in" fo:border-left="0.25pt solid #000000" fo:border-right="none" fo:border-top="none" fo:border-bottom="0.25pt solid #000000"/>
    </style:style>
    <style:style style:name="Dictionary.G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E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D149" style:family="table-cell">
      <style:table-cell-properties fo:padding="0.0201in" fo:border-left="0.25pt solid #000000" fo:border-right="none" fo:border-top="none" fo:border-bottom="0.25pt solid #000000"/>
    </style:style>
    <style:style style:name="Dictionary.G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E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D151" style:family="table-cell">
      <style:table-cell-properties fo:padding="0.0201in" fo:border-left="0.25pt solid #000000" fo:border-right="none" fo:border-top="none" fo:border-bottom="0.25pt solid #000000"/>
    </style:style>
    <style:style style:name="Dictionary.G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E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D153" style:family="table-cell">
      <style:table-cell-properties fo:padding="0.0201in" fo:border-left="0.25pt solid #000000" fo:border-right="none" fo:border-top="none" fo:border-bottom="0.25pt solid #000000"/>
    </style:style>
    <style:style style:name="Dictionary.G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E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D155" style:family="table-cell">
      <style:table-cell-properties fo:padding="0.0201in" fo:border-left="0.25pt solid #000000" fo:border-right="none" fo:border-top="none" fo:border-bottom="0.25pt solid #000000"/>
    </style:style>
    <style:style style:name="Dictionary.G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E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D157" style:family="table-cell">
      <style:table-cell-properties fo:padding="0.0201in" fo:border-left="0.25pt solid #000000" fo:border-right="none" fo:border-top="none" fo:border-bottom="0.25pt solid #000000"/>
    </style:style>
    <style:style style:name="Dictionary.G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D159" style:family="table-cell">
      <style:table-cell-properties fo:padding="0.0201in" fo:border-left="0.25pt solid #000000" fo:border-right="none" fo:border-top="none" fo:border-bottom="0.25pt solid #000000"/>
    </style:style>
    <style:style style:name="Dictionary.G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none" fo:border-top="none" fo:border-bottom="0.25pt solid #000000"/>
    </style:style>
    <style:style style:name="Dictionary.E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D161" style:family="table-cell">
      <style:table-cell-properties fo:padding="0.0201in" fo:border-left="0.25pt solid #000000" fo:border-right="none" fo:border-top="none" fo:border-bottom="0.25pt solid #000000"/>
    </style:style>
    <style:style style:name="Dictionary.G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E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D163" style:family="table-cell">
      <style:table-cell-properties fo:padding="0.0201in" fo:border-left="0.25pt solid #000000" fo:border-right="none" fo:border-top="none" fo:border-bottom="0.25pt solid #000000"/>
    </style:style>
    <style:style style:name="Dictionary.G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E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D165" style:family="table-cell">
      <style:table-cell-properties fo:padding="0.0201in" fo:border-left="0.25pt solid #000000" fo:border-right="none" fo:border-top="none" fo:border-bottom="0.25pt solid #000000"/>
    </style:style>
    <style:style style:name="Dictionary.G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E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D167" style:family="table-cell">
      <style:table-cell-properties fo:padding="0.0201in" fo:border-left="0.25pt solid #000000" fo:border-right="none" fo:border-top="none" fo:border-bottom="0.25pt solid #000000"/>
    </style:style>
    <style:style style:name="Dictionary.G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E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D169" style:family="table-cell">
      <style:table-cell-properties fo:padding="0.0201in" fo:border-left="0.25pt solid #000000" fo:border-right="none" fo:border-top="none" fo:border-bottom="0.25pt solid #000000"/>
    </style:style>
    <style:style style:name="Dictionary.G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E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D171" style:family="table-cell">
      <style:table-cell-properties fo:padding="0.0201in" fo:border-left="0.25pt solid #000000" fo:border-right="none" fo:border-top="none" fo:border-bottom="0.25pt solid #000000"/>
    </style:style>
    <style:style style:name="Dictionary.G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E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D173" style:family="table-cell">
      <style:table-cell-properties fo:padding="0.0201in" fo:border-left="0.25pt solid #000000" fo:border-right="none" fo:border-top="none" fo:border-bottom="0.25pt solid #000000"/>
    </style:style>
    <style:style style:name="Dictionary.G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E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D175" style:family="table-cell">
      <style:table-cell-properties fo:padding="0.0201in" fo:border-left="0.25pt solid #000000" fo:border-right="none" fo:border-top="none" fo:border-bottom="0.25pt solid #000000"/>
    </style:style>
    <style:style style:name="Dictionary.G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D177" style:family="table-cell">
      <style:table-cell-properties fo:padding="0.0201in" fo:border-left="0.25pt solid #000000" fo:border-right="none" fo:border-top="none" fo:border-bottom="0.25pt solid #000000"/>
    </style:style>
    <style:style style:name="Dictionary.G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D179" style:family="table-cell">
      <style:table-cell-properties fo:padding="0.0201in" fo:border-left="0.25pt solid #000000" fo:border-right="none" fo:border-top="none" fo:border-bottom="0.25pt solid #000000"/>
    </style:style>
    <style:style style:name="Dictionary.G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none" fo:border-top="none" fo:border-bottom="0.25pt solid #000000"/>
    </style:style>
    <style:style style:name="Dictionary.E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D181" style:family="table-cell">
      <style:table-cell-properties fo:padding="0.0201in" fo:border-left="0.25pt solid #000000" fo:border-right="none" fo:border-top="none" fo:border-bottom="0.25pt solid #000000"/>
    </style:style>
    <style:style style:name="Dictionary.G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E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D183" style:family="table-cell">
      <style:table-cell-properties fo:padding="0.0201in" fo:border-left="0.25pt solid #000000" fo:border-right="none" fo:border-top="none" fo:border-bottom="0.25pt solid #000000"/>
    </style:style>
    <style:style style:name="Dictionary.G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D185" style:family="table-cell">
      <style:table-cell-properties fo:padding="0.0201in" fo:border-left="0.25pt solid #000000" fo:border-right="none" fo:border-top="none" fo:border-bottom="0.25pt solid #000000"/>
    </style:style>
    <style:style style:name="Dictionary.G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none" fo:border-top="none" fo:border-bottom="0.25pt solid #000000"/>
    </style:style>
    <style:style style:name="Dictionary.E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D187" style:family="table-cell">
      <style:table-cell-properties fo:padding="0.0201in" fo:border-left="0.25pt solid #000000" fo:border-right="none" fo:border-top="none" fo:border-bottom="0.25pt solid #000000"/>
    </style:style>
    <style:style style:name="Dictionary.G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E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D189" style:family="table-cell">
      <style:table-cell-properties fo:padding="0.0201in" fo:border-left="0.25pt solid #000000" fo:border-right="none" fo:border-top="none" fo:border-bottom="0.25pt solid #000000"/>
    </style:style>
    <style:style style:name="Dictionary.G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D191" style:family="table-cell">
      <style:table-cell-properties fo:padding="0.0201in" fo:border-left="0.25pt solid #000000" fo:border-right="none" fo:border-top="none" fo:border-bottom="0.25pt solid #000000"/>
    </style:style>
    <style:style style:name="Dictionary.G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D193" style:family="table-cell">
      <style:table-cell-properties fo:padding="0.0201in" fo:border-left="0.25pt solid #000000" fo:border-right="none" fo:border-top="none" fo:border-bottom="0.25pt solid #000000"/>
    </style:style>
    <style:style style:name="Dictionary.G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D195" style:family="table-cell">
      <style:table-cell-properties fo:padding="0.0201in" fo:border-left="0.25pt solid #000000" fo:border-right="none" fo:border-top="none" fo:border-bottom="0.25pt solid #000000"/>
    </style:style>
    <style:style style:name="Dictionary.G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D197" style:family="table-cell">
      <style:table-cell-properties fo:padding="0.0201in" fo:border-left="0.25pt solid #000000" fo:border-right="none" fo:border-top="none" fo:border-bottom="0.25pt solid #000000"/>
    </style:style>
    <style:style style:name="Dictionary.G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none" fo:border-top="none" fo:border-bottom="0.25pt solid #000000"/>
    </style:style>
    <style:style style:name="Dictionary.E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D199" style:family="table-cell">
      <style:table-cell-properties fo:padding="0.0201in" fo:border-left="0.25pt solid #000000" fo:border-right="none" fo:border-top="none" fo:border-bottom="0.25pt solid #000000"/>
    </style:style>
    <style:style style:name="Dictionary.G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D201" style:family="table-cell">
      <style:table-cell-properties fo:padding="0.0201in" fo:border-left="0.25pt solid #000000" fo:border-right="none" fo:border-top="none" fo:border-bottom="0.25pt solid #000000"/>
    </style:style>
    <style:style style:name="Dictionary.G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D203" style:family="table-cell">
      <style:table-cell-properties fo:padding="0.0201in" fo:border-left="0.25pt solid #000000" fo:border-right="none" fo:border-top="none" fo:border-bottom="0.25pt solid #000000"/>
    </style:style>
    <style:style style:name="Dictionary.G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D205" style:family="table-cell">
      <style:table-cell-properties fo:padding="0.0201in" fo:border-left="0.25pt solid #000000" fo:border-right="none" fo:border-top="none" fo:border-bottom="0.25pt solid #000000"/>
    </style:style>
    <style:style style:name="Dictionary.G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D207" style:family="table-cell">
      <style:table-cell-properties fo:padding="0.0201in" fo:border-left="0.25pt solid #000000" fo:border-right="none" fo:border-top="none" fo:border-bottom="0.25pt solid #000000"/>
    </style:style>
    <style:style style:name="Dictionary.G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none" fo:border-top="none" fo:border-bottom="0.25pt solid #000000"/>
    </style:style>
    <style:style style:name="Dictionary.E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D209" style:family="table-cell">
      <style:table-cell-properties fo:padding="0.0201in" fo:border-left="0.25pt solid #000000" fo:border-right="none" fo:border-top="none" fo:border-bottom="0.25pt solid #000000"/>
    </style:style>
    <style:style style:name="Dictionary.G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E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D211" style:family="table-cell">
      <style:table-cell-properties fo:padding="0.0201in" fo:border-left="0.25pt solid #000000" fo:border-right="none" fo:border-top="none" fo:border-bottom="0.25pt solid #000000"/>
    </style:style>
    <style:style style:name="Dictionary.G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E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D213" style:family="table-cell">
      <style:table-cell-properties fo:padding="0.0201in" fo:border-left="0.25pt solid #000000" fo:border-right="none" fo:border-top="none" fo:border-bottom="0.25pt solid #000000"/>
    </style:style>
    <style:style style:name="Dictionary.G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E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D215" style:family="table-cell">
      <style:table-cell-properties fo:padding="0.0201in" fo:border-left="0.25pt solid #000000" fo:border-right="none" fo:border-top="none" fo:border-bottom="0.25pt solid #000000"/>
    </style:style>
    <style:style style:name="Dictionary.G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E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D217" style:family="table-cell">
      <style:table-cell-properties fo:padding="0.0201in" fo:border-left="0.25pt solid #000000" fo:border-right="none" fo:border-top="none" fo:border-bottom="0.25pt solid #000000"/>
    </style:style>
    <style:style style:name="Dictionary.G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E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D219" style:family="table-cell">
      <style:table-cell-properties fo:padding="0.0201in" fo:border-left="0.25pt solid #000000" fo:border-right="none" fo:border-top="none" fo:border-bottom="0.25pt solid #000000"/>
    </style:style>
    <style:style style:name="Dictionary.G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E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D221" style:family="table-cell">
      <style:table-cell-properties fo:padding="0.0201in" fo:border-left="0.25pt solid #000000" fo:border-right="none" fo:border-top="none" fo:border-bottom="0.25pt solid #000000"/>
    </style:style>
    <style:style style:name="Dictionary.G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E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D223" style:family="table-cell">
      <style:table-cell-properties fo:padding="0.0201in" fo:border-left="0.25pt solid #000000" fo:border-right="none" fo:border-top="none" fo:border-bottom="0.25pt solid #000000"/>
    </style:style>
    <style:style style:name="Dictionary.G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E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D225" style:family="table-cell">
      <style:table-cell-properties fo:padding="0.0201in" fo:border-left="0.25pt solid #000000" fo:border-right="none" fo:border-top="none" fo:border-bottom="0.25pt solid #000000"/>
    </style:style>
    <style:style style:name="Dictionary.G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E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D227" style:family="table-cell">
      <style:table-cell-properties fo:padding="0.0201in" fo:border-left="0.25pt solid #000000" fo:border-right="none" fo:border-top="none" fo:border-bottom="0.25pt solid #000000"/>
    </style:style>
    <style:style style:name="Dictionary.G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E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D229" style:family="table-cell">
      <style:table-cell-properties fo:padding="0.0201in" fo:border-left="0.25pt solid #000000" fo:border-right="none" fo:border-top="none" fo:border-bottom="0.25pt solid #000000"/>
    </style:style>
    <style:style style:name="Dictionary.G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E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D231" style:family="table-cell">
      <style:table-cell-properties fo:padding="0.0201in" fo:border-left="0.25pt solid #000000" fo:border-right="none" fo:border-top="none" fo:border-bottom="0.25pt solid #000000"/>
    </style:style>
    <style:style style:name="Dictionary.G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E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D233" style:family="table-cell">
      <style:table-cell-properties fo:padding="0.0201in" fo:border-left="0.25pt solid #000000" fo:border-right="none" fo:border-top="none" fo:border-bottom="0.25pt solid #000000"/>
    </style:style>
    <style:style style:name="Dictionary.G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E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D235" style:family="table-cell">
      <style:table-cell-properties fo:padding="0.0201in" fo:border-left="0.25pt solid #000000" fo:border-right="none" fo:border-top="none" fo:border-bottom="0.25pt solid #000000"/>
    </style:style>
    <style:style style:name="Dictionary.G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E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D237" style:family="table-cell">
      <style:table-cell-properties fo:padding="0.0201in" fo:border-left="0.25pt solid #000000" fo:border-right="none" fo:border-top="none" fo:border-bottom="0.25pt solid #000000"/>
    </style:style>
    <style:style style:name="Dictionary.G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E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D239" style:family="table-cell">
      <style:table-cell-properties fo:padding="0.0201in" fo:border-left="0.25pt solid #000000" fo:border-right="none" fo:border-top="none" fo:border-bottom="0.25pt solid #000000"/>
    </style:style>
    <style:style style:name="Dictionary.G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E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D241" style:family="table-cell">
      <style:table-cell-properties fo:padding="0.0201in" fo:border-left="0.25pt solid #000000" fo:border-right="none" fo:border-top="none" fo:border-bottom="0.25pt solid #000000"/>
    </style:style>
    <style:style style:name="Dictionary.G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D243" style:family="table-cell">
      <style:table-cell-properties fo:padding="0.0201in" fo:border-left="0.25pt solid #000000" fo:border-right="none" fo:border-top="none" fo:border-bottom="0.25pt solid #000000"/>
    </style:style>
    <style:style style:name="Dictionary.G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none" fo:border-top="none" fo:border-bottom="0.25pt solid #000000"/>
    </style:style>
    <style:style style:name="Dictionary.E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D245" style:family="table-cell">
      <style:table-cell-properties fo:padding="0.0201in" fo:border-left="0.25pt solid #000000" fo:border-right="none" fo:border-top="none" fo:border-bottom="0.25pt solid #000000"/>
    </style:style>
    <style:style style:name="Dictionary.G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E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D247" style:family="table-cell">
      <style:table-cell-properties fo:padding="0.0201in" fo:border-left="0.25pt solid #000000" fo:border-right="none" fo:border-top="none" fo:border-bottom="0.25pt solid #000000"/>
    </style:style>
    <style:style style:name="Dictionary.G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E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D249" style:family="table-cell">
      <style:table-cell-properties fo:padding="0.0201in" fo:border-left="0.25pt solid #000000" fo:border-right="none" fo:border-top="none" fo:border-bottom="0.25pt solid #000000"/>
    </style:style>
    <style:style style:name="Dictionary.G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E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D251" style:family="table-cell">
      <style:table-cell-properties fo:padding="0.0201in" fo:border-left="0.25pt solid #000000" fo:border-right="none" fo:border-top="none" fo:border-bottom="0.25pt solid #000000"/>
    </style:style>
    <style:style style:name="Dictionary.G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D253" style:family="table-cell">
      <style:table-cell-properties fo:padding="0.0201in" fo:border-left="0.25pt solid #000000" fo:border-right="none" fo:border-top="none" fo:border-bottom="0.25pt solid #000000"/>
    </style:style>
    <style:style style:name="Dictionary.G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D255" style:family="table-cell">
      <style:table-cell-properties fo:padding="0.0201in" fo:border-left="0.25pt solid #000000" fo:border-right="none" fo:border-top="none" fo:border-bottom="0.25pt solid #000000"/>
    </style:style>
    <style:style style:name="Dictionary.G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none" fo:border-top="none" fo:border-bottom="0.25pt solid #000000"/>
    </style:style>
    <style:style style:name="Dictionary.E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D257" style:family="table-cell">
      <style:table-cell-properties fo:padding="0.0201in" fo:border-left="0.25pt solid #000000" fo:border-right="none" fo:border-top="none" fo:border-bottom="0.25pt solid #000000"/>
    </style:style>
    <style:style style:name="Dictionary.G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E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D259" style:family="table-cell">
      <style:table-cell-properties fo:padding="0.0201in" fo:border-left="0.25pt solid #000000" fo:border-right="none" fo:border-top="none" fo:border-bottom="0.25pt solid #000000"/>
    </style:style>
    <style:style style:name="Dictionary.G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E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D261" style:family="table-cell">
      <style:table-cell-properties fo:padding="0.0201in" fo:border-left="0.25pt solid #000000" fo:border-right="none" fo:border-top="none" fo:border-bottom="0.25pt solid #000000"/>
    </style:style>
    <style:style style:name="Dictionary.G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E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D263" style:family="table-cell">
      <style:table-cell-properties fo:padding="0.0201in" fo:border-left="0.25pt solid #000000" fo:border-right="none" fo:border-top="none" fo:border-bottom="0.25pt solid #000000"/>
    </style:style>
    <style:style style:name="Dictionary.G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E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D265" style:family="table-cell">
      <style:table-cell-properties fo:padding="0.0201in" fo:border-left="0.25pt solid #000000" fo:border-right="none" fo:border-top="none" fo:border-bottom="0.25pt solid #000000"/>
    </style:style>
    <style:style style:name="Dictionary.G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E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D267" style:family="table-cell">
      <style:table-cell-properties fo:padding="0.0201in" fo:border-left="0.25pt solid #000000" fo:border-right="none" fo:border-top="none" fo:border-bottom="0.25pt solid #000000"/>
    </style:style>
    <style:style style:name="Dictionary.G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E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D269" style:family="table-cell">
      <style:table-cell-properties fo:padding="0.0201in" fo:border-left="0.25pt solid #000000" fo:border-right="none" fo:border-top="none" fo:border-bottom="0.25pt solid #000000"/>
    </style:style>
    <style:style style:name="Dictionary.G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E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D271" style:family="table-cell">
      <style:table-cell-properties fo:padding="0.0201in" fo:border-left="0.25pt solid #000000" fo:border-right="none" fo:border-top="none" fo:border-bottom="0.25pt solid #000000"/>
    </style:style>
    <style:style style:name="Dictionary.G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E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D273" style:family="table-cell">
      <style:table-cell-properties fo:padding="0.0201in" fo:border-left="0.25pt solid #000000" fo:border-right="none" fo:border-top="none" fo:border-bottom="0.25pt solid #000000"/>
    </style:style>
    <style:style style:name="Dictionary.G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E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D275" style:family="table-cell">
      <style:table-cell-properties fo:padding="0.0201in" fo:border-left="0.25pt solid #000000" fo:border-right="none" fo:border-top="none" fo:border-bottom="0.25pt solid #000000"/>
    </style:style>
    <style:style style:name="Dictionary.G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E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D277" style:family="table-cell">
      <style:table-cell-properties fo:padding="0.0201in" fo:border-left="0.25pt solid #000000" fo:border-right="none" fo:border-top="none" fo:border-bottom="0.25pt solid #000000"/>
    </style:style>
    <style:style style:name="Dictionary.G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E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D279" style:family="table-cell">
      <style:table-cell-properties fo:padding="0.0201in" fo:border-left="0.25pt solid #000000" fo:border-right="none" fo:border-top="none" fo:border-bottom="0.25pt solid #000000"/>
    </style:style>
    <style:style style:name="Dictionary.G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E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D281" style:family="table-cell">
      <style:table-cell-properties fo:padding="0.0201in" fo:border-left="0.25pt solid #000000" fo:border-right="none" fo:border-top="none" fo:border-bottom="0.25pt solid #000000"/>
    </style:style>
    <style:style style:name="Dictionary.G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E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D283" style:family="table-cell">
      <style:table-cell-properties fo:padding="0.0201in" fo:border-left="0.25pt solid #000000" fo:border-right="none" fo:border-top="none" fo:border-bottom="0.25pt solid #000000"/>
    </style:style>
    <style:style style:name="Dictionary.G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E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D285" style:family="table-cell">
      <style:table-cell-properties fo:padding="0.0201in" fo:border-left="0.25pt solid #000000" fo:border-right="none" fo:border-top="none" fo:border-bottom="0.25pt solid #000000"/>
    </style:style>
    <style:style style:name="Dictionary.G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E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D287" style:family="table-cell">
      <style:table-cell-properties fo:padding="0.0201in" fo:border-left="0.25pt solid #000000" fo:border-right="none" fo:border-top="none" fo:border-bottom="0.25pt solid #000000"/>
    </style:style>
    <style:style style:name="Dictionary.G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E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D289" style:family="table-cell">
      <style:table-cell-properties fo:padding="0.0201in" fo:border-left="0.25pt solid #000000" fo:border-right="none" fo:border-top="none" fo:border-bottom="0.25pt solid #000000"/>
    </style:style>
    <style:style style:name="Dictionary.G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E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D291" style:family="table-cell">
      <style:table-cell-properties fo:padding="0.0201in" fo:border-left="0.25pt solid #000000" fo:border-right="none" fo:border-top="none" fo:border-bottom="0.25pt solid #000000"/>
    </style:style>
    <style:style style:name="Dictionary.G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E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D293" style:family="table-cell">
      <style:table-cell-properties fo:padding="0.0201in" fo:border-left="0.25pt solid #000000" fo:border-right="none" fo:border-top="none" fo:border-bottom="0.25pt solid #000000"/>
    </style:style>
    <style:style style:name="Dictionary.G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E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D295" style:family="table-cell">
      <style:table-cell-properties fo:padding="0.0201in" fo:border-left="0.25pt solid #000000" fo:border-right="none" fo:border-top="none" fo:border-bottom="0.25pt solid #000000"/>
    </style:style>
    <style:style style:name="Dictionary.G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F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D297" style:family="table-cell">
      <style:table-cell-properties fo:padding="0.0201in" fo:border-left="0.25pt solid #000000" fo:border-right="none" fo:border-top="none" fo:border-bottom="0.25pt solid #000000"/>
    </style:style>
    <style:style style:name="Dictionary.G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E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D299" style:family="table-cell">
      <style:table-cell-properties fo:padding="0.0201in" fo:border-left="0.25pt solid #000000" fo:border-right="none" fo:border-top="none" fo:border-bottom="0.25pt solid #000000"/>
    </style:style>
    <style:style style:name="Dictionary.G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E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D301" style:family="table-cell">
      <style:table-cell-properties fo:padding="0.0201in" fo:border-left="0.25pt solid #000000" fo:border-right="none" fo:border-top="none" fo:border-bottom="0.25pt solid #000000"/>
    </style:style>
    <style:style style:name="Dictionary.G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E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D303" style:family="table-cell">
      <style:table-cell-properties fo:padding="0.0201in" fo:border-left="0.25pt solid #000000" fo:border-right="none" fo:border-top="none" fo:border-bottom="0.25pt solid #000000"/>
    </style:style>
    <style:style style:name="Dictionary.G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E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D305" style:family="table-cell">
      <style:table-cell-properties fo:padding="0.0201in" fo:border-left="0.25pt solid #000000" fo:border-right="none" fo:border-top="none" fo:border-bottom="0.25pt solid #000000"/>
    </style:style>
    <style:style style:name="Dictionary.G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D307" style:family="table-cell">
      <style:table-cell-properties fo:padding="0.0201in" fo:border-left="0.25pt solid #000000" fo:border-right="none" fo:border-top="none" fo:border-bottom="0.25pt solid #000000"/>
    </style:style>
    <style:style style:name="Dictionary.G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E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D309" style:family="table-cell">
      <style:table-cell-properties fo:padding="0.0201in" fo:border-left="0.25pt solid #000000" fo:border-right="none" fo:border-top="none" fo:border-bottom="0.25pt solid #000000"/>
    </style:style>
    <style:style style:name="Dictionary.G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E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D311" style:family="table-cell">
      <style:table-cell-properties fo:padding="0.0201in" fo:border-left="0.25pt solid #000000" fo:border-right="none" fo:border-top="none" fo:border-bottom="0.25pt solid #000000"/>
    </style:style>
    <style:style style:name="Dictionary.G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E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D313" style:family="table-cell">
      <style:table-cell-properties fo:padding="0.0201in" fo:border-left="0.25pt solid #000000" fo:border-right="none" fo:border-top="none" fo:border-bottom="0.25pt solid #000000"/>
    </style:style>
    <style:style style:name="Dictionary.G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E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D315" style:family="table-cell">
      <style:table-cell-properties fo:padding="0.0201in" fo:border-left="0.25pt solid #000000" fo:border-right="none" fo:border-top="none" fo:border-bottom="0.25pt solid #000000"/>
    </style:style>
    <style:style style:name="Dictionary.G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E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D317" style:family="table-cell">
      <style:table-cell-properties fo:padding="0.0201in" fo:border-left="0.25pt solid #000000" fo:border-right="none" fo:border-top="none" fo:border-bottom="0.25pt solid #000000"/>
    </style:style>
    <style:style style:name="Dictionary.G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E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D319" style:family="table-cell">
      <style:table-cell-properties fo:padding="0.0201in" fo:border-left="0.25pt solid #000000" fo:border-right="none" fo:border-top="none" fo:border-bottom="0.25pt solid #000000"/>
    </style:style>
    <style:style style:name="Dictionary.G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E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D321" style:family="table-cell">
      <style:table-cell-properties fo:padding="0.0201in" fo:border-left="0.25pt solid #000000" fo:border-right="none" fo:border-top="none" fo:border-bottom="0.25pt solid #000000"/>
    </style:style>
    <style:style style:name="Dictionary.G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D323" style:family="table-cell">
      <style:table-cell-properties fo:padding="0.0201in" fo:border-left="0.25pt solid #000000" fo:border-right="none" fo:border-top="none" fo:border-bottom="0.25pt solid #000000"/>
    </style:style>
    <style:style style:name="Dictionary.G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none" fo:border-top="none" fo:border-bottom="0.25pt solid #000000"/>
    </style:style>
    <style:style style:name="Dictionary.E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D325" style:family="table-cell">
      <style:table-cell-properties fo:padding="0.0201in" fo:border-left="0.25pt solid #000000" fo:border-right="none" fo:border-top="none" fo:border-bottom="0.25pt solid #000000"/>
    </style:style>
    <style:style style:name="Dictionary.G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E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D327" style:family="table-cell">
      <style:table-cell-properties fo:padding="0.0201in" fo:border-left="0.25pt solid #000000" fo:border-right="none" fo:border-top="none" fo:border-bottom="0.25pt solid #000000"/>
    </style:style>
    <style:style style:name="Dictionary.G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E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D329" style:family="table-cell">
      <style:table-cell-properties fo:padding="0.0201in" fo:border-left="0.25pt solid #000000" fo:border-right="none" fo:border-top="none" fo:border-bottom="0.25pt solid #000000"/>
    </style:style>
    <style:style style:name="Dictionary.G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E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D331" style:family="table-cell">
      <style:table-cell-properties fo:padding="0.0201in" fo:border-left="0.25pt solid #000000" fo:border-right="none" fo:border-top="none" fo:border-bottom="0.25pt solid #000000"/>
    </style:style>
    <style:style style:name="Dictionary.G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D333" style:family="table-cell">
      <style:table-cell-properties fo:padding="0.0201in" fo:border-left="0.25pt solid #000000" fo:border-right="none" fo:border-top="none" fo:border-bottom="0.25pt solid #000000"/>
    </style:style>
    <style:style style:name="Dictionary.G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none" fo:border-top="none" fo:border-bottom="0.25pt solid #000000"/>
    </style:style>
    <style:style style:name="Dictionary.E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D335" style:family="table-cell">
      <style:table-cell-properties fo:padding="0.0201in" fo:border-left="0.25pt solid #000000" fo:border-right="none" fo:border-top="none" fo:border-bottom="0.25pt solid #000000"/>
    </style:style>
    <style:style style:name="Dictionary.G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E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D337" style:family="table-cell">
      <style:table-cell-properties fo:padding="0.0201in" fo:border-left="0.25pt solid #000000" fo:border-right="none" fo:border-top="none" fo:border-bottom="0.25pt solid #000000"/>
    </style:style>
    <style:style style:name="Dictionary.G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E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D339" style:family="table-cell">
      <style:table-cell-properties fo:padding="0.0201in" fo:border-left="0.25pt solid #000000" fo:border-right="none" fo:border-top="none" fo:border-bottom="0.25pt solid #000000"/>
    </style:style>
    <style:style style:name="Dictionary.G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E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D341" style:family="table-cell">
      <style:table-cell-properties fo:padding="0.0201in" fo:border-left="0.25pt solid #000000" fo:border-right="none" fo:border-top="none" fo:border-bottom="0.25pt solid #000000"/>
    </style:style>
    <style:style style:name="Dictionary.G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E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D343" style:family="table-cell">
      <style:table-cell-properties fo:padding="0.0201in" fo:border-left="0.25pt solid #000000" fo:border-right="none" fo:border-top="none" fo:border-bottom="0.25pt solid #000000"/>
    </style:style>
    <style:style style:name="Dictionary.G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E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D345" style:family="table-cell">
      <style:table-cell-properties fo:padding="0.0201in" fo:border-left="0.25pt solid #000000" fo:border-right="none" fo:border-top="none" fo:border-bottom="0.25pt solid #000000"/>
    </style:style>
    <style:style style:name="Dictionary.G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E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D347" style:family="table-cell">
      <style:table-cell-properties fo:padding="0.0201in" fo:border-left="0.25pt solid #000000" fo:border-right="none" fo:border-top="none" fo:border-bottom="0.25pt solid #000000"/>
    </style:style>
    <style:style style:name="Dictionary.G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E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D349" style:family="table-cell">
      <style:table-cell-properties fo:padding="0.0201in" fo:border-left="0.25pt solid #000000" fo:border-right="none" fo:border-top="none" fo:border-bottom="0.25pt solid #000000"/>
    </style:style>
    <style:style style:name="Dictionary.G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E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D351" style:family="table-cell">
      <style:table-cell-properties fo:padding="0.0201in" fo:border-left="0.25pt solid #000000" fo:border-right="none" fo:border-top="none" fo:border-bottom="0.25pt solid #000000"/>
    </style:style>
    <style:style style:name="Dictionary.G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E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D353" style:family="table-cell">
      <style:table-cell-properties fo:padding="0.0201in" fo:border-left="0.25pt solid #000000" fo:border-right="none" fo:border-top="none" fo:border-bottom="0.25pt solid #000000"/>
    </style:style>
    <style:style style:name="Dictionary.G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E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D355" style:family="table-cell">
      <style:table-cell-properties fo:padding="0.0201in" fo:border-left="0.25pt solid #000000" fo:border-right="none" fo:border-top="none" fo:border-bottom="0.25pt solid #000000"/>
    </style:style>
    <style:style style:name="Dictionary.G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E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D357" style:family="table-cell">
      <style:table-cell-properties fo:padding="0.0201in" fo:border-left="0.25pt solid #000000" fo:border-right="none" fo:border-top="none" fo:border-bottom="0.25pt solid #000000"/>
    </style:style>
    <style:style style:name="Dictionary.G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D358" style:family="table-cell">
      <style:table-cell-properties fo:padding="0.0201in" fo:border-left="0.25pt solid #000000" fo:border-right="none" fo:border-top="none" fo:border-bottom="0.25pt solid #000000"/>
    </style:style>
    <style:style style:name="Dictionary.H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D359" style:family="table-cell">
      <style:table-cell-properties fo:padding="0.0201in" fo:border-left="0.25pt solid #000000" fo:border-right="none" fo:border-top="none" fo:border-bottom="0.25pt solid #000000"/>
    </style:style>
    <style:style style:name="Dictionary.G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D361" style:family="table-cell">
      <style:table-cell-properties fo:padding="0.0201in" fo:border-left="0.25pt solid #000000" fo:border-right="none" fo:border-top="none" fo:border-bottom="0.25pt solid #000000"/>
    </style:style>
    <style:style style:name="Dictionary.G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E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D363" style:family="table-cell">
      <style:table-cell-properties fo:padding="0.0201in" fo:border-left="0.25pt solid #000000" fo:border-right="none" fo:border-top="none" fo:border-bottom="0.25pt solid #000000"/>
    </style:style>
    <style:style style:name="Dictionary.G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E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D365" style:family="table-cell">
      <style:table-cell-properties fo:padding="0.0201in" fo:border-left="0.25pt solid #000000" fo:border-right="none" fo:border-top="none" fo:border-bottom="0.25pt solid #000000"/>
    </style:style>
    <style:style style:name="Dictionary.G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E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D367" style:family="table-cell">
      <style:table-cell-properties fo:padding="0.0201in" fo:border-left="0.25pt solid #000000" fo:border-right="none" fo:border-top="none" fo:border-bottom="0.25pt solid #000000"/>
    </style:style>
    <style:style style:name="Dictionary.G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E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D369" style:family="table-cell">
      <style:table-cell-properties fo:padding="0.0201in" fo:border-left="0.25pt solid #000000" fo:border-right="none" fo:border-top="none" fo:border-bottom="0.25pt solid #000000"/>
    </style:style>
    <style:style style:name="Dictionary.G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E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D371" style:family="table-cell">
      <style:table-cell-properties fo:padding="0.0201in" fo:border-left="0.25pt solid #000000" fo:border-right="none" fo:border-top="none" fo:border-bottom="0.25pt solid #000000"/>
    </style:style>
    <style:style style:name="Dictionary.G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E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D373" style:family="table-cell">
      <style:table-cell-properties fo:padding="0.0201in" fo:border-left="0.25pt solid #000000" fo:border-right="none" fo:border-top="none" fo:border-bottom="0.25pt solid #000000"/>
    </style:style>
    <style:style style:name="Dictionary.G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E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D375" style:family="table-cell">
      <style:table-cell-properties fo:padding="0.0201in" fo:border-left="0.25pt solid #000000" fo:border-right="none" fo:border-top="none" fo:border-bottom="0.25pt solid #000000"/>
    </style:style>
    <style:style style:name="Dictionary.G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E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D377" style:family="table-cell">
      <style:table-cell-properties fo:padding="0.0201in" fo:border-left="0.25pt solid #000000" fo:border-right="none" fo:border-top="none" fo:border-bottom="0.25pt solid #000000"/>
    </style:style>
    <style:style style:name="Dictionary.G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E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D379" style:family="table-cell">
      <style:table-cell-properties fo:padding="0.0201in" fo:border-left="0.25pt solid #000000" fo:border-right="none" fo:border-top="none" fo:border-bottom="0.25pt solid #000000"/>
    </style:style>
    <style:style style:name="Dictionary.G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E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D381" style:family="table-cell">
      <style:table-cell-properties fo:padding="0.0201in" fo:border-left="0.25pt solid #000000" fo:border-right="none" fo:border-top="none" fo:border-bottom="0.25pt solid #000000"/>
    </style:style>
    <style:style style:name="Dictionary.G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E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D383" style:family="table-cell">
      <style:table-cell-properties fo:padding="0.0201in" fo:border-left="0.25pt solid #000000" fo:border-right="none" fo:border-top="none" fo:border-bottom="0.25pt solid #000000"/>
    </style:style>
    <style:style style:name="Dictionary.G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E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D385" style:family="table-cell">
      <style:table-cell-properties fo:padding="0.0201in" fo:border-left="0.25pt solid #000000" fo:border-right="none" fo:border-top="none" fo:border-bottom="0.25pt solid #000000"/>
    </style:style>
    <style:style style:name="Dictionary.G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E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D387" style:family="table-cell">
      <style:table-cell-properties fo:padding="0.0201in" fo:border-left="0.25pt solid #000000" fo:border-right="none" fo:border-top="none" fo:border-bottom="0.25pt solid #000000"/>
    </style:style>
    <style:style style:name="Dictionary.G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D389" style:family="table-cell">
      <style:table-cell-properties fo:padding="0.0201in" fo:border-left="0.25pt solid #000000" fo:border-right="none" fo:border-top="none" fo:border-bottom="0.25pt solid #000000"/>
    </style:style>
    <style:style style:name="Dictionary.G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none" fo:border-top="none" fo:border-bottom="0.25pt solid #000000"/>
    </style:style>
    <style:style style:name="Dictionary.C390" style:family="table-cell">
      <style:table-cell-properties fo:padding="0.0201in" fo:border-left="0.25pt solid #000000" fo:border-right="none" fo:border-top="none" fo:border-bottom="0.25pt solid #000000"/>
    </style:style>
    <style:style style:name="Dictionary.E390" style:family="table-cell">
      <style:table-cell-properties fo:padding="0.0201in" fo:border-left="0.25pt solid #000000" fo:border-right="none" fo:border-top="none" fo:border-bottom="0.25pt solid #000000"/>
    </style:style>
    <style:style style:name="Dictionary.I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D391" style:family="table-cell">
      <style:table-cell-properties fo:padding="0.0201in" fo:border-left="0.25pt solid #000000" fo:border-right="none" fo:border-top="none" fo:border-bottom="0.25pt solid #000000"/>
    </style:style>
    <style:style style:name="Dictionary.G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E392" style:family="table-cell">
      <style:table-cell-properties fo:padding="0.0201in" fo:border-left="0.25pt solid #000000" fo:border-right="none" fo:border-top="none" fo:border-bottom="0.25pt solid #000000"/>
    </style:style>
    <style:style style:name="Dictionary.I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D393" style:family="table-cell">
      <style:table-cell-properties fo:padding="0.0201in" fo:border-left="0.25pt solid #000000" fo:border-right="none" fo:border-top="none" fo:border-bottom="0.25pt solid #000000"/>
    </style:style>
    <style:style style:name="Dictionary.G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E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D395" style:family="table-cell">
      <style:table-cell-properties fo:padding="0.0201in" fo:border-left="0.25pt solid #000000" fo:border-right="none" fo:border-top="none" fo:border-bottom="0.25pt solid #000000"/>
    </style:style>
    <style:style style:name="Dictionary.G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D397" style:family="table-cell">
      <style:table-cell-properties fo:padding="0.0201in" fo:border-left="0.25pt solid #000000" fo:border-right="none" fo:border-top="none" fo:border-bottom="0.25pt solid #000000"/>
    </style:style>
    <style:style style:name="Dictionary.G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none" fo:border-top="none" fo:border-bottom="0.25pt solid #000000"/>
    </style:style>
    <style:style style:name="Dictionary.D398" style:family="table-cell">
      <style:table-cell-properties fo:padding="0.0201in" fo:border-left="0.25pt solid #000000" fo:border-right="none" fo:border-top="none" fo:border-bottom="0.25pt solid #000000"/>
    </style:style>
    <style:style style:name="Dictionary.H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D399" style:family="table-cell">
      <style:table-cell-properties fo:padding="0.0201in" fo:border-left="0.25pt solid #000000" fo:border-right="none" fo:border-top="none" fo:border-bottom="0.25pt solid #000000"/>
    </style:style>
    <style:style style:name="Dictionary.G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D401" style:family="table-cell">
      <style:table-cell-properties fo:padding="0.0201in" fo:border-left="0.25pt solid #000000" fo:border-right="none" fo:border-top="none" fo:border-bottom="0.25pt solid #000000"/>
    </style:style>
    <style:style style:name="Dictionary.G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E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D403" style:family="table-cell">
      <style:table-cell-properties fo:padding="0.0201in" fo:border-left="0.25pt solid #000000" fo:border-right="none" fo:border-top="none" fo:border-bottom="0.25pt solid #000000"/>
    </style:style>
    <style:style style:name="Dictionary.G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E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D405" style:family="table-cell">
      <style:table-cell-properties fo:padding="0.0201in" fo:border-left="0.25pt solid #000000" fo:border-right="none" fo:border-top="none" fo:border-bottom="0.25pt solid #000000"/>
    </style:style>
    <style:style style:name="Dictionary.G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E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D407" style:family="table-cell">
      <style:table-cell-properties fo:padding="0.0201in" fo:border-left="0.25pt solid #000000" fo:border-right="none" fo:border-top="none" fo:border-bottom="0.25pt solid #000000"/>
    </style:style>
    <style:style style:name="Dictionary.G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E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D409" style:family="table-cell">
      <style:table-cell-properties fo:padding="0.0201in" fo:border-left="0.25pt solid #000000" fo:border-right="none" fo:border-top="none" fo:border-bottom="0.25pt solid #000000"/>
    </style:style>
    <style:style style:name="Dictionary.G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E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D411" style:family="table-cell">
      <style:table-cell-properties fo:padding="0.0201in" fo:border-left="0.25pt solid #000000" fo:border-right="none" fo:border-top="none" fo:border-bottom="0.25pt solid #000000"/>
    </style:style>
    <style:style style:name="Dictionary.G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E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D413" style:family="table-cell">
      <style:table-cell-properties fo:padding="0.0201in" fo:border-left="0.25pt solid #000000" fo:border-right="none" fo:border-top="none" fo:border-bottom="0.25pt solid #000000"/>
    </style:style>
    <style:style style:name="Dictionary.G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E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D415" style:family="table-cell">
      <style:table-cell-properties fo:padding="0.0201in" fo:border-left="0.25pt solid #000000" fo:border-right="none" fo:border-top="none" fo:border-bottom="0.25pt solid #000000"/>
    </style:style>
    <style:style style:name="Dictionary.G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E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D417" style:family="table-cell">
      <style:table-cell-properties fo:padding="0.0201in" fo:border-left="0.25pt solid #000000" fo:border-right="none" fo:border-top="none" fo:border-bottom="0.25pt solid #000000"/>
    </style:style>
    <style:style style:name="Dictionary.G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E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D419" style:family="table-cell">
      <style:table-cell-properties fo:padding="0.0201in" fo:border-left="0.25pt solid #000000" fo:border-right="none" fo:border-top="none" fo:border-bottom="0.25pt solid #000000"/>
    </style:style>
    <style:style style:name="Dictionary.G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style:text-underline-style="none" fo:font-weight="normal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Times New Roman" fo:font-size="14p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/>
      <style:text-properties fo:font-size="14pt"/>
    </style:style>
    <style:style style:name="P25" style:family="paragraph" style:parent-style-name="Standard" style:list-style-name="L1">
      <style:paragraph-properties fo:line-height="150%"/>
      <style:text-properties style:text-line-through-style="solid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bol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4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5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7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Text_20_body" style:list-style-name="L2">
      <style:paragraph-properties fo:margin-left="0in" fo:margin-right="0in" fo:margin-top="0in" fo:margin-bottom="0in" style:line-height-at-least="0.198in" fo:orphans="2" fo:widows="2" fo:hyphenation-ladder-count="no-limit" fo:text-indent="0in" style:auto-text-indent="false" fo:padding="0in" fo:border="none" fo:keep-with-next="always"/>
      <style:text-properties fo:font-variant="normal" fo:text-transform="none" fo:color="#000000" style:font-name="sans-serif" fo:font-size="9.75pt" fo:letter-spacing="normal" fo:language="en" fo:country="US" fo:font-style="normal" fo:font-weight="normal" fo:hyphenate="true" fo:hyphenation-remain-char-count="2" fo:hyphenation-push-char-count="2"/>
    </style:style>
    <style:style style:name="P49" style:family="paragraph" style:parent-style-name="Text_20_body" style:list-style-name="L3">
      <style:paragraph-properties fo:margin-left="0in" fo:margin-right="0in" fo:margin-top="0in" fo:margin-bottom="0in" style:line-height-at-least="0.198in" fo:orphans="2" fo:widows="2" fo:hyphenation-ladder-count="no-limit" fo:text-indent="0in" style:auto-text-indent="false" fo:padding="0in" fo:border="none" fo:keep-with-next="always"/>
      <style:text-properties fo:font-variant="normal" fo:text-transform="none" fo:color="#000000" style:font-name="sans-serif" fo:font-size="9.75pt" fo:letter-spacing="normal" fo:language="en" fo:country="US" fo:font-style="normal" fo:font-weight="normal" fo:hyphenate="true" fo:hyphenation-remain-char-count="2" fo:hyphenation-push-char-count="2"/>
    </style:style>
    <style:style style:name="P50" style:family="paragraph" style:parent-style-name="Text_20_body">
      <style:paragraph-properties fo:margin-left="0in" fo:margin-right="0in" style:line-height-at-least="0.198in" fo:orphans="2" fo:widows="2" fo:hyphenation-ladder-count="no-limit" fo:text-indent="0in" style:auto-text-indent="false" fo:keep-with-next="always"/>
      <style:text-properties fo:font-variant="normal" fo:text-transform="none" fo:color="#000000" style:font-name="sans-serif" fo:font-size="9.75pt" fo:letter-spacing="normal" fo:language="en" fo:country="US" fo:font-style="normal" fo:font-weight="normal" fo:hyphenate="true" fo:hyphenation-remain-char-count="2" fo:hyphenation-push-char-count="2"/>
    </style:style>
    <style:style style:name="P51" style:family="paragraph" style:parent-style-name="Text_20_body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line-height="150%" fo:text-align="start" style:justify-single-word="false"/>
      <style:text-properties style:use-window-font-color="true" style:font-name="Times New Roman" fo:font-size="14pt" style:font-size-asian="14pt" style:font-size-complex="14pt"/>
    </style:style>
    <style:style style:name="P53" style:family="paragraph" style:parent-style-name="Text_20_body">
      <style:paragraph-properties fo:line-height="150%" fo:text-align="start" style:justify-single-word="false"/>
      <style:text-properties style:use-window-font-color="true" style:font-name="Times New Roman" fo:font-size="14p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4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2" style:family="paragraph" style:parent-style-name="Text_20_body" style:list-style-name="L2">
      <style:paragraph-properties fo:margin-top="0in" fo:margin-bottom="0in" style:line-height-at-least="0.198in" fo:orphans="2" fo:widows="2" fo:hyphenation-ladder-count="no-limit" fo:padding="0in" fo:border="none" fo:keep-with-next="always"/>
      <style:text-properties fo:hyphenate="true" fo:hyphenation-remain-char-count="2" fo:hyphenation-push-char-count="2"/>
    </style:style>
    <style:style style:name="P63" style:family="paragraph" style:parent-style-name="Text_20_body" style:list-style-name="L2">
      <style:paragraph-properties fo:margin-top="0in" fo:margin-bottom="0in" style:line-height-at-least="0.198in" fo:orphans="2" fo:widows="2" fo:hyphenation-ladder-count="no-limit" fo:padding="0in" fo:border="none" fo:keep-with-next="always"/>
      <style:text-properties fo:font-variant="normal" fo:text-transform="none" fo:color="#000000" style:font-name="sans-serif" fo:font-size="9.75pt" fo:letter-spacing="normal" fo:language="en" fo:country="US" fo:font-style="normal" fo:font-weight="normal" fo:hyphenate="true" fo:hyphenation-remain-char-count="2" fo:hyphenation-push-char-count="2"/>
    </style:style>
    <style:style style:name="P64" style:family="paragraph" style:parent-style-name="Heading_20_3">
      <style:paragraph-properties fo:margin-left="0in" fo:margin-right="0in" fo:margin-top="0in" fo:margin-bottom="0.0835in" style:line-height-at-least="0.198in" fo:orphans="2" fo:widows="2" fo:hyphenation-ladder-count="no-limit" fo:text-indent="0in" style:auto-text-indent="false" fo:background-color="#ffffff" fo:padding="0in" fo:border="none" fo:keep-with-next="always">
        <style:background-image/>
      </style:paragraph-properties>
      <style:text-properties fo:font-variant="normal" fo:text-transform="none" fo:color="#000000" style:font-name="sans-serif" fo:font-size="12.75pt" fo:letter-spacing="normal" fo:language="en" fo:country="US" fo:font-style="normal" fo:font-weight="bold" fo:hyphenate="true" fo:hyphenation-remain-char-count="2" fo:hyphenation-push-char-count="2"/>
    </style:style>
    <style:style style:name="T1" style:family="text">
      <style:text-properties fo:text-transform="uppercase"/>
    </style:style>
    <style:style style:name="T2" style:family="text">
      <style:text-properties fo:text-transform="uppercase" fo:language="uk" fo:country="UA" style:font-style-asian="normal" style:font-style-complex="normal" style:text-overline-style="none" style:text-overline-color="font-color"/>
    </style:style>
    <style:style style:name="T3" style:family="text">
      <style:text-properties fo:text-transform="uppercase" fo:letter-spacing="normal" fo:language="uk" fo:country="UA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fo:text-transform="uppercase" fo:letter-spacing="normal" fo:font-style="italic" fo:font-weight="normal" style:font-style-asian="italic"/>
    </style:style>
    <style:style style:name="T5" style:family="text">
      <style:text-properties fo:text-transform="uppercase" fo:letter-spacing="normal" fo:font-style="normal" fo:font-weight="bold" style:font-weight-asian="bold" style:font-style-complex="italic" style:font-weight-complex="bold"/>
    </style:style>
    <style:style style:name="T6" style:family="text">
      <style:text-properties fo:text-transform="uppercase" fo:letter-spacing="normal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text-transform="uppercase" style:use-window-font-color="true" fo:letter-spacing="normal" fo:font-style="normal" fo:font-weight="bold" style:font-weight-asian="bold" style:font-style-complex="italic" style:font-weight-complex="bold"/>
    </style:style>
    <style:style style:name="T8" style:family="text">
      <style:text-properties fo:text-transform="uppercase" style:use-window-font-color="true" fo:letter-spacing="normal" fo:font-style="normal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text-transform="uppercase" fo:font-style="normal" fo:font-weight="bold"/>
    </style:style>
    <style:style style:name="T10" style:family="text">
      <style:text-properties fo:text-transform="uppercase" fo:font-style="normal" fo:font-weight="bold" style:font-weight-asian="bold" style:font-weight-complex="bold"/>
    </style:style>
    <style:style style:name="T11" style:family="text">
      <style:text-properties fo:text-transform="uppercase" fo:font-style="normal" fo:font-weight="bold" style:font-weight-asian="bold" style:font-style-complex="italic" style:font-weight-complex="bold"/>
    </style:style>
    <style:style style:name="T12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13" style:family="text">
      <style:text-properties fo:text-transform="uppercase" fo:font-style="normal" style:font-style-asian="normal" style:font-style-complex="italic"/>
    </style:style>
    <style:style style:name="T14" style:family="text">
      <style:text-properties fo:text-transform="uppercase" fo:font-weight="bold"/>
    </style:style>
    <style:style style:name="T15" style:family="text">
      <style:text-properties fo:text-transform="uppercase" fo:font-weight="bold" style:font-weight-asian="bold"/>
    </style:style>
    <style:style style:name="T16" style:family="text">
      <style:text-properties fo:text-transform="uppercase" fo:font-weight="bold" style:font-weight-asian="bold" style:font-style-complex="italic" style:font-weight-complex="bold"/>
    </style:style>
    <style:style style:name="T17" style:family="text">
      <style:text-properties fo:text-transform="uppercase" fo:font-weight="bold" style:font-weight-asian="bold" style:font-weight-complex="bold"/>
    </style:style>
    <style:style style:name="T18" style:family="text">
      <style:text-properties fo:text-transform="uppercase" style:font-weight-complex="normal"/>
    </style:style>
    <style:style style:name="T19" style:family="text">
      <style:text-properties fo:text-transform="uppercase" style:font-style-complex="italic"/>
    </style:style>
    <style:style style:name="T20" style:family="text">
      <style:text-properties fo:text-transform="uppercase" style:font-weight-asian="bold" style:font-style-complex="italic" style:font-weight-complex="bold"/>
    </style:style>
    <style:style style:name="T21" style:family="text">
      <style:text-properties fo:text-transform="uppercase" fo:color="#222222" style:font-name="Times New Roman" fo:font-size="14pt" fo:letter-spacing="normal" fo:language="uk" fo:country="UA" fo:font-style="normal" fo:font-weight="bold" style:font-size-asian="12pt" style:font-style-asian="normal" style:font-weight-asian="bold" style:font-size-complex="12pt" style:font-style-complex="italic" style:font-weight-complex="bold" style:text-overline-style="none" style:text-overline-color="font-color"/>
    </style:style>
    <style:style style:name="T22" style:family="text">
      <style:text-properties fo:text-transform="uppercase" style:font-name="Times New Roman" fo:font-weight="bold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23" style:family="text">
      <style:text-properties fo:text-transform="uppercase" style:font-style-asian="normal" style:font-style-complex="normal" style:text-overline-style="none" style:text-overline-color="font-color"/>
    </style:style>
    <style:style style:name="T24" style:family="text">
      <style:text-properties fo:language="uk" fo:country="UA" style:font-style-asian="italic" style:font-style-complex="italic" style:text-overline-style="none" style:text-overline-color="font-color"/>
    </style:style>
    <style:style style:name="T25" style:family="text">
      <style:text-properties fo:language="uk" fo:country="UA" style:font-weight-asian="bold" style:font-weight-complex="bold"/>
    </style:style>
    <style:style style:name="T26" style:family="text">
      <style:text-properties fo:font-variant="normal" fo:text-transform="none" fo:letter-spacing="normal"/>
    </style:style>
    <style:style style:name="T27" style:family="text">
      <style:text-properties fo:font-variant="normal" fo:text-transform="none" fo:letter-spacing="normal" fo:font-style="normal"/>
    </style:style>
    <style:style style:name="T28" style:family="text">
      <style:text-properties fo:font-variant="normal" fo:text-transform="none" fo:letter-spacing="normal" fo:font-style="normal" fo:font-weight="bold"/>
    </style:style>
    <style:style style:name="T2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31" style:family="text">
      <style:text-properties fo:font-variant="normal" fo:text-transform="none" fo:letter-spacing="normal" fo:font-style="normal" fo:font-weight="bold" style:font-style-asian="normal" style:font-weight-asian="bold" style:font-style-complex="italic" style:font-weight-complex="bold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34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36" style:family="text">
      <style:text-properties fo:font-variant="normal" fo:text-transform="none" fo:letter-spacing="normal" fo:font-style="normal" fo:font-weight="normal" style:font-style-complex="italic"/>
    </style:style>
    <style:style style:name="T37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38" style:family="text">
      <style:text-properties fo:font-variant="normal" fo:text-transform="none" fo:letter-spacing="normal" fo:font-style="normal" fo:font-weight="normal" style:font-style-asian="italic"/>
    </style:style>
    <style:style style:name="T39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40" style:family="text">
      <style:text-properties fo:font-variant="normal" fo:text-transform="none" fo:letter-spacing="normal" fo:font-style="normal" fo:font-weight="normal" style:font-size-asian="14pt" style:font-size-complex="14pt"/>
    </style:style>
    <style:style style:name="T41" style:family="text">
      <style:text-properties fo:font-variant="normal" fo:text-transform="none" fo:letter-spacing="normal" fo:font-style="normal" fo:font-weight="normal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letter-spacing="normal" fo:font-style="normal" style:font-style-asian="normal" style:font-style-complex="normal"/>
    </style:style>
    <style:style style:name="T43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fo:letter-spacing="normal" fo:font-style="normal" style:font-weight-asian="bold" style:font-weight-complex="bold"/>
    </style:style>
    <style:style style:name="T45" style:family="text">
      <style:text-properties fo:font-variant="normal" fo:text-transform="none" fo:letter-spacing="normal" fo:language="uk" fo:country="UA" fo:font-style="normal" fo:font-weight="normal" style:font-style-asian="italic" style:font-style-complex="italic" style:text-overline-style="none" style:text-overline-color="font-color"/>
    </style:style>
    <style:style style:name="T46" style:family="text">
      <style:text-properties fo:font-variant="normal" fo:text-transform="none" fo:letter-spacing="normal" fo:language="uk" fo:country="UA" fo:font-style="normal" fo:font-weight="normal" style:font-weight-asian="bold" style:font-weight-complex="bold"/>
    </style:style>
    <style:style style:name="T47" style:family="text">
      <style:text-properties fo:font-variant="normal" fo:text-transform="none" fo:letter-spacing="normal" fo:language="uk" fo:country="UA" fo:font-style="italic" fo:font-weight="normal" style:font-style-asian="italic" style:font-style-complex="italic" style:text-overline-style="none" style:text-overline-color="font-color"/>
    </style:style>
    <style:style style:name="T48" style:family="text">
      <style:text-properties fo:font-variant="normal" fo:text-transform="none" fo:letter-spacing="normal" fo:font-style="italic"/>
    </style:style>
    <style:style style:name="T49" style:family="text">
      <style:text-properties fo:font-variant="normal" fo:text-transform="none" fo:letter-spacing="normal" fo:font-style="italic" fo:font-weight="normal"/>
    </style:style>
    <style:style style:name="T50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51" style:family="text">
      <style:text-properties fo:font-variant="normal" fo:text-transform="none" fo:letter-spacing="normal" fo:font-style="italic" style:font-style-asian="italic"/>
    </style:style>
    <style:style style:name="T52" style:family="text">
      <style:text-properties fo:font-variant="normal" fo:text-transform="none" fo:letter-spacing="normal" style:font-weight-asian="bold" style:font-weight-complex="bold"/>
    </style:style>
    <style:style style:name="T53" style:family="text">
      <style:text-properties fo:font-variant="normal" fo:text-transform="none" fo:letter-spacing="normal" fo:font-weight="normal" style:font-size-asian="14pt" style:font-size-complex="14pt"/>
    </style:style>
    <style:style style:name="T54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tyle-asian="normal" style:font-weight-asian="bold" style:font-style-complex="normal" style:font-weight-complex="bold"/>
    </style:style>
    <style:style style:name="T56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tyle-asian="normal" style:font-style-complex="normal"/>
    </style:style>
    <style:style style:name="T57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4pt" style:font-size-complex="14pt"/>
    </style:style>
    <style:style style:name="T58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style:use-window-font-color="true" style:font-name="Times New Roman" fo:font-size="14pt" fo:letter-spacing="normal" fo:language="uk" fo:country="UA" fo:font-style="italic" fo:font-weight="normal" style:font-size-asian="14pt" style:font-size-complex="14pt"/>
    </style:style>
    <style:style style:name="T60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style:use-window-font-color="true" style:font-name="Times New Roman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style:use-window-font-color="true" fo:letter-spacing="normal" fo:font-style="normal" fo:font-weight="bold"/>
    </style:style>
    <style:style style:name="T63" style:family="text">
      <style:text-properties fo:font-variant="normal" fo:text-transform="none" style:use-window-font-color="true" fo:letter-spacing="normal" fo:font-style="normal" fo:font-weight="bold" style:font-weight-asian="bold" style:font-style-complex="italic" style:font-weight-complex="bold"/>
    </style:style>
    <style:style style:name="T64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style:use-window-font-color="true" fo:letter-spacing="normal" fo:font-style="normal" fo:font-weight="bold" style:font-style-asian="normal" style:font-weight-asian="bold" style:font-weight-complex="bold"/>
    </style:style>
    <style:style style:name="T66" style:family="text">
      <style:text-properties fo:font-variant="normal" fo:text-transform="none" style:use-window-font-color="true" fo:letter-spacing="normal" fo:font-style="normal" fo:font-weight="normal"/>
    </style:style>
    <style:style style:name="T67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69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71" style:family="text">
      <style:text-properties fo:font-variant="normal" fo:text-transform="none" style:use-window-font-color="true" fo:letter-spacing="normal" fo:font-style="italic" fo:font-weight="normal"/>
    </style:style>
    <style:style style:name="T72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73" style:family="text">
      <style:text-properties fo:font-variant="normal" fo:text-transform="none" style:use-window-font-color="true" fo:letter-spacing="normal" fo:font-style="italic" fo:font-weight="bold"/>
    </style:style>
    <style:style style:name="T74" style:family="text">
      <style:text-properties fo:font-variant="normal" fo:text-transform="none" style:use-window-font-color="true" fo:font-size="14pt" fo:letter-spacing="normal" fo:language="uk" fo:country="UA" fo:font-style="normal" fo:font-weight="normal" style:font-size-asian="14pt" style:font-size-complex="14pt"/>
    </style:style>
    <style:style style:name="T75" style:family="text">
      <style:text-properties fo:font-variant="normal" fo:text-transform="none" style:use-window-font-color="true" fo:font-size="14pt" fo:letter-spacing="normal" fo:language="uk" fo:country="UA" fo:font-style="normal" fo:font-weight="normal" style:font-style-asian="normal" style:font-style-complex="normal"/>
    </style:style>
    <style:style style:name="T76" style:family="text">
      <style:text-properties fo:font-variant="normal" fo:text-transform="none" style:use-window-font-color="true" fo:font-size="14pt" fo:letter-spacing="normal" fo:language="uk" fo:country="UA" fo:font-style="normal" fo:font-weight="normal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style:use-window-font-color="true" fo:font-size="14pt" fo:letter-spacing="normal" fo:language="uk" fo:country="UA" fo:font-style="italic" fo:font-weight="normal" style:font-size-asian="14pt" style:font-size-complex="14pt"/>
    </style:style>
    <style:style style:name="T78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4pt" style:font-size-complex="14pt"/>
    </style:style>
    <style:style style:name="T79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4pt" style:font-style-asian="normal" style:font-size-complex="14pt" style:font-style-complex="normal"/>
    </style:style>
    <style:style style:name="T80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tyle-asian="normal" style:font-style-complex="normal"/>
    </style:style>
    <style:style style:name="T82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tyle-asian="normal" style:font-weight-asian="bold" style:font-style-complex="normal" style:font-weight-complex="bold"/>
    </style:style>
    <style:style style:name="T83" style:family="text">
      <style:text-properties fo:font-variant="normal" fo:text-transform="none" style:use-window-font-color="true" style:font-name="Times New Roman" fo:font-size="14pt" fo:letter-spacing="normal" fo:language="uk" fo:country="UA" fo:font-style="italic" fo:font-weight="normal" style:font-size-asian="14pt" style:font-size-complex="14pt"/>
    </style:style>
    <style:style style:name="T84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85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86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88" style:family="text">
      <style:text-properties fo:font-variant="normal" fo:text-transform="none" style:use-window-font-color="true" style:font-name="Times New Roman" fo:letter-spacing="normal" fo:language="uk" fo:country="UA" fo:font-style="normal" fo:font-weight="normal"/>
    </style:style>
    <style:style style:name="T89" style:family="text">
      <style:text-properties fo:font-variant="normal" fo:text-transform="none" style:use-window-font-color="true" style:font-name="Times New Roman" fo:letter-spacing="normal" fo:language="uk" fo:country="UA" fo:font-style="normal" fo:font-weight="normal" style:font-style-asian="normal" style:font-style-complex="normal"/>
    </style:style>
    <style:style style:name="T90" style:family="text">
      <style:text-properties fo:font-variant="normal" fo:text-transform="none" style:use-window-font-color="true" style:font-name="Times New Roman" fo:letter-spacing="normal" fo:language="uk" fo:country="UA" fo:font-style="normal" fo:font-weight="normal" style:font-style-asian="normal" style:font-weight-asian="bold" style:font-style-complex="normal" style:font-weight-complex="bold"/>
    </style:style>
    <style:style style:name="T91" style:family="text">
      <style:text-properties fo:font-variant="normal" fo:text-transform="none" style:use-window-font-color="true" style:font-name="Times New Roman" fo:letter-spacing="normal" fo:language="uk" fo:country="UA" fo:font-style="italic" fo:font-weight="normal"/>
    </style:style>
    <style:style style:name="T92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T93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94" style:family="text">
      <style:text-properties fo:font-variant="normal" fo:text-transform="none" fo:color="#000000" style:font-name="sans-serif" fo:font-size="9.75pt" fo:letter-spacing="normal" fo:language="en" fo:country="US" fo:font-style="normal" fo:font-weight="normal"/>
    </style:style>
    <style:style style:name="T95" style:family="text">
      <style:text-properties fo:font-variant="normal" fo:text-transform="none" fo:color="#000000" style:font-name="sans-serif" fo:letter-spacing="normal" fo:font-style="normal" fo:font-weight="normal"/>
    </style:style>
    <style:style style:name="T96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/>
    </style:style>
    <style:style style:name="T97" style:family="text">
      <style:text-properties fo:font-variant="normal" fo:text-transform="none" fo:color="#0b0080" style:text-line-through-style="none" style:font-name="sans-serif" fo:font-size="9.75pt" fo:letter-spacing="normal" fo:language="en" fo:country="US" fo:font-style="normal" style:text-underline-style="none" fo:font-weight="normal" style:text-blinking="false"/>
    </style:style>
    <style:style style:name="T98" style:family="text">
      <style:text-properties fo:font-weight="bold"/>
    </style:style>
    <style:style style:name="T99" style:family="text">
      <style:text-properties fo:font-weight="bold" style:font-weight-asian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style-complex="italic" style:font-weight-complex="bold"/>
    </style:style>
    <style:style style:name="T102" style:family="text">
      <style:text-properties fo:font-weight="bold" style:font-weight-asian="normal" style:font-weight-complex="normal"/>
    </style:style>
    <style:style style:name="T103" style:family="text">
      <style:text-properties fo:font-weight="bold" style:font-style-asian="normal" style:font-weight-asian="bold" style:font-style-complex="italic" style:font-weight-complex="bold"/>
    </style:style>
    <style:style style:name="T104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font-weight="normal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style:font-weight-asian="normal" style:font-style-complex="italic" style:font-weight-complex="normal"/>
    </style:style>
    <style:style style:name="T108" style:family="text">
      <style:text-properties fo:font-weight="normal" style:font-style-asian="normal" style:font-style-complex="normal"/>
    </style:style>
    <style:style style:name="T109" style:family="text">
      <style:text-properties fo:font-weight="normal" style:font-style-asian="normal" style:font-weight-asian="bold" style:font-style-complex="normal" style:font-weight-complex="bold"/>
    </style:style>
    <style:style style:name="T110" style:family="text">
      <style:text-properties fo:font-weight="normal" style:font-style-complex="italic"/>
    </style:style>
    <style:style style:name="T111" style:family="text">
      <style:text-properties fo:font-style="italic"/>
    </style:style>
    <style:style style:name="T112" style:family="text">
      <style:text-properties fo:font-style="italic" style:font-style-asian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weight-complex="bold"/>
    </style:style>
    <style:style style:name="T115" style:family="text">
      <style:text-properties fo:font-style="italic" fo:font-weight="normal"/>
    </style:style>
    <style:style style:name="T116" style:family="text">
      <style:text-properties fo:font-style="italic" fo:font-weight="normal" style:font-style-asian="italic"/>
    </style:style>
    <style:style style:name="T1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8" style:family="text">
      <style:text-properties fo:font-style="italic" fo:font-weight="normal" style:font-style-asian="italic" style:font-weight-asian="normal" style:font-weight-complex="normal"/>
    </style:style>
    <style:style style:name="T119" style:family="text">
      <style:text-properties fo:font-style="italic" fo:font-weight="bold" style:font-style-asian="italic" style:font-weight-asian="bold"/>
    </style:style>
    <style:style style:name="T120" style:family="text">
      <style:text-properties fo:font-style="italic" fo:font-weight="bold" style:font-style-asian="italic" style:font-weight-asian="bold" style:font-style-complex="italic"/>
    </style:style>
    <style:style style:name="T1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style:font-style-asian="italic" style:font-weight-asian="bold" style:font-weight-complex="bold"/>
    </style:style>
    <style:style style:name="T123" style:family="text">
      <style:text-properties fo:font-style="italic" fo:font-weight="bold" style:font-weight-asian="bold" style:font-weight-complex="bold"/>
    </style:style>
    <style:style style:name="T124" style:family="text">
      <style:text-properties style:font-weight-asian="bold" style:font-weight-complex="bold"/>
    </style:style>
    <style:style style:name="T125" style:family="text">
      <style:text-properties style:font-weight-asian="normal" style:font-weight-complex="normal"/>
    </style:style>
    <style:style style:name="T126" style:family="text">
      <style:text-properties fo:font-style="normal"/>
    </style:style>
    <style:style style:name="T127" style:family="text">
      <style:text-properties fo:font-style="normal" fo:font-weight="normal"/>
    </style:style>
    <style:style style:name="T128" style:family="text">
      <style:text-properties fo:font-style="normal" fo:font-weight="normal" style:font-style-asian="italic"/>
    </style:style>
    <style:style style:name="T129" style:family="text">
      <style:text-properties fo:font-style="normal" fo:font-weight="normal" style:font-style-asian="italic" style:font-style-complex="italic"/>
    </style:style>
    <style:style style:name="T130" style:family="text">
      <style:text-properties fo:font-style="normal" fo:font-weight="normal" style:font-style-complex="italic"/>
    </style:style>
    <style:style style:name="T1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fo:font-style="normal" style:font-style-asian="italic"/>
    </style:style>
    <style:style style:name="T135" style:family="text">
      <style:text-properties fo:font-style="normal" style:font-style-asian="italic" style:font-style-complex="italic"/>
    </style:style>
    <style:style style:name="T1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style:font-style-asian="normal" style:font-weight-asian="bold" style:font-style-complex="italic" style:font-weight-complex="bold"/>
    </style:style>
    <style:style style:name="T138" style:family="text">
      <style:text-properties style:font-name="Times New Roman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39" style:family="text">
      <style:text-properties fo:font-size="14pt" fo:language="uk" fo:country="UA" style:font-size-asian="14pt" style:font-size-complex="14pt"/>
    </style:style>
    <style:style style:name="T140" style:family="text">
      <style:text-properties style:use-window-font-color="true" style:font-name="Times New Roman" fo:font-size="14pt" fo:language="uk" fo:country="UA" style:font-size-asian="14pt" style:font-size-complex="14pt"/>
    </style:style>
    <style:style style:name="T141" style:family="text">
      <style:text-properties style:use-window-font-color="true" style:font-name="Times New Roman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style:use-window-font-color="true" fo:font-size="14pt" fo:language="uk" fo:country="UA" style:font-size-asian="14pt" style:font-size-complex="14pt"/>
    </style:style>
    <style:style style:name="T143" style:family="text">
      <style:text-properties style:use-window-font-color="true" style:font-name="Times New Roman" fo:font-size="14pt" fo:language="uk" fo:country="UA" style:font-size-asian="14pt" style:font-size-complex="14pt"/>
    </style:style>
    <style:style style:name="T144" style:family="text">
      <style:text-properties style:use-window-font-color="true" style:font-name="Times New Roman" fo:font-size="14pt" style:font-size-asian="14pt" style:font-size-complex="14pt"/>
    </style:style>
    <style:style style:name="T145" style:family="text">
      <style:text-properties style:use-window-font-color="true" style:font-name="Times New Roman" fo:language="uk" fo:country="UA"/>
    </style:style>
    <style:style style:name="T146" style:family="text">
      <style:text-properties style:use-window-font-color="true" style:font-style-asian="normal" style:font-weight-asian="bold" style:font-weight-complex="bold"/>
    </style:style>
    <style:style style:name="T147" style:family="text">
      <style:text-properties style:font-style-asian="normal" style:font-style-complex="normal"/>
    </style:style>
    <style:style style:name="T148" style:family="text">
      <style:text-properties style:font-style-asian="normal" style:font-weight-asian="bold" style:font-style-complex="normal" style:font-weight-complex="bold"/>
    </style:style>
    <style:style style:name="T149" style:family="text">
      <style:text-properties style:font-style-asian="normal" style:font-weight-asian="bold" style:font-weight-complex="bold"/>
    </style:style>
    <style:style style:name="T150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151" style:family="text">
      <style:text-properties style:font-weight-complex="normal"/>
    </style:style>
    <style:style style:name="T152" style:family="text">
      <style:text-properties style:font-style-asian="italic"/>
    </style:style>
    <style:style style:name="T153" style:family="text">
      <style:text-properties style:font-style-asian="italic" style:font-style-complex="italic" style:text-overline-style="none" style:text-overline-color="font-color"/>
    </style:style>
    <style:style style:name="T154" style:family="text">
      <style:text-properties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row>
          <table:table-cell table:style-name="Dictionary.A1" table:number-rows-spanned="2" office:value-type="string">
            <text:p text:style-name="P2">1</text:p>
          </table:table-cell>
          <table:table-cell table:style-name="Dictionary.B1" table:number-columns-spanned="2" office:value-type="string">
            <text:p text:style-name="P3">БАСАМАНИТИ</text:p>
            <text:p text:style-name="P6"><text:span text:style-name="T132">-ню, -ниш,</text:span> дієсл., недок., перех., інд.-авт.</text:p>
          </table:table-cell>
          <table:covered-table-cell/>
          <table:table-cell table:style-name="Dictionary.D1" table:number-columns-spanned="3" office:value-type="string">
            <text:p text:style-name="P11"><text:span text:style-name="T127">утворене суфіксальним способом, похідне від слова </text:span><text:span text:style-name="T98">басаман</text:span></text:p>
          </table:table-cell>
          <table:covered-table-cell/>
          <table:covered-table-cell/>
          <table:table-cell table:style-name="Dictionary.G1" table:number-columns-spanned="3" office:value-type="string">
            <text:p text:style-name="P6">Гойдається вечора зламана віть,</text:p>
            <text:p text:style-name="P6">і синню тяжкою в осінній пожежі</text:p>
            <text:p text:style-name="P6">мій дух <text:span text:style-name="T100">басаманить</text:span>. <text:span text:style-name="T132">(П, І, 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8" office:value-type="string">
            <text:p text:style-name="P53"><text:span text:style-name="T28">басам</text:span><text:span text:style-name="T28">а</text:span><text:span text:style-name="T29"></text:span><text:span text:style-name="T28">н</text:span></text:p>
            <text:p text:style-name="P53"><text:span text:style-name="T32">-у, </text:span><text:span text:style-name="T49">ч.</text:span><text:span text:style-name="T32">, </text:span><text:span text:style-name="T49">розм.</text:span></text:p>
            <text:p text:style-name="P54">Смуга на тілі від удару. || Смуга на тканині і т. ін. <text:span text:style-name="T148">(С, 6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</text:p>
          </table:table-cell>
          <table:table-cell table:style-name="Dictionary.B3" table:number-columns-spanned="2" office:value-type="string">
            <text:p text:style-name="P23">БІЛЬ-ЖАДА</text:p>
            <text:p text:style-name="P12"><text:span text:style-name="T126">-и</text:span><text:span text:style-name="T10"></text:span><text:span text:style-name="T126">,</text:span><text:span text:style-name="T112"> ім., ж., інд.-авт.</text:span></text:p>
          </table:table-cell>
          <table:covered-table-cell/>
          <table:table-cell table:style-name="Dictionary.D3" table:number-columns-spanned="3" office:value-type="string">
            <text:p text:style-name="P12"><text:span text:style-name="T126">утворене способом словоскладання, похідне від слів:</text:span><text:span text:style-name="T154"> </text:span><text:span text:style-name="T101">бі</text:span><text:span text:style-name="T16"></text:span><text:span text:style-name="T101">ль</text:span><text:span text:style-name="T154"> і </text:span><text:span text:style-name="T101">жада</text:span><text:span text:style-name="T16"></text:span></text:p>
          </table:table-cell>
          <table:covered-table-cell/>
          <table:covered-table-cell/>
          <table:table-cell table:style-name="Dictionary.G3" table:number-columns-spanned="3" office:value-type="string">
            <text:p text:style-name="P13"><text:span text:style-name="T51">Рі</text:span><text:span text:style-name="T4"></text:span><text:span text:style-name="T112">чки тепла ковбаня,</text:span></text:p>
            <text:p text:style-name="P8">літеплена вода.</text:p>
            <text:p text:style-name="P8">Ось тобі, сну – смеркання,</text:p>
            <text:p text:style-name="P13"><text:span text:style-name="T112">спогад твій – </text:span><text:span text:style-name="T119">біль-жада</text:span><text:span text:style-name="T112">.</text:span> (П, ІІ, 28)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3" office:value-type="string">
            <text:p text:style-name="P57">біль</text:p>
            <text:p text:style-name="P41"><text:span text:style-name="T62">I </text:span><text:span text:style-name="T66">болю, </text:span><text:span text:style-name="T71">ч.</text:span></text:p>
            <text:p text:style-name="P29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124">(С, 81)</text:span></text:p>
          </table:table-cell>
          <table:covered-table-cell/>
          <table:covered-table-cell/>
          <table:table-cell table:style-name="Dictionary.E4" table:number-columns-spanned="5" office:value-type="string">
            <text:p text:style-name="P55"><text:span text:style-name="T28">жаг</text:span><text:span text:style-name="T28">а</text:span><text:span text:style-name="T29"></text:span><text:span text:style-name="T28"> (жада</text:span><text:span text:style-name="T29"></text:span><text:span text:style-name="T28">)</text:span></text:p>
            <text:p text:style-name="P42"><text:span text:style-name="T66">-и, </text:span><text:span text:style-name="T71">ч.</text:span></text:p>
            <text:p text:style-name="P30">1) Велике бажання пити; спрага.</text:p>
            <text:p text:style-name="P31"><text:span text:style-name="T105">2) </text:span><text:span text:style-name="T115">перен.</text:span><text:span text:style-name="T105"> Велике, нестримне бажання чого-небудь. || </text:span><text:span text:style-name="T115">до чого</text:span><text:span text:style-name="T105">, </text:span><text:span text:style-name="T115">чого</text:span><text:span text:style-name="T105">. Прагнення до чого-небудь, до володіння чим-небудь, до досягнення якоїсь мети.</text:span><text:span text:style-name="T108"> </text:span><text:span text:style-name="T109">(С, 3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</text:p>
          </table:table-cell>
          <table:table-cell table:style-name="Dictionary.B5" table:number-columns-spanned="2" office:value-type="string">
            <text:p text:style-name="P23">Біль-самотА</text:p>
            <text:p text:style-name="P12">-и<text:span text:style-name="T15"></text:span>, <text:span text:style-name="T112">ім., ж., інд.-авт.</text:span></text:p>
          </table:table-cell>
          <table:covered-table-cell/>
          <table:table-cell table:style-name="Dictionary.D5" table:number-columns-spanned="3" office:value-type="string">
            <text:p text:style-name="P15">утворене способом словоскладання, похідне від слів: <text:span text:style-name="T100">бі</text:span><text:span text:style-name="T17"></text:span><text:span text:style-name="T100">ль</text:span> і <text:span text:style-name="T100">самота</text:span><text:span text:style-name="T17"></text:span></text:p>
          </table:table-cell>
          <table:covered-table-cell/>
          <table:covered-table-cell/>
          <table:table-cell table:style-name="Dictionary.G5" table:number-columns-spanned="3" office:value-type="string">
            <text:p text:style-name="P8">…і вже ти, як цятка, і вже над пітьмою</text:p>
            <text:p text:style-name="P13"><text:span text:style-name="T112">спалахуєш зойками </text:span><text:span text:style-name="T119">біль-самоти</text:span><text:span text:style-name="T112">.</text:span> (П, ІІ, 18).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3" office:value-type="string">
            <text:p text:style-name="P15"><text:span text:style-name="T100">бі</text:span><text:span text:style-name="T17"></text:span><text:span text:style-name="T100">ль </text:span><text:span text:style-name="T106">(див. 2)</text:span></text:p>
          </table:table-cell>
          <table:covered-table-cell/>
          <table:covered-table-cell/>
          <table:table-cell table:style-name="Dictionary.E6" table:number-columns-spanned="5" office:value-type="string">
            <text:p text:style-name="P55"><text:span text:style-name="T98">самот</text:span><text:span text:style-name="T98">а</text:span><text:span text:style-name="T100"></text:span></text:p>
            <text:p text:style-name="P42"><text:span text:style-name="T66">-и, </text:span><text:span text:style-name="T71">ж.</text:span></text:p>
            <text:p text:style-name="P29"><text:soft-page-break/>1) Стан за знач. самітний, самотній; самотність. || Гостре відчуття відокремленості, ізольованості від кого-, чого-небудь.</text:p>
            <text:p text:style-name="P35"><text:span text:style-name="T32">2) </text:span><text:span text:style-name="T49">у знач.</text:span><text:span text:style-name="T32"> </text:span><text:span text:style-name="T49">присл.</text:span><text:span text:style-name="T32"> самотою. Без нікого; наодинці. || Без сім'ї, рідних, близьких, друзів; сам. || Окремо від інших; осібно.</text:span><text:span text:style-name="T33"> </text:span><text:span text:style-name="T34">(С, 129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</text:p>
          </table:table-cell>
          <table:table-cell table:style-name="Dictionary.B7" table:number-columns-spanned="2" office:value-type="string">
            <text:p text:style-name="P23">Вичамрілий</text:p>
            <text:p text:style-name="P12">-а, -е, <text:span text:style-name="T113">дієпр. пас. мин. ч., інд.-авт.</text:span></text:p>
          </table:table-cell>
          <table:covered-table-cell/>
          <table:table-cell table:style-name="Dictionary.D7" table:number-columns-spanned="3" office:value-type="string">
            <text:p text:style-name="P12"><text:span text:style-name="T128">утворене суфіксальним способом, похідне від слова </text:span><text:span text:style-name="T100">ви</text:span><text:span text:style-name="T16"></text:span><text:span text:style-name="T100">чамріти </text:span></text:p>
          </table:table-cell>
          <table:covered-table-cell/>
          <table:covered-table-cell/>
          <table:table-cell table:style-name="Dictionary.G7" table:number-columns-spanned="3" office:value-type="string">
            <text:p text:style-name="P8">…оце Дніпро, це жайвірна – Софія,</text:p>
            <text:p text:style-name="P13"><text:span text:style-name="T112">а це Ярила </text:span><text:span text:style-name="T119">вичамрілий</text:span><text:span text:style-name="T112"> яр.</text:span> (П, ІІ, 195)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8" office:value-type="string">
            <text:p text:style-name="P13"><text:span text:style-name="T100">ви</text:span><text:span text:style-name="T16"></text:span><text:span text:style-name="T100">чамріти </text:span><text:span text:style-name="T10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5</text:p>
          </table:table-cell>
          <table:table-cell table:style-name="Dictionary.B9" table:number-columns-spanned="2" office:value-type="string">
            <text:p text:style-name="P23">ВІДТонкоголóсити</text:p>
            <text:p text:style-name="P12"><text:span text:style-name="T112">-шу, -сиш, дієсл., </text:span><text:span text:style-name="T113">недок., перех., інд.-авт.</text:span></text:p>
          </table:table-cell>
          <table:covered-table-cell/>
          <table:table-cell table:style-name="Dictionary.D9" table:number-columns-spanned="3" office:value-type="string">
            <text:p text:style-name="P19"><text:span text:style-name="T135">утворене способом зрощення і префіксальним, похідне від слів:</text:span> <text:span text:style-name="T100">тóнко</text:span> і <text:span text:style-name="T100">голóсити</text:span></text:p>
          </table:table-cell>
          <table:covered-table-cell/>
          <table:covered-table-cell/>
          <table:table-cell table:style-name="Dictionary.G9" table:number-columns-spanned="3" office:value-type="string">
            <text:p text:style-name="P8">Нехай-но і помру - </text:p>
            <text:p text:style-name="P13"><text:span text:style-name="T113">та він за мене </text:span><text:span text:style-name="T120">відтонкоголосить</text:span></text:p>
            <text:p text:style-name="P13"><text:span text:style-name="T113">три тисячі пропащих вечорів… </text:span><text:span text:style-name="T126">(П, І, 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3" office:value-type="string">
            <text:p text:style-name="P56"><text:span text:style-name="T98">т</text:span><text:span text:style-name="T98">о</text:span><text:span text:style-name="T100"></text:span><text:span text:style-name="T98">нко</text:span></text:p>
            <text:p text:style-name="P29">Присл. до тонкий. <text:span text:style-name="T124">(С, 1460)</text:span></text:p>
          </table:table-cell>
          <table:covered-table-cell/>
          <table:covered-table-cell/>
          <table:table-cell table:style-name="Dictionary.E10" table:number-columns-spanned="5" office:value-type="string">
            <text:p text:style-name="P55"><text:span text:style-name="T98">голос</text:span><text:span text:style-name="T98">и</text:span><text:span text:style-name="T100"></text:span><text:span text:style-name="T98">ти</text:span></text:p>
            <text:p text:style-name="P42"><text:span text:style-name="T62">I </text:span><text:span text:style-name="T66">-ошу, -осиш, </text:span><text:span text:style-name="T71">недок.</text:span></text:p>
            <text:p text:style-name="P30">1) Голосно плакати.</text:p>
            <text:p text:style-name="P35"><text:span text:style-name="T32">3) Кричати, вигукувати що-небудь. </text:span><text:span text:style-name="T49">Ґвалтом голосити</text:span><text:span text:style-name="T32">.</text:span><text:span text:style-name="T33"> </text:span><text:span text:style-name="T34">(С, 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</text:p>
          </table:table-cell>
          <table:table-cell table:style-name="Dictionary.B11" table:number-columns-spanned="2" office:value-type="string">
            <text:p text:style-name="P12"><text:span text:style-name="T15">ВсебезО</text:span><text:span text:style-name="T16"></text:span><text:span text:style-name="T15">дня</text:span></text:p>
            <text:p text:style-name="P12">-і, <text:span text:style-name="T112">ім., ж., інд.-авт.</text:span></text:p>
          </table:table-cell>
          <table:covered-table-cell/>
          <table:table-cell table:style-name="Dictionary.D11" table:number-columns-spanned="3" office:value-type="string">
            <text:p text:style-name="P12"><text:span text:style-name="T128">утворене способом основословоскладання, похідне від слів:</text:span> <text:span text:style-name="T100">все</text:span><text:span text:style-name="T106"> і</text:span><text:span text:style-name="T100"> безо</text:span><text:span text:style-name="T16"></text:span><text:span text:style-name="T100">дня</text:span></text:p>
          </table:table-cell>
          <table:covered-table-cell/>
          <table:covered-table-cell/>
          <table:table-cell table:style-name="Dictionary.G11" table:number-columns-spanned="3" office:value-type="string">
            <text:p text:style-name="P8">Земля посовгнулась. Пливе</text:p>
            <text:p text:style-name="P13"><text:span text:style-name="T112">розщілиною </text:span><text:span text:style-name="T119">всебезодні</text:span>. (П, І, 185)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3" office:value-type="string">
            <text:p text:style-name="P57">весь (все)</text:p>
            <text:p text:style-name="P41"><text:span text:style-name="T62">I </text:span><text:span text:style-name="T66">(ввесь, увесь), всього (усього), </text:span><text:span text:style-name="T71">ч.</text:span><text:span text:style-name="T66">, вся (уся), всієї (усієї), </text:span><text:span text:style-name="T71">ж.</text:span><text:span text:style-name="T66">, все (усе), всього (усього), </text:span><text:span text:style-name="T71">с.</text:span><text:span text:style-name="T66">, </text:span><text:span text:style-name="T71">займ.</text:span><text:span text:style-name="T66"> </text:span><text:span text:style-name="T71">означ.</text:span><text:span text:style-name="T66">,</text:span></text:p>
            <text:p text:style-name="P29">1) Означає щось як ціле, неподільне, взяте повністю. || Означає цілковите охоплення чим-небудь якоїсь особи, предмета, явища. || всі, всіх, <text:span text:style-name="T111">мн.</text:span> Означає цілковите охоплення окремих однорідних осіб, предметів, явищ – кожного у нерозривному зв'язку з іншим. || <text:span text:style-name="T111">у сполуч.</text:span> <text:span text:style-name="T111">з абстр.</text:span> <text:span text:style-name="T111">ім.</text:span> Означає вищий ступінь виявлення якості, стану і т. ін.</text:p>
            <text:p text:style-name="P29">2) <text:span text:style-name="T111">у знач.</text:span> <text:span text:style-name="T111">ім.</text:span> все, всього, <text:span text:style-name="T111">с.</text:span> Вичерпне охоплення, сукупність предметів, явищ, дій, понять; те, що є, без винятку. || всі, всіх, <text:span text:style-name="T111">мн.</text:span> У повному складі, без винятку. || все, <text:span text:style-name="T111">мн.</text:span> всі. Уживається як узагальнююче слово в переліку.</text:p>
            <text:p text:style-name="P29">3) <text:span text:style-name="T111">при ім.</text:span> <text:span text:style-name="T111">з прийм.</text:span> з (зо), на. Утворює сполуки способу дії, що означають повноту, посилений перебіг дії. <text:span text:style-name="T124">(С, 124)</text:span></text:p>
          </table:table-cell>
          <table:covered-table-cell/>
          <table:covered-table-cell/>
          <table:table-cell table:style-name="Dictionary.E12" table:number-columns-spanned="5" office:value-type="string">
            <text:p text:style-name="P55"><text:span text:style-name="T98">без</text:span><text:span text:style-name="T98">о</text:span><text:span text:style-name="T100"></text:span><text:span text:style-name="T98">дня</text:span></text:p>
            <text:p text:style-name="P42"><text:span text:style-name="T66">-і, </text:span><text:span text:style-name="T71">ж.</text:span></text:p>
            <text:p text:style-name="P30">1) Глибоке провалля; прірва.</text:p>
            <text:p text:style-name="P30">2) <text:span text:style-name="T111">чого</text:span>, <text:span text:style-name="T111">перен.</text:span> Про дуже велику кількість, найвищий ступінь вияву чого-небудь.<text:span text:style-name="T147"> </text:span><text:span text:style-name="T148">(С, 7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</text:p>
          </table:table-cell>
          <table:table-cell table:style-name="Dictionary.B13" table:number-columns-spanned="2" office:value-type="string">
            <text:p text:style-name="P12"><text:span text:style-name="T15">ВсебЕ</text:span><text:span text:style-name="T16"></text:span><text:span text:style-name="T15">зрух</text:span></text:p>
            <text:p text:style-name="P12">-у, <text:span text:style-name="T112">ім., ч., інд.-авт.</text:span></text:p>
          </table:table-cell>
          <table:covered-table-cell/>
          <table:table-cell table:style-name="Dictionary.D13" table:number-columns-spanned="3" office:value-type="string">
            <text:p text:style-name="P12"><text:span text:style-name="T128">утворене способом основоскладання, </text:span><text:soft-page-break/><text:span text:style-name="T128">похідне від слів:</text:span> <text:span text:style-name="T100">все</text:span><text:span text:style-name="T106">,</text:span><text:span text:style-name="T100"> без </text:span><text:span text:style-name="T106">і</text:span><text:span text:style-name="T100"> рух</text:span></text:p>
          </table:table-cell>
          <table:covered-table-cell/>
          <table:covered-table-cell/>
          <table:table-cell table:style-name="Dictionary.G13" table:number-columns-spanned="3" office:value-type="string">
            <text:p text:style-name="P8">У штольнях ночей вертикальних</text:p>
            <text:p text:style-name="P8"><text:soft-page-break/>іде схарапуджене дляння</text:p>
            <text:p text:style-name="P13"><text:span text:style-name="T119">всебезруху</text:span><text:span text:style-name="T112">…</text:span> (П, І, 87)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2" office:value-type="string">
            <text:p text:style-name="P4">все <text:span text:style-name="T105">(див. 6)</text:span></text:p>
          </table:table-cell>
          <table:covered-table-cell/>
          <table:table-cell table:style-name="Dictionary.D14" table:number-columns-spanned="4" office:value-type="string">
            <text:p text:style-name="P57">без</text:p>
            <text:p text:style-name="P41"><text:span text:style-name="T62">I </text:span><text:span text:style-name="T71">прийм.</text:span><text:span text:style-name="T66">, </text:span><text:span text:style-name="T71">з род. в.</text:span></text:p>
            <text:p text:style-name="P37"><text:span text:style-name="T27">1) Вказує на відсутність кого-, чого-небудь. || </text:span><text:span text:style-name="T48">у сполуч.</text:span><text:span text:style-name="T27"> </text:span><text:span text:style-name="T48">з ім.</text:span><text:span text:style-name="T27"> </text:span><text:span text:style-name="T48">у род. в.</text:span><text:span text:style-name="T27">Уживається як означення (предмета або особи). || </text:span><text:span text:style-name="T48">у сполуч.</text:span><text:span text:style-name="T27"> </text:span><text:span text:style-name="T48">з деякимиім.</text:span><text:span text:style-name="T27"> Уживається у значенні прислівника від відповідного іменника з префіксом без або не. || </text:span><text:span text:style-name="T48">у сполуч.</text:span><text:span text:style-name="T27"> </text:span><text:span text:style-name="T48">з абстр.</text:span><text:span text:style-name="T27"> </text:span><text:span text:style-name="T48">ім.</text:span><text:span text:style-name="T27"> </text:span><text:span text:style-name="T48">перев.</text:span><text:span text:style-name="T27"> </text:span><text:span text:style-name="T48">із знач.</text:span><text:span text:style-name="T27"> </text:span><text:span text:style-name="T48">дії або стану</text:span><text:span text:style-name="T27">. Передає заперечення дії. </text:span><text:span text:style-name="T44">(С, 65)</text:span></text:p>
          </table:table-cell>
          <table:covered-table-cell/>
          <table:covered-table-cell/>
          <table:covered-table-cell/>
          <table:table-cell table:style-name="Dictionary.H14" table:number-columns-spanned="2" office:value-type="string">
            <text:p text:style-name="P59">рух</text:p>
            <text:p text:style-name="P42"><text:span text:style-name="T66">-у, </text:span><text:span text:style-name="T71">ч.</text:span></text:p>
            <text:p text:style-name="P30">1) <text:span text:style-name="T111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0">6) Зміна в душевному стані, викликана яким-небудь почуттям, переживанням і т. ін. || Розвиток процесу мислення в людини.<text:span text:style-name="T147"> </text:span><text:span text:style-name="T148">(С, 1280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">8</text:p>
          </table:table-cell>
          <table:table-cell table:style-name="Dictionary.B15" table:number-columns-spanned="2" office:value-type="string">
            <text:p text:style-name="P12"><text:span text:style-name="T15">ВсебІ</text:span><text:span text:style-name="T16"></text:span><text:span text:style-name="T15">дий</text:span></text:p>
            <text:p text:style-name="P12">-а, -е, <text:span text:style-name="T113">прикм., інд.-авт.</text:span></text:p>
          </table:table-cell>
          <table:covered-table-cell/>
          <table:table-cell table:style-name="Dictionary.D15" table:number-columns-spanned="3" office:value-type="string">
            <text:p text:style-name="P15">утворене складнофлективним способом, похідне від слів: <text:span text:style-name="T100">все </text:span><text:span text:style-name="T106">і</text:span><text:span text:style-name="T100"> бі</text:span><text:span text:style-name="T17"></text:span><text:span text:style-name="T100">дний</text:span></text:p>
          </table:table-cell>
          <table:covered-table-cell/>
          <table:covered-table-cell/>
          <table:table-cell table:style-name="Dictionary.G15" table:number-columns-spanned="3" office:value-type="string">
            <text:p text:style-name="P9">Тож – в неба провалля в бездоння, бездолий</text:p>
            <text:p text:style-name="P9">нагірний, невірний, западистий рай,</text:p>
            <text:p text:style-name="P20"><text:span text:style-name="T119">всебідий</text:span><text:span text:style-name="T112">, всегнівний, всещедрий, всекволий.</text:span></text:p>
            <text:p text:style-name="P20"><text:span text:style-name="T112">А що під крилом твоїм? Кара – карай.</text:span> (П, І, 98)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16" table:number-columns-spanned="5" office:value-type="string">
            <text:p text:style-name="P55"><text:span text:style-name="T98">б</text:span><text:span text:style-name="T98">і</text:span><text:span text:style-name="T16"></text:span><text:span text:style-name="T98">дний</text:span></text:p>
            <text:p text:style-name="P30">-а, -е.</text:p>
            <text:p text:style-name="P30">1) Який живе в нужді, нестатках; убогий; <text:span text:style-name="T111">прот.</text:span> багатий. || Недостатньо забезпечений матеріально; небагатий, незаможний. || <text:span text:style-name="T111">у знач.</text:span> <text:span text:style-name="T111">ім.</text:span> бідний, -ного, <text:span text:style-name="T111">ч.</text:span> Убога людина, бідняк.</text:p>
            <text:p text:style-name="P30">2) Такий, як у бідняка, <text:span text:style-name="T111">власт.</text:span> біднякові; недорогий, непишний.</text:p>
            <text:p text:style-name="P30">3) Невеликий кількістю, недостатній.</text:p>
            <text:p text:style-name="P30">4) Який має в незначній кількості потрібні риси, ознаки.</text:p>
            <text:p text:style-name="P30">5) <text:span text:style-name="T111">на що</text:span>, <text:span text:style-name="T111">чим</text:span>. Який має, містить мало, недостатньо чого-небудь.</text:p>
            <text:p text:style-name="P30">6) Який викликає співчуття; нещасний, бідолашний.<text:span text:style-name="T147"> </text:span><text:span text:style-name="T148">(С, 7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</text:p>
          </table:table-cell>
          <table:table-cell table:style-name="Dictionary.B17" table:number-columns-spanned="2" office:value-type="string">
            <text:p text:style-name="P12"><text:span text:style-name="T15">ВсевельмО</text:span><text:span text:style-name="T16"></text:span><text:span text:style-name="T15">жний</text:span> (<text:span text:style-name="T100">усевельмо</text:span><text:span text:style-name="T100">жний</text:span>)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17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</text:span> і <text:span text:style-name="T100">вельмо</text:span><text:span text:style-name="T16"></text:span><text:span text:style-name="T100">жний</text:span></text:p>
          </table:table-cell>
          <table:covered-table-cell/>
          <table:covered-table-cell/>
          <table:table-cell table:style-name="Dictionary.G17" table:number-columns-spanned="3" office:value-type="string">
            <text:p text:style-name="P8">Розкоше світу, йми мене в полон,</text:p>
            <text:p text:style-name="P8">адже і ти така, як я, порожня.</text:p>
            <text:p text:style-name="P13"><text:span text:style-name="T112">Тож полони мене, </text:span><text:span text:style-name="T119">усевельможна</text:span><text:span text:style-name="T112">,</text:span></text:p>
            <text:p text:style-name="P13"><text:span text:style-name="T112">дай перейти з тобою Рубікон</text:span>. (П, І, 88)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18" table:number-columns-spanned="5" office:value-type="string">
            <text:p text:style-name="P55"><text:span text:style-name="T98">вельм</text:span><text:span text:style-name="T98">о</text:span><text:span text:style-name="T16"></text:span><text:span text:style-name="T98">жний</text:span></text:p>
            <text:p text:style-name="P42"><text:span text:style-name="T66">-а, -е, </text:span><text:span text:style-name="T71">заст.</text:span></text:p>
            <text:p text:style-name="P30">1) Родовитий, знатний, багатий, який <text:soft-page-break/>має значну владу. || <text:span text:style-name="T111">у знач.</text:span> <text:span text:style-name="T111">ім. </text:span>вельможний, -ного, <text:span text:style-name="T111">ч.</text:span>; вельможна, -ної, <text:span text:style-name="T111">ж.</text:span></text:p>
            <text:p text:style-name="P35"><text:span text:style-name="T32">2) </text:span><text:span text:style-name="T49">у сполуч.</text:span><text:span text:style-name="T32"> </text:span><text:span text:style-name="T49">зі сл.</text:span><text:span text:style-name="T32"> пан, пані. Вживалось у звертанні до особи (або в розмові про неї), яка посідала високе суспільне становище, мала значну владу.</text:span><text:span text:style-name="T33"> </text:span><text:span text:style-name="T34">(С, 1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</text:p>
          </table:table-cell>
          <table:table-cell table:style-name="Dictionary.B19" table:number-columns-spanned="2" office:value-type="string">
            <text:p text:style-name="P12"><text:span text:style-name="T15">ВсевідрА</text:span><text:span text:style-name="T16"></text:span><text:span text:style-name="T15">да</text:span></text:p>
            <text:p text:style-name="P12">-и, <text:span text:style-name="T112">ім., інд.-авт.</text:span></text:p>
          </table:table-cell>
          <table:covered-table-cell/>
          <table:table-cell table:style-name="Dictionary.D19" table:number-columns-spanned="3" office:value-type="string">
            <text:p text:style-name="P12"><text:span text:style-name="T126">утворене способом основословоскладання, похідне від слів:</text:span> <text:span text:style-name="T100">все</text:span> і <text:span text:style-name="T100">відра</text:span><text:span text:style-name="T16"></text:span><text:span text:style-name="T100">да</text:span></text:p>
          </table:table-cell>
          <table:covered-table-cell/>
          <table:covered-table-cell/>
          <table:table-cell table:style-name="Dictionary.G19" table:number-columns-spanned="3" office:value-type="string">
            <text:p text:style-name="P8">Треба щедро – серцем одним, устами</text:p>
            <text:p text:style-name="P8">ледь розпуклими – розпелюстити втіхи гін,</text:p>
            <text:p text:style-name="P13"><text:span text:style-name="T119">всевідради</text:span><text:span text:style-name="T112">! Сонце бо йде – за нами.</text:span> (П, І, 106);</text:p>
            <text:p text:style-name="P8">Снують думок рої,</text:p>
            <text:p text:style-name="P8">котрим немає ради</text:p>
            <text:p text:style-name="P8">(смертельні перепади!),</text:p>
            <text:p text:style-name="P13"><text:span text:style-name="T112">а сонце </text:span><text:span text:style-name="T119">всевідради</text:span></text:p>
            <text:p text:style-name="P13"><text:span text:style-name="T112">всеглядно постає.</text:span> (П, І, 179)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20" table:number-columns-spanned="5" office:value-type="string">
            <text:p text:style-name="P55"><text:span text:style-name="T98">відр</text:span><text:span text:style-name="T98">а</text:span><text:span text:style-name="T16"></text:span><text:span text:style-name="T98">да</text:span></text:p>
            <text:p text:style-name="P42"><text:span text:style-name="T66">-и, </text:span><text:span text:style-name="T71">ж.</text:span></text:p>
            <text:p text:style-name="P30">Те, що заспокоює, сповнює радістю; втіха, задоволення.<text:span text:style-name="T147"> </text:span><text:span text:style-name="T148">(С, 17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</text:p>
          </table:table-cell>
          <table:table-cell table:style-name="Dictionary.B21" table:number-columns-spanned="2" office:value-type="string">
            <text:p text:style-name="P12"><text:span text:style-name="T15">Всевіки</text:span> (<text:span text:style-name="T100">всеві</text:span><text:span text:style-name="T16"></text:span>к)</text:p>
            <text:p text:style-name="P7">присл., інд.-авт.</text:p>
          </table:table-cell>
          <table:covered-table-cell/>
          <table:table-cell table:style-name="Dictionary.D21" table:number-columns-spanned="3" office:value-type="string">
            <text:p text:style-name="P12"><text:span text:style-name="T126">утворене способом основоскладання, похідне від слів:</text:span> <text:span text:style-name="T100">все</text:span> і <text:span text:style-name="T100">віки</text:span><text:span text:style-name="T16"></text:span></text:p>
          </table:table-cell>
          <table:covered-table-cell/>
          <table:covered-table-cell/>
          <table:table-cell table:style-name="Dictionary.G21" table:number-columns-spanned="3" office:value-type="string">
            <text:p text:style-name="P8">Задосить. Приостань. Упився гроз?</text:p>
            <text:p text:style-name="P13"><text:span text:style-name="T112">Від правіків на </text:span><text:span text:style-name="T119">всевіки</text:span><text:span text:style-name="T112"> упився?</text:span> (П, І, 165);</text:p>
            <text:p text:style-name="P8">Забарні слова,</text:p>
            <text:p text:style-name="P8"><text:soft-page-break/>що з тіла мертвого летіли</text:p>
            <text:p text:style-name="P8">і споминами душу гріли,</text:p>
            <text:p text:style-name="P8">що, наче дошка гробова,</text:p>
            <text:p text:style-name="P13"><text:span text:style-name="T112">позаклякала на </text:span><text:span text:style-name="T119">всевік</text:span><text:span text:style-name="T112">.</text:span> (П, ІІ, 19)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22" table:number-columns-spanned="5" office:value-type="string">
            <text:p text:style-name="P59">вік</text:p>
            <text:p text:style-name="P42"><text:span text:style-name="T66">-у, </text:span><text:span text:style-name="T71">ч.</text:span></text:p>
            <text:p text:style-name="P30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29">2) Те саме, що сторіччя.</text:p>
            <text:p text:style-name="P30">3) <text:span text:style-name="T111">з означ.</text:span> Період часу, виокремлений за певними ознаками; епоха.<text:span text:style-name="T111">Середні віки</text:span>. || Відрізок часу, який відповідає геологічному ярусові Землі.</text:p>
            <text:p text:style-name="P30">4) <text:span text:style-name="T111">розм.</text:span> Надзвичайно довгий час; вічність.</text:p>
            <text:p text:style-name="P35"><text:span text:style-name="T32">5) </text:span><text:span text:style-name="T49">у знач.</text:span><text:span text:style-name="T32"> </text:span><text:span text:style-name="T49">присл.</text:span><text:span text:style-name="T32"> Надзвичайно довго; завжди.</text:span><text:span text:style-name="T33"> </text:span><text:span text:style-name="T34">(С, 1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</text:p>
          </table:table-cell>
          <table:table-cell table:style-name="Dictionary.B23" table:number-columns-spanned="2" office:value-type="string">
            <text:p text:style-name="P12"><text:span text:style-name="T15">ВсевІ</text:span><text:span text:style-name="T16"></text:span><text:span text:style-name="T15">кна</text:span></text:p>
            <text:p text:style-name="P12">всеві<text:span text:style-name="T16"></text:span>кон, <text:span text:style-name="T112">ім., мн., інд.-авт.</text:span></text:p>
          </table:table-cell>
          <table:covered-table-cell/>
          <table:table-cell table:style-name="Dictionary.D23" table:number-columns-spanned="3" office:value-type="string">
            <text:p text:style-name="P12"><text:span text:style-name="T126">утворене способом основоскладання, похідне від слів:</text:span> <text:span text:style-name="T100">все</text:span> і <text:span text:style-name="T100">вікно</text:span><text:span text:style-name="T16"></text:span></text:p>
          </table:table-cell>
          <table:covered-table-cell/>
          <table:covered-table-cell/>
          <table:table-cell table:style-name="Dictionary.G23" table:number-columns-spanned="3" office:value-type="string">
            <text:p text:style-name="P13"><text:span text:style-name="T112">Заплакані вікна. </text:span><text:span text:style-name="T119">Всевікна</text:span><text:span text:style-name="T112"> твої.</text:span></text:p>
            <text:p text:style-name="P13"><text:span text:style-name="T112">Готуйся до злету. Кінець животінню. </text:span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24" table:number-columns-spanned="5" office:value-type="string">
            <text:p text:style-name="P55"><text:span text:style-name="T98">вікн</text:span><text:span text:style-name="T98">о</text:span><text:span text:style-name="T16"></text:span></text:p>
            <text:p text:style-name="P42"><text:span text:style-name="T66">-а, </text:span><text:span text:style-name="T71">с.</text:span></text:p>
            <text:p text:style-name="P30">1) Отвір для світла й повітря в стіні <text:soft-page-break/>приміщення (будинку, вагона тощо), куди вставлено раму з шибками. || Шибки. || Підвіконня.<text:span text:style-name="T147"> </text:span><text:span text:style-name="T148">(С, 1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</text:p>
          </table:table-cell>
          <table:table-cell table:style-name="Dictionary.B25" table:number-columns-spanned="2" office:value-type="string">
            <text:p text:style-name="P23">Всегíн</text:p>
            <text:p text:style-name="P12">-гóну, <text:span text:style-name="T112">ім., ч., інд.-авт.</text:span></text:p>
          </table:table-cell>
          <table:covered-table-cell/>
          <table:table-cell table:style-name="Dictionary.D25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</text:span> і <text:span text:style-name="T100">гін</text:span></text:p>
          </table:table-cell>
          <table:covered-table-cell/>
          <table:covered-table-cell/>
          <table:table-cell table:style-name="Dictionary.G25" table:number-columns-spanned="3" office:value-type="string">
            <text:p text:style-name="P8">Ця дорога вседороги</text:p>
            <text:p text:style-name="P13"><text:span text:style-name="T112">всенезустрічі – </text:span><text:span text:style-name="T119">всегону</text:span><text:span text:style-name="T112">.</text:span></text:p>
            <text:p text:style-name="P8">Позирай із заквагону</text:p>
            <text:p text:style-name="P13"><text:span text:style-name="T112">за сузір’ям Козерога. </text:span><text:span text:style-name="T126">(П, І, 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26" table:number-columns-spanned="5" office:value-type="string">
            <text:p text:style-name="P59">гін</text:p>
            <text:p text:style-name="P42"><text:span text:style-name="T66">гону, </text:span><text:span text:style-name="T71">ч.</text:span></text:p>
            <text:p text:style-name="P29">1) Дія за знач. гнати і гнатися. <text:span text:style-name="T124">(С, 23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</text:p>
          </table:table-cell>
          <table:table-cell table:style-name="Dictionary.B27" table:number-columns-spanned="2" office:value-type="string">
            <text:p text:style-name="P23">Всеглядно</text:p>
            <text:p text:style-name="P7">присл., інд.-авт.</text:p>
          </table:table-cell>
          <table:covered-table-cell/>
          <table:table-cell table:style-name="Dictionary.D27" table:number-columns-spanned="3" office:value-type="string">
            <text:p text:style-name="P12"><text:span text:style-name="T127">утворене суфіксальним способом, похідне від слова</text:span><text:span text:style-name="T130"> </text:span><text:span text:style-name="T101">всегля</text:span><text:span text:style-name="T16"></text:span><text:span text:style-name="T101">дний</text:span></text:p>
          </table:table-cell>
          <table:covered-table-cell/>
          <table:covered-table-cell/>
          <table:table-cell table:style-name="Dictionary.G27" table:number-columns-spanned="3" office:value-type="string">
            <text:p text:style-name="P8">Снують думок рої,</text:p>
            <text:p text:style-name="P8">котрим немає ради</text:p>
            <text:p text:style-name="P8">(смертельні перепади!),</text:p>
            <text:p text:style-name="P8">а сонце всевідради</text:p>
            <text:p text:style-name="P13"><text:span text:style-name="T119">всеглядно</text:span><text:span text:style-name="T112"> постає. </text:span><text:span text:style-name="T126">(П, І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8" office:value-type="string">
            <text:p text:style-name="P13"><text:span text:style-name="T101">всегля</text:span><text:span text:style-name="T16"></text:span><text:span text:style-name="T101">дний </text:span><text:span text:style-name="T10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</text:p>
          </table:table-cell>
          <table:table-cell table:style-name="Dictionary.B29" table:number-columns-spanned="2" office:value-type="string">
            <text:p text:style-name="P23">ВсегнІв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29" table:number-columns-spanned="3" office:value-type="string">
            <text:p text:style-name="P12"><text:span text:style-name="T127">утворене складносуфіксальним способом або способом основословоскладання, похідне від слів:</text:span> <text:span text:style-name="T100">все</text:span> і <text:span text:style-name="T100">гні</text:span><text:span text:style-name="T17"></text:span><text:span text:style-name="T100">вний</text:span></text:p>
          </table:table-cell>
          <table:covered-table-cell/>
          <table:covered-table-cell/>
          <table:table-cell table:style-name="Dictionary.G29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30" table:number-columns-spanned="5" office:value-type="string">
            <text:p text:style-name="P55"><text:span text:style-name="T98">гн</text:span><text:span text:style-name="T98">і</text:span><text:span text:style-name="T16"></text:span><text:span text:style-name="T98">вний</text:span></text:p>
            <text:p text:style-name="P30">-а, -е.</text:p>
            <text:p text:style-name="P30">Який перебуває в стані нервового збудження, гніву. || Який виражає гнів, перейнятий гнівом.<text:span text:style-name="T147"> </text:span><text:span text:style-name="T148">(С, 248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">16</text:p>
          </table:table-cell>
          <table:table-cell table:style-name="Dictionary.B31" table:number-columns-spanned="2" office:value-type="string">
            <text:p text:style-name="P23">ВсеголОд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1" table:number-columns-spanned="3" office:value-type="string">
            <text:p text:style-name="P12"><text:span text:style-name="T127">утворене складносуфіксальни</text:span><text:span text:style-name="T127">м способом або способом основословоскладання, похідне від слів:</text:span> <text:span text:style-name="T100">все </text:span>і <text:span text:style-name="T100">голо</text:span><text:span text:style-name="T17"></text:span><text:span text:style-name="T100">дний</text:span></text:p>
          </table:table-cell>
          <table:covered-table-cell/>
          <table:covered-table-cell/>
          <table:table-cell table:style-name="Dictionary.G31" table:number-columns-spanned="3" office:value-type="string">
            <text:p text:style-name="P8">Народжені мої бажання,</text:p>
            <text:p text:style-name="P13"><text:span text:style-name="T112">усенестерпні, </text:span><text:span text:style-name="T119">всеголодні</text:span><text:span text:style-name="T112">,</text:span></text:p>
            <text:p text:style-name="P8">такі вітри зняли довкола,</text:p>
            <text:p text:style-name="P13"><text:span text:style-name="T112">що все несеться шкереберть. </text:span><text:span text:style-name="T126">(П, ІІ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32" table:number-columns-spanned="5" office:value-type="string">
            <text:p text:style-name="P55"><text:span text:style-name="T98">гол</text:span><text:span text:style-name="T98">о</text:span><text:span text:style-name="T16"></text:span><text:span text:style-name="T98">дний</text:span></text:p>
            <text:p text:style-name="P30">-а, -е.</text:p>
            <text:p text:style-name="P30">1) Який відчуває голод (у 1 <text:span text:style-name="T111">знач.</text:span>). || Який виражає голод. || <text:span text:style-name="T111">у знач.ім.</text:span> голодний, -ного, <text:span text:style-name="T111">ч.</text:span> Той, хто відчуває голод, постійно голодує.</text:p>
            <text:p text:style-name="P30">2) Який настає від голоду; викликаний голодом.<text:span text:style-name="T147"> </text:span><text:span text:style-name="T148">(С, 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</text:p>
          </table:table-cell>
          <table:table-cell table:style-name="Dictionary.B33" table:number-columns-spanned="2" office:value-type="string">
            <text:p text:style-name="P12"><text:span text:style-name="T15">ВседобрО</text:span><text:span text:style-name="T16"></text:span></text:p>
            <text:p text:style-name="P12">-а<text:span text:style-name="T16"></text:span>, <text:span text:style-name="T112">ім., с., інд.-авт.</text:span></text:p>
          </table:table-cell>
          <table:covered-table-cell/>
          <table:table-cell table:style-name="Dictionary.D33" table:number-columns-spanned="3" office:value-type="string">
            <text:p text:style-name="P12"><text:span text:style-name="T126">утворене способом основословоскладання, похідне від слів:</text:span> <text:span text:style-name="T100">все</text:span> і <text:span text:style-name="T100">добро</text:span><text:span text:style-name="T16"></text:span></text:p>
          </table:table-cell>
          <table:covered-table-cell/>
          <table:covered-table-cell/>
          <table:table-cell table:style-name="Dictionary.G33" table:number-columns-spanned="3" office:value-type="string">
            <text:p text:style-name="P8">Спасенної тримайся криги,</text:p>
            <text:p text:style-name="P8">пречистої тримайся туги,</text:p>
            <text:p text:style-name="P8">шаленої тримайся муки</text:p>
            <text:p text:style-name="P13"><text:span text:style-name="T112">і так існуй – на </text:span><text:span text:style-name="T119">вседобро</text:span><text:span text:style-name="T112">. </text:span><text:span text:style-name="T126">(П, ІІ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34" table:number-columns-spanned="5" office:value-type="string">
            <text:p text:style-name="P55"><text:span text:style-name="T98">добр</text:span><text:span text:style-name="T98">о</text:span><text:span text:style-name="T16"></text:span></text:p>
            <text:p text:style-name="P42"><text:span text:style-name="T66">-а, </text:span><text:span text:style-name="T71">с.</text:span></text:p>
            <text:p text:style-name="P35"><text:span text:style-name="T32">1) Усе позитивне в житті людей, що відповідає їхнім інтересам, бажанням, мріям; благо; </text:span><text:span text:style-name="T49">прот.</text:span><text:span text:style-name="T32"> лихо, зло. || Добра, корисна справа, вчинок і т. ін.</text:span><text:span text:style-name="T33"> </text:span><text:span text:style-name="T34">(С, 3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</text:p>
          </table:table-cell>
          <table:table-cell table:style-name="Dictionary.B35" table:number-columns-spanned="2" office:value-type="string">
            <text:p text:style-name="P12"><text:span text:style-name="T15">ВседорО</text:span><text:span text:style-name="T16"></text:span><text:span text:style-name="T15">га</text:span></text:p>
            <text:p text:style-name="P12">-и, <text:span text:style-name="T112">ім., ж., інд.-авт.</text:span></text:p>
          </table:table-cell>
          <table:covered-table-cell/>
          <table:table-cell table:style-name="Dictionary.D35" table:number-columns-spanned="3" office:value-type="string">
            <text:p text:style-name="P12"><text:span text:style-name="T128">утворене способом основоскладання, </text:span><text:soft-page-break/><text:span text:style-name="T128">похідне від слів:</text:span> <text:span text:style-name="T100">все</text:span> і <text:span text:style-name="T100">доро</text:span><text:span text:style-name="T16"></text:span><text:span text:style-name="T100">га</text:span></text:p>
          </table:table-cell>
          <table:covered-table-cell/>
          <table:covered-table-cell/>
          <table:table-cell table:style-name="Dictionary.G35" table:number-columns-spanned="3" office:value-type="string">
            <text:p text:style-name="P13"><text:span text:style-name="T112">Ця дорога </text:span><text:span text:style-name="T119">вседороги</text:span></text:p>
            <text:p text:style-name="P8">всенезустрічі – всегону.</text:p>
            <text:p text:style-name="P8"><text:soft-page-break/>Позирай із заквагону</text:p>
            <text:p text:style-name="P13"><text:span text:style-name="T112">за сузір’ям Козерога. </text:span><text:span text:style-name="T126">(П, І, 67);</text:span><text:span text:style-name="T112"> Ламка і витка всеспадна </text:span><text:span text:style-name="T119">вседорога</text:span><text:span text:style-name="T112">.</text:span></text:p>
            <text:p text:style-name="P13"><text:span text:style-name="T112">Дорога до Бога – ламка і витка. </text:span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36" table:number-columns-spanned="5" office:value-type="string">
            <text:p text:style-name="P55"><text:span text:style-name="T98">дор</text:span><text:span text:style-name="T98">о</text:span><text:span text:style-name="T16"></text:span><text:span text:style-name="T98">га</text:span></text:p>
            <text:p text:style-name="P42"><text:span text:style-name="T66">-и, </text:span><text:span text:style-name="T71">ж.</text:span></text:p>
            <text:p text:style-name="P30">1) Смуга землі, по якій їздять і ходять. || Смуга, що лишається як слід після руху кого-, чого-небудь.</text:p>
            <text:p text:style-name="P30">2) Місце для проходу, проїзду. || <text:span text:style-name="T111">перен.</text:span> Доступ куди-небудь, можливість потрапити куди-небудь.</text:p>
            <text:p text:style-name="P30">3) Перебування в русі (йдучи або їдучи куди-небудь).</text:p>
            <text:p text:style-name="P30">4) <text:span text:style-name="T111">у знач.</text:span> <text:span text:style-name="T111">присл.</text:span> дорогою. Під час руху, подорожування куди-небудь.</text:p>
            <text:p text:style-name="P38"><text:span text:style-name="T27">5) Правильний напрямок для руху кого-небудь. || </text:span><text:span text:style-name="T48">перен.</text:span><text:span text:style-name="T27"> Напрямок діяльності, шлях розвитку.</text:span><text:span text:style-name="T42"> </text:span><text:span text:style-name="T43">(С, 3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9</text:p>
          </table:table-cell>
          <table:table-cell table:style-name="Dictionary.B37" table:number-columns-spanned="2" office:value-type="string">
            <text:p text:style-name="P23">Вседорогий</text:p>
            <text:p text:style-name="P12">-а, -е, <text:span text:style-name="T113">прикм., </text:span><text:span text:style-name="T112">інд.-авт.</text:span></text:p>
          </table:table-cell>
          <table:covered-table-cell/>
          <table:table-cell table:style-name="Dictionary.D37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</text:span> і <text:span text:style-name="T100">дороги</text:span><text:span text:style-name="T17"></text:span><text:span text:style-name="T100">й</text:span></text:p>
          </table:table-cell>
          <table:covered-table-cell/>
          <table:covered-table-cell/>
          <table:table-cell table:style-name="Dictionary.G37" table:number-columns-spanned="3" office:value-type="string">
            <text:p text:style-name="P13"><text:span text:style-name="T112">Земля – хитлива і плавка – </text:span><text:span text:style-name="T119">вседорога</text:span><text:span text:style-name="T112"> і всепрощальна - </text:span></text:p>
            <text:p text:style-name="P13"><text:span text:style-name="T112">здоліла стати, щоб благальна помічена була рука. </text:span><text:span text:style-name="T126">(П, ІІ, 147);</text:span></text:p>
            <text:p text:style-name="P8">Який бо холод довкруги!</text:p>
            <text:p text:style-name="P8">Самотності! Ніде нікого.</text:p>
            <text:p text:style-name="P8"><text:soft-page-break/>Одна підтримка – голос Бога</text:p>
            <text:p text:style-name="P13"><text:span text:style-name="T119">вседорогий, вседорогий</text:span><text:span text:style-name="T112">. </text:span><text:span text:style-name="T126">(П, ІІ, 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38" table:number-columns-spanned="5" office:value-type="string">
            <text:p text:style-name="P55"><text:span text:style-name="T98">дорог</text:span><text:span text:style-name="T98">и</text:span><text:span text:style-name="T16"></text:span><text:span text:style-name="T98">й</text:span></text:p>
            <text:p text:style-name="P30">-а, -е.</text:p>
            <text:p text:style-name="P30">1) Який коштує великі гроші; <text:span text:style-name="T111">прот.</text:span> дешевий. || Високий (про ціну).</text:p>
            <text:p text:style-name="P30">2) <text:span text:style-name="T111">перен.</text:span> Який високо ціниться, оберігається, яким дорожать.</text:p>
            <text:p text:style-name="P30">3) Близький, милий серцю. || Бажаний, жданий (про гостей). || У звертанні – для вираження любові, приязні.<text:span text:style-name="T147"> </text:span><text:span text:style-name="T148">(С, 3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</text:p>
          </table:table-cell>
          <table:table-cell table:style-name="Dictionary.B39" table:number-columns-spanned="2" office:value-type="string">
            <text:p text:style-name="P23">ВсезАдума</text:p>
            <text:p text:style-name="P12">-и, <text:span text:style-name="T112">ім., ж., інд.-авт.</text:span></text:p>
          </table:table-cell>
          <table:covered-table-cell/>
          <table:table-cell table:style-name="Dictionary.D39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</text:span> і <text:span text:style-name="T100">заду</text:span><text:span text:style-name="T17"></text:span><text:span text:style-name="T100">ма</text:span></text:p>
          </table:table-cell>
          <table:covered-table-cell/>
          <table:covered-table-cell/>
          <table:table-cell table:style-name="Dictionary.G39" table:number-columns-spanned="3" office:value-type="string">
            <text:p text:style-name="P8">Пірни</text:p>
            <text:p text:style-name="P13"><text:span text:style-name="T112">у </text:span><text:span text:style-name="T119">всезадуму</text:span><text:span text:style-name="T112"> і збавляй безчасся. </text:span><text:span text:style-name="T126">(П, І, 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40" table:number-columns-spanned="5" office:value-type="string">
            <text:p text:style-name="P55"><text:span text:style-name="T98">зад</text:span><text:span text:style-name="T98">у</text:span><text:span text:style-name="T16"></text:span><text:span text:style-name="T98">ма</text:span></text:p>
            <text:p text:style-name="P42"><text:span text:style-name="T66">-и, </text:span><text:span text:style-name="T71">ж.</text:span></text:p>
            <text:p text:style-name="P30">Стан того, хто заглибився в думки, роздуми.<text:span text:style-name="T147"> </text:span><text:span text:style-name="T148">(С, 3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1</text:p>
          </table:table-cell>
          <table:table-cell table:style-name="Dictionary.B41" table:number-columns-spanned="2" office:value-type="string">
            <text:p text:style-name="P12"><text:span text:style-name="T15">ВсеквО</text:span><text:span text:style-name="T12"></text:span><text:span text:style-name="T15">лий</text:span>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41" table:number-columns-spanned="3" office:value-type="string">
            <text:p text:style-name="P12"><text:span text:style-name="T128">утворене способом основословоскладання, похідне від слів:</text:span> <text:span text:style-name="T100">все </text:span>і <text:span text:style-name="T100">кво</text:span><text:span text:style-name="T12"></text:span><text:span text:style-name="T100">лий</text:span></text:p>
          </table:table-cell>
          <table:covered-table-cell/>
          <table:covered-table-cell/>
          <table:table-cell table:style-name="Dictionary.G41" table:number-columns-spanned="3" office:value-type="string">
            <text:p text:style-name="P8">Тож – в неба провалля в бездоння, бездолий</text:p>
            <text:p text:style-name="P8">нагірний, невірний, западистий рай,</text:p>
            <text:p text:style-name="P13"><text:span text:style-name="T112">всебідий, всегнівний, всещедрий, </text:span><text:span text:style-name="T119">всекволий</text:span><text:span text:style-name="T112">.</text:span></text:p>
            <text:p text:style-name="P8"><text:soft-page-break/>А що під крилом твоїм? Кара – карай. </text:p>
            <text:p text:style-name="P16"/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42" table:number-columns-spanned="5" office:value-type="string">
            <text:p text:style-name="P55"><text:span text:style-name="T98">кв</text:span><text:span text:style-name="T98">о</text:span><text:span text:style-name="T16"></text:span><text:span text:style-name="T98">лий</text:span></text:p>
            <text:p text:style-name="P30">-а, -е.</text:p>
            <text:p text:style-name="P30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38"><text:span text:style-name="T27">2) </text:span><text:span text:style-name="T48">перен.</text:span><text:span text:style-name="T27"> Позбавлений душевної стійкості, твердості, сили волі. || Небадьорий, млявий.</text:span><text:span text:style-name="T42"> </text:span><text:span text:style-name="T43">(С, 53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2</text:p>
          </table:table-cell>
          <table:table-cell table:style-name="Dictionary.B43" table:number-columns-spanned="2" office:value-type="string">
            <text:p text:style-name="P12"><text:span text:style-name="T15">ВсемежА</text:span><text:span text:style-name="T12"></text:span></text:p>
            <text:p text:style-name="P12">-и, <text:span text:style-name="T112">ім., ж., інд.-авт.</text:span></text:p>
          </table:table-cell>
          <table:covered-table-cell/>
          <table:table-cell table:style-name="Dictionary.D43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</text:span> і <text:span text:style-name="T100">межа</text:span><text:span text:style-name="T12"></text:span></text:p>
          </table:table-cell>
          <table:covered-table-cell/>
          <table:covered-table-cell/>
          <table:table-cell table:style-name="Dictionary.G43" table:number-columns-spanned="3" office:value-type="string">
            <text:p text:style-name="P8">Ти ще – ось-ось. Допіру-но ступив</text:p>
            <text:p text:style-name="P13"><text:span text:style-name="T112">за </text:span><text:span text:style-name="T119">всемежу</text:span><text:span text:style-name="T112">. </text:span><text:span text:style-name="T126">(П, І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44" table:number-columns-spanned="5" office:value-type="string">
            <text:p text:style-name="P55"><text:span text:style-name="T98">меж</text:span><text:span text:style-name="T98">а</text:span><text:span text:style-name="T16"></text:span></text:p>
            <text:p text:style-name="P42"><text:span text:style-name="T66">-і, </text:span><text:span text:style-name="T71">ж.</text:span></text:p>
            <text:p text:style-name="P38"><text:span text:style-name="T27">1) Лінія поділу якої-небудь території; границя (у 1 </text:span><text:span text:style-name="T48">знач.</text:span><text:span text:style-name="T27">). || Лінія, що поділяє землі або води суміжних держав; кордон. || Лінія (умовна), що розділяє між собою якісь частини поверхні. || </text:span><text:soft-page-break/><text:span text:style-name="T27">Зорова лінія, що відділяє що-небудь від чогось. || </text:span><text:span text:style-name="T48">перен.</text:span><text:span text:style-name="T27"> Уявна точка на сонячній орбіті, що поділяє лінію орбіти на відрізки, відповідні до ранку, дня або вечора. ||</text:span><text:span text:style-name="T48">між чим і чим</text:span><text:span text:style-name="T27">, </text:span><text:span text:style-name="T48">чого і чого</text:span><text:span text:style-name="T27">, </text:span><text:span text:style-name="T48">перен.</text:span><text:span text:style-name="T27"> Границя поділу, розрізнення яких-небудь явищ, предметів тощо.</text:span><text:span text:style-name="T42"> </text:span><text:span text:style-name="T43">(С, 6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3</text:p>
          </table:table-cell>
          <table:table-cell table:style-name="Dictionary.B45" table:number-columns-spanned="2" office:value-type="string">
            <text:p text:style-name="P23">Всемолодий</text:p>
            <text:p text:style-name="P12">-а<text:span text:style-name="T12"></text:span>, -е<text:span text:style-name="T12"></text:span>, <text:span text:style-name="T113">прикм., </text:span><text:span text:style-name="T112">інд.-авт.</text:span></text:p>
          </table:table-cell>
          <table:covered-table-cell/>
          <table:table-cell table:style-name="Dictionary.D45" table:number-columns-spanned="3" office:value-type="string">
            <text:p text:style-name="P12"><text:span text:style-name="T126">утворене способом основоскладання, похідне від слів:</text:span> <text:span text:style-name="T100">все</text:span> і <text:span text:style-name="T100">молоди</text:span><text:span text:style-name="T17"></text:span><text:span text:style-name="T100">й</text:span></text:p>
          </table:table-cell>
          <table:covered-table-cell/>
          <table:covered-table-cell/>
          <table:table-cell table:style-name="Dictionary.G45" table:number-columns-spanned="3" office:value-type="string">
            <text:p text:style-name="P8">Усесвіту пустеля</text:p>
            <text:p text:style-name="P8">небавом нас огорне,</text:p>
            <text:p text:style-name="P8">і мертва не воскресне</text:p>
            <text:p text:style-name="P13"><text:span text:style-name="T119">всемолода</text:span><text:span text:style-name="T112"> біда. </text:span><text:span text:style-name="T126">(П, І, 212);</text:span></text:p>
            <text:p text:style-name="P13"><text:span text:style-name="T112">І, хилячи </text:span><text:span text:style-name="T119">всемолоде</text:span><text:span text:style-name="T112"> чоло,</text:span></text:p>
            <text:p text:style-name="P13"><text:span text:style-name="T112">пройти під поглядом, немов під градом… </text:span><text:span text:style-name="T126">(П, ІІ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46" table:number-columns-spanned="5" office:value-type="string">
            <text:p text:style-name="P55"><text:span text:style-name="T98">молод</text:span><text:span text:style-name="T98">и</text:span><text:span text:style-name="T16"></text:span><text:span text:style-name="T98">й</text:span></text:p>
            <text:p text:style-name="P42"><text:span text:style-name="T66">-а, -е, </text:span><text:span text:style-name="T71">нар.-поет.</text:span></text:p>
            <text:p text:style-name="P42"><text:span text:style-name="T67">1) Який має небагато років, не досяг зрілого віку; юний. || Не старий. || </text:span><text:span text:style-name="T72">у знач.</text:span><text:span text:style-name="T67"> </text:span><text:span text:style-name="T72">ім.</text:span><text:span text:style-name="T67"> молодий, -дого, </text:span><text:span text:style-name="T72">ч.</text:span><text:span text:style-name="T67">; молода, -дої, </text:span><text:span text:style-name="T72">ж.</text:span><text:span text:style-name="T67">; молоде, -дого, </text:span><text:span text:style-name="T72">с.</text:span><text:span text:style-name="T67"> Той, хто має небагато років, ще не старий. || З прізвищем, прізвиськом і т. ін. – означає дітей (на відміну від батьків). || </text:span><text:span text:style-name="T72">у знач.</text:span><text:span text:style-name="T67"> </text:span><text:span text:style-name="T72">ім.</text:span><text:span text:style-name="T67"> молоді, -дих,</text:span><text:span text:style-name="T72">мн.</text:span><text:span text:style-name="T67"> Діти (</text:span><text:span text:style-name="T72">див.</text:span><text:span text:style-name="T67"> діти I 2)). || Стос. до молодості, належний, </text:span><text:span text:style-name="T72">власт.</text:span><text:span text:style-name="T67"> їй.</text:span><text:span text:style-name="T68"> </text:span><text:span text:style-name="T69">(С, 6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4</text:p>
          </table:table-cell>
          <table:table-cell table:style-name="Dictionary.B47" table:number-columns-spanned="2" office:value-type="string">
            <text:p text:style-name="P4"><text:span text:style-name="T18">ВсеначувА</text:span><text:span text:style-name="T13"></text:span><text:span text:style-name="T18">нний</text:span></text:p>
            <text:p text:style-name="P4"><text:soft-page-break/><text:span text:style-name="T106">-а, -е, </text:span><text:span text:style-name="T117">прикм., </text:span><text:span text:style-name="T118">інд.-авт.</text:span></text:p>
          </table:table-cell>
          <table:covered-table-cell/>
          <table:table-cell table:style-name="Dictionary.D47" table:number-columns-spanned="3" office:value-type="string">
            <text:p text:style-name="P12"><text:span text:style-name="T128">утворене </text:span><text:soft-page-break/><text:span text:style-name="T128">складносуфіксальним способом, похідне </text:span><text:span text:style-name="T128">від слів:</text:span> <text:span text:style-name="T100">все </text:span>і <text:span text:style-name="T100">начува</text:span><text:span text:style-name="T12"></text:span><text:span text:style-name="T100">тися</text:span></text:p>
          </table:table-cell>
          <table:covered-table-cell/>
          <table:covered-table-cell/>
          <table:table-cell table:style-name="Dictionary.G47" table:number-columns-spanned="3" office:value-type="string">
            <text:p text:style-name="P13"><text:span text:style-name="T112">І торопкі </text:span><text:span text:style-name="T119">всеначуванні</text:span><text:span text:style-name="T112"> кроки,</text:span></text:p>
            <text:p text:style-name="P13"><text:soft-page-break/><text:span text:style-name="T112">то лис блукає – із хвостом рудим. </text:span><text:span text:style-name="T126">(П, ІІ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48" table:number-columns-spanned="5" office:value-type="string">
            <text:p text:style-name="P55"><text:span text:style-name="T98">начув</text:span><text:span text:style-name="T98">а</text:span><text:span text:style-name="T16"></text:span><text:span text:style-name="T98">тися</text:span></text:p>
            <text:p text:style-name="P42"><text:span text:style-name="T66">-аюся, -аєшся, </text:span><text:span text:style-name="T71">недок.</text:span></text:p>
            <text:p text:style-name="P35"><text:span text:style-name="T32">Чекати розплати, помсти. || </text:span><text:span text:style-name="T49">чого</text:span><text:span text:style-name="T32">. Чекати чого-небудь неприємного.</text:span><text:span text:style-name="T33"> </text:span><text:span text:style-name="T34">(С, 74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5</text:p>
          </table:table-cell>
          <table:table-cell table:style-name="Dictionary.B49" table:number-columns-spanned="2" office:value-type="string">
            <text:p text:style-name="P4"><text:span text:style-name="T18">ВсенедочекА</text:span><text:span text:style-name="T13"></text:span><text:span text:style-name="T18">вшися</text:span></text:p>
            <text:p text:style-name="P10">дієприсл., док., інд.-авт.</text:p>
          </table:table-cell>
          <table:covered-table-cell/>
          <table:table-cell table:style-name="Dictionary.D49" table:number-columns-spanned="3" office:value-type="string">
            <text:p text:style-name="P12"><text:span text:style-name="T127">утворене способом основоскладання і суфіксально-префіксальним, похідне від слів:</text:span> <text:span text:style-name="T100">все</text:span> і <text:span text:style-name="T100">не дочека</text:span><text:span text:style-name="T11"></text:span><text:span text:style-name="T100">тися</text:span></text:p>
          </table:table-cell>
          <table:covered-table-cell/>
          <table:covered-table-cell/>
          <table:table-cell table:style-name="Dictionary.G49" table:number-columns-spanned="3" office:value-type="string">
            <text:p text:style-name="P8">Ну й долечка! Прождати на життя - </text:p>
            <text:p text:style-name="P13"><text:span text:style-name="T112">і </text:span><text:span text:style-name="T119">всенедочекавшися</text:span><text:span text:style-name="T112"> – померти! </text:span><text:span text:style-name="T126">(П, І, 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2" office:value-type="string">
            <text:p text:style-name="P4">все <text:span text:style-name="T105">(див. 6)</text:span></text:p>
          </table:table-cell>
          <table:covered-table-cell/>
          <table:table-cell table:style-name="Dictionary.D50" table:number-columns-spanned="4" office:value-type="string">
            <text:p text:style-name="P56">не</text:p>
            <text:p text:style-name="P41"><text:span text:style-name="T71">запереч.</text:span><text:span text:style-name="T66"> </text:span><text:span text:style-name="T71">част.</text:span></text:p>
            <text:p text:style-name="P29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<text:soft-page-break/>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 <text:span text:style-name="T124">(С, 746)</text:span></text:p>
          </table:table-cell>
          <table:covered-table-cell/>
          <table:covered-table-cell/>
          <table:covered-table-cell/>
          <table:table-cell table:style-name="Dictionary.H50" table:number-columns-spanned="2" office:value-type="string">
            <text:p text:style-name="P55"><text:span text:style-name="T98">дочек</text:span><text:span text:style-name="T98">а</text:span><text:span text:style-name="T16"></text:span><text:span text:style-name="T98">тися</text:span></text:p>
            <text:p text:style-name="P42"><text:span text:style-name="T66">-аюся, -аєшся, </text:span><text:span text:style-name="T71">док.</text:span><text:span text:style-name="T66">, дочікуватися, -уюся, -уєшся, </text:span><text:span text:style-name="T71">недок.</text:span></text:p>
            <text:p text:style-name="P30">Пробути, прожити до того часу, поки настане, з'явиться очікуване; діждатися.<text:span text:style-name="T147"> </text:span><text:span text:style-name="T148">(С, 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">26</text:p>
          </table:table-cell>
          <table:table-cell table:style-name="Dictionary.B51" table:number-columns-spanned="2" office:value-type="string">
            <text:p text:style-name="P4"><text:span text:style-name="T18">ВсенеНАждА</text:span><text:span text:style-name="T13"></text:span><text:span text:style-name="T18">н</text:span><text:span text:style-name="T18">ний</text:span></text:p>
            <text:p text:style-name="P4"><text:span text:style-name="T106">-а, -е, </text:span><text:span text:style-name="T117">прикм., </text:span><text:span text:style-name="T118">інд.-авт.</text:span></text:p>
          </table:table-cell>
          <table:covered-table-cell/>
          <table:table-cell table:style-name="Dictionary.D51" table:number-columns-spanned="3" office:value-type="string">
            <text:p text:style-name="P17"><text:span text:style-name="T105">утворене способом основоскладання і суфіксально-префіксальним, похідне від слів:</text:span><text:span text:style-name="T106"> </text:span>все<text:span text:style-name="T106"> і </text:span>не жда<text:span text:style-name="T1"></text:span>ти</text:p>
          </table:table-cell>
          <table:covered-table-cell/>
          <table:covered-table-cell/>
          <table:table-cell table:style-name="Dictionary.G51" table:number-columns-spanned="3" office:value-type="string">
            <text:p text:style-name="P8">я забуваюся, коли цнота</text:p>
            <text:p text:style-name="P8">пречистого пребілого паперу</text:p>
            <text:p text:style-name="P8">почне мене, відкривши добру еру</text:p>
            <text:p text:style-name="P8">натхнення в тиші, і коли мета</text:p>
            <text:p text:style-name="P13"><text:span text:style-name="T112">мене в полон імкне, </text:span><text:span text:style-name="T119">всененажданна</text:span><text:span text:style-name="T112">. </text:span><text:span text:style-name="T126">(П, ІІ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2" office:value-type="string">
            <text:p text:style-name="P4">все <text:span text:style-name="T105">(див. 6)</text:span></text:p>
          </table:table-cell>
          <table:covered-table-cell/>
          <table:table-cell table:style-name="Dictionary.D52" table:number-columns-spanned="4" office:value-type="string">
            <text:p text:style-name="P4">не <text:span text:style-name="T105">(див. 25)</text:span></text:p>
          </table:table-cell>
          <table:covered-table-cell/>
          <table:covered-table-cell/>
          <table:covered-table-cell/>
          <table:table-cell table:style-name="Dictionary.H52" table:number-columns-spanned="2" office:value-type="string">
            <text:p text:style-name="P55"><text:span text:style-name="T98">жд</text:span><text:span text:style-name="T98">а</text:span><text:span text:style-name="T16"></text:span><text:span text:style-name="T98">ти</text:span></text:p>
            <text:p text:style-name="P42"><text:span text:style-name="T66">жду, ждеш, </text:span><text:span text:style-name="T71">недок.</text:span></text:p>
            <text:p text:style-name="P30">1) <text:span text:style-name="T111">перех.</text:span> Перебувати де-небудь, щоб побачити когось, зустрітися з кимось; чекати, очікувати. || <text:span text:style-name="T111">перех.</text:span> <text:span text:style-name="T111">і неперех.</text:span>, <text:span text:style-name="T111">кого</text:span>, <text:span text:style-name="T111">чого</text:span>, <text:span text:style-name="T111">на кого </text:span>–<text:span text:style-name="T111">що</text:span>, <text:span text:style-name="T111">зі спол.</text:span> Розраховувати на чиє-небудь повернення, на прихід, появу когось, <text:soft-page-break/>чогось, на здійснення чогось.</text:p>
            <text:p text:style-name="P39"><text:span text:style-name="T32">2) </text:span><text:span text:style-name="T49">перех.</text:span><text:span text:style-name="T32"> </text:span><text:span text:style-name="T49">і неперех.</text:span><text:span text:style-name="T32"> Надіятися на що-небудь, сподіватися чогось; чекати.</text:span><text:span text:style-name="T33"> </text:span><text:span text:style-name="T34">(С, 365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">27</text:p>
          </table:table-cell>
          <table:table-cell table:style-name="Dictionary.B53" table:number-columns-spanned="2" office:value-type="string">
            <text:p text:style-name="P23">Всенезустріч</text:p>
            <text:p text:style-name="P12">-і, <text:span text:style-name="T112">ім., ж., інд.-авт.</text:span></text:p>
          </table:table-cell>
          <table:covered-table-cell/>
          <table:table-cell table:style-name="Dictionary.D53" table:number-columns-spanned="3" office:value-type="string">
            <text:p text:style-name="P12"><text:span text:style-name="T128">утворене способом зрощення, похідне від слів:</text:span> <text:span text:style-name="T100">все</text:span> і <text:span text:style-name="T100">незу</text:span><text:span text:style-name="T17"></text:span><text:span text:style-name="T100">стріч</text:span></text:p>
          </table:table-cell>
          <table:covered-table-cell/>
          <table:covered-table-cell/>
          <table:table-cell table:style-name="Dictionary.G53" table:number-columns-spanned="3" office:value-type="string">
            <text:p text:style-name="P8">Ця дорога вседороги</text:p>
            <text:p text:style-name="P13"><text:span text:style-name="T119">всенезустрічі</text:span><text:span text:style-name="T112"> – всегону.</text:span></text:p>
            <text:p text:style-name="P8">Позирай із заквагону</text:p>
            <text:p text:style-name="P13"><text:span text:style-name="T112">за сузір’ям Козерога. </text:span><text:span text:style-name="T126">(П, І, 67);</text:span></text:p>
            <text:p text:style-name="P8">Що мав – привиділось, причулося,</text:p>
            <text:p text:style-name="P13"><text:span text:style-name="T112">на </text:span><text:span text:style-name="T119">всенезустріч</text:span><text:span text:style-name="T112">, всепрощання. </text:span><text:span text:style-name="T126">(П, І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2" office:value-type="string">
            <text:p text:style-name="P4">все <text:span text:style-name="T105">(див. 6)</text:span></text:p>
          </table:table-cell>
          <table:covered-table-cell/>
          <table:table-cell table:style-name="Dictionary.D54" table:number-columns-spanned="4" office:value-type="string">
            <text:p text:style-name="P4">не <text:span text:style-name="T105">(див. 25)</text:span></text:p>
          </table:table-cell>
          <table:covered-table-cell/>
          <table:covered-table-cell/>
          <table:covered-table-cell/>
          <table:table-cell table:style-name="Dictionary.H54" table:number-columns-spanned="2" office:value-type="string">
            <text:p text:style-name="P55"><text:span text:style-name="T98">з</text:span><text:span text:style-name="T98">у</text:span><text:span text:style-name="T16"></text:span><text:span text:style-name="T98">стріч</text:span></text:p>
            <text:p text:style-name="P42"><text:span text:style-name="T66">-і, </text:span><text:span text:style-name="T71">ж.</text:span><text:span text:style-name="T66">, </text:span><text:span text:style-name="T71">кого</text:span><text:span text:style-name="T66">, </text:span><text:span text:style-name="T71">чого</text:span><text:span text:style-name="T66">, </text:span><text:span text:style-name="T71">з ким </text:span><text:span text:style-name="T66">– </text:span><text:span text:style-name="T71">чим і без додатка</text:span><text:span text:style-name="T66">.</text:span></text:p>
            <text:p text:style-name="P30">1) Зближення з ким-, чим-небудь, хто (що) рухається навпроти.</text:p>
            <text:p text:style-name="P38"><text:span text:style-name="T27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</text:span><text:soft-page-break/><text:span text:style-name="T27">наради і т. ін. || Спортивне змагання. ||</text:span><text:span text:style-name="T48">рідко</text:span><text:span text:style-name="T27">. Знайомство.</text:span><text:span text:style-name="T42"> </text:span><text:span text:style-name="T43">(С, 483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">28</text:p>
          </table:table-cell>
          <table:table-cell table:style-name="Dictionary.B55" table:number-columns-spanned="2" office:value-type="string">
            <text:p text:style-name="P12"><text:span text:style-name="T15">Всенезустріч</text:span><text:span text:style-name="T1">-</text:span><text:span text:style-name="T15">всегíн</text:span></text:p>
            <text:p text:style-name="P12">-гону, <text:span text:style-name="T112">ім., ж., інд.-авт.</text:span></text:p>
          </table:table-cell>
          <table:covered-table-cell/>
          <table:table-cell table:style-name="Dictionary.D55" table:number-columns-spanned="3" office:value-type="string">
            <text:p text:style-name="P12"><text:span text:style-name="T128">утворене способом словоскладання, похідне від слів:</text:span><text:span text:style-name="T154"> </text:span><text:span text:style-name="T101">всенезу</text:span><text:span text:style-name="T16"></text:span><text:span text:style-name="T101">стріч</text:span><text:span text:style-name="T154"> і </text:span><text:span text:style-name="T101">всегі</text:span><text:span text:style-name="T16"></text:span><text:span text:style-name="T101">н</text:span></text:p>
          </table:table-cell>
          <table:covered-table-cell/>
          <table:covered-table-cell/>
          <table:table-cell table:style-name="Dictionary.G55" table:number-columns-spanned="3" office:value-type="string">
            <text:p text:style-name="P8">Ця дорога вседороги,</text:p>
            <text:p text:style-name="P13"><text:span text:style-name="T119">всенезустрічі-всегону</text:span><text:span text:style-name="T112">,</text:span></text:p>
            <text:p text:style-name="P8">позирай із зак-вагону</text:p>
            <text:p text:style-name="P13"><text:span text:style-name="T112">за сузір’ям Козерога. </text:span><text:span text:style-name="T126">(П, І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3" office:value-type="string">
            <text:p text:style-name="P12"><text:span text:style-name="T101">всенезу</text:span><text:span text:style-name="T16"></text:span><text:span text:style-name="T101">стріч </text:span><text:span text:style-name="T107">(див. 27)</text:span></text:p>
          </table:table-cell>
          <table:covered-table-cell/>
          <table:covered-table-cell/>
          <table:table-cell table:style-name="Dictionary.E56" table:number-columns-spanned="5" office:value-type="string">
            <text:p text:style-name="P13"><text:span text:style-name="T101">всегі</text:span><text:span text:style-name="T16"></text:span><text:span text:style-name="T101">н </text:span><text:span text:style-name="T107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9</text:p>
          </table:table-cell>
          <table:table-cell table:style-name="Dictionary.B57" table:number-columns-spanned="2" office:value-type="string">
            <text:p text:style-name="P12"><text:span text:style-name="T15">ВсенепІзнани</text:span><text:span text:style-name="T15">й</text:span>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57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</text:span> і <text:span text:style-name="T100">непі</text:span><text:span text:style-name="T17"></text:span><text:span text:style-name="T100">знаний</text:span></text:p>
          </table:table-cell>
          <table:covered-table-cell/>
          <table:covered-table-cell/>
          <table:table-cell table:style-name="Dictionary.G57" table:number-columns-spanned="3" office:value-type="string">
            <text:p text:style-name="P8">…попелясті зозулі</text:p>
            <text:p text:style-name="P8">вістили роки: жий однині</text:p>
            <text:p text:style-name="P13"><text:span text:style-name="T112">на </text:span><text:span text:style-name="T119">всенепізнаній</text:span><text:span text:style-name="T112"> землі. </text:span><text:span text:style-name="T126">(П, І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3" office:value-type="string">
            <text:p text:style-name="P4">все (див. 6)</text:p>
          </table:table-cell>
          <table:covered-table-cell/>
          <table:covered-table-cell/>
          <table:table-cell table:style-name="Dictionary.E58" table:number-columns-spanned="5" office:value-type="string">
            <text:p text:style-name="P55"><text:span text:style-name="T98">неп</text:span><text:span text:style-name="T98">і</text:span><text:span text:style-name="T16"></text:span><text:span text:style-name="T98">знаний</text:span></text:p>
            <text:p text:style-name="P30">-а, -е.</text:p>
            <text:p text:style-name="P30">Якого ще не пізнали, не вивчили. <text:span text:style-name="T148">(С, 7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0</text:p>
          </table:table-cell>
          <table:table-cell table:style-name="Dictionary.B59" table:number-columns-spanned="2" office:value-type="string">
            <text:p text:style-name="P23">ВсенепогАс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59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</text:span> і <text:span text:style-name="T100">непога</text:span><text:span text:style-name="T17"></text:span><text:span text:style-name="T100">сний</text:span></text:p>
          </table:table-cell>
          <table:covered-table-cell/>
          <table:covered-table-cell/>
          <table:table-cell table:style-name="Dictionary.G59" table:number-columns-spanned="3" office:value-type="string">
            <text:p text:style-name="P8">оце світіння полохких світань</text:p>
            <text:p text:style-name="P8">світів жертовних, що мене запалює</text:p>
            <text:p text:style-name="P13"><text:span text:style-name="T119">всенепогасним</text:span><text:span text:style-name="T112"> і ламким, як крига,</text:span></text:p>
            <text:p text:style-name="P13"><text:span text:style-name="T112">огнем співучих надторосів – криг. </text:span><text:span text:style-name="T126">(П, І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60" table:number-columns-spanned="5" office:value-type="string">
            <text:p text:style-name="P55"><text:span text:style-name="T98">непог</text:span><text:span text:style-name="T98">а</text:span><text:span text:style-name="T16"></text:span><text:span text:style-name="T98">сний</text:span></text:p>
            <text:p text:style-name="P30">-а, -е.</text:p>
            <text:p text:style-name="P30">1) Який не гасне, якого не можна погасити; невгасимий.</text:p>
            <text:p text:style-name="P35"><text:soft-page-break/><text:span text:style-name="T32">2) </text:span><text:span text:style-name="T49">перен.</text:span><text:span text:style-name="T32"> Який з часом не втрачає своєї сили; неослабний. || Якого не можна стримати, угамувати.</text:span><text:span text:style-name="T33"> </text:span><text:span text:style-name="T34">(С, 7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1</text:p>
          </table:table-cell>
          <table:table-cell table:style-name="Dictionary.B61" table:number-columns-spanned="2" office:value-type="string">
            <text:p text:style-name="P23">ВсенепокОра</text:p>
            <text:p text:style-name="P12">-и, <text:span text:style-name="T112">ім., ж., інд.-авт.</text:span></text:p>
          </table:table-cell>
          <table:covered-table-cell/>
          <table:table-cell table:style-name="Dictionary.D61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</text:span> і <text:span text:style-name="T100">непоко</text:span><text:span text:style-name="T14"></text:span><text:span text:style-name="T100">ра</text:span></text:p>
          </table:table-cell>
          <table:covered-table-cell/>
          <table:covered-table-cell/>
          <table:table-cell table:style-name="Dictionary.G61" table:number-columns-spanned="3" office:value-type="string">
            <text:p text:style-name="P8">Страшна ковбаня – чорна і масна.</text:p>
            <text:p text:style-name="P8">І дух тяжкий повзе, немов потвора,</text:p>
            <text:p text:style-name="P13"><text:span text:style-name="T112">в лещатах дум твоя </text:span><text:span text:style-name="T119">всенепокора</text:span><text:span text:style-name="T112">,</text:span></text:p>
            <text:p text:style-name="P13"><text:span text:style-name="T112">стою на кладці. Дозираю дна. </text:span><text:span text:style-name="T126">(П, І, 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62" table:number-columns-spanned="5" office:value-type="string">
            <text:p text:style-name="P55"><text:span text:style-name="T98">непок</text:span><text:span text:style-name="T98">о</text:span><text:span text:style-name="T16"></text:span><text:span text:style-name="T98">ра</text:span></text:p>
            <text:p text:style-name="P42"><text:span text:style-name="T66">-и, </text:span><text:span text:style-name="T71">ж.</text:span></text:p>
            <text:p text:style-name="P30">Небажання або відмова підкорятися кому-небудь, слухатися когось і т. ін.<text:span text:style-name="T147"> </text:span><text:span text:style-name="T148">(С, 7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2</text:p>
          </table:table-cell>
          <table:table-cell table:style-name="Dictionary.B63" table:number-columns-spanned="2" office:value-type="string">
            <text:p text:style-name="P12"><text:span text:style-name="T15">ВсенищІ</text:span><text:span text:style-name="T16"></text:span><text:span text:style-name="T15">вність</text:span></text:p>
            <text:p text:style-name="P12">-ності, <text:span text:style-name="T112">ім., ж., інд.-авт.</text:span></text:p>
          </table:table-cell>
          <table:covered-table-cell/>
          <table:table-cell table:style-name="Dictionary.D63" table:number-columns-spanned="3" office:value-type="string">
            <text:p text:style-name="P12"><text:span text:style-name="T128">утворене складносуфіксальним способом, похідне від слів:</text:span><text:span text:style-name="T154"> </text:span><text:span text:style-name="T101">все </text:span><text:span text:style-name="T107">і </text:span><text:span text:style-name="T101">нищівний</text:span></text:p>
          </table:table-cell>
          <table:covered-table-cell/>
          <table:covered-table-cell/>
          <table:table-cell table:style-name="Dictionary.G63" table:number-columns-spanned="3" office:value-type="string">
            <text:p text:style-name="P8">І ти збагнеш</text:p>
            <text:p text:style-name="P13"><text:span text:style-name="T112">обнавіснілу </text:span><text:span text:style-name="T119">всенищівність</text:span><text:span text:style-name="T112"> роду. </text:span><text:span text:style-name="T126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64" table:number-columns-spanned="5" office:value-type="string">
            <text:p text:style-name="P55"><text:span text:style-name="T98">нищівн</text:span><text:span text:style-name="T98">и</text:span><text:span text:style-name="T16"></text:span><text:span text:style-name="T98">й</text:span></text:p>
            <text:p text:style-name="P30">-а, -е.</text:p>
            <text:p text:style-name="P30"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147"> </text:span><text:span text:style-name="T148">(С, 786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">33</text:p>
          </table:table-cell>
          <table:table-cell table:style-name="Dictionary.B65" table:number-columns-spanned="2" office:value-type="string">
            <text:p text:style-name="P12"><text:span text:style-name="T15">ВсеО</text:span><text:span text:style-name="T16"></text:span><text:span text:style-name="T15">брій</text:span></text:p>
            <text:p text:style-name="P12">-ю, <text:span text:style-name="T112">ім., ч., інд.-авт.</text:span></text:p>
          </table:table-cell>
          <table:covered-table-cell/>
          <table:table-cell table:style-name="Dictionary.D65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 </text:span>і <text:span text:style-name="T100">о</text:span><text:span text:style-name="T16"></text:span><text:span text:style-name="T100">брій</text:span></text:p>
          </table:table-cell>
          <table:covered-table-cell/>
          <table:covered-table-cell/>
          <table:table-cell table:style-name="Dictionary.G65" table:number-columns-spanned="3" office:value-type="string">
            <text:p text:style-name="P8">Старечою ходою</text:p>
            <text:p text:style-name="P8">із костуром – іще бриниш мені</text:p>
            <text:p text:style-name="P13"><text:span text:style-name="T119">всеобрієм</text:span><text:span text:style-name="T112">. </text:span><text:span text:style-name="T126">(П, І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66" table:number-columns-spanned="5" office:value-type="string">
            <text:p text:style-name="P55"><text:span text:style-name="T98">о</text:span><text:span text:style-name="T16"></text:span><text:span text:style-name="T98">брій</text:span></text:p>
            <text:p text:style-name="P42"><text:span text:style-name="T66">-ю, </text:span><text:span text:style-name="T71">ч.</text:span></text:p>
            <text:p text:style-name="P30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30">2) Простір, який постає перед очима на відкритій місцевості; видноколо.<text:span text:style-name="T147"> </text:span><text:span text:style-name="T148">(С, 8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4</text:p>
          </table:table-cell>
          <table:table-cell table:style-name="Dictionary.B67" table:number-columns-spanned="2" office:value-type="string">
            <text:p text:style-name="P12"><text:span text:style-name="T15">ВсеобрушА</text:span><text:span text:style-name="T16"></text:span><text:span text:style-name="T15">ти</text:span></text:p>
            <text:p text:style-name="P12">-а<text:span text:style-name="T16"></text:span>ю, -єш, дієсл., <text:span text:style-name="T113">недок., перех., інд.-авт.</text:span></text:p>
          </table:table-cell>
          <table:covered-table-cell/>
          <table:table-cell table:style-name="Dictionary.D67" table:number-columns-spanned="3" office:value-type="string">
            <text:p text:style-name="P12"><text:span text:style-name="T126">утворене способом основоскладання, похідне від слів:</text:span> <text:span text:style-name="T100">все</text:span> і <text:span text:style-name="T100">обруша</text:span><text:span text:style-name="T16"></text:span><text:span text:style-name="T100">ти</text:span></text:p>
          </table:table-cell>
          <table:covered-table-cell/>
          <table:covered-table-cell/>
          <table:table-cell table:style-name="Dictionary.G67" table:number-columns-spanned="3" office:value-type="string">
            <text:p text:style-name="P13"><text:span text:style-name="T112">Та </text:span><text:span text:style-name="T119">всеобрушає</text:span><text:span text:style-name="T112"> нестерпно</text:span></text:p>
            <text:p text:style-name="P8">двопогляд. У ньому ти сущий,</text:p>
            <text:p text:style-name="P8">померлий, пантруєш живого,</text:p>
            <text:p text:style-name="P13"><text:span text:style-name="T112">зориш за померлим – живий. </text:span><text:span text:style-name="T126">(П, І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2" office:value-type="string">
            <text:p text:style-name="P4">все <text:span text:style-name="T105">(див. 6)</text:span></text:p>
          </table:table-cell>
          <table:covered-table-cell/>
          <table:table-cell table:style-name="Dictionary.D68" table:number-columns-spanned="6" office:value-type="string">
            <text:p text:style-name="P55"><text:span text:style-name="T29">обр</text:span><text:span text:style-name="T29">у</text:span><text:span text:style-name="T5"></text:span><text:span text:style-name="T29">шувати</text:span></text:p>
            <text:p text:style-name="P42"><text:span text:style-name="T66">-ую, -уєш </text:span><text:span text:style-name="T71">і рідко </text:span><text:span text:style-name="T66">обрушати, -аю, -аєш, </text:span><text:span text:style-name="T71">недок.</text:span><text:span text:style-name="T66">, обрушити, -шу, -шиш,</text:span><text:span text:style-name="T71">док.</text:span><text:span text:style-name="T66">, </text:span><text:span text:style-name="T71">перех.</text:span></text:p>
            <text:p text:style-name="P38"><text:span text:style-name="T27">3) </text:span><text:span text:style-name="T48">перен.</text:span><text:span text:style-name="T27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42"> </text:span><text:span text:style-name="T43">(С, 817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5</text:p>
          </table:table-cell>
          <table:table-cell table:style-name="Dictionary.B69" table:number-columns-spanned="2" office:value-type="string">
            <text:p text:style-name="P12"><text:span text:style-name="T15">ВсеО</text:span><text:span text:style-name="T16"></text:span><text:span text:style-name="T15">чі</text:span></text:p>
            <text:p text:style-name="P12">-чéй, <text:span text:style-name="T112">ім., мн., інд.-авт.</text:span></text:p>
          </table:table-cell>
          <table:covered-table-cell/>
          <table:table-cell table:style-name="Dictionary.D69" table:number-columns-spanned="3" office:value-type="string">
            <text:p text:style-name="P12"><text:span text:style-name="T128">утворене способом основоскладання, </text:span><text:soft-page-break/><text:span text:style-name="T128">похідне від слів:</text:span> <text:span text:style-name="T100">все</text:span> і <text:span text:style-name="T100">о</text:span><text:span text:style-name="T16"></text:span><text:span text:style-name="T100">чі</text:span></text:p>
          </table:table-cell>
          <table:covered-table-cell/>
          <table:covered-table-cell/>
          <table:table-cell table:style-name="Dictionary.G69" table:number-columns-spanned="3" office:value-type="string">
            <text:p text:style-name="P8">Узорені, роздумані, прозорі - </text:p>
            <text:p text:style-name="P8">вони – одне високе чудування - </text:p>
            <text:p text:style-name="P8"><text:soft-page-break/>недоторканна є оця зчужілість</text:p>
            <text:p text:style-name="P13"><text:span text:style-name="T112">і всепрозріння добрих </text:span><text:span text:style-name="T119">всеочей</text:span><text:span text:style-name="T112">. </text:span><text:span text:style-name="T126">(П, ІІ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2" office:value-type="string">
            <text:p text:style-name="P4">все <text:span text:style-name="T105">(див. 6)</text:span></text:p>
          </table:table-cell>
          <table:covered-table-cell/>
          <table:table-cell table:style-name="Dictionary.D70" table:number-columns-spanned="6" office:value-type="string">
            <text:p text:style-name="P55"><text:span text:style-name="T28">О</text:span><text:span text:style-name="T5"></text:span><text:span text:style-name="T28">ко (</text:span><text:span text:style-name="T28">о</text:span><text:span text:style-name="T5"></text:span><text:span text:style-name="T28">чі)</text:span></text:p>
            <text:p text:style-name="P42"><text:span text:style-name="T62">I </text:span><text:span text:style-name="T66">-а, </text:span><text:span text:style-name="T71">с.</text:span><text:span text:style-name="T66"> (</text:span><text:span text:style-name="T71">мн.</text:span><text:span text:style-name="T66"> очі, </text:span><text:span text:style-name="T71">рідко </text:span><text:span text:style-name="T66">вічі, очей – </text:span><text:span text:style-name="T71">перев.</text:span><text:span text:style-name="T66"> </text:span><text:span text:style-name="T71">з прийм.</text:span><text:span text:style-name="T66"> у).</text:span></text:p>
            <text:p text:style-name="P29">1) Орган зору у людини, всіх хребетних та деяких безхребетних тварин. || Те саме, що погляд.</text:p>
            <text:p text:style-name="P30">2) <text:span text:style-name="T111">розм.</text:span> Здатність бачити; зір. || <text:span text:style-name="T111">тільки одн.</text:span> Особлива здатність бачення, властива людині завдяки певній професії, досвіду і т. ін.</text:p>
            <text:p text:style-name="P35"><text:span text:style-name="T32">3) </text:span><text:span text:style-name="T49">перен.</text:span><text:span text:style-name="T32">, </text:span><text:span text:style-name="T49">розм.</text:span><text:span text:style-name="T32"> Піклування, догляд.</text:span><text:span text:style-name="T33"> </text:span><text:span text:style-name="T34">(С, 837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6</text:p>
          </table:table-cell>
          <table:table-cell table:style-name="Dictionary.B71" table:number-columns-spanned="2" office:value-type="string">
            <text:p text:style-name="P23">Всепам’яткий</text:p>
            <text:p text:style-name="P12">-á, -é, <text:span text:style-name="T113">прикм., </text:span><text:span text:style-name="T112">інд.-авт.</text:span></text:p>
          </table:table-cell>
          <table:covered-table-cell/>
          <table:table-cell table:style-name="Dictionary.D71" table:number-columns-spanned="3" office:value-type="string">
            <text:p text:style-name="P12"><text:span text:style-name="T128">утворене способом основоскладання, похідне від слів:</text:span> <text:span text:style-name="T100">все</text:span> і <text:span text:style-name="T101">пам’яткий</text:span></text:p>
          </table:table-cell>
          <table:covered-table-cell/>
          <table:covered-table-cell/>
          <table:table-cell table:style-name="Dictionary.G71" table:number-columns-spanned="3" office:value-type="string">
            <text:p text:style-name="P8">Володарю своєї смерті, доля - </text:p>
            <text:p text:style-name="P13"><text:span text:style-name="T119">всепам’ятка</text:span><text:span text:style-name="T112">, всечула, всевидюща - </text:span></text:p>
            <text:p text:style-name="P13"><text:span text:style-name="T112">нічого не забуде, не простить. </text:span><text:span text:style-name="T126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2" office:value-type="string">
            <text:p text:style-name="P4">все <text:span text:style-name="T105">(див. 6)</text:span></text:p>
          </table:table-cell>
          <table:covered-table-cell/>
          <table:table-cell table:style-name="Dictionary.D72" table:number-columns-spanned="6" office:value-type="string">
            <text:p text:style-name="P55"><text:span text:style-name="T29">Пам’ятл</text:span><text:span text:style-name="T29">и</text:span><text:span text:style-name="T5"></text:span><text:span text:style-name="T29">вий (пам’ятки</text:span><text:span text:style-name="T5"></text:span><text:span text:style-name="T29">й)</text:span></text:p>
            <text:p text:style-name="P30">-а, -е.</text:p>
            <text:p text:style-name="P30">1) Який має добру пам'ять, здатний легко запам'ятовувати.<text:span text:style-name="T147"> </text:span><text:span text:style-name="T148">(С, 879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7</text:p>
          </table:table-cell>
          <table:table-cell table:style-name="Dictionary.B73" table:number-columns-spanned="2" office:value-type="string">
            <text:p text:style-name="P23">ВсепекЕль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73" table:number-columns-spanned="3" office:value-type="string">
            <text:p text:style-name="P15"><text:span text:style-name="T105">утворене способом основоскладання, похідне від слів:</text:span> <text:span text:style-name="T100">все</text:span> і <text:span text:style-name="T100">пекéльний</text:span></text:p>
          </table:table-cell>
          <table:covered-table-cell/>
          <table:covered-table-cell/>
          <table:table-cell table:style-name="Dictionary.G73" table:number-columns-spanned="3" office:value-type="string">
            <text:p text:style-name="P8">Сяє срібне серце землі</text:p>
            <text:p text:style-name="P13"><text:span text:style-name="T119">всепекельними </text:span><text:span text:style-name="T112">калюжами. </text:span><text:span text:style-name="T126">(П, І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74" table:number-columns-spanned="5" office:value-type="string">
            <text:p text:style-name="P55"><text:span text:style-name="T98">пек</text:span><text:span text:style-name="T98">е</text:span><text:span text:style-name="T16"></text:span><text:span text:style-name="T98">льний</text:span></text:p>
            <text:p text:style-name="P30">-а, -е.</text:p>
            <text:p text:style-name="P29">1) Прикм. до пекло 1). || Який уявно <text:soft-page-break/>спостерігається в пеклі.</text:p>
            <text:p text:style-name="P30">2) <text:span text:style-name="T111">перен.</text:span> Важкий, жахливий, нестерпний; такий, як у пеклі. || Надзвичайний за ступенем прояву; дуже великий.</text:p>
            <text:p text:style-name="P35"><text:span text:style-name="T32">3) </text:span><text:span text:style-name="T49">перен.</text:span><text:span text:style-name="T32"> Злий, підступний. || </text:span><text:span text:style-name="T49">розм.</text:span><text:span text:style-name="T32"> Уживається як лайливе слово.</text:span><text:span text:style-name="T33"> </text:span><text:span text:style-name="T34">(С, 896-89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8</text:p>
          </table:table-cell>
          <table:table-cell table:style-name="Dictionary.B75" table:number-columns-spanned="2" office:value-type="string">
            <text:p text:style-name="P23">ВсеперелЕт</text:p>
            <text:p text:style-name="P12">-у, <text:span text:style-name="T112">ім., ч., інд.-авт.</text:span></text:p>
          </table:table-cell>
          <table:covered-table-cell/>
          <table:table-cell table:style-name="Dictionary.D75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все</text:span><text:span text:style-name="T154"> і </text:span><text:span text:style-name="T101">перелі</text:span><text:span text:style-name="T16"></text:span><text:span text:style-name="T101">т</text:span></text:p>
          </table:table-cell>
          <table:covered-table-cell/>
          <table:covered-table-cell/>
          <table:table-cell table:style-name="Dictionary.G75" table:number-columns-spanned="3" office:value-type="string">
            <text:p text:style-name="P8">Це божевілля пориву, ця рвань</text:p>
            <text:p text:style-name="P13"><text:span text:style-name="T119">всеперелетів</text:span><text:span text:style-name="T112"> – з пекла і до раю,</text:span></text:p>
            <text:p text:style-name="P13"><text:span text:style-name="T112">це надвисання в смерть… </text:span><text:span text:style-name="T126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76" table:number-columns-spanned="5" office:value-type="string">
            <text:p text:style-name="P55"><text:span text:style-name="T98">перел</text:span><text:span text:style-name="T98">і</text:span><text:span text:style-name="T16"></text:span><text:span text:style-name="T98">т</text:span></text:p>
            <text:p text:style-name="P42"><text:span text:style-name="T66">-льоту, </text:span><text:span text:style-name="T71">ч.</text:span></text:p>
            <text:p text:style-name="P29">1) Дія і стан за знач. перелетіти 1), перелітати <text:span text:style-name="T124">(С, 9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39</text:p>
          </table:table-cell>
          <table:table-cell table:style-name="Dictionary.B77" table:number-columns-spanned="2" office:value-type="string">
            <text:p text:style-name="P23">Всепереляк</text:p>
            <text:p text:style-name="P12">-у, <text:span text:style-name="T112">ім., ч., інд.-авт.</text:span></text:p>
          </table:table-cell>
          <table:covered-table-cell/>
          <table:table-cell table:style-name="Dictionary.D77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все</text:span><text:span text:style-name="T154"> і </text:span><text:span text:style-name="T101">переляк</text:span></text:p>
          </table:table-cell>
          <table:covered-table-cell/>
          <table:covered-table-cell/>
          <table:table-cell table:style-name="Dictionary.G77" table:number-columns-spanned="3" office:value-type="string">
            <text:p text:style-name="P8">Куди сховатись,</text:p>
            <text:p text:style-name="P8">аби втекти глухонімого болю</text:p>
            <text:p text:style-name="P13"><text:span text:style-name="T112">і таємничого </text:span><text:span text:style-name="T119">Всепереляку</text:span></text:p>
            <text:p text:style-name="P13"><text:span text:style-name="T112">і ницого рятунку Порожнеч? </text:span><text:span text:style-name="T126">(П, І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78" table:number-columns-spanned="5" office:value-type="string">
            <text:p text:style-name="P55"><text:span text:style-name="T98">перел</text:span><text:span text:style-name="T98">я</text:span><text:span text:style-name="T16"></text:span><text:span text:style-name="T98">к</text:span></text:p>
            <text:p text:style-name="P42"><text:span text:style-name="T66">-у, </text:span><text:span text:style-name="T71">ч.</text:span></text:p>
            <text:p text:style-name="P30">Почуття страху, боязні. || Стан, викликаний таким почуттям; зовнішні ознаки такого почуття.<text:span text:style-name="T147"> </text:span><text:span text:style-name="T148">(С, 9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0</text:p>
          </table:table-cell>
          <table:table-cell table:style-name="Dictionary.B79" table:number-columns-spanned="2" office:value-type="string">
            <text:p text:style-name="P23">Всепопéреду</text:p>
            <text:p text:style-name="P7"><text:soft-page-break/>присл., інд.-авт.</text:p>
          </table:table-cell>
          <table:covered-table-cell/>
          <table:table-cell table:style-name="Dictionary.D79" table:number-columns-spanned="3" office:value-type="string">
            <text:p text:style-name="P12"><text:span text:style-name="T127">утворене способом </text:span><text:soft-page-break/><text:span text:style-name="T127">зрощення, похідне від слів:</text:span><text:span text:style-name="T154"> </text:span><text:span text:style-name="T101">все</text:span><text:span text:style-name="T154"> і </text:span><text:span text:style-name="T101">попéреду</text:span></text:p>
          </table:table-cell>
          <table:covered-table-cell/>
          <table:covered-table-cell/>
          <table:table-cell table:style-name="Dictionary.G79" table:number-columns-spanned="3" office:value-type="string">
            <text:p text:style-name="P13"><text:span text:style-name="T112">Іду до вас – ви </text:span><text:span text:style-name="T119">всепопереду</text:span><text:span text:style-name="T112">,</text:span></text:p>
            <text:p text:style-name="P13"><text:soft-page-break/><text:span text:style-name="T112">за заримим обрієм моїм. </text:span><text:span text:style-name="T126">(П, ІІ, 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80" table:number-columns-spanned="5" office:value-type="string">
            <text:p text:style-name="P55"><text:span text:style-name="T98">поп</text:span><text:span text:style-name="T98">е</text:span><text:span text:style-name="T16"></text:span><text:span text:style-name="T98">реду</text:span></text:p>
            <text:p text:style-name="P42"><text:span text:style-name="T62">I </text:span><text:span text:style-name="T71">присл.</text:span></text:p>
            <text:p text:style-name="P30">1) Перед ким-, чим-небудь, на чолі когось, чогось; <text:span text:style-name="T111">прот.</text:span> позаду. || У передній частині чого-небудь. || У числі перших, передових, в авангарді.</text:p>
            <text:p text:style-name="P30">2) Раніше від кого-, чого-небудь; спершу. || За якийсь час до чого-небудь; заздалегідь, наперед. || У минулому, раніше.</text:p>
            <text:p text:style-name="P30">3) На деякій відстані перед ким-, чим-небудь. || На значній віддалі на шляху під час пересування.</text:p>
            <text:p text:style-name="P30">4) У майбутньому.<text:span text:style-name="T147"> </text:span><text:span text:style-name="T148">(С, 10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1</text:p>
          </table:table-cell>
          <table:table-cell table:style-name="Dictionary.B81" table:number-columns-spanned="2" office:value-type="string">
            <text:p text:style-name="P23">Всепрозрíння</text:p>
            <text:p text:style-name="P7">ім., с., інд.-авт.</text:p>
          </table:table-cell>
          <table:covered-table-cell/>
          <table:table-cell table:style-name="Dictionary.D81" table:number-columns-spanned="3" office:value-type="string">
            <text:p text:style-name="P12"><text:span text:style-name="T127">утворене способом основоскладання, похідне від слів:</text:span><text:span text:style-name="T154"> </text:span><text:span text:style-name="T101">все</text:span><text:span text:style-name="T154"> </text:span><text:span text:style-name="T154">і </text:span><text:span text:style-name="T101">прозрíння</text:span></text:p>
          </table:table-cell>
          <table:covered-table-cell/>
          <table:covered-table-cell/>
          <table:table-cell table:style-name="Dictionary.G81" table:number-columns-spanned="3" office:value-type="string">
            <text:p text:style-name="P8">На всерозхресті люті і жаху,</text:p>
            <text:p text:style-name="P13"><text:span text:style-name="T112">на </text:span><text:span text:style-name="T119">всепрозрінні</text:span><text:span text:style-name="T112"> смертного скрику</text:span></text:p>
            <text:p text:style-name="P8">дай мені, Боже, чесного шляху,</text:p>
            <text:p text:style-name="P13"><text:span text:style-name="T112">дай мені, Боже, гордого лику! </text:span><text:span text:style-name="T126">(П, І, 153);</text:span></text:p>
            <text:p text:style-name="P8">Узорені, роздумані, прозорі - </text:p>
            <text:p text:style-name="P8">вони – одне високе чудування - </text:p>
            <text:p text:style-name="P8">недоторканна є оця зчужілість</text:p>
            <text:p text:style-name="P13"><text:span text:style-name="T112">і </text:span><text:span text:style-name="T119">всепрозріння</text:span><text:span text:style-name="T112"> добрих всеочей. </text:span><text:soft-page-break/><text:span text:style-name="T126">(П, ІІ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82" table:number-columns-spanned="5" office:value-type="string">
            <text:p text:style-name="P55"><text:span text:style-name="T98">прозр</text:span><text:span text:style-name="T98">і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1) Дія і стан за знач. прозріти. <text:span text:style-name="T124">(С, 115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2</text:p>
          </table:table-cell>
          <table:table-cell table:style-name="Dictionary.B83" table:number-columns-spanned="2" office:value-type="string">
            <text:p text:style-name="P23">Всепрощáль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83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все</text:span><text:span text:style-name="T154"> і </text:span><text:span text:style-name="T101">прощáльний</text:span></text:p>
          </table:table-cell>
          <table:covered-table-cell/>
          <table:covered-table-cell/>
          <table:table-cell table:style-name="Dictionary.G83" table:number-columns-spanned="3" office:value-type="string">
            <text:p text:style-name="P13"><text:span text:style-name="T112">Земля – хитлива і плавка – вседорога і </text:span><text:span text:style-name="T119">всепрощальна</text:span><text:span text:style-name="T112"> - </text:span></text:p>
            <text:p text:style-name="P13"><text:span text:style-name="T112">здоліла стати, щоб благальна помічена була рука. </text:span><text:span text:style-name="T126">(П, ІІ, 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84" table:number-columns-spanned="5" office:value-type="string">
            <text:p text:style-name="P55"><text:span text:style-name="T98">прощ</text:span><text:span text:style-name="T98">а</text:span><text:span text:style-name="T16"></text:span><text:span text:style-name="T98">льний</text:span></text:p>
            <text:p text:style-name="P30">-а, -е.</text:p>
            <text:p text:style-name="P30">1) 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38"><text:span text:style-name="T27">2) </text:span><text:span text:style-name="T48">перен.</text:span><text:span text:style-name="T27"> Останній.</text:span><text:span text:style-name="T42"> </text:span><text:span text:style-name="T43">(С, 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3</text:p>
          </table:table-cell>
          <table:table-cell table:style-name="Dictionary.B85" table:number-columns-spanned="2" office:value-type="string">
            <text:p text:style-name="P23">Всепрощáння</text:p>
            <text:p text:style-name="P12">-я, <text:span text:style-name="T112">ім., с., інд.-авт.</text:span></text:p>
          </table:table-cell>
          <table:covered-table-cell/>
          <table:table-cell table:style-name="Dictionary.D85" table:number-columns-spanned="3" office:value-type="string">
            <text:p text:style-name="P12"><text:span text:style-name="T128">утворене способом </text:span><text:span text:style-name="T128">основословоскладання, похідне від слів:</text:span><text:span text:style-name="T154"> </text:span><text:span text:style-name="T101">все</text:span><text:span text:style-name="T154"> і </text:span><text:span text:style-name="T101">прощáння</text:span></text:p>
          </table:table-cell>
          <table:covered-table-cell/>
          <table:covered-table-cell/>
          <table:table-cell table:style-name="Dictionary.G85" table:number-columns-spanned="3" office:value-type="string">
            <text:p text:style-name="P13"><text:span text:style-name="T112">Що мав – привиділось, </text:span><text:span text:style-name="T112">причулося,</text:span></text:p>
            <text:p text:style-name="P13"><text:span text:style-name="T112">на всенезустріч, </text:span><text:span text:style-name="T119">всепрощання</text:span><text:span text:style-name="T112">. </text:span><text:span text:style-name="T126">(П, І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86" table:number-columns-spanned="5" office:value-type="string">
            <text:p text:style-name="P55"><text:span text:style-name="T98">прощ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42"><text:span text:style-name="T67">1) Дія за знач. прощатися 1). || Слова, які вимовляються перед розлукою, розставанням. </text:span><text:span text:style-name="T72">Час прощання</text:span><text:span text:style-name="T67">.</text:span></text:p>
            <text:p text:style-name="P35"><text:span text:style-name="T32">2) </text:span><text:span text:style-name="T49">перен.</text:span><text:span text:style-name="T32"> Розставання з чим-небудь.</text:span><text:span text:style-name="T33"> </text:span><text:soft-page-break/><text:span text:style-name="T34">(С, 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4</text:p>
          </table:table-cell>
          <table:table-cell table:style-name="Dictionary.B87" table:number-columns-spanned="2" office:value-type="string">
            <text:p text:style-name="P23">Всерозлука</text:p>
            <text:p text:style-name="P12">-и, <text:span text:style-name="T112">ім., ж., інд.-авт.</text:span></text:p>
          </table:table-cell>
          <table:covered-table-cell/>
          <table:table-cell table:style-name="Dictionary.D87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все</text:span><text:span text:style-name="T154"> і </text:span><text:span text:style-name="T101">розлука</text:span></text:p>
          </table:table-cell>
          <table:covered-table-cell/>
          <table:covered-table-cell/>
          <table:table-cell table:style-name="Dictionary.G87" table:number-columns-spanned="3" office:value-type="string">
            <text:p text:style-name="P8">Сягни рукою – і не досягнеш</text:p>
            <text:p text:style-name="P13"><text:span text:style-name="T112">ні краю </text:span><text:span text:style-name="T119">всерозлук</text:span><text:span text:style-name="T112">, ні муки краю. </text:span><text:span text:style-name="T126">(П, І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88" table:number-columns-spanned="5" office:value-type="string">
            <text:p text:style-name="P55"><text:span text:style-name="T98">розл</text:span><text:span text:style-name="T98">у</text:span><text:span text:style-name="T16"></text:span><text:span text:style-name="T98">ка</text:span></text:p>
            <text:p text:style-name="P42"><text:span text:style-name="T66">-и, </text:span><text:span text:style-name="T71">ж.</text:span></text:p>
            <text:p text:style-name="P30">1) Розставання, прощання з ким-, чим-небудь близьким, дорогим.</text:p>
            <text:p text:style-name="P30">2) Тимчасове перебування далеко від кого-, чого-небудь близького, дорогого.<text:span text:style-name="T147"> </text:span><text:span text:style-name="T148">(С, 125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5</text:p>
          </table:table-cell>
          <table:table-cell table:style-name="Dictionary.B89" table:number-columns-spanned="2" office:value-type="string">
            <text:p text:style-name="P23">Всерозхрéстя</text:p>
            <text:p text:style-name="P12">-я, <text:span text:style-name="T112">ім., с., інд.-авт.</text:span></text:p>
          </table:table-cell>
          <table:covered-table-cell/>
          <table:table-cell table:style-name="Dictionary.D89" table:number-columns-spanned="3" office:value-type="string">
            <text:p text:style-name="P12"><text:span text:style-name="T128">утворене способом основоскладання, префіксальним і нульсуфіксальним, </text:span><text:span text:style-name="T128">похідне від слів:</text:span><text:span text:style-name="T154"> </text:span><text:span text:style-name="T101">все</text:span><text:span text:style-name="T154"> і </text:span><text:span text:style-name="T101">хрест</text:span></text:p>
          </table:table-cell>
          <table:covered-table-cell/>
          <table:covered-table-cell/>
          <table:table-cell table:style-name="Dictionary.G89" table:number-columns-spanned="3" office:value-type="string">
            <text:p text:style-name="P13"><text:span text:style-name="T112">На </text:span><text:span text:style-name="T119">всерозхресті</text:span><text:span text:style-name="T112"> люті і жаху,</text:span></text:p>
            <text:p text:style-name="P8">на всепрозрінні смертного скрику</text:p>
            <text:p text:style-name="P8">дай мені, Боже, чесного шляху,</text:p>
            <text:p text:style-name="P13"><text:span text:style-name="T112">дай мені, Боже, гордого лику! </text:span><text:span text:style-name="T126">(П, І, 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90" table:number-columns-spanned="5" office:value-type="string">
            <text:p text:style-name="P59">хрест</text:p>
            <text:p text:style-name="P42"><text:span text:style-name="T66">-а, </text:span><text:span text:style-name="T71">ч.</text:span></text:p>
            <text:p text:style-name="P30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35"><text:soft-page-break/><text:span text:style-name="T32">5) </text:span><text:span text:style-name="T49">перен.</text:span><text:span text:style-name="T32"> Страждання, випробування, що випали на чиюсь долю.</text:span><text:span text:style-name="T33"> </text:span><text:span text:style-name="T34">(С, 15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6</text:p>
          </table:table-cell>
          <table:table-cell table:style-name="Dictionary.B91" table:number-columns-spanned="2" office:value-type="string">
            <text:p text:style-name="P23">Всесáдно</text:p>
            <text:p text:style-name="P7">присл., інд.-авт.</text:p>
          </table:table-cell>
          <table:covered-table-cell/>
          <table:table-cell table:style-name="Dictionary.D91" table:number-columns-spanned="3" office:value-type="string">
            <text:p text:style-name="P12"><text:span text:style-name="T127">утворене суфіксальним способом, похідне від слова</text:span><text:span text:style-name="T154"> </text:span><text:span text:style-name="T101">всесáдний</text:span></text:p>
          </table:table-cell>
          <table:covered-table-cell/>
          <table:covered-table-cell/>
          <table:table-cell table:style-name="Dictionary.G91" table:number-columns-spanned="3" office:value-type="string">
            <text:p text:style-name="P13"><text:span text:style-name="T112">Меркавий</text:span><text:span text:style-name="T119"> </text:span><text:span text:style-name="T112">місяць був посів</text:span></text:p>
            <text:p text:style-name="P13"><text:span text:style-name="T112">на всю околицю, </text:span><text:span text:style-name="T119">всесадно</text:span></text:p>
            <text:p text:style-name="P8">пишаючись і правив владно,</text:p>
            <text:p text:style-name="P13"><text:span text:style-name="T112">нічний мій сором чемно крив. </text:span><text:span text:style-name="T126">(П, ІІ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8" office:value-type="string">
            <text:p text:style-name="P13"><text:span text:style-name="T101">Всесáдний </text:span><text:span text:style-name="T10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7</text:p>
          </table:table-cell>
          <table:table-cell table:style-name="Dictionary.B93" table:number-columns-spanned="2" office:value-type="string">
            <text:p text:style-name="P23">Всеспáлення</text:p>
            <text:p text:style-name="P12">-я, <text:span text:style-name="T112">ім., с., інд.-авт.</text:span></text:p>
          </table:table-cell>
          <table:covered-table-cell/>
          <table:table-cell table:style-name="Dictionary.D93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все</text:span><text:span text:style-name="T154"> і </text:span><text:span text:style-name="T101">спáлення</text:span></text:p>
          </table:table-cell>
          <table:covered-table-cell/>
          <table:covered-table-cell/>
          <table:table-cell table:style-name="Dictionary.G93" table:number-columns-spanned="3" office:value-type="string">
            <text:p text:style-name="P13"><text:span text:style-name="T119">Всеспалення</text:span><text:span text:style-name="T112"> Твоє автодафе - </text:span></text:p>
            <text:p text:style-name="P8">перепочинок перед різнім святом,</text:p>
            <text:p text:style-name="P8">як ворогу назвешся рідним братом</text:p>
            <text:p text:style-name="P13"><text:span text:style-name="T112">і смерк розсуне лірою Орфей. </text:span><text:span text:style-name="T126">(П, І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3" office:value-type="string">
            <text:p text:style-name="P4">все<text:span text:style-name="T105"> (див. 6)</text:span></text:p>
          </table:table-cell>
          <table:covered-table-cell/>
          <table:covered-table-cell/>
          <table:table-cell table:style-name="Dictionary.E94" table:number-columns-spanned="5" office:value-type="string">
            <text:p text:style-name="P55"><text:span text:style-name="T98">сп</text:span><text:span text:style-name="T98">а</text:span><text:span text:style-name="T16"></text:span><text:span text:style-name="T98">лення</text:span></text:p>
            <text:p text:style-name="P42"><text:span text:style-name="T66">-я, </text:span><text:span text:style-name="T71">с.</text:span></text:p>
            <text:p text:style-name="P29">Дія за знач. спалити. <text:span text:style-name="T124">(С, 136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8</text:p>
          </table:table-cell>
          <table:table-cell table:style-name="Dictionary.B95" table:number-columns-spanned="2" office:value-type="string">
            <text:p text:style-name="P23">Всеспогáдувати</text:p>
            <text:p text:style-name="P12">-ую, -єш, дієсл., <text:span text:style-name="T112">недок., перех., інд.-авт.</text:span></text:p>
          </table:table-cell>
          <table:covered-table-cell/>
          <table:table-cell table:style-name="Dictionary.D95" table:number-columns-spanned="3" office:value-type="string">
            <text:p text:style-name="P15"><text:span text:style-name="T105">утворене способом основоскладання, похідне від слів:</text:span> <text:span text:style-name="T100">все</text:span> і <text:span text:style-name="T100">спогáдувати</text:span></text:p>
          </table:table-cell>
          <table:covered-table-cell/>
          <table:covered-table-cell/>
          <table:table-cell table:style-name="Dictionary.G95" table:number-columns-spanned="3" office:value-type="string">
            <text:p text:style-name="P8">Як лев, що причаївся в хащах обрію,</text:p>
            <text:p text:style-name="P8">заки й зблудив, отак і я валандаюсь,</text:p>
            <text:p text:style-name="P8">від тебе відмежований навіки,</text:p>
            <text:p text:style-name="P13"><text:span text:style-name="T112">і </text:span><text:span text:style-name="T119">всеспогадую</text:span><text:span text:style-name="T112"> – немов живу. </text:span><text:span text:style-name="T126">(П, І, 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96" table:number-columns-spanned="5" office:value-type="string">
            <text:p text:style-name="P55"><text:span text:style-name="T98">спог</text:span><text:span text:style-name="T98">а</text:span><text:span text:style-name="T16"></text:span><text:span text:style-name="T98">дувати</text:span></text:p>
            <text:p text:style-name="P42"><text:span text:style-name="T66">-ую, -уєш, </text:span><text:span text:style-name="T71">недок.</text:span><text:span text:style-name="T66">, спогадати, -аю, -аєш, </text:span><text:span text:style-name="T71">док.</text:span><text:span text:style-name="T66">, </text:span><text:span text:style-name="T71">перех.</text:span><text:span text:style-name="T66">, </text:span><text:span text:style-name="T71">також із спол.</text:span><text:span text:style-name="T66">що, як, </text:span><text:soft-page-break/><text:span text:style-name="T66">коли, </text:span><text:span text:style-name="T71">неперех.</text:span><text:span text:style-name="T66">, </text:span><text:span text:style-name="T71">про кого </text:span><text:span text:style-name="T66">– </text:span><text:span text:style-name="T71">що</text:span><text:span text:style-name="T66">, </text:span><text:span text:style-name="T71">розм.</text:span><text:span text:style-name="T66"> </text:span><text:span text:style-name="T71">за кого </text:span><text:span text:style-name="T66">– </text:span><text:span text:style-name="T71">що</text:span><text:span text:style-name="T66">, </text:span><text:span text:style-name="T71">розм.</text:span></text:p>
            <text:p text:style-name="P42"><text:span text:style-name="T67">1) Те саме, що згадувати. </text:span><text:span text:style-name="T72">Спогадувати добрим словом</text:span><text:span text:style-name="T67">.</text:span></text:p>
            <text:p text:style-name="P30">2) Думати, уявляти що-небудь.<text:span text:style-name="T147"> </text:span><text:span text:style-name="T148">(С, 13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49</text:p>
          </table:table-cell>
          <table:table-cell table:style-name="Dictionary.B97" table:number-columns-spanned="2" office:value-type="string">
            <text:p text:style-name="P23">Всетривóга</text:p>
            <text:p text:style-name="P12">-и, <text:span text:style-name="T112">ім., ж., інд.-авт.</text:span></text:p>
          </table:table-cell>
          <table:covered-table-cell/>
          <table:table-cell table:style-name="Dictionary.D97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все</text:span><text:span text:style-name="T154"> і </text:span><text:span text:style-name="T101">тривóга</text:span></text:p>
          </table:table-cell>
          <table:covered-table-cell/>
          <table:covered-table-cell/>
          <table:table-cell table:style-name="Dictionary.G97" table:number-columns-spanned="3" office:value-type="string">
            <text:p text:style-name="P8">Надимляється дорога</text:p>
            <text:p text:style-name="P8">від диявола до Бога,</text:p>
            <text:p text:style-name="P13"><text:span text:style-name="T112">вслід ступає </text:span><text:span text:style-name="T119">всетривога</text:span><text:span text:style-name="T112">,</text:span></text:p>
            <text:p text:style-name="P13"><text:span text:style-name="T112">і спинилась біла смерть. </text:span><text:span text:style-name="T126">(П, ІІ, 127);</text:span></text:p>
            <text:p text:style-name="P8">О ця займанщина душі!</text:p>
            <text:p text:style-name="P8">Спіши – з дороги і в дорогу.</text:p>
            <text:p text:style-name="P13"><text:span text:style-name="T112">Годуй голодну </text:span><text:span text:style-name="T119">всетривогу</text:span></text:p>
            <text:p text:style-name="P13"><text:span text:style-name="T112">і спогаду не воруши. </text:span><text:span text:style-name="T126">(П, ІІ, 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98" table:number-columns-spanned="5" office:value-type="string">
            <text:p text:style-name="P55"><text:span text:style-name="T98">трив</text:span><text:span text:style-name="T98">о</text:span><text:span text:style-name="T16"></text:span><text:span text:style-name="T98">га</text:span></text:p>
            <text:p text:style-name="P42"><text:span text:style-name="T66">-и, </text:span><text:span text:style-name="T71">ж.</text:span></text:p>
            <text:p text:style-name="P30">1) Неспокій, збентеження, викликані якимсь побоюванням, страхом перед чимось, передчуттям неприємного, небезпечного. || <text:span text:style-name="T111">перев.</text:span> <text:span text:style-name="T111">мн.</text:span>Хвилювання, переживання, що порушують душевний спокій.</text:p>
            <text:p text:style-name="P30">2) Метушня, шарпанина, переполох.</text:p>
            <text:p text:style-name="P38"><text:span text:style-name="T27">3) Стан, що вимагає активних дій; загроза, небезпека. || Умовний сигнал, що сповіщає про небезпеку, загрозу </text:span><text:soft-page-break/><text:span text:style-name="T27">або про битву, бій. </text:span><text:span text:style-name="T48">Бойова тривога</text:span><text:span text:style-name="T27">.</text:span><text:span text:style-name="T42"> </text:span><text:span text:style-name="T43">(С, 14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50</text:p>
          </table:table-cell>
          <table:table-cell table:style-name="Dictionary.B99" table:number-columns-spanned="2" office:value-type="string">
            <text:p text:style-name="P23">Всецáрствіє</text:p>
            <text:p text:style-name="P12">-я, <text:span text:style-name="T112">ім., с., інд.-авт.</text:span></text:p>
          </table:table-cell>
          <table:covered-table-cell/>
          <table:table-cell table:style-name="Dictionary.D99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все</text:span><text:span text:style-name="T154"> і </text:span><text:span text:style-name="T101">цáрствіє</text:span></text:p>
          </table:table-cell>
          <table:covered-table-cell/>
          <table:covered-table-cell/>
          <table:table-cell table:style-name="Dictionary.G99" table:number-columns-spanned="3" office:value-type="string">
            <text:p text:style-name="P8">Оце й бо він, твій люд. Оце й бо він, твій край.</text:p>
            <text:p text:style-name="P13"><text:span text:style-name="T119">Всецарствіє</text:span><text:span text:style-name="T112"> паскуд в сто горл реве: тримай. </text:span><text:span text:style-name="T126">(П, ІІ, 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2" office:value-type="string">
            <text:p text:style-name="P4">все <text:span text:style-name="T105">(див. 6)</text:span></text:p>
          </table:table-cell>
          <table:covered-table-cell/>
          <table:table-cell table:style-name="Dictionary.D100" table:number-columns-spanned="6" office:value-type="string">
            <text:p text:style-name="P55"><text:span text:style-name="T29">Ц</text:span><text:span text:style-name="T29">а</text:span><text:span text:style-name="T5"></text:span><text:span text:style-name="T29">рство (ц</text:span><text:span text:style-name="T29">а</text:span><text:span text:style-name="T5"></text:span><text:span text:style-name="T29">рствіє)</text:span></text:p>
            <text:p text:style-name="P42"><text:span text:style-name="T66">-а, </text:span><text:span text:style-name="T71">с.</text:span></text:p>
            <text:p text:style-name="P30">1) Держава, якою править цар (у 1 <text:span text:style-name="T111">знач.</text:span>).</text:p>
            <text:p text:style-name="P38"><text:span text:style-name="T27">2) </text:span><text:span text:style-name="T48">рідко</text:span><text:span text:style-name="T27">. Правління царя (у 1 </text:span><text:span text:style-name="T48">знач.</text:span><text:span text:style-name="T27">); царювання. || </text:span><text:span text:style-name="T48">перен.</text:span><text:span text:style-name="T27"> Сфера, ділянка, в якій хто-небудь почуває себе повновладним господарем.</text:span><text:span text:style-name="T42"> </text:span><text:span text:style-name="T43">(С, 1578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51</text:p>
          </table:table-cell>
          <table:table-cell table:style-name="Dictionary.B101" table:number-columns-spanned="2" office:value-type="string">
            <text:p text:style-name="P23">Всечекáння</text:p>
            <text:p text:style-name="P12">-я, <text:span text:style-name="T112">ім., с., інд.-авт.</text:span></text:p>
          </table:table-cell>
          <table:covered-table-cell/>
          <table:table-cell table:style-name="Dictionary.D101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все</text:span><text:span text:style-name="T154"> і </text:span><text:span text:style-name="T101">чекáння</text:span></text:p>
          </table:table-cell>
          <table:covered-table-cell/>
          <table:covered-table-cell/>
          <table:table-cell table:style-name="Dictionary.G101" table:number-columns-spanned="3" office:value-type="string">
            <text:p text:style-name="P8">Це все юрма. І ніч. І брат мій спить.</text:p>
            <text:p text:style-name="P13"><text:span text:style-name="T112">Росте під стелю </text:span><text:span text:style-name="T119">всечекання</text:span><text:span text:style-name="T112">. </text:span><text:span text:style-name="T126">(П, І, 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102" table:number-columns-spanned="5" office:value-type="string">
            <text:p text:style-name="P55"><text:span text:style-name="T98">чек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Стан за знач. чекати. <text:span text:style-name="T124">(С, 159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52</text:p>
          </table:table-cell>
          <table:table-cell table:style-name="Dictionary.B103" table:number-columns-spanned="2" office:value-type="string">
            <text:p text:style-name="P23">Всечулий</text:p>
            <text:p text:style-name="P12">-а, -е, <text:span text:style-name="T113">дієпр., </text:span><text:span text:style-name="T112">інд.-авт.</text:span></text:p>
          </table:table-cell>
          <table:covered-table-cell/>
          <table:table-cell table:style-name="Dictionary.D103" table:number-columns-spanned="3" office:value-type="string">
            <text:p text:style-name="P12"><text:span text:style-name="T128">утворене складносуфіксальни</text:span><text:span text:style-name="T128">м способом, похідне від слів:</text:span><text:span text:style-name="T154"> </text:span><text:span text:style-name="T101">все</text:span><text:span text:style-name="T154"> і </text:span><text:span text:style-name="T101">чýти</text:span></text:p>
          </table:table-cell>
          <table:covered-table-cell/>
          <table:covered-table-cell/>
          <table:table-cell table:style-name="Dictionary.G103" table:number-columns-spanned="3" office:value-type="string">
            <text:p text:style-name="P8">Володарю своєї смерті, доля - </text:p>
            <text:p text:style-name="P13"><text:span text:style-name="T112">всепам’ятка, </text:span><text:span text:style-name="T119">всечула</text:span><text:span text:style-name="T112">, </text:span><text:span text:style-name="T112">всевидюща - </text:span></text:p>
            <text:p text:style-name="P13"><text:span text:style-name="T112">нічого не забуде, не простить. </text:span><text:span text:style-name="T126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104" table:number-columns-spanned="5" office:value-type="string">
            <text:p text:style-name="P55"><text:span text:style-name="T98">ч</text:span><text:span text:style-name="T98">у</text:span><text:span text:style-name="T16"></text:span><text:span text:style-name="T98">ти</text:span></text:p>
            <text:p text:style-name="P46"><text:span text:style-name="T66">чую, чуєш, </text:span><text:span text:style-name="T71">недок.</text:span></text:p>
            <text:p text:style-name="P43">1) <text:span text:style-name="T111">перех.</text:span> Сприймати за допомогою органів слуху які-небудь звуки. ||<text:span text:style-name="T111">у знач.</text:span> <text:soft-page-break/><text:span text:style-name="T111">вставн. сл.</text:span> Чується.</text:p>
            <text:p text:style-name="P43">2) <text:span text:style-name="T111">неперех.</text:span> Мати слух.</text:p>
            <text:p text:style-name="P44"><text:span text:style-name="T32">3) </text:span><text:span text:style-name="T49">перех.</text:span><text:span text:style-name="T32"> Мати які-небудь дані, відомості про кого-, що-небудь, знати про кого-небудь із розмов, чуток і т. ін.</text:span><text:span text:style-name="T33"> </text:span><text:span text:style-name="T34">(С, 160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53</text:p>
          </table:table-cell>
          <table:table-cell table:style-name="Dictionary.B105" table:number-columns-spanned="2" office:value-type="string">
            <text:p text:style-name="P23">Всещéдр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105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все</text:span><text:span text:style-name="T154"> і </text:span><text:span text:style-name="T101">щéдрий</text:span></text:p>
          </table:table-cell>
          <table:covered-table-cell/>
          <table:covered-table-cell/>
          <table:table-cell table:style-name="Dictionary.G105" table:number-columns-spanned="3" office:value-type="string">
            <text:p text:style-name="P8">Тож – в неба провалля в бездоння, бездолий</text:p>
            <text:p text:style-name="P8">нагірний, невірний, западистий рай,</text:p>
            <text:p text:style-name="P13"><text:span text:style-name="T112">всебідий, всегнівний, </text:span><text:span text:style-name="T119">всещедрий</text:span><text:span text:style-name="T112">, всекволий.</text:span></text:p>
            <text:p text:style-name="P13"><text:span text:style-name="T112">А що під крилом твоїм? Кара – карай. </text:span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3" office:value-type="string">
            <text:p text:style-name="P4">все <text:span text:style-name="T105">(див. 6)</text:span></text:p>
          </table:table-cell>
          <table:covered-table-cell/>
          <table:covered-table-cell/>
          <table:table-cell table:style-name="Dictionary.E106" table:number-columns-spanned="5" office:value-type="string">
            <text:p text:style-name="P55"><text:span text:style-name="T98">щ</text:span><text:span text:style-name="T98">е</text:span><text:span text:style-name="T16"></text:span><text:span text:style-name="T98">дрий</text:span></text:p>
            <text:p text:style-name="P30">-а, -е.</text:p>
            <text:p text:style-name="P35"><text:span text:style-name="T32">1) Який охоче ділиться своїм майном, коштами і т. ін., не шкодує витрачати що-небудь. || </text:span><text:span text:style-name="T49">у знач.</text:span><text:span text:style-name="T32"> </text:span><text:span text:style-name="T49">ім.</text:span><text:span text:style-name="T32"> щедрий, -рого, </text:span><text:span text:style-name="T49">ч.</text:span><text:span text:style-name="T32"> Той, хто не шкодує витрачати що-небудь. || </text:span><text:span text:style-name="T49">перен.</text:span><text:span text:style-name="T32">, </text:span><text:span text:style-name="T49">на що</text:span><text:span text:style-name="T32">, </text:span><text:span text:style-name="T49">в чому</text:span><text:span text:style-name="T32">. Який легко, охоче роздає щось, наділяє чимсь.</text:span><text:span text:style-name="T33"> </text:span><text:span text:style-name="T34">(С, 163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54</text:p>
          </table:table-cell>
          <table:table-cell table:style-name="Dictionary.B107" table:number-columns-spanned="2" office:value-type="string">
            <text:p text:style-name="P23">Гетьмáнитися</text:p>
            <text:p text:style-name="P7">-нюся, -нишся, дієсл., недок., перех., інд.-авт.</text:p>
          </table:table-cell>
          <table:covered-table-cell/>
          <table:table-cell table:style-name="Dictionary.D107" table:number-columns-spanned="3" office:value-type="string">
            <text:p text:style-name="P12"><text:span text:style-name="T128">утворене суфіксально-постфіксальним способом, похідне від слова</text:span> <text:span text:style-name="T100">ге</text:span><text:span text:style-name="T17"></text:span><text:span text:style-name="T100">тьман</text:span><text:span text:style-name="T105">. </text:span><text:soft-page-break/><text:span text:style-name="T105">Вивищуватися</text:span></text:p>
          </table:table-cell>
          <table:covered-table-cell/>
          <table:covered-table-cell/>
          <table:table-cell table:style-name="Dictionary.G107" table:number-columns-spanned="3" office:value-type="string">
            <text:p text:style-name="P8">…той віщий пагорб, на котрому горді</text:p>
            <text:p text:style-name="P13"><text:span text:style-name="T119">гетьманяться</text:span><text:span text:style-name="T112"> дуби – наснився з ночі,</text:span></text:p>
            <text:p text:style-name="P13"><text:span text:style-name="T112">аби розлуку близити мою. </text:span><text:soft-page-break/><text:span text:style-name="T126">(П, ІІ, 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8" office:value-type="string">
            <text:p text:style-name="P55"><text:span text:style-name="T98">г</text:span><text:span text:style-name="T98">е</text:span><text:span text:style-name="T16"></text:span><text:span text:style-name="T98">тьман</text:span></text:p>
            <text:p text:style-name="P33">поет.</text:p>
            <text:p text:style-name="P35"><text:span text:style-name="T32">гетьма</text:span><text:span text:style-name="T5"></text:span><text:span text:style-name="T32">н, -а, </text:span><text:span text:style-name="T49">ч.</text:span><text:span text:style-name="T32"> У 16 ст. – виборний ватажок козацького війська Запорізької Січі, від 17 ст. до 1764 р. – начальник козацького війська та верховний правитель України.</text:span><text:span text:style-name="T33"> </text:span><text:span text:style-name="T34">(С, 23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55</text:p>
          </table:table-cell>
          <table:table-cell table:style-name="Dictionary.B109" table:number-columns-spanned="2" office:value-type="string">
            <text:p text:style-name="P17">ГЛИ<text:span text:style-name="T1"></text:span>Б-СИ<text:span text:style-name="T1"></text:span>НЬ-СЕ<text:span text:style-name="T1"></text:span>РЦЕ</text:p>
            <text:p text:style-name="P12">-я, <text:span text:style-name="T113">ім., с. інд.-авт.</text:span></text:p>
          </table:table-cell>
          <table:covered-table-cell/>
          <table:table-cell table:style-name="Dictionary.D109" table:number-columns-spanned="3" office:value-type="string">
            <text:p text:style-name="P12"><text:span text:style-name="T129">утворене способом словоскладання, похідне від слів:</text:span> <text:span text:style-name="T100">глиб</text:span>, <text:span text:style-name="T100">синь</text:span> і <text:span text:style-name="T100">се</text:span><text:span text:style-name="T9"></text:span><text:span text:style-name="T100">рце</text:span></text:p>
          </table:table-cell>
          <table:covered-table-cell/>
          <table:covered-table-cell/>
          <table:table-cell table:style-name="Dictionary.G109" table:number-columns-spanned="3" office:value-type="string">
            <text:p text:style-name="P13"><text:span text:style-name="T116">Золотокінва</text:span><text:span text:style-name="T112"> – пади-но,</text:span></text:p>
            <text:p text:style-name="P13"><text:span text:style-name="T112">спади з лиця в </text:span><text:span text:style-name="T122">глиб-синь-серця</text:span><text:span text:style-name="T112">. </text:span><text:span text:style-name="T126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2" office:value-type="string">
            <text:p text:style-name="P56"><text:span text:style-name="T98">глибин</text:span><text:span text:style-name="T98">а</text:span><text:span text:style-name="T16"></text:span><text:span text:style-name="T98"> (</text:span><text:span text:style-name="T98">глиб</text:span><text:span text:style-name="T98">)</text:span></text:p>
            <text:p text:style-name="P41"><text:span text:style-name="T66">-и, </text:span><text:span text:style-name="T71">ж.</text:span></text:p>
            <text:p text:style-name="P29">1) Відстань зверху вниз від поверхні, краю чого-небудь.</text:p>
            <text:p text:style-name="P36"><text:span text:style-name="T32">5) </text:span><text:span text:style-name="T49">тільки одн.</text:span><text:span text:style-name="T32">, </text:span><text:span text:style-name="T49">перен.</text:span><text:span text:style-name="T32"> Про значущість, змістовність чого-небудь. </text:span><text:span text:style-name="T35">(С, 244)</text:span></text:p>
          </table:table-cell>
          <table:covered-table-cell/>
          <table:table-cell table:style-name="Dictionary.D110" table:number-columns-spanned="4" office:value-type="string">
            <text:p text:style-name="P56"><text:span text:style-name="T98">с</text:span><text:span text:style-name="T98">и</text:span><text:span text:style-name="T16"></text:span><text:span text:style-name="T98">нява (синь)</text:span></text:p>
            <text:p text:style-name="P41"><text:span text:style-name="T66">-и, </text:span><text:span text:style-name="T71">ж.</text:span></text:p>
            <text:p text:style-name="P29">1) Синій колір чого-небудь. || Ясне синє небо. || Серпанок. || <text:span text:style-name="T111">поет.</text:span>Сутінки.</text:p>
            <text:p text:style-name="P29">2) Синій простір, синя поверхня (про небо, море). <text:span text:style-name="T124">(С, 1319)</text:span></text:p>
          </table:table-cell>
          <table:covered-table-cell/>
          <table:covered-table-cell/>
          <table:covered-table-cell/>
          <table:table-cell table:style-name="Dictionary.H110" table:number-columns-spanned="2" office:value-type="string">
            <text:p text:style-name="P55"><text:span text:style-name="T98">с</text:span><text:span text:style-name="T98">е</text:span><text:span text:style-name="T16"></text:span><text:span text:style-name="T98">рце</text:span></text:p>
            <text:p text:style-name="P42"><text:span text:style-name="T66">-я, </text:span><text:span text:style-name="T71">с.</text:span></text:p>
            <text:p text:style-name="P30"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<text:span text:style-name="T147"> </text:span><text:span text:style-name="T148">(С, 1310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">56</text:p>
          </table:table-cell>
          <table:table-cell table:style-name="Dictionary.B111" table:number-columns-spanned="2" office:value-type="string">
            <text:p text:style-name="P23">Горлозгук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111" table:number-columns-spanned="3" office:value-type="string">
            <text:p text:style-name="P12"><text:span text:style-name="T128">утворене складнофлективним способом, похідне від слів:</text:span><text:span text:style-name="T154"> </text:span><text:span text:style-name="T101">гóрло </text:span><text:span text:style-name="T154">і </text:span><text:span text:style-name="T101">згýкий (</text:span><text:span text:style-name="T154">від </text:span><text:span text:style-name="T101">звук)</text:span></text:p>
          </table:table-cell>
          <table:covered-table-cell/>
          <table:covered-table-cell/>
          <table:table-cell table:style-name="Dictionary.G111" table:number-columns-spanned="3" office:value-type="string">
            <text:p text:style-name="P8">А обрій утікав. Я надбігав</text:p>
            <text:p text:style-name="P13"><text:span text:style-name="T112">щосил моїх. Та обрій </text:span><text:span text:style-name="T119">горлозгукий</text:span></text:p>
            <text:p text:style-name="P13"><text:span text:style-name="T112">пустився впрост. </text:span><text:span text:style-name="T126">(П, І, 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p text:style-name="P56"><text:span text:style-name="T98">г</text:span><text:span text:style-name="T98">о</text:span><text:span text:style-name="T16"></text:span><text:span text:style-name="T98">рло</text:span></text:p>
            <text:p text:style-name="P41"><text:span text:style-name="T66">-а, </text:span><text:span text:style-name="T71">с.</text:span></text:p>
            <text:p text:style-name="P29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124">(С, )</text:span></text:p>
          </table:table-cell>
          <table:covered-table-cell/>
          <table:covered-table-cell/>
          <table:table-cell table:style-name="Dictionary.E112" table:number-columns-spanned="5" office:value-type="string">
            <text:p text:style-name="P59">звук</text:p>
            <text:p text:style-name="P33">ч.</text:p>
            <text:p text:style-name="P30">1) <text:span text:style-name="T111">род.</text:span> -у.Слухове відчуття, що викликається механічними коливаннями; те, що людина чує, сприймає органом слуху. || Спів, музика. || <text:span text:style-name="T111">перев.</text:span> <text:span text:style-name="T111">мн.</text:span> Мелодія.</text:p>
            <text:p text:style-name="P35"><text:span text:style-name="T32">4) </text:span><text:span text:style-name="T49">род.</text:span><text:span text:style-name="T32"> -а, </text:span><text:span text:style-name="T49">лінгв.</text:span><text:span text:style-name="T32"> Членороздільний елемент людської мови, утворюваний за допомогою органів мовлення. </text:span><text:span text:style-name="T49">Голосні звуки</text:span><text:span text:style-name="T32">.</text:span><text:span text:style-name="T49">Альвеолярні звуки</text:span><text:span text:style-name="T32">.</text:span><text:span text:style-name="T33"> </text:span><text:span text:style-name="T34">(С, 44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57</text:p>
          </table:table-cell>
          <table:table-cell table:style-name="Dictionary.B113" table:number-columns-spanned="2" office:value-type="string">
            <text:p text:style-name="P23">Двопóгляд</text:p>
            <text:p text:style-name="P12">-у, <text:span text:style-name="T112">ім., ч., інд.-авт.</text:span></text:p>
          </table:table-cell>
          <table:covered-table-cell/>
          <table:table-cell table:style-name="Dictionary.D113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два</text:span><text:span text:style-name="T154"> і </text:span><text:span text:style-name="T101">пóгляд</text:span></text:p>
          </table:table-cell>
          <table:covered-table-cell/>
          <table:covered-table-cell/>
          <table:table-cell table:style-name="Dictionary.G113" table:number-columns-spanned="3" office:value-type="string">
            <text:p text:style-name="P8">Та всеобрушає нестерпно</text:p>
            <text:p text:style-name="P13"><text:span text:style-name="T119">двопогляд</text:span><text:span text:style-name="T112">. У ньому ти сущий,</text:span></text:p>
            <text:p text:style-name="P8">померлий, пантруєш живого,</text:p>
            <text:p text:style-name="P13"><text:span text:style-name="T112">зориш за померлим – живий. </text:span><text:span text:style-name="T126">(П, І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3" office:value-type="string">
            <text:p text:style-name="P57">два</text:p>
            <text:p text:style-name="P41"><text:span text:style-name="T71">ч.</text:span><text:span text:style-name="T66"> </text:span><text:span text:style-name="T71">і с.</text:span><text:span text:style-name="T66">, дві, </text:span><text:span text:style-name="T71">ж.</text:span><text:span text:style-name="T66">, двох, </text:span><text:span text:style-name="T71">числ.</text:span><text:span text:style-name="T66"> </text:span><text:span text:style-name="T71">кільк.</text:span></text:p>
            <text:p text:style-name="P29">1) Назва числа 2 і його цифрового позначення. || Кількість із двох одиниць. <text:span text:style-name="T124">(С, 274)</text:span></text:p>
          </table:table-cell>
          <table:covered-table-cell/>
          <table:covered-table-cell/>
          <table:table-cell table:style-name="Dictionary.E114" table:number-columns-spanned="5" office:value-type="string">
            <text:p text:style-name="P55"><text:span text:style-name="T98">п</text:span><text:span text:style-name="T98">о</text:span><text:span text:style-name="T16"></text:span><text:span text:style-name="T98">гляд</text:span></text:p>
            <text:p text:style-name="P42"><text:span text:style-name="T66">-у, </text:span><text:span text:style-name="T71">ч.</text:span></text:p>
            <text:p text:style-name="P30">1) Спрямованість, скерованість зору на кого-, що-небудь. || Вираз очей, манера дивитися. <text:span text:style-name="T111">Відводити погляд</text:span>. <text:span text:style-name="T111">Зустрічатися поглядом</text:span>.</text:p>
            <text:p text:style-name="P35"><text:span text:style-name="T32">2) Думка, судження про що-небудь. || </text:span><text:span text:style-name="T49">тільки мн.</text:span><text:span text:style-name="T32"> Система переконань, уявлень; світогляд, світосприймання.</text:span><text:span text:style-name="T33"> </text:span><text:span text:style-name="T34">(С, 1004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">58</text:p>
          </table:table-cell>
          <table:table-cell table:style-name="Dictionary.B115" table:number-columns-spanned="2" office:value-type="string">
            <text:p text:style-name="P23">Дзень-струнá</text:p>
            <text:p text:style-name="P12">-и, <text:span text:style-name="T112">ім., ж., інд.-авт.</text:span></text:p>
          </table:table-cell>
          <table:covered-table-cell/>
          <table:table-cell table:style-name="Dictionary.D115" table:number-columns-spanned="3" office:value-type="string">
            <text:p text:style-name="P12"><text:span text:style-name="T128">утворене способом словоскладання, похідне від слів:</text:span><text:span text:style-name="T154"> </text:span><text:span text:style-name="T101">дзень</text:span><text:span text:style-name="T154"> і </text:span><text:span text:style-name="T101">струнá</text:span></text:p>
          </table:table-cell>
          <table:covered-table-cell/>
          <table:covered-table-cell/>
          <table:table-cell table:style-name="Dictionary.G115" table:number-columns-spanned="3" office:value-type="string">
            <text:p text:style-name="P8">І думою одною</text:p>
            <text:p text:style-name="P13"><text:span text:style-name="T112">півсну кошлатить ся. І </text:span><text:span text:style-name="T119">дзень-струною</text:span></text:p>
            <text:p text:style-name="P13"><text:span text:style-name="T112">не йде це дивне диво з голови. </text:span><text:span text:style-name="T126">(П, ІІ, 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3" office:value-type="string">
            <text:p text:style-name="P57">дзень</text:p>
            <text:p text:style-name="P34">виг.</text:p>
            <text:p text:style-name="P41"><text:span text:style-name="T67">Уживається як присудок за </text:span><text:span text:style-name="T72">знач.</text:span><text:span text:style-name="T67"> дзенькати.</text:span><text:span text:style-name="T66"> </text:span><text:span text:style-name="T70">(С, )</text:span></text:p>
          </table:table-cell>
          <table:covered-table-cell/>
          <table:covered-table-cell/>
          <table:table-cell table:style-name="Dictionary.E116" table:number-columns-spanned="5" office:value-type="string">
            <text:p text:style-name="P55"><text:span text:style-name="T98">струн</text:span><text:span text:style-name="T98">а</text:span><text:span text:style-name="T16"></text:span></text:p>
            <text:p text:style-name="P42"><text:span text:style-name="T66">-и</text:span><text:span text:style-name="T7"></text:span><text:span text:style-name="T66">, </text:span><text:span text:style-name="T71">ж.</text:span></text:p>
            <text:p text:style-name="P30">1) Гнучка, пружна, туго натягнена нитка (металева, жильна і т. ін.) в музичних інструментах, що, коливаючись, створює звуки. || <text:span text:style-name="T111">тількимн.</text:span>, <text:span text:style-name="T111">перен.</text:span> Про звуки якого-небудь музичного інструмента; взагалі про музику, поезію.</text:p>
            <text:p text:style-name="P35"><text:span text:style-name="T32">2) </text:span><text:span text:style-name="T49">перен.</text:span><text:span text:style-name="T32"> Особливість кого-, чого-небудь, риса людини, властивість її характеру.</text:span><text:span text:style-name="T33"> </text:span><text:span text:style-name="T34">(С, 1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59</text:p>
          </table:table-cell>
          <table:table-cell table:style-name="Dictionary.B117" table:number-columns-spanned="2" office:value-type="string">
            <text:p text:style-name="P23">Дивновзíр</text:p>
            <text:p text:style-name="P12">-зóру, <text:span text:style-name="T112">ім., ч., інд.-авт.</text:span></text:p>
          </table:table-cell>
          <table:covered-table-cell/>
          <table:table-cell table:style-name="Dictionary.D117" table:number-columns-spanned="3" office:value-type="string">
            <text:p text:style-name="P12"><text:span text:style-name="T128">утворене способом основоскладання і нульсуфіксальним, похідне від слів:</text:span><text:span text:style-name="T154"> </text:span><text:span text:style-name="T101">ди</text:span><text:span text:style-name="T16"></text:span><text:span text:style-name="T101">вний</text:span><text:span text:style-name="T154"> і </text:span><text:span text:style-name="T101">взі</text:span><text:span text:style-name="T16"></text:span><text:span text:style-name="T101">р</text:span></text:p>
          </table:table-cell>
          <table:covered-table-cell/>
          <table:covered-table-cell/>
          <table:table-cell table:style-name="Dictionary.G117" table:number-columns-spanned="3" office:value-type="string">
            <text:p text:style-name="P8">Там крила птаства рясно миготіли,</text:p>
            <text:p text:style-name="P13"><text:span text:style-name="T112">мережилася зелень </text:span><text:span text:style-name="T119">дивновзором</text:span><text:span text:style-name="T112">,</text:span></text:p>
            <text:p text:style-name="P8">а душу вже поймав самодоходжень</text:p>
            <text:p text:style-name="P13"><text:span text:style-name="T112">зухвалий холод і зухвалий жах. </text:span><text:span text:style-name="T126">(П, ІІ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3" office:value-type="string">
            <text:p text:style-name="P56"><text:span text:style-name="T98">д</text:span><text:span text:style-name="T98">и</text:span><text:span text:style-name="T16"></text:span><text:span text:style-name="T98">вний</text:span></text:p>
            <text:p text:style-name="P29">-а, -е.</text:p>
            <text:p text:style-name="P29">1) Який викликає подив. || <text:soft-page-break/>Незвичайний якими-небудь якостями; чудний, незрозумілий. || Який не має подібних собі; рідкісний, кумедний.</text:p>
            <text:p text:style-name="P29">2) Дуже гарний; чудовий, чарівний. <text:span text:style-name="T124">(С, )</text:span></text:p>
          </table:table-cell>
          <table:covered-table-cell/>
          <table:covered-table-cell/>
          <table:table-cell table:style-name="Dictionary.E118" table:number-columns-spanned="5" office:value-type="string">
            <text:p text:style-name="P59">взір</text:p>
            <text:p text:style-name="P42"><text:span text:style-name="T66">(узір), взору, </text:span><text:span text:style-name="T71">ч.</text:span><text:span text:style-name="T66">, </text:span><text:span text:style-name="T71">рідко</text:span><text:span text:style-name="T66">.</text:span></text:p>
            <text:p text:style-name="P30"><text:soft-page-break/>1) Зовнішній вигляд кого-, чого-небудь.</text:p>
            <text:p text:style-name="P35"><text:span text:style-name="T32">3) </text:span><text:span text:style-name="T49">діал.</text:span><text:span text:style-name="T32"> Зір, погляд.</text:span><text:span text:style-name="T33"> </text:span><text:span text:style-name="T34">(С, 12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0</text:p>
          </table:table-cell>
          <table:table-cell table:style-name="Dictionary.B119" table:number-columns-spanned="2" office:value-type="string">
            <text:p text:style-name="P23">Дляння</text:p>
            <text:p text:style-name="P12"><text:span text:style-name="T1">-</text:span>я, <text:span text:style-name="T112">ім., с., інд.-авт.</text:span></text:p>
          </table:table-cell>
          <table:covered-table-cell/>
          <table:table-cell table:style-name="Dictionary.D119" table:number-columns-spanned="3" office:value-type="string">
            <text:p text:style-name="P12"><text:span text:style-name="T128">утворене суфіксальним способом, похідне від слова</text:span> <text:span text:style-name="T100">для</text:span><text:span text:style-name="T17"></text:span><text:span text:style-name="T100">ти</text:span></text:p>
          </table:table-cell>
          <table:covered-table-cell/>
          <table:covered-table-cell/>
          <table:table-cell table:style-name="Dictionary.G119" table:number-columns-spanned="3" office:value-type="string">
            <text:p text:style-name="P8">У штольнях ночей вертикальних</text:p>
            <text:p text:style-name="P13"><text:span text:style-name="T112">іде схарапуджене </text:span><text:span text:style-name="T119">дляння</text:span></text:p>
            <text:p text:style-name="P13"><text:span text:style-name="T112">всебезруху… </text:span><text:span text:style-name="T126">(П, І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8" office:value-type="string">
            <text:p text:style-name="P55"><text:span text:style-name="T98">дл</text:span><text:span text:style-name="T98">я</text:span><text:span text:style-name="T16"></text:span><text:span text:style-name="T98">ти</text:span></text:p>
            <text:p text:style-name="P42"><text:span text:style-name="T66">дляю, дляєш, </text:span><text:span text:style-name="T71">недок.</text:span><text:span text:style-name="T66">, </text:span><text:span text:style-name="T71">розм.</text:span><text:span text:style-name="T66">, </text:span><text:span text:style-name="T71">рідко</text:span><text:span text:style-name="T66">.</text:span></text:p>
            <text:p text:style-name="P30">Не поспішати робити що-небудь; затягувати.<text:span text:style-name="T147"> </text:span><text:span text:style-name="T148">(С, 30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1</text:p>
          </table:table-cell>
          <table:table-cell table:style-name="Dictionary.B121" table:number-columns-spanned="2" office:value-type="string">
            <text:p text:style-name="P23">Додóсвіт</text:p>
            <text:p text:style-name="P12">-у, ім., <text:span text:style-name="T112">ч., інд.-авт.</text:span></text:p>
          </table:table-cell>
          <table:covered-table-cell/>
          <table:table-cell table:style-name="Dictionary.D121" table:number-columns-spanned="3" office:value-type="string">
            <text:p text:style-name="P12"><text:span text:style-name="T128">утворене префіксальним способом, похідне від слова</text:span> <text:span text:style-name="T100">до</text:span><text:span text:style-name="T17"></text:span><text:span text:style-name="T100">світ</text:span></text:p>
          </table:table-cell>
          <table:covered-table-cell/>
          <table:covered-table-cell/>
          <table:table-cell table:style-name="Dictionary.G121" table:number-columns-spanned="3" office:value-type="string">
            <text:p text:style-name="P13"><text:span text:style-name="T112">Там ще </text:span><text:span text:style-name="T119">додосвіт</text:span><text:span text:style-name="T112">. Смерком облягло</text:span></text:p>
            <text:p text:style-name="P13"><text:span text:style-name="T112">ледачі верби, сторожкі тополі… </text:span><text:span text:style-name="T126">(П, ІІ, 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8" office:value-type="string">
            <text:p text:style-name="P55"><text:span text:style-name="T98">д</text:span><text:span text:style-name="T98">о</text:span><text:span text:style-name="T16"></text:span><text:span text:style-name="T98">світ</text:span></text:p>
            <text:p text:style-name="P42"><text:span text:style-name="T66">-у, </text:span><text:span text:style-name="T71">ч.</text:span></text:p>
            <text:p text:style-name="P30">Час доби перед сходом сонця, світанком.<text:span text:style-name="T147"> </text:span><text:span text:style-name="T148">(С, 32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2</text:p>
          </table:table-cell>
          <table:table-cell table:style-name="Dictionary.B123" table:number-columns-spanned="2" office:value-type="string">
            <text:p text:style-name="P23">Душекрóна</text:p>
            <text:p text:style-name="P12">-и, <text:span text:style-name="T112">ім., ж., інд.-авт.</text:span></text:p>
          </table:table-cell>
          <table:covered-table-cell/>
          <table:table-cell table:style-name="Dictionary.D123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душá</text:span><text:span text:style-name="T154"> і </text:span><text:span text:style-name="T101">крóна</text:span></text:p>
          </table:table-cell>
          <table:covered-table-cell/>
          <table:covered-table-cell/>
          <table:table-cell table:style-name="Dictionary.G123" table:number-columns-spanned="3" office:value-type="string">
            <text:p text:style-name="P8">Ця розлука душ - </text:p>
            <text:p text:style-name="P8">одна загасла, друга спалахнула</text:p>
            <text:p text:style-name="P8">(лиш не твоя, бо смертна павза вже</text:p>
            <text:p text:style-name="P13"><text:span text:style-name="T112">обтяла зароділу </text:span><text:span text:style-name="T119">душекрону</text:span><text:span text:style-name="T112">)… </text:span><text:span text:style-name="T126">(П, І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3" office:value-type="string">
            <text:p text:style-name="P56"><text:span text:style-name="T98">душ</text:span><text:span text:style-name="T98">а</text:span><text:span text:style-name="T16"></text:span></text:p>
            <text:p text:style-name="P41"><text:span text:style-name="T66">-і, </text:span><text:span text:style-name="T71">ж.</text:span></text:p>
            <text:p text:style-name="P29">1) Внутрішній психічний світ людини <text:soft-page-break/>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29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124">(С, 333)</text:span></text:p>
          </table:table-cell>
          <table:covered-table-cell/>
          <table:covered-table-cell/>
          <table:table-cell table:style-name="Dictionary.E124" table:number-columns-spanned="5" office:value-type="string">
            <text:p text:style-name="P55"><text:span text:style-name="T98">кр</text:span><text:span text:style-name="T98">о</text:span><text:span text:style-name="T16"></text:span><text:span text:style-name="T98">на</text:span></text:p>
            <text:p text:style-name="P42"><text:span text:style-name="T62">I </text:span><text:span text:style-name="T66">-и, </text:span><text:span text:style-name="T71">ж.</text:span></text:p>
            <text:p text:style-name="P30"><text:soft-page-break/>Верхня частина дерева, що являє собою сукупність його гілок.<text:span text:style-name="T147"> </text:span><text:span text:style-name="T148">(С, 5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3</text:p>
          </table:table-cell>
          <table:table-cell table:style-name="Dictionary.B125" table:number-columns-spanned="2" office:value-type="string">
            <text:p text:style-name="P23">Живоднí</text:p>
            <text:p text:style-name="P12">-íв, <text:span text:style-name="T112">ім., мн., інд.-авт.</text:span></text:p>
          </table:table-cell>
          <table:covered-table-cell/>
          <table:table-cell table:style-name="Dictionary.D125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живий</text:span><text:span text:style-name="T154"> і </text:span><text:span text:style-name="T101">дні</text:span></text:p>
          </table:table-cell>
          <table:covered-table-cell/>
          <table:covered-table-cell/>
          <table:table-cell table:style-name="Dictionary.G125" table:number-columns-spanned="3" office:value-type="string">
            <text:p text:style-name="P13"><text:span text:style-name="T112">Коли протліла згага </text:span><text:span text:style-name="T119">живоднів</text:span></text:p>
            <text:p text:style-name="P8">ураз попустить серце, ніби напад</text:p>
            <text:p text:style-name="P8">нагальної недуги, в смертний запад,</text:p>
            <text:p text:style-name="P13"><text:span text:style-name="T112">у феєричні полиски жалів. </text:span><text:span text:style-name="T126">(П, І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3" office:value-type="string">
            <text:p text:style-name="P56"><text:span text:style-name="T98">жив</text:span><text:span text:style-name="T98">и</text:span><text:span text:style-name="T16"></text:span><text:span text:style-name="T98">й</text:span></text:p>
            <text:p text:style-name="P29">-а, -е.</text:p>
            <text:p text:style-name="P36"><text:span text:style-name="T32">1) Який існує, здійснює обмін речовин із зовнішнім середовищем, здатний рости, розмножуватися; </text:span><text:span text:style-name="T49">прот.</text:span><text:span text:style-name="T32"> мертвий. || Який є невід'ємною ознакою істоти, що живе, існує. || </text:span><text:span text:style-name="T49">у знач.</text:span><text:span text:style-name="T32"> </text:span><text:span text:style-name="T49">ім.</text:span><text:span text:style-name="T32"> живе, -вого, </text:span><text:span text:style-name="T49">с.</text:span><text:span text:style-name="T32"> Все, що </text:span><text:soft-page-break/><text:span text:style-name="T32">виявляє ознаки життя, що живе, існує. || Якого створюють рослини, тварини, люди. </text:span><text:span text:style-name="T35">(С, 367)</text:span></text:p>
          </table:table-cell>
          <table:covered-table-cell/>
          <table:covered-table-cell/>
          <table:table-cell table:style-name="Dictionary.E126" table:number-columns-spanned="5" office:value-type="string">
            <text:p text:style-name="P59">день</text:p>
            <text:p text:style-name="P46"><text:span text:style-name="T66">дня, </text:span><text:span text:style-name="T71">ч.</text:span></text:p>
            <text:p text:style-name="P43">1) Частина доби від сходу до заходу сонця, від ранку до вечора. || Про денне світло.</text:p>
            <text:p text:style-name="P44"><text:span text:style-name="T32">4) </text:span><text:span text:style-name="T49">тільки мн.</text:span><text:span text:style-name="T32">, </text:span><text:span text:style-name="T49">чого</text:span><text:span text:style-name="T32">, </text:span><text:span text:style-name="T49">які</text:span><text:span text:style-name="T32">. Час, період у житті людини, народу. || </text:span><text:span text:style-name="T49">чиї</text:span><text:span text:style-name="T32">. Життя.</text:span><text:span text:style-name="T33"> </text:span><text:span text:style-name="T34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4</text:p>
          </table:table-cell>
          <table:table-cell table:style-name="Dictionary.B127" table:number-columns-spanned="2" office:value-type="string">
            <text:p text:style-name="P23">Життєсмéрть</text:p>
            <text:p text:style-name="P12">-і, <text:span text:style-name="T112">ім., ж., інд.-авт.</text:span></text:p>
          </table:table-cell>
          <table:covered-table-cell/>
          <table:table-cell table:style-name="Dictionary.D127" table:number-columns-spanned="3" office:value-type="string">
            <text:p text:style-name="P12"><text:span text:style-name="T128">утворене способом основоскладання, </text:span><text:span text:style-name="T128">похідне від слів:</text:span><text:span text:style-name="T154"> </text:span><text:span text:style-name="T101">життя</text:span><text:span text:style-name="T154"> і </text:span><text:span text:style-name="T101">сме</text:span><text:span text:style-name="T16"></text:span><text:span text:style-name="T101">рть</text:span></text:p>
          </table:table-cell>
          <table:covered-table-cell/>
          <table:covered-table-cell/>
          <table:table-cell table:style-name="Dictionary.G127" table:number-columns-spanned="3" office:value-type="string">
            <text:p text:style-name="P8">Сховати ся од долі – не судилось.</text:p>
            <text:p text:style-name="P8">Ударив грім – і зразу шкереберть</text:p>
            <text:p text:style-name="P8">пішло життя. І ость ти – все, що снилось,</text:p>
            <text:p text:style-name="P13"><text:span text:style-name="T112">як смертеіснування й </text:span><text:span text:style-name="T119">життєсмерть</text:span><text:span text:style-name="T112">. </text:span><text:span text:style-name="T126">(П, І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3" office:value-type="string">
            <text:p text:style-name="P56"><text:span text:style-name="T98">житт</text:span><text:span text:style-name="T98">я</text:span><text:span text:style-name="T16"></text:span></text:p>
            <text:p text:style-name="P41"><text:span text:style-name="T66">-я, </text:span><text:span text:style-name="T71">с.</text:span></text:p>
            <text:p text:style-name="P29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111">прот.</text:span> смерть.</text:p>
            <text:p text:style-name="P29">2) Стан живого організму в стадії розвитку, зросту.</text:p>
            <text:p text:style-name="P29">3) Період існування кого-небудь; вік. || Все пережите, зроблене людиною за час її існування; біографія.</text:p>
            <text:p text:style-name="P29">4) Спосіб існування кого-небудь. <text:span text:style-name="T124">(С, 369)</text:span></text:p>
          </table:table-cell>
          <table:covered-table-cell/>
          <table:covered-table-cell/>
          <table:table-cell table:style-name="Dictionary.E128" table:number-columns-spanned="5" office:value-type="string">
            <text:p text:style-name="P59">смерть</text:p>
            <text:p text:style-name="P42"><text:span text:style-name="T66">-і, </text:span><text:span text:style-name="T71">ж.</text:span></text:p>
            <text:p text:style-name="P30">1) Припинення життєдіяльності організму і загибель його; припинення біологічного обміну речовин в організмі або його частині.<text:span text:style-name="T111">Фізіологічна смерть</text:span>.</text:p>
            <text:p text:style-name="P42"><text:span text:style-name="T67">2) Припинення існування людини, тварини; </text:span><text:span text:style-name="T72">прот.</text:span><text:span text:style-name="T67"> життя; кончина, скін. || Те саме, що Смертна кара (</text:span><text:span text:style-name="T72">див.</text:span><text:span text:style-name="T67"> смертний). || </text:span><text:span text:style-name="T72">кому</text:span><text:span text:style-name="T67">. Уживається як заклик до помсти, відплати. || Персоніфікація кончини – людський скелет, звичайно з косою. || </text:span><text:span text:style-name="T72">перен.</text:span><text:span text:style-name="T67"> Загибель, припинення існування чого-небудь. || </text:span><text:span text:style-name="T72">перен.</text:span><text:span text:style-name="T67"> Занепад чого-небудь.</text:span><text:span text:style-name="T68"> </text:span><text:soft-page-break/><text:span text:style-name="T69">(С, 134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5</text:p>
          </table:table-cell>
          <table:table-cell table:style-name="Dictionary.B129" table:number-columns-spanned="2" office:value-type="string">
            <text:p text:style-name="P23">Життєтóки</text:p>
            <text:p text:style-name="P12">-ів, <text:span text:style-name="T112">ім., мн., інд.-авт.</text:span></text:p>
          </table:table-cell>
          <table:covered-table-cell/>
          <table:table-cell table:style-name="Dictionary.D129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життя</text:span><text:span text:style-name="T154"> і </text:span><text:span text:style-name="T101">тóки</text:span></text:p>
          </table:table-cell>
          <table:covered-table-cell/>
          <table:covered-table-cell/>
          <table:table-cell table:style-name="Dictionary.G129" table:number-columns-spanned="3" office:value-type="string">
            <text:p text:style-name="P8">Нарешті збір, нарешті збір померлих днів і років,</text:p>
            <text:p text:style-name="P13"><text:span text:style-name="T112">мов ґрати чорних спроневір і ярих </text:span><text:span text:style-name="T119">життєтоків</text:span><text:span text:style-name="T112">… </text:span><text:span text:style-name="T126">(П, ІІ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3" office:value-type="string">
            <text:p text:style-name="P12"><text:span text:style-name="T101">життя</text:span><text:span text:style-name="T154"> (див 63)</text:span></text:p>
          </table:table-cell>
          <table:covered-table-cell/>
          <table:covered-table-cell/>
          <table:table-cell table:style-name="Dictionary.E130" table:number-columns-spanned="5" office:value-type="string">
            <text:p text:style-name="P60">тік</text:p>
            <text:p text:style-name="P42"><text:span text:style-name="T66">то</text:span><text:span text:style-name="T65"></text:span><text:span text:style-name="T66">ку, </text:span><text:span text:style-name="T71">ч.</text:span></text:p>
            <text:p text:style-name="P30">1) Розчищене місце, спеціально підготовлений майданчик надворі або в приміщенні для молотьби, очищення і просушування зерна.</text:p>
            <text:p text:style-name="P30">2) Скирти, стіжки, ожереди і т. ін., що стоять на такому місці.<text:span text:style-name="T147"> </text:span><text:span text:style-name="T148">(С, 145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6</text:p>
          </table:table-cell>
          <table:table-cell table:style-name="Dictionary.B131" table:number-columns-spanned="2" office:value-type="string">
            <text:p text:style-name="P23">За-світи</text:p>
            <text:p text:style-name="P12">-ів, <text:span text:style-name="T112">ім., мн. інд.-авт.</text:span></text:p>
          </table:table-cell>
          <table:covered-table-cell/>
          <table:table-cell table:style-name="Dictionary.D131" table:number-columns-spanned="3" office:value-type="string">
            <text:p text:style-name="P12"><text:span text:style-name="T128">утворене способом словоскладання, похідне від слів:</text:span><text:span text:style-name="T154"> </text:span><text:span text:style-name="T101">за</text:span><text:span text:style-name="T154"> і </text:span><text:span text:style-name="T101">світи</text:span></text:p>
          </table:table-cell>
          <table:covered-table-cell/>
          <table:covered-table-cell/>
          <table:table-cell table:style-name="Dictionary.G131" table:number-columns-spanned="3" office:value-type="string">
            <text:p text:style-name="P8">І не держу надії в бозі,</text:p>
            <text:p text:style-name="P13"><text:span text:style-name="T112">коли пірвався в </text:span><text:span text:style-name="T119">за-світи</text:span><text:span text:style-name="T112">. </text:span><text:span text:style-name="T126">(П, ІІ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3" office:value-type="string">
            <text:p text:style-name="P57">за</text:p>
            <text:p text:style-name="P41"><text:span text:style-name="T62">I </text:span><text:span text:style-name="T71">прийм.</text:span><text:span text:style-name="T66">, </text:span><text:span text:style-name="T71">з род.</text:span><text:span text:style-name="T66">, </text:span><text:span text:style-name="T71">знах.</text:span><text:span text:style-name="T66"> </text:span><text:span text:style-name="T71">і оруд.</text:span><text:span text:style-name="T66"> </text:span><text:span text:style-name="T71">відмінками</text:span><text:span text:style-name="T66">. Сполучення з </text:span><text:span text:style-name="T71">прийм.</text:span><text:span text:style-name="T66"> за виражають: Просторові відношення:</text:span></text:p>
            <text:p text:style-name="P36"><text:span text:style-name="T32">1) </text:span><text:span text:style-name="T49">із знах.</text:span><text:span text:style-name="T32"> </text:span><text:span text:style-name="T49">і оруд. в.</text:span><text:span text:style-name="T32"> Вказує на предмет, місце і т. ін.: а) за межі яких спрямовані дія, рух (</text:span><text:span text:style-name="T49">знах. в.</text:span><text:span text:style-name="T32">); б) позад, по той бік яких хто-, що-небудь знаходиться, міститься, перебуває або щось відбувається (</text:span><text:span text:style-name="T49">оруд. в.</text:span><text:span text:style-name="T32">). || У </text:span><text:span text:style-name="T49">сполуч.</text:span><text:span text:style-name="T32"> зі </text:span><text:span text:style-name="T49">сл.</text:span><text:span text:style-name="T32"> сідати (сидіти, сісти), </text:span><text:soft-page-break/><text:span text:style-name="T32">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35">(С, 373)</text:span></text:p>
          </table:table-cell>
          <table:covered-table-cell/>
          <table:covered-table-cell/>
          <table:table-cell table:style-name="Dictionary.E132" table:number-columns-spanned="5" office:value-type="string">
            <text:p text:style-name="P59">світ</text:p>
            <text:p text:style-name="P42"><text:span text:style-name="T62">II </text:span><text:span text:style-name="T66">-у </text:span><text:span text:style-name="T71">і заст.</text:span><text:span text:style-name="T66"> -а, </text:span><text:span text:style-name="T71">ч.</text:span></text:p>
            <text:p text:style-name="P30">1) Сукупність усіх форм матерії як єдине ціле; всесвіт. <text:span text:style-name="T111">Геоцентрична система світу</text:span>.<text:span text:style-name="T147"> </text:span><text:span text:style-name="T148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7</text:p>
          </table:table-cell>
          <table:table-cell table:style-name="Dictionary.B133" table:number-columns-spanned="2" office:value-type="string">
            <text:p text:style-name="P23">Зимносхíд</text:p>
            <text:p text:style-name="P12">-у, <text:span text:style-name="T112">ім., ч., інд.-авт.</text:span></text:p>
          </table:table-cell>
          <table:covered-table-cell/>
          <table:table-cell table:style-name="Dictionary.D133" table:number-columns-spanned="3" office:value-type="string">
            <text:p text:style-name="P12"><text:span text:style-name="T128">утворене способом основоскладання і нульсуфіксальним, похідне від слів:</text:span><text:span text:style-name="T154"> </text:span><text:span text:style-name="T101">зи</text:span><text:span text:style-name="T16"></text:span><text:span text:style-name="T101">мно</text:span><text:span text:style-name="T154"> і </text:span><text:span text:style-name="T101">схо</text:span><text:span text:style-name="T16"></text:span><text:span text:style-name="T101">дити</text:span></text:p>
          </table:table-cell>
          <table:covered-table-cell/>
          <table:covered-table-cell/>
          <table:table-cell table:style-name="Dictionary.G133" table:number-columns-spanned="3" office:value-type="string">
            <text:p text:style-name="P8">Довкруги - </text:p>
            <text:p text:style-name="P13"><text:span text:style-name="T112">лише вітри з шпаркого </text:span><text:span text:style-name="T119">зимносходу</text:span><text:span text:style-name="T112">. </text:span><text:span text:style-name="T126">(П, І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3" office:value-type="string">
            <text:p text:style-name="P56"><text:span text:style-name="T98">з</text:span><text:span text:style-name="T98">и</text:span><text:span text:style-name="T16"></text:span><text:span text:style-name="T98">мно</text:span></text:p>
            <text:p text:style-name="P41"><text:span text:style-name="T62">I </text:span><text:span text:style-name="T71">розм.</text:span></text:p>
            <text:p text:style-name="P29">1) Присл. до зимний <text:span text:style-name="T124">(С, 459)</text:span></text:p>
          </table:table-cell>
          <table:covered-table-cell/>
          <table:covered-table-cell/>
          <table:table-cell table:style-name="Dictionary.E134" table:number-columns-spanned="5" office:value-type="string">
            <text:p text:style-name="P59">схо<text:span text:style-name="T19"></text:span>дити</text:p>
            <text:p text:style-name="P42"><text:span text:style-name="T62">I </text:span><text:span text:style-name="T66">схо</text:span><text:span text:style-name="T7"></text:span><text:span text:style-name="T66">дити</text:span></text:p>
            <text:p text:style-name="P30"><text:span text:style-name="T111">і рідше </text:span>зіходити, -джу, -диш, <text:span text:style-name="T111">недок.</text:span>, зійти, зійду, зійдеш, <text:span text:style-name="T111">док.</text:span></text:p>
            <text:p text:style-name="P35"><text:span text:style-name="T32">3) </text:span><text:span text:style-name="T49">перен.</text:span><text:span text:style-name="T32"> Наближатися, поширюючись, ніби опускаючись (про вечір, сутінки і т. ін.). || </text:span><text:span text:style-name="T49">на кого </text:span><text:span text:style-name="T32">– </text:span><text:span text:style-name="T49">що</text:span><text:span text:style-name="T32">, </text:span><text:span text:style-name="T49">розм.</text:span><text:span text:style-name="T32"> </text:span><text:span text:style-name="T49">кому до чого</text:span><text:span text:style-name="T32">, </text:span><text:span text:style-name="T49">книжн.</text:span><text:span text:style-name="T32">Охоплювати кого-небудь, оволодівати кимсь (про почуття, стан і т. ін.).</text:span><text:span text:style-name="T33"> </text:span><text:span text:style-name="T34">(С, 142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8</text:p>
          </table:table-cell>
          <table:table-cell table:style-name="Dictionary.B135" table:number-columns-spanned="2" office:value-type="string">
            <text:p text:style-name="P23">Знеголоснíл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135" table:number-columns-spanned="3" office:value-type="string">
            <text:p text:style-name="P12"><text:span text:style-name="T128">утворене суфіксальним способом, похідне від слова</text:span><text:span text:style-name="T154"> </text:span><text:span text:style-name="T101">знеголосніти </text:span><text:span text:style-name="T107">— позбавитися голосу</text:span></text:p>
          </table:table-cell>
          <table:covered-table-cell/>
          <table:covered-table-cell/>
          <table:table-cell table:style-name="Dictionary.G135" table:number-columns-spanned="3" office:value-type="string">
            <text:p text:style-name="P8">…це кождочасне поривання в смерть ,</text:p>
            <text:p text:style-name="P8">щоб з неї виринати в знавіснілий</text:p>
            <text:p text:style-name="P13"><text:span text:style-name="T112">хрипкий чи геть </text:span><text:span text:style-name="T119">знеголоснілий</text:span><text:span text:style-name="T112"> крик. </text:span><text:span text:style-name="T126">(П, І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8" office:value-type="string">
            <text:p text:style-name="P13"><text:span text:style-name="T101">Знеголосніти </text:span><text:span text:style-name="T10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69</text:p>
          </table:table-cell>
          <table:table-cell table:style-name="Dictionary.B137" table:number-columns-spanned="2" office:value-type="string">
            <text:p text:style-name="P23">Золотокíнва</text:p>
            <text:p text:style-name="P12"><text:soft-page-break/>-и, <text:span text:style-name="T112">ім., ж., інд.-авт.</text:span></text:p>
          </table:table-cell>
          <table:covered-table-cell/>
          <table:table-cell table:style-name="Dictionary.D137" table:number-columns-spanned="3" office:value-type="string">
            <text:p text:style-name="P12"><text:span text:style-name="T128">утворене способом </text:span><text:soft-page-break/><text:span text:style-name="T128">основоскладання, похідне від слів:</text:span><text:span text:style-name="T154"> </text:span><text:span text:style-name="T101">золотий</text:span><text:span text:style-name="T154"> і </text:span><text:span text:style-name="T101">кíнва</text:span></text:p>
          </table:table-cell>
          <table:covered-table-cell/>
          <table:covered-table-cell/>
          <table:table-cell table:style-name="Dictionary.G137" table:number-columns-spanned="3" office:value-type="string">
            <text:p text:style-name="P13"><text:span text:style-name="T119">Золотокінва</text:span><text:span text:style-name="T112"> – пади-но,</text:span></text:p>
            <text:p text:style-name="P13"><text:soft-page-break/><text:span text:style-name="T112">спади з лиця в глиб-синь-серця. </text:span><text:span text:style-name="T126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3" office:value-type="string">
            <text:p text:style-name="P56"><text:span text:style-name="T98">золот</text:span><text:span text:style-name="T98">и</text:span><text:span text:style-name="T16"></text:span><text:span text:style-name="T98">й</text:span></text:p>
            <text:p text:style-name="P29">-а, -е.</text:p>
            <text:p text:style-name="P29">4) Який своїм кольором нагадує золото; блискучо-жовтий, оранжевий.<text:span text:style-name="T111">Золота осінь</text:span>. <text:span text:style-name="T111">Золота рибка</text:span>.</text:p>
            <text:p text:style-name="P29">5) <text:span text:style-name="T111">перен.</text:span> Дуже цінний, вартий поваги (про людину, її характер і т. ін.). <text:span text:style-name="T111">Золоте серце</text:span>. <text:span text:style-name="T111">Золоті руки</text:span>.</text:p>
            <text:p text:style-name="P29">6) <text:span text:style-name="T111">перен.</text:span> Який дає людям радість, щастя; прекрасний, щасливий.<text:span text:style-name="T111">Золоте дитинство</text:span>.</text:p>
            <text:p text:style-name="P36"><text:span text:style-name="T32">7) </text:span><text:span text:style-name="T49">перен.</text:span><text:span text:style-name="T32"> Дорогий, любий (у </text:span><text:span text:style-name="T49">пестл.</text:span><text:span text:style-name="T32"> звертанні до кого-небудь). </text:span><text:span text:style-name="T35">(С, 475)</text:span></text:p>
          </table:table-cell>
          <table:covered-table-cell/>
          <table:covered-table-cell/>
          <table:table-cell table:style-name="Dictionary.E138" table:number-columns-spanned="5" office:value-type="string">
            <text:p text:style-name="P55"><text:span text:style-name="T100">кінва</text:span><text:span text:style-name="T20"></text:span></text:p>
            <text:p text:style-name="P42"><text:span text:style-name="T62">II </text:span><text:span text:style-name="T66">кінва</text:span><text:span text:style-name="T63"></text:span></text:p>
            <text:p text:style-name="P30">-и, <text:span text:style-name="T111">ж.</text:span>, <text:span text:style-name="T111">розм.</text:span></text:p>
            <text:p text:style-name="P1"><text:span text:style-name="T84">Збірн. до </text:span><text:a xlink:type="simple" xlink:href="http://www.lingvo.ua/uk/Translate/uk-uk/кінь"><text:span text:style-name="T144">кінь</text:span></text:a><text:span text:style-name="T84">.</text:span><text:span text:style-name="T85"> </text:span><text:span text:style-name="T86">(С, 54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0</text:p>
          </table:table-cell>
          <table:table-cell table:style-name="Dictionary.B139" table:number-columns-spanned="2" office:value-type="string">
            <text:p text:style-name="P12"><text:span text:style-name="T99">З-</text:span><text:span text:style-name="T15">понадсвíтній</text:span></text:p>
            <text:p text:style-name="P12">-я, -є, <text:span text:style-name="T113">прикм., </text:span><text:span text:style-name="T112">інд.-авт.</text:span></text:p>
          </table:table-cell>
          <table:covered-table-cell/>
          <table:table-cell table:style-name="Dictionary.D139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з</text:span><text:span text:style-name="T107">-</text:span><text:span text:style-name="T101">понад</text:span><text:span text:style-name="T154"> і </text:span><text:span text:style-name="T101">світ</text:span></text:p>
          </table:table-cell>
          <table:covered-table-cell/>
          <table:covered-table-cell/>
          <table:table-cell table:style-name="Dictionary.G139" table:number-columns-spanned="3" office:value-type="string">
            <text:p text:style-name="P8">…аж сіла зірка на дроту й щебече</text:p>
            <text:p text:style-name="P13"><text:span text:style-name="T112">і сяє горлом – </text:span><text:span text:style-name="T119">з-понадсвітній</text:span><text:span text:style-name="T112"> спів. </text:span><text:span text:style-name="T126">(П, ІІ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3" office:value-type="string">
            <text:p text:style-name="P56"><text:span text:style-name="T98">з-п</text:span><text:span text:style-name="T98">о</text:span><text:span text:style-name="T16"></text:span><text:span text:style-name="T98">над</text:span></text:p>
            <text:p text:style-name="P41"><text:span text:style-name="T71">прийм.</text:span><text:span text:style-name="T66">, </text:span><text:span text:style-name="T71">з род. в.</text:span></text:p>
            <text:p text:style-name="P36"><text:span text:style-name="T32">Вказує на предмет, через верхній край якого спрямовано дію, рух. || Вказує на предмет, місце, у безпосередній близькості від якого починається якась </text:span><text:soft-page-break/><text:span text:style-name="T32">дія. </text:span><text:span text:style-name="T35">(С, 478)</text:span></text:p>
          </table:table-cell>
          <table:covered-table-cell/>
          <table:covered-table-cell/>
          <table:table-cell table:style-name="Dictionary.E140" table:number-columns-spanned="5" office:value-type="string">
            <text:p text:style-name="P13"><text:span text:style-name="T100">світ</text:span><text:span text:style-name="T105"> (див. 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1</text:p>
          </table:table-cell>
          <table:table-cell table:style-name="Dictionary.B141" table:number-columns-spanned="2" office:value-type="string">
            <text:p text:style-name="P23">Іспередлíт</text:p>
            <text:p text:style-name="P7">присл., інд.-авт.</text:p>
          </table:table-cell>
          <table:covered-table-cell/>
          <table:table-cell table:style-name="Dictionary.D141" table:number-columns-spanned="3" office:value-type="string">
            <text:p text:style-name="P12"><text:span text:style-name="T127">утворене способом основоскладання, </text:span><text:span text:style-name="T127">похідне від слів:</text:span> <text:span text:style-name="T100">спе</text:span><text:span text:style-name="T101"></text:span><text:span text:style-name="T100">ред</text:span> і <text:span text:style-name="T100">літ</text:span>.</text:p>
          </table:table-cell>
          <table:covered-table-cell/>
          <table:covered-table-cell/>
          <table:table-cell table:style-name="Dictionary.G141" table:number-columns-spanned="3" office:value-type="string">
            <text:p text:style-name="P8">Ось твоя подоба</text:p>
            <text:p text:style-name="P13"><text:span text:style-name="T112">подвижництво людське – </text:span><text:span text:style-name="T119">іспередліт</text:span><text:span text:style-name="T112">. </text:span><text:span text:style-name="T126">(П, ІІ, 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3" office:value-type="string">
            <text:p text:style-name="P56"><text:span text:style-name="T102">сп</text:span><text:span text:style-name="T102">е</text:span><text:span text:style-name="T16"></text:span><text:span text:style-name="T102">реду</text:span></text:p>
            <text:p text:style-name="P41"><text:span text:style-name="T66">3) </text:span><text:span text:style-name="T71">присл.</text:span><text:span text:style-name="T66">, </text:span><text:span text:style-name="T71">рідко</text:span><text:span text:style-name="T66">. Раніше, в минулому; перед цим.</text:span></text:p>
            <text:p text:style-name="P40"><text:span text:style-name="T26">4) </text:span><text:span text:style-name="T48">прийм.</text:span><text:span text:style-name="T26">, </text:span><text:span text:style-name="T48">з род. в.</text:span><text:span text:style-name="T26"> Уживається для означення місця перед ким-, чим-небудь; на передньому боці чогось. </text:span><text:span text:style-name="T52">(С, 1361-1364)</text:span></text:p>
          </table:table-cell>
          <table:covered-table-cell/>
          <table:covered-table-cell/>
          <table:table-cell table:style-name="Dictionary.E142" table:number-columns-spanned="5" office:value-type="string">
            <text:p text:style-name="P55"><text:span text:style-name="T98">літ</text:span><text:span text:style-name="T98">а</text:span><text:span text:style-name="T16"></text:span></text:p>
            <text:p text:style-name="P42"><text:span text:style-name="T66">літ, </text:span><text:span text:style-name="T71">мн.</text:span></text:p>
            <text:p text:style-name="P30">1) Період часу в кілька років; роки.<text:span text:style-name="T147"> </text:span><text:span text:style-name="T148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2</text:p>
          </table:table-cell>
          <table:table-cell table:style-name="Dictionary.B143" table:number-columns-spanned="2" office:value-type="string">
            <text:p text:style-name="P23">Крайóкрай</text:p>
            <text:p text:style-name="P12">крайóкраю, <text:span text:style-name="T112">ім., ч., інд.-авт.</text:span></text:p>
          </table:table-cell>
          <table:covered-table-cell/>
          <table:table-cell table:style-name="Dictionary.D143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край</text:span><text:span text:style-name="T154"> і </text:span><text:span text:style-name="T101">край</text:span></text:p>
          </table:table-cell>
          <table:covered-table-cell/>
          <table:covered-table-cell/>
          <table:table-cell table:style-name="Dictionary.G143" table:number-columns-spanned="3" office:value-type="string">
            <text:p text:style-name="P13"><text:span text:style-name="T112">З </text:span><text:span text:style-name="T119">крайокраю</text:span><text:span text:style-name="T112">, з цієї високості,</text:span></text:p>
            <text:p text:style-name="P13"><text:span text:style-name="T112">пади, згорнувши крила, до долин… </text:span><text:span text:style-name="T126">(П, І, 40);</text:span></text:p>
            <text:p text:style-name="P13"><text:span text:style-name="T112">Єси ти за </text:span><text:span text:style-name="T119">крайокраєм</text:span><text:span text:style-name="T112">, чаїшся</text:span></text:p>
            <text:p text:style-name="P13"><text:span text:style-name="T112">од мого неоговтаного погляду… </text:span><text:span text:style-name="T126">(П, І, 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8" office:value-type="string">
            <text:p text:style-name="P59">край</text:p>
            <text:p text:style-name="P42"><text:span text:style-name="T62">I </text:span><text:span text:style-name="T66">-ю, </text:span><text:span text:style-name="T71">ч.</text:span></text:p>
            <text:p text:style-name="P42"><text:span text:style-name="T67">1) Лінія, що обмежує поверхню чого-небудь, а також те, що прилягає до цієї лінії; кінець (</text:span><text:span text:style-name="T72">див.</text:span><text:span text:style-name="T67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30"><text:span text:style-name="T98">II </text:span><text:span text:style-name="T111">прийм.</text:span> <text:span text:style-name="T111">з род. в.</text:span></text:p>
            <text:p text:style-name="P30">Указує на місцезнаходження предмета поблизу іншого; біля, коло.<text:span text:style-name="T147"> </text:span><text:span text:style-name="T148">(С, 58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3</text:p>
          </table:table-cell>
          <table:table-cell table:style-name="Dictionary.B145" table:number-columns-spanned="2" office:value-type="string">
            <text:p text:style-name="P23">Крайсебé</text:p>
            <text:p text:style-name="P12"><text:soft-page-break/><text:span text:style-name="T113">присл., </text:span><text:span text:style-name="T112">інд.-авт.</text:span></text:p>
          </table:table-cell>
          <table:covered-table-cell/>
          <table:table-cell table:style-name="Dictionary.D145" table:number-columns-spanned="3" office:value-type="string">
            <text:p text:style-name="P12"><text:span text:style-name="T128">утворене способом </text:span><text:soft-page-break/><text:span text:style-name="T128">зрощення, похідне від слів:</text:span><text:span text:style-name="T154"> </text:span><text:span text:style-name="T101">край</text:span><text:span text:style-name="T154"> і </text:span><text:span text:style-name="T101">себé</text:span></text:p>
          </table:table-cell>
          <table:covered-table-cell/>
          <table:covered-table-cell/>
          <table:table-cell table:style-name="Dictionary.G145" table:number-columns-spanned="3" office:value-type="string">
            <text:p text:style-name="P8">І не зайти за дальні далечі.</text:p>
            <text:p text:style-name="P13"><text:soft-page-break/><text:span text:style-name="T112">І за </text:span><text:span text:style-name="T119">крайсебе</text:span><text:span text:style-name="T112"> не зайти. </text:span><text:span text:style-name="T126">(П, І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3" office:value-type="string">
            <text:p text:style-name="P12"><text:span text:style-name="T101">край </text:span><text:span text:style-name="T110">(див. 72)</text:span></text:p>
          </table:table-cell>
          <table:covered-table-cell/>
          <table:covered-table-cell/>
          <table:table-cell table:style-name="Dictionary.E146" table:number-columns-spanned="5" office:value-type="string">
            <text:p text:style-name="P55"><text:span text:style-name="T98">себ</text:span><text:span text:style-name="T98">е</text:span><text:span text:style-name="T16"></text:span></text:p>
            <text:p text:style-name="P42"><text:span text:style-name="T71">наз. в.</text:span><text:span text:style-name="T66"> </text:span><text:span text:style-name="T71">нема</text:span><text:span text:style-name="T66">, </text:span><text:span text:style-name="T71">одн.</text:span><text:span text:style-name="T66"> </text:span><text:span text:style-name="T71">і мн.</text:span><text:span text:style-name="T66">, </text:span><text:span text:style-name="T71">займ.</text:span><text:span text:style-name="T66"> </text:span><text:span text:style-name="T71">зворотний</text:span><text:span text:style-name="T66">.</text:span></text:p>
            <text:p text:style-name="P30">Вказує на спрямованість дії на самого виконавця дії, заміняючи за змістом особові займенники.<text:span text:style-name="T147"> </text:span><text:span text:style-name="T148">(С, 130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4</text:p>
          </table:table-cell>
          <table:table-cell table:style-name="Dictionary.B147" table:number-columns-spanned="2" office:value-type="string">
            <text:p text:style-name="P23">Крайчáс</text:p>
            <text:p text:style-name="P12"><text:span text:style-name="T113">присл., </text:span><text:span text:style-name="T112">інд.-авт.</text:span></text:p>
          </table:table-cell>
          <table:covered-table-cell/>
          <table:table-cell table:style-name="Dictionary.D147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край</text:span><text:span text:style-name="T154"> і </text:span><text:span text:style-name="T101">час</text:span></text:p>
          </table:table-cell>
          <table:covered-table-cell/>
          <table:covered-table-cell/>
          <table:table-cell table:style-name="Dictionary.G147" table:number-columns-spanned="3" office:value-type="string">
            <text:p text:style-name="P8">Що б то нам</text:p>
            <text:p text:style-name="P8">посовгнути – ці межигони часу,</text:p>
            <text:p text:style-name="P8">марудні межигони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13"><text:span text:style-name="T112">І хочеться сягнути за </text:span><text:span text:style-name="T119">крайчасу</text:span><text:span text:style-name="T112">,</text:span></text:p>
            <text:p text:style-name="P13"><text:span text:style-name="T112">за прапервні. </text:span><text:span text:style-name="T126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3" office:value-type="string">
            <text:p text:style-name="P12"><text:span text:style-name="T101">край </text:span><text:span text:style-name="T110">(див. 72)</text:span></text:p>
          </table:table-cell>
          <table:covered-table-cell/>
          <table:covered-table-cell/>
          <table:table-cell table:style-name="Dictionary.E148" table:number-columns-spanned="5" office:value-type="string">
            <text:p text:style-name="P59">час</text:p>
            <text:p text:style-name="P42"><text:span text:style-name="T66">-у, </text:span><text:span text:style-name="T71">ч.</text:span></text:p>
            <text:p text:style-name="P35"><text:span text:style-name="T32">1) </text:span><text:span text:style-name="T49">філос.</text:span><text:span text:style-name="T32"> Одна з основних об'єктивних форм існування матерії, яка виявляється в тривалості буття.</text:span><text:span text:style-name="T33"> </text:span><text:span text:style-name="T34">(С, 159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5</text:p>
          </table:table-cell>
          <table:table-cell table:style-name="Dictionary.B149" table:number-columns-spanned="2" office:value-type="string">
            <text:p text:style-name="P23">Криволéт</text:p>
            <text:p text:style-name="P12">-у, <text:span text:style-name="T112">ім., ч., інд.-авт.</text:span></text:p>
          </table:table-cell>
          <table:covered-table-cell/>
          <table:table-cell table:style-name="Dictionary.D149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кривий</text:span><text:span text:style-name="T154"> і </text:span><text:span text:style-name="T101">лет</text:span></text:p>
          </table:table-cell>
          <table:covered-table-cell/>
          <table:covered-table-cell/>
          <table:table-cell table:style-name="Dictionary.G149" table:number-columns-spanned="3" office:value-type="string">
            <text:p text:style-name="P8">…ця колотнеча</text:p>
            <text:p text:style-name="P13"><text:span text:style-name="T112">надій і спроневіри, </text:span><text:span text:style-name="T119">криволет</text:span></text:p>
            <text:p text:style-name="P8">лякливих ауспіцій, що в безгуччі</text:p>
            <text:p text:style-name="P8">шершаваими крильми прошерхотять </text:p>
            <text:p text:style-name="P13"><text:soft-page-break/><text:span text:style-name="T112">і всядуться на голові… </text:span><text:span text:style-name="T126">(П, І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3" office:value-type="string">
            <text:p text:style-name="P56"><text:span text:style-name="T98">крив</text:span><text:span text:style-name="T98">и</text:span><text:span text:style-name="T16"></text:span><text:span text:style-name="T98">й</text:span></text:p>
            <text:p text:style-name="P29">-а, -е.</text:p>
            <text:p text:style-name="P41"><text:span text:style-name="T67">6) </text:span><text:span text:style-name="T72">перен.</text:span><text:span text:style-name="T67">, </text:span><text:span text:style-name="T72">розм.</text:span><text:span text:style-name="T67"> Те саме, що хибний; неправильний (у 2 </text:span><text:span text:style-name="T72">знач.</text:span><text:span text:style-name="T67">), помилковий.</text:span><text:span text:style-name="T66"> </text:span><text:span text:style-name="T70">(С, 585)</text:span></text:p>
          </table:table-cell>
          <table:covered-table-cell/>
          <table:covered-table-cell/>
          <table:table-cell table:style-name="Dictionary.E150" table:number-columns-spanned="5" office:value-type="string">
            <text:p text:style-name="P59">лет</text:p>
            <text:p text:style-name="P42"><text:span text:style-name="T66">-у, </text:span><text:span text:style-name="T71">ч.</text:span><text:span text:style-name="T66">, </text:span><text:span text:style-name="T71">поет.</text:span></text:p>
            <text:p text:style-name="P42"><text:span text:style-name="T67">Дія за знач. літати і летіти; літ (</text:span><text:span text:style-name="T72">див.</text:span><text:span text:style-name="T67"> літ I). </text:span><text:span text:style-name="T72">Зриватися в лет</text:span><text:span text:style-name="T67">.</text:span><text:span text:style-name="T68"> </text:span><text:span text:style-name="T69">(С, 6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6</text:p>
          </table:table-cell>
          <table:table-cell table:style-name="Dictionary.B151" table:number-columns-spanned="2" office:value-type="string">
            <text:p text:style-name="P23">Крик-зелó</text:p>
            <text:p text:style-name="P12"><text:span text:style-name="T1">-</text:span>á, <text:span text:style-name="T112">ім., ч., інд.-авт.</text:span></text:p>
          </table:table-cell>
          <table:covered-table-cell/>
          <table:table-cell table:style-name="Dictionary.D151" table:number-columns-spanned="3" office:value-type="string">
            <text:p text:style-name="P19"><text:span text:style-name="T134">утворене способом </text:span><text:span text:style-name="T134">словоскладання, похідне від слів:</text:span><text:span text:style-name="T154"> </text:span><text:span text:style-name="T101">крик</text:span><text:span text:style-name="T154"> і </text:span><text:span text:style-name="T101">зелó</text:span></text:p>
          </table:table-cell>
          <table:covered-table-cell/>
          <table:covered-table-cell/>
          <table:table-cell table:style-name="Dictionary.G151" table:number-columns-spanned="3" office:value-type="string">
            <text:p text:style-name="P8">Обміліла</text:p>
            <text:p text:style-name="P8">криниця. А верба пустила</text:p>
            <text:p text:style-name="P13"><text:span text:style-name="T112">гарячі брості – в </text:span><text:span text:style-name="T119">крик-зело.</text:span><text:span text:style-name="T112"> </text:span><text:span text:style-name="T126">(П, І, 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3" office:value-type="string">
            <text:p text:style-name="P56">крик</text:p>
            <text:p text:style-name="P41"><text:span text:style-name="T62">I -у, </text:span><text:span text:style-name="T73">ч.</text:span></text:p>
            <text:p text:style-name="P29">1) Сильний різкий звук голосу; зойк. || Вигук (у 1 <text:span text:style-name="T111">знач.</text:span>), вигуки. || Поклик. || Гамір, галас. || Ґвалт, лемент. || Про різкі звуки тварин, птахів.</text:p>
            <text:p text:style-name="P29"><text:span text:style-name="T98">II </text:span>-у, <text:span text:style-name="T111">ч.</text:span></text:p>
            <text:p text:style-name="P29">Річка, що пересихає, або тимчасовий водоток в Австралії. <text:span text:style-name="T124">(С, 586)</text:span></text:p>
          </table:table-cell>
          <table:covered-table-cell/>
          <table:covered-table-cell/>
          <table:table-cell table:style-name="Dictionary.E152" table:number-columns-spanned="5" office:value-type="string">
            <text:p text:style-name="P55"><text:span text:style-name="T98">зел</text:span><text:span text:style-name="T98">о</text:span><text:span text:style-name="T16"></text:span></text:p>
            <text:p text:style-name="P42"><text:span text:style-name="T62">I </text:span><text:span text:style-name="T66">-а, </text:span><text:span text:style-name="T71">с.</text:span><text:span text:style-name="T66">, </text:span><text:span text:style-name="T71">заст.</text:span><text:span text:style-name="T66">, </text:span><text:span text:style-name="T71">поет.</text:span></text:p>
            <text:p text:style-name="P35"><text:span text:style-name="T32">Зелень (у 1 </text:span><text:span text:style-name="T49">знач.</text:span><text:span text:style-name="T32">).</text:span><text:span text:style-name="T33"> </text:span><text:span text:style-name="T34">(С, 4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7</text:p>
          </table:table-cell>
          <table:table-cell table:style-name="Dictionary.B153" table:number-columns-spanned="2" office:value-type="string">
            <text:p text:style-name="P23">Крилатолéзо</text:p>
            <text:p text:style-name="P12"><text:span text:style-name="T113">присл., </text:span><text:span text:style-name="T112">інд.-авт.</text:span></text:p>
          </table:table-cell>
          <table:covered-table-cell/>
          <table:table-cell table:style-name="Dictionary.D153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крилáтий</text:span><text:span text:style-name="T154"> і </text:span><text:span text:style-name="T101">лéзо</text:span></text:p>
          </table:table-cell>
          <table:covered-table-cell/>
          <table:covered-table-cell/>
          <table:table-cell table:style-name="Dictionary.G153" table:number-columns-spanned="3" office:value-type="string">
            <text:p text:style-name="P8">Криваво рветься з нього вороння</text:p>
            <text:p text:style-name="P13"><text:span text:style-name="T112">майбутнього. Летить </text:span><text:span text:style-name="T119">крилатолезо</text:span></text:p>
            <text:p text:style-name="P13"><text:span text:style-name="T112">понад проваллям яру… </text:span><text:span text:style-name="T126">(П, І, 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3" office:value-type="string">
            <text:p text:style-name="P56"><text:span text:style-name="T98">крил</text:span><text:span text:style-name="T98">а</text:span><text:span text:style-name="T16"></text:span><text:span text:style-name="T98">тий</text:span></text:p>
            <text:p text:style-name="P29">-а, -е.</text:p>
            <text:p text:style-name="P36"><text:soft-page-break/><text:span text:style-name="T32">1) Який має крила (у 1, 3, 4 </text:span><text:span text:style-name="T49">знач.</text:span><text:span text:style-name="T32">). || </text:span><text:span text:style-name="T49">перен.</text:span><text:span text:style-name="T32"> Який надихає, підносить. </text:span><text:span text:style-name="T49">Крилаті ідеї</text:span><text:span text:style-name="T32">. </text:span><text:span text:style-name="T35">(С, 586)</text:span></text:p>
          </table:table-cell>
          <table:covered-table-cell/>
          <table:covered-table-cell/>
          <table:table-cell table:style-name="Dictionary.E154" table:number-columns-spanned="5" office:value-type="string">
            <text:p text:style-name="P55"><text:span text:style-name="T98">л</text:span><text:span text:style-name="T98">е</text:span><text:span text:style-name="T16"></text:span><text:span text:style-name="T98">зо</text:span></text:p>
            <text:p text:style-name="P42"><text:span text:style-name="T66">-а, </text:span><text:span text:style-name="T71">с.</text:span></text:p>
            <text:p text:style-name="P35"><text:soft-page-break/><text:span text:style-name="T32">Гостра частина знаряддя, яким ріжуть, колють або рубають. || Уся різальна частина такого знаряддя. </text:span><text:span text:style-name="T49">Лезо бритви</text:span><text:span text:style-name="T32">.</text:span><text:span text:style-name="T33"> </text:span><text:span text:style-name="T34">(С, 6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8</text:p>
          </table:table-cell>
          <table:table-cell table:style-name="Dictionary.B155" table:number-columns-spanned="2" office:value-type="string">
            <text:p text:style-name="P23">Крихкокриця</text:p>
            <text:p text:style-name="P12">-і, <text:span text:style-name="T112">ім., ж., інд.-авт.</text:span></text:p>
          </table:table-cell>
          <table:covered-table-cell/>
          <table:table-cell table:style-name="Dictionary.D155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крихкий</text:span><text:span text:style-name="T154"> і </text:span><text:span text:style-name="T101">криця</text:span></text:p>
          </table:table-cell>
          <table:covered-table-cell/>
          <table:covered-table-cell/>
          <table:table-cell table:style-name="Dictionary.G155" table:number-columns-spanned="3" office:value-type="string">
            <text:p text:style-name="P13"><text:span text:style-name="T112">І ти щербата доле </text:span><text:span text:style-name="T119">крихкокрице</text:span><text:span text:style-name="T112">,</text:span></text:p>
            <text:p text:style-name="P8">давно вже сонце перед нас зайшло,</text:p>
            <text:p text:style-name="P8">бо нашу путь пісками замело,</text:p>
            <text:p text:style-name="P13"><text:span text:style-name="T112">хто ж нам воздасть за битий шлях, сторице. </text:span><text:span text:style-name="T126">(П, ІІ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3" office:value-type="string">
            <text:p text:style-name="P56"><text:span text:style-name="T98">крихк</text:span><text:span text:style-name="T98">и</text:span><text:span text:style-name="T16"></text:span><text:span text:style-name="T98">й</text:span></text:p>
            <text:p text:style-name="P29">-а, -е.</text:p>
            <text:p text:style-name="P29">1) Який легко кришиться, розсипається. || Який не відзначається міцністю; трухлявий (про дерево тощо). <text:span text:style-name="T111">Крихкий метал</text:span>.</text:p>
            <text:p text:style-name="P41"><text:span text:style-name="T67">2) </text:span><text:span text:style-name="T72">перен.</text:span><text:span text:style-name="T67"> Те саме, що крихкотілий; тендітний.</text:span><text:span text:style-name="T66"> </text:span><text:span text:style-name="T70">(С, 588)</text:span></text:p>
          </table:table-cell>
          <table:covered-table-cell/>
          <table:covered-table-cell/>
          <table:table-cell table:style-name="Dictionary.E156" table:number-columns-spanned="5" office:value-type="string">
            <text:p text:style-name="P55"><text:span text:style-name="T98">кр</text:span><text:span text:style-name="T98">и</text:span><text:span text:style-name="T16"></text:span><text:span text:style-name="T98">ця</text:span></text:p>
            <text:p text:style-name="P42"><text:span text:style-name="T66">-і, </text:span><text:span text:style-name="T71">ж.</text:span></text:p>
            <text:p text:style-name="P29">1) Те саме, що сталь. || Виріб із сталі.</text:p>
            <text:p text:style-name="P42"><text:span text:style-name="T67">3) </text:span><text:span text:style-name="T72">розм.</text:span><text:span text:style-name="T67">, </text:span><text:span text:style-name="T72">рідко</text:span><text:span text:style-name="T67">. Те саме, що кресало.</text:span><text:span text:style-name="T68"> </text:span><text:span text:style-name="T69">(С, 58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79</text:p>
          </table:table-cell>
          <table:table-cell table:style-name="Dictionary.B157" table:number-columns-spanned="2" office:value-type="string">
            <text:p text:style-name="P23">Марничити</text:p>
            <text:p text:style-name="P12">-чу, -чиш, <text:span text:style-name="T113">дієсл., недо</text:span><text:span text:style-name="T112">к., перех., інд.-авт.</text:span></text:p>
          </table:table-cell>
          <table:covered-table-cell/>
          <table:table-cell table:style-name="Dictionary.D157" table:number-columns-spanned="3" office:value-type="string">
            <text:p text:style-name="P12"><text:span text:style-name="T128">утворене суфіксальним способом, похідне від слова</text:span><text:span text:style-name="T106"> </text:span><text:span text:style-name="T100">марний</text:span></text:p>
          </table:table-cell>
          <table:covered-table-cell/>
          <table:covered-table-cell/>
          <table:table-cell table:style-name="Dictionary.G157" table:number-columns-spanned="3" office:value-type="string">
            <text:p text:style-name="P8">І двері на замку,</text:p>
            <text:p text:style-name="P8">ні душечки – довкола,</text:p>
            <text:p text:style-name="P8">лиш зозулі – ку-ку! - </text:p>
            <text:p text:style-name="P13"><text:span text:style-name="T119">марничать</text:span><text:span text:style-name="T112"> і спроквола. </text:span><text:span text:style-name="T126">(П, ІІ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8" office:value-type="string">
            <text:p text:style-name="P60">марний</text:p>
            <text:p text:style-name="P42"><text:span text:style-name="T62">II </text:span><text:span text:style-name="T66">ма</text:span><text:span text:style-name="T64"></text:span><text:span text:style-name="T66">рни</text:span><text:span text:style-name="T64"></text:span><text:span text:style-name="T66">й</text:span></text:p>
            <text:p text:style-name="P30">марна, марне, <text:span text:style-name="T111">розм.</text:span></text:p>
            <text:p text:style-name="P30"><text:soft-page-break/>Худий, мізерний, блідий.<text:span text:style-name="T147"> </text:span><text:span text:style-name="T148">(С, 64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80</text:p>
          </table:table-cell>
          <table:table-cell table:style-name="Dictionary.B159" table:number-columns-spanned="2" office:value-type="string">
            <text:p text:style-name="P23">Межигóни</text:p>
            <text:p text:style-name="P12">-ів, <text:span text:style-name="T112">ім., мн., інд.-авт.</text:span></text:p>
          </table:table-cell>
          <table:covered-table-cell/>
          <table:table-cell table:style-name="Dictionary.D159" table:number-columns-spanned="3" office:value-type="string">
            <text:p text:style-name="P26">утворене способом основоскладання, похідне від слів: <text:span text:style-name="T100">мéжи</text:span> і <text:span text:style-name="T100">гін</text:span></text:p>
          </table:table-cell>
          <table:covered-table-cell/>
          <table:covered-table-cell/>
          <table:table-cell table:style-name="Dictionary.G159" table:number-columns-spanned="3" office:value-type="string">
            <text:p text:style-name="P8">Що б то нам</text:p>
            <text:p text:style-name="P13"><text:span text:style-name="T112">посовгнути – ці </text:span><text:span text:style-name="T119">межигони</text:span><text:span text:style-name="T112"> часу,</text:span></text:p>
            <text:p text:style-name="P13"><text:span text:style-name="T112">марудні </text:span><text:span text:style-name="T119">межигони</text:span><text:span text:style-name="T112"> живоття,</text:span>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крайчасу,</text:p>
            <text:p text:style-name="P13"><text:span text:style-name="T112">за прапервні. </text:span><text:span text:style-name="T126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3" office:value-type="string">
            <text:p text:style-name="P58">Між (ме<text:span text:style-name="T1"></text:span>жи)</text:p>
            <text:p text:style-name="P41"><text:span text:style-name="T66">межи, меж, </text:span><text:span text:style-name="T71">прийм.</text:span><text:span text:style-name="T66"> Уживається із </text:span><text:span text:style-name="T71">род.</text:span><text:span text:style-name="T66">, </text:span><text:span text:style-name="T71">знах.</text:span><text:span text:style-name="T66"> і </text:span><text:span text:style-name="T71">оруд.</text:span><text:span text:style-name="T66"> відмінками. Сполучення з між, межи, меж виражають: Просторові відношення:</text:span></text:p>
            <text:p text:style-name="P36"><text:span text:style-name="T32">1) </text:span><text:span text:style-name="T49">з оруд.</text:span><text:span text:style-name="T32">, </text:span><text:span text:style-name="T49">рідше з род. в.</text:span><text:span text:style-name="T32"> Уживається на означення просторового розташування предмета чи вияву дії посередині чого-небудь. </text:span><text:span text:style-name="T35">(С, 670)</text:span></text:p>
          </table:table-cell>
          <table:covered-table-cell/>
          <table:covered-table-cell/>
          <table:table-cell table:style-name="Dictionary.E160" table:number-columns-spanned="5" office:value-type="string">
            <text:p text:style-name="P13"><text:span text:style-name="T100">гін </text:span><text:span text:style-name="T105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81</text:p>
          </table:table-cell>
          <table:table-cell table:style-name="Dictionary.B161" table:number-columns-spanned="2" office:value-type="string">
            <text:p text:style-name="P23">Межисвíтній</text:p>
            <text:p text:style-name="P12">-я, -є, <text:span text:style-name="T113">прикм., </text:span><text:span text:style-name="T112">інд.-авт.</text:span></text:p>
          </table:table-cell>
          <table:covered-table-cell/>
          <table:table-cell table:style-name="Dictionary.D161" table:number-columns-spanned="3" office:value-type="string">
            <text:p text:style-name="P12"><text:span text:style-name="T128">утворене складносуфіксальним способом, похідне від слів:</text:span><text:span text:style-name="T132"> </text:span><text:span text:style-name="T136">ме</text:span><text:span text:style-name="T137"></text:span><text:span text:style-name="T136">жи</text:span><text:span text:style-name="T131"> і </text:span><text:span text:style-name="T136">світ</text:span></text:p>
          </table:table-cell>
          <table:covered-table-cell/>
          <table:covered-table-cell/>
          <table:table-cell table:style-name="Dictionary.G161" table:number-columns-spanned="3" office:value-type="string">
            <text:p text:style-name="P8">Ці сосни, вбрані в синій-синій іній,</text:p>
            <text:p text:style-name="P8">на взгір’я збіглі і завмерлі, мерехтом -</text:p>
            <text:p text:style-name="P13"><text:span text:style-name="T112">чи то цвинтарним ачи </text:span><text:span text:style-name="T119">межисвітнім</text:span><text:span text:style-name="T112"> -</text:span></text:p>
            <text:p text:style-name="P13"><text:span text:style-name="T112">мені відкрили візерунки душ… </text:span><text:span text:style-name="T126">(П, І, 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3" office:value-type="string">
            <text:p text:style-name="P56"><text:span text:style-name="T100">межи</text:span> <text:span text:style-name="T105">(див. 80)</text:span></text:p>
          </table:table-cell>
          <table:covered-table-cell/>
          <table:covered-table-cell/>
          <table:table-cell table:style-name="Dictionary.E162" table:number-columns-spanned="5" office:value-type="string">
            <text:p text:style-name="P21"><text:span text:style-name="T124">світ </text:span><text:span text:style-name="T105">(див. 60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">82</text:p>
          </table:table-cell>
          <table:table-cell table:style-name="Dictionary.B163" table:number-columns-spanned="2" office:value-type="string">
            <text:p text:style-name="P23">Мертвокрил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163" table:number-columns-spanned="3" office:value-type="string">
            <text:p text:style-name="P12"><text:span text:style-name="T128">утворене складнофлективним способом, похідне від слів:</text:span><text:span text:style-name="T154"> </text:span><text:span text:style-name="T101">мéртвий</text:span><text:span text:style-name="T154"> і </text:span><text:span text:style-name="T101">крилó</text:span></text:p>
          </table:table-cell>
          <table:covered-table-cell/>
          <table:covered-table-cell/>
          <table:table-cell table:style-name="Dictionary.G163" table:number-columns-spanned="3" office:value-type="string">
            <text:p text:style-name="P13"><text:span text:style-name="T112">А </text:span><text:span text:style-name="T119">мертвокрилі</text:span><text:span text:style-name="T112"> стугонять стимфали,</text:span></text:p>
            <text:p text:style-name="P8">напевну провіщаючи біду,</text:p>
            <text:p text:style-name="P8">що ослонила біле опахало</text:p>
            <text:p text:style-name="P13"><text:span text:style-name="T112">і по моєму нишпорить сліду. </text:span><text:span text:style-name="T126">(П, ІІ, 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3" office:value-type="string">
            <text:p text:style-name="P56"><text:span text:style-name="T98">м</text:span><text:span text:style-name="T98">е</text:span><text:span text:style-name="T16"></text:span><text:span text:style-name="T98">ртвий</text:span></text:p>
            <text:p text:style-name="P29">-а, -е.</text:p>
            <text:p text:style-name="P29">1) Такий, у якому припинилося життя; померлий; <text:span text:style-name="T111">прот.</text:span> живий. || <text:span text:style-name="T111">у знач.</text:span> <text:span text:style-name="T111">ім.</text:span> мертвий, -вого, <text:span text:style-name="T111">ч.</text:span>; мертва, -вої, <text:span text:style-name="T111">ж.</text:span> Мрець. || Про частини тіла мерця. || Засохлий, завмерлий, сухий (про рослинність). || <text:span text:style-name="T111">перен.</text:span>Надзвичайно схвильований, знесилений, стомлений (про людину).</text:p>
            <text:p text:style-name="P36"><text:span text:style-name="T32">3) </text:span><text:span text:style-name="T49">перен.</text:span><text:span text:style-name="T32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35">(С, 661)</text:span></text:p>
          </table:table-cell>
          <table:covered-table-cell/>
          <table:covered-table-cell/>
          <table:table-cell table:style-name="Dictionary.E164" table:number-columns-spanned="5" office:value-type="string">
            <text:p text:style-name="P55"><text:span text:style-name="T98">крил</text:span><text:span text:style-name="T98">о</text:span><text:span text:style-name="T16"></text:span></text:p>
            <text:p text:style-name="P42"><text:span text:style-name="T66">-а, </text:span><text:span text:style-name="T71">с.</text:span></text:p>
            <text:p text:style-name="P30">1) Літальний орган птахів, комах та деяких ссавців (напр., кажанів).<text:span text:style-name="T147"> </text:span><text:span text:style-name="T148">(С, 5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83</text:p>
          </table:table-cell>
          <table:table-cell table:style-name="Dictionary.B165" table:number-columns-spanned="2" office:value-type="string">
            <text:p text:style-name="P23">Молодощáстя</text:p>
            <text:p text:style-name="P12">-я, <text:span text:style-name="T112">ім., с., інд.-авт.</text:span></text:p>
          </table:table-cell>
          <table:covered-table-cell/>
          <table:table-cell table:style-name="Dictionary.D165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молодий</text:span><text:span text:style-name="T154"> і </text:span><text:span text:style-name="T101">щáстя</text:span></text:p>
          </table:table-cell>
          <table:covered-table-cell/>
          <table:covered-table-cell/>
          <table:table-cell table:style-name="Dictionary.G165" table:number-columns-spanned="3" office:value-type="string">
            <text:p text:style-name="P8">Ти десь живеш на призабутім березі</text:p>
            <text:p text:style-name="P8">моїх змілілих пам’ятей. Блукаєш</text:p>
            <text:p text:style-name="P13"><text:span text:style-name="T112">пустелею моїх </text:span><text:span text:style-name="T119">молодощасть</text:span><text:span text:style-name="T112">,</text:span></text:p>
            <text:p text:style-name="P13"><text:soft-page-break/><text:span text:style-name="T112">як біла тінь суворої скорботи. </text:span><text:span text:style-name="T126">(П, І, 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3" office:value-type="string">
            <text:p text:style-name="P12"><text:span text:style-name="T101">молодий </text:span><text:span text:style-name="T110">(див. 23)</text:span></text:p>
          </table:table-cell>
          <table:covered-table-cell/>
          <table:covered-table-cell/>
          <table:table-cell table:style-name="Dictionary.E166" table:number-columns-spanned="5" office:value-type="string">
            <text:p text:style-name="P55"><text:span text:style-name="T98">щ</text:span><text:span text:style-name="T98">а</text:span><text:span text:style-name="T16"></text:span><text:span text:style-name="T98">стя</text:span></text:p>
            <text:p text:style-name="P42"><text:span text:style-name="T66">-я, </text:span><text:span text:style-name="T71">с.</text:span></text:p>
            <text:p text:style-name="P30">1) 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147"> </text:span><text:span text:style-name="T148">(С, 163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84</text:p>
          </table:table-cell>
          <table:table-cell table:style-name="Dictionary.B167" table:number-columns-spanned="2" office:value-type="string">
            <text:p text:style-name="P23">НÁдвищ</text:p>
            <text:p text:style-name="P12">-і, <text:span text:style-name="T112">ім., ж., інд.-авт.</text:span></text:p>
          </table:table-cell>
          <table:covered-table-cell/>
          <table:table-cell table:style-name="Dictionary.D167" table:number-columns-spanned="3" office:value-type="string">
            <text:p text:style-name="P12"><text:span text:style-name="T128">утворене суфіксально-префіксальним способом, похідне від слів:</text:span><text:span text:style-name="T154"> </text:span><text:span text:style-name="T101">над</text:span><text:span text:style-name="T154"> і </text:span><text:span text:style-name="T101">вищий</text:span></text:p>
          </table:table-cell>
          <table:covered-table-cell/>
          <table:covered-table-cell/>
          <table:table-cell table:style-name="Dictionary.G167" table:number-columns-spanned="3" office:value-type="string">
            <text:p text:style-name="P13"><text:span text:style-name="T112">У небо, у </text:span><text:span text:style-name="T119">надвищ</text:span><text:span text:style-name="T112">, за хмари за чорні</text:span></text:p>
            <text:p text:style-name="P13"><text:span text:style-name="T112">до сонця, Ікаре, спрямовуй свій лет! </text:span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3" office:value-type="string">
            <text:p text:style-name="P57">над</text:p>
            <text:p text:style-name="P41"><text:span text:style-name="T71">рідко </text:span><text:span text:style-name="T66">наді, надо, </text:span><text:span text:style-name="T71">прийм.</text:span><text:span text:style-name="T66">, </text:span><text:span text:style-name="T71">з оруд.</text:span><text:span text:style-name="T66"> </text:span><text:span text:style-name="T71">і знах. в.</text:span><text:span text:style-name="T66"> Сполучення з над виражають: Просторові відношення:</text:span></text:p>
            <text:p text:style-name="P29">1) <text:span text:style-name="T111">з оруд. в.</text:span> Уживається для позначення предметів, осіб, вище яких відбувається дія. || Уживається для <text:soft-page-break/>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29">2) <text:span text:style-name="T111">із знах. в.</text:span> Уживається для позначення місця, куди спрямована дія. Об'єктні відношення:</text:p>
            <text:p text:style-name="P36"><text:span text:style-name="T32">5) </text:span><text:span text:style-name="T49">із знах.</text:span><text:span text:style-name="T32">, </text:span><text:span text:style-name="T49">рідко з оруд. в.</text:span><text:span text:style-name="T32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 </text:span><text:span text:style-name="T49">Над усе</text:span><text:span text:style-name="T32">. </text:span><text:span text:style-name="T35">(С, 709)</text:span></text:p>
          </table:table-cell>
          <table:covered-table-cell/>
          <table:covered-table-cell/>
          <table:table-cell table:style-name="Dictionary.E168" table:number-columns-spanned="5" office:value-type="string">
            <text:p text:style-name="P55"><text:span text:style-name="T98">в</text:span><text:span text:style-name="T98">и</text:span><text:span text:style-name="T16"></text:span><text:span text:style-name="T98">щий</text:span></text:p>
            <text:p text:style-name="P30">-а, -е.</text:p>
            <text:p text:style-name="P29">1) Вищ. ст. до високий. <text:span text:style-name="T124">(С, 16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85</text:p>
          </table:table-cell>
          <table:table-cell table:style-name="Dictionary.B169" table:number-columns-spanned="2" office:value-type="string">
            <text:p text:style-name="P23">Наднéбо</text:p>
            <text:p text:style-name="P12">-а, <text:span text:style-name="T112">ім., с., інд.-авт.</text:span></text:p>
          </table:table-cell>
          <table:covered-table-cell/>
          <table:table-cell table:style-name="Dictionary.D169" table:number-columns-spanned="3" office:value-type="string">
            <text:p text:style-name="P12"><text:span text:style-name="T128">утворене префіксальним способом, похідне від слова</text:span><text:span text:style-name="T154"> </text:span><text:span text:style-name="T101">над</text:span><text:span text:style-name="T154"> і </text:span><text:span text:style-name="T101">нéбо</text:span></text:p>
          </table:table-cell>
          <table:covered-table-cell/>
          <table:covered-table-cell/>
          <table:table-cell table:style-name="Dictionary.G169" table:number-columns-spanned="3" office:value-type="string">
            <text:p text:style-name="P8">Були мої моління всує - </text:p>
            <text:p text:style-name="P8">Бог не почув і не простив,</text:p>
            <text:p text:style-name="P8">і вже її душа прямує</text:p>
            <text:p text:style-name="P13"><text:span text:style-name="T112">в </text:span><text:span text:style-name="T119">наднеба</text:span><text:span text:style-name="T112"> синь. </text:span><text:span text:style-name="T126">(П, ІІ, 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3" office:value-type="string">
            <text:p text:style-name="P12"><text:span text:style-name="T101">над </text:span><text:span text:style-name="T110">(див. 83)</text:span></text:p>
          </table:table-cell>
          <table:covered-table-cell/>
          <table:covered-table-cell/>
          <table:table-cell table:style-name="Dictionary.E170" table:number-columns-spanned="5" office:value-type="string">
            <text:p text:style-name="P59">небо</text:p>
            <text:p text:style-name="P42"><text:span text:style-name="T62">I </text:span><text:span text:style-name="T66">не</text:span><text:span text:style-name="T63"></text:span><text:span text:style-name="T66">бо</text:span></text:p>
            <text:p text:style-name="P30">-а, <text:span text:style-name="T111">с.</text:span></text:p>
            <text:p text:style-name="P30">1) Видимий над поверхнею землі повітряний простір у формі шатра.</text:p>
            <text:p text:style-name="P30">2) За релігійними уявленнями – місцеперебування Бога, ангелів, <text:soft-page-break/>святих; потойбічний світ, рай.<text:span text:style-name="T147"> </text:span><text:span text:style-name="T148">(С, 74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86</text:p>
          </table:table-cell>
          <table:table-cell table:style-name="Dictionary.B171" table:number-columns-spanned="2" office:value-type="string">
            <text:p text:style-name="P23">НадÓкруж</text:p>
            <text:p text:style-name="P7">незм., присл., інд.-авт.</text:p>
          </table:table-cell>
          <table:covered-table-cell/>
          <table:table-cell table:style-name="Dictionary.D171" table:number-columns-spanned="3" office:value-type="string">
            <text:p text:style-name="P12"><text:span text:style-name="T127">утворене префіксальним способом, похідне від слова</text:span><text:span text:style-name="T132"> </text:span><text:span text:style-name="T136">о</text:span><text:span text:style-name="T137"></text:span><text:span text:style-name="T136">круга</text:span></text:p>
          </table:table-cell>
          <table:covered-table-cell/>
          <table:covered-table-cell/>
          <table:table-cell table:style-name="Dictionary.G171" table:number-columns-spanned="3" office:value-type="string">
            <text:p text:style-name="P13"><text:span text:style-name="T112">А </text:span><text:span text:style-name="T119">надокруж</text:span><text:span text:style-name="T112"> – майстри заплічні</text:span></text:p>
            <text:p text:style-name="P13"><text:span text:style-name="T112">стежок – ганебних і величних. </text:span><text:span text:style-name="T126">(П, ІІ, 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3" office:value-type="string">
            <text:p text:style-name="P12"><text:span text:style-name="T101">над </text:span><text:span text:style-name="T110">(див. 83)</text:span></text:p>
          </table:table-cell>
          <table:covered-table-cell/>
          <table:covered-table-cell/>
          <table:table-cell table:style-name="Dictionary.E172" table:number-columns-spanned="5" office:value-type="string">
            <text:p text:style-name="P55"><text:span text:style-name="T98">окр</text:span><text:span text:style-name="T98">у</text:span><text:span text:style-name="T16"></text:span><text:span text:style-name="T98">га</text:span></text:p>
            <text:p text:style-name="P42"><text:span text:style-name="T66">-и, </text:span><text:span text:style-name="T71">ж.</text:span></text:p>
            <text:p text:style-name="P30">1) Навколишня місцевість.<text:span text:style-name="T147"> </text:span><text:span text:style-name="T148">(С, 83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87</text:p>
          </table:table-cell>
          <table:table-cell table:style-name="Dictionary.B173" table:number-columns-spanned="2" office:value-type="string">
            <text:p text:style-name="P23">Надторóси</text:p>
            <text:p text:style-name="P12">-ів, <text:span text:style-name="T112">ім., мн., інд.-авт.</text:span></text:p>
          </table:table-cell>
          <table:covered-table-cell/>
          <table:table-cell table:style-name="Dictionary.D173" table:number-columns-spanned="3" office:value-type="string">
            <text:p text:style-name="P12"><text:span text:style-name="T128">утворене префіксальним способом, похідне від слів:</text:span> <text:span text:style-name="T100">над</text:span> і <text:span text:style-name="T99">торóси</text:span></text:p>
          </table:table-cell>
          <table:covered-table-cell/>
          <table:covered-table-cell/>
          <table:table-cell table:style-name="Dictionary.G173" table:number-columns-spanned="3" office:value-type="string">
            <text:p text:style-name="P8">…оце світіння полохких світань</text:p>
            <text:p text:style-name="P8">світів жертовних, що мене запалює</text:p>
            <text:p text:style-name="P8">всенепогасним і ламким, як крига,</text:p>
            <text:p text:style-name="P13"><text:span text:style-name="T112">огнем співучих </text:span><text:span text:style-name="T119">надторосів</text:span><text:span text:style-name="T112"> – криг. </text:span><text:span text:style-name="T126">(П, І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3" office:value-type="string">
            <text:p text:style-name="P12"><text:span text:style-name="T101">над </text:span><text:span text:style-name="T110">(див. 83)</text:span></text:p>
          </table:table-cell>
          <table:covered-table-cell/>
          <table:covered-table-cell/>
          <table:table-cell table:style-name="Dictionary.E174" table:number-columns-spanned="5" office:value-type="string">
            <text:p text:style-name="P55"><text:span text:style-name="T98">тор</text:span><text:span text:style-name="T98">о</text:span><text:span text:style-name="T16"></text:span><text:span text:style-name="T98">с</text:span></text:p>
            <text:p text:style-name="P42"><text:span text:style-name="T66">-а, </text:span><text:span text:style-name="T71">ч.</text:span></text:p>
            <text:p text:style-name="P30">Нагромадження уламків криги на замерзлих морях і річках, що утворюється внаслідок стискання льоду.<text:span text:style-name="T147"> </text:span><text:span text:style-name="T148">(С, 14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88</text:p>
          </table:table-cell>
          <table:table-cell table:style-name="Dictionary.B175" table:number-columns-spanned="2" office:value-type="string">
            <text:p text:style-name="P23">Нáкрик</text:p>
            <text:p text:style-name="P12">-у, <text:span text:style-name="T112">ім., ч., інд.-авт.</text:span></text:p>
          </table:table-cell>
          <table:covered-table-cell/>
          <table:table-cell table:style-name="Dictionary.D175" table:number-columns-spanned="3" office:value-type="string">
            <text:p text:style-name="P12"><text:span text:style-name="T128">утворене префіксальним способом, похідне від слова</text:span><text:span text:style-name="T154"> </text:span><text:span text:style-name="T101">крик</text:span></text:p>
          </table:table-cell>
          <table:covered-table-cell/>
          <table:covered-table-cell/>
          <table:table-cell table:style-name="Dictionary.G175" table:number-columns-spanned="3" office:value-type="string">
            <text:p text:style-name="P8">Отой прощальний змах тонкоголосий</text:p>
            <text:p text:style-name="P13"><text:span text:style-name="T112">тремтливої руки, той голий </text:span><text:span text:style-name="T119">накрик</text:span><text:span text:style-name="T112"> - </text:span></text:p>
            <text:p text:style-name="P8">пункти рами – щербати й яр, той пагорб - </text:p>
            <text:p text:style-name="P13"><text:span text:style-name="T112">яким зигзагом путь тобі </text:span><text:soft-page-break/><text:span text:style-name="T112">значив? </text:span><text:span text:style-name="T126">(П, І, 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8" office:value-type="string">
            <text:p text:style-name="P13"><text:span text:style-name="T101">крик </text:span><text:span text:style-name="T110">(див. 7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89</text:p>
          </table:table-cell>
          <table:table-cell table:style-name="Dictionary.B177" table:number-columns-spanned="2" office:value-type="string">
            <text:p text:style-name="P23">Нáмерзи</text:p>
            <text:p text:style-name="P12">-ів, <text:span text:style-name="T112">ім., мн., інд.-авт.</text:span></text:p>
          </table:table-cell>
          <table:covered-table-cell/>
          <table:table-cell table:style-name="Dictionary.D177" table:number-columns-spanned="3" office:value-type="string">
            <text:p text:style-name="P12"><text:span text:style-name="T128">утворене нульсуфіксальним способом, похідне від слова</text:span><text:span text:style-name="T154"> </text:span><text:span text:style-name="T101">намерза</text:span><text:span text:style-name="T137"></text:span><text:span text:style-name="T101">ти</text:span></text:p>
          </table:table-cell>
          <table:covered-table-cell/>
          <table:covered-table-cell/>
          <table:table-cell table:style-name="Dictionary.G177" table:number-columns-spanned="3" office:value-type="string">
            <text:p text:style-name="P8">О скрипки тьмавий гуд – мов скапує живиця,</text:p>
            <text:p text:style-name="P13"><text:span text:style-name="T112">зникають </text:span><text:span text:style-name="T119">намерзи</text:span><text:span text:style-name="T112"> і вже хмеліє гін</text:span></text:p>
            <text:p text:style-name="P13"><text:span text:style-name="T112">дзвінкого дерева… </text:span><text:span text:style-name="T126">(П, ІІ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8" office:value-type="string">
            <text:p text:style-name="P55"><text:span text:style-name="T98">намерз</text:span><text:span text:style-name="T98">а</text:span><text:span text:style-name="T16"></text:span><text:span text:style-name="T98">ти</text:span></text:p>
            <text:p text:style-name="P42"><text:span text:style-name="T66">-ає, </text:span><text:span text:style-name="T71">недок.</text:span><text:span text:style-name="T66">, намерзнути </text:span><text:span text:style-name="T71">і </text:span><text:span text:style-name="T66">намерзти, -зне; </text:span><text:span text:style-name="T71">мин. ч.</text:span><text:span text:style-name="T66"> намерз, -ла, -ло; </text:span><text:span text:style-name="T71">док.</text:span></text:p>
            <text:p text:style-name="P30">1) Замерзаючи, вкривати поверхню чого-небудь або нагромаджуватися на чому-небудь (про лід, сніг і т. ін.). || Покриватися льодом.<text:span text:style-name="T147"> </text:span><text:span text:style-name="T148">(С, 72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0</text:p>
          </table:table-cell>
          <table:table-cell table:style-name="Dictionary.B179" table:number-columns-spanned="2" office:value-type="string">
            <text:p text:style-name="P23">Напівбажáння</text:p>
            <text:p text:style-name="P12">-я, <text:span text:style-name="T112">ім., с., інд.-авт.</text:span></text:p>
          </table:table-cell>
          <table:covered-table-cell/>
          <table:table-cell table:style-name="Dictionary.D179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напíв</text:span><text:span text:style-name="T154"> і </text:span><text:span text:style-name="T101">бажáння</text:span></text:p>
          </table:table-cell>
          <table:covered-table-cell/>
          <table:covered-table-cell/>
          <table:table-cell table:style-name="Dictionary.G179" table:number-columns-spanned="3" office:value-type="string">
            <text:p text:style-name="P8">Напівступою,</text:p>
            <text:p text:style-name="P8">як над собою винесений крок</text:p>
            <text:p text:style-name="P13"><text:span text:style-name="T112">задумався і скляк. </text:span><text:span text:style-name="T119">Напівбажання</text:span><text:span text:style-name="T112">,</text:span></text:p>
            <text:p text:style-name="P13"><text:span text:style-name="T112">на півваганні втяте. </text:span><text:span text:style-name="T126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3" office:value-type="string">
            <text:p text:style-name="P56"><text:span text:style-name="T98">Наполов</text:span><text:span text:style-name="T98">и</text:span><text:span text:style-name="T16"></text:span><text:span text:style-name="T98">ну (напі</text:span><text:span text:style-name="T103"></text:span><text:span text:style-name="T98">в)</text:span></text:p>
            <text:p text:style-name="P34">присл.</text:p>
            <text:p text:style-name="P29">1) У розмірі чи обсязі, що охоплює половину кого-, чого-небудь.</text:p>
            <text:p text:style-name="P29">2) Пополам з чим-небудь; з домішкою, з ознакою, з елементами чогось.</text:p>
            <text:p text:style-name="P29">3) Частково, не зовсім, не повністю або значною мірою. <text:span text:style-name="T124">(С, )</text:span></text:p>
          </table:table-cell>
          <table:covered-table-cell/>
          <table:covered-table-cell/>
          <table:table-cell table:style-name="Dictionary.E180" table:number-columns-spanned="5" office:value-type="string">
            <text:p text:style-name="P55"><text:span text:style-name="T98">баж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30">1) Прагнення, потяг до здійснення чого-небудь; хотіння.<text:span text:style-name="T147"> </text:span><text:span text:style-name="T148">(С, 5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1</text:p>
          </table:table-cell>
          <table:table-cell table:style-name="Dictionary.B181" table:number-columns-spanned="2" office:value-type="string">
            <text:p text:style-name="P23">Напівступá</text:p>
            <text:p text:style-name="P12">-и, <text:span text:style-name="T112">ім., </text:span><text:span text:style-name="T113">ж., інд.-авт.</text:span></text:p>
          </table:table-cell>
          <table:covered-table-cell/>
          <table:table-cell table:style-name="Dictionary.D181" table:number-columns-spanned="3" office:value-type="string">
            <text:p text:style-name="P12"><text:span text:style-name="T126">утворене префіксальним способом, похідне від слів:</text:span><text:span text:style-name="T154"> </text:span><text:span text:style-name="T101">напíв</text:span><text:span text:style-name="T154"> і </text:span><text:soft-page-break/><text:span text:style-name="T101">ступа</text:span><text:span text:style-name="T137"></text:span></text:p>
          </table:table-cell>
          <table:covered-table-cell/>
          <table:covered-table-cell/>
          <table:table-cell table:style-name="Dictionary.G181" table:number-columns-spanned="3" office:value-type="string">
            <text:p text:style-name="P13"><text:span text:style-name="T119">Напівступою</text:span><text:span text:style-name="T112">,</text:span></text:p>
            <text:p text:style-name="P8">як над собою винесений крок</text:p>
            <text:p text:style-name="P8">задумався і скляк. Напівбажання,</text:p>
            <text:p text:style-name="P13"><text:soft-page-break/><text:span text:style-name="T112">на півваганні втяте. </text:span><text:span text:style-name="T126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3" office:value-type="string">
            <text:p text:style-name="P56"><text:span text:style-name="T98">напів </text:span>(див. 90)</text:p>
          </table:table-cell>
          <table:covered-table-cell/>
          <table:covered-table-cell/>
          <table:table-cell table:style-name="Dictionary.E182" table:number-columns-spanned="5" office:value-type="string">
            <text:p text:style-name="P59">ступа<text:span text:style-name="T149"></text:span></text:p>
            <text:p text:style-name="P42"><text:span text:style-name="T62">II </text:span><text:span text:style-name="T66">ступа</text:span><text:span text:style-name="T65"></text:span></text:p>
            <text:p text:style-name="P30">-и, <text:span text:style-name="T111">ж.</text:span>, <text:span text:style-name="T111">перев.</text:span> <text:span text:style-name="T111">з означ.</text:span></text:p>
            <text:p text:style-name="P30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147"> </text:span><text:span text:style-name="T148">(С, 14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2</text:p>
          </table:table-cell>
          <table:table-cell table:style-name="Dictionary.B183" table:number-columns-spanned="2" office:value-type="string">
            <text:p text:style-name="P23">Нáхлюпи</text:p>
            <text:p text:style-name="P12">-ів, <text:span text:style-name="T112">ім., мн., інд.-авт.</text:span></text:p>
          </table:table-cell>
          <table:covered-table-cell/>
          <table:table-cell table:style-name="Dictionary.D183" table:number-columns-spanned="3" office:value-type="string">
            <text:p text:style-name="P12"><text:span text:style-name="T128">утворене префіксальним і нульсуфіксальним способом, похідне від слова</text:span><text:span text:style-name="T154"> </text:span><text:span text:style-name="T101">хлюпати</text:span></text:p>
          </table:table-cell>
          <table:covered-table-cell/>
          <table:covered-table-cell/>
          <table:table-cell table:style-name="Dictionary.G183" table:number-columns-spanned="3" office:value-type="string">
            <text:p text:style-name="P13"><text:span text:style-name="T112">Покірні вітру, </text:span><text:span text:style-name="T119">нахлюпи</text:span><text:span text:style-name="T112"> щедрот</text:span></text:p>
            <text:p text:style-name="P8">з убогого жебрацького бенкету,</text:p>
            <text:p text:style-name="P8">відвирувавши, котяться у Лету,</text:p>
            <text:p text:style-name="P13"><text:span text:style-name="T112">в таночок взявши кревних і заброд.</text:span><text:span text:style-name="T126">(П, І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8" office:value-type="string">
            <text:p text:style-name="P55"><text:span text:style-name="T98">хл</text:span><text:span text:style-name="T98">ю</text:span><text:span text:style-name="T16"></text:span><text:span text:style-name="T98">пати</text:span></text:p>
            <text:p text:style-name="P42"><text:span text:style-name="T66">-аю, -аєш, </text:span><text:span text:style-name="T71">недок.</text:span></text:p>
            <text:p text:style-name="P30">1) <text:span text:style-name="T111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35"><text:span text:style-name="T32">2) </text:span><text:span text:style-name="T49">перех.</text:span><text:span text:style-name="T32"> </text:span><text:span text:style-name="T49">і неперех.</text:span><text:span text:style-name="T32"> Рвучкими рухами лити, бризкати водою або іншою рідиною на кого-, що-небудь. || Розливатися, виливатися, розпліскуватися. || Утворювати звуки, що нагадують хлипання.</text:span><text:span text:style-name="T49">Хлюпати носом</text:span><text:span text:style-name="T32">.</text:span><text:span text:style-name="T33"> </text:span><text:span text:style-name="T34">(С, 15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3</text:p>
          </table:table-cell>
          <table:table-cell table:style-name="Dictionary.B185" table:number-columns-spanned="2" office:value-type="string">
            <text:p text:style-name="P23">Обакрáй</text:p>
            <text:p text:style-name="P12">-ю, <text:span text:style-name="T112">ім., ч., інд.-авт.</text:span></text:p>
          </table:table-cell>
          <table:covered-table-cell/>
          <table:table-cell table:style-name="Dictionary.D185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óба</text:span><text:span text:style-name="T154"> і </text:span><text:span text:style-name="T101">край</text:span></text:p>
          </table:table-cell>
          <table:covered-table-cell/>
          <table:covered-table-cell/>
          <table:table-cell table:style-name="Dictionary.G185" table:number-columns-spanned="3" office:value-type="string">
            <text:p text:style-name="P8">З ціложиттєвого ждання</text:p>
            <text:p text:style-name="P8">Ти смерть на кілька літ відтрутив,</text:p>
            <text:p text:style-name="P8">аби почути пахощ рути</text:p>
            <text:p text:style-name="P8"><text:soft-page-break/>і в неї впасти навмання - </text:p>
            <text:p text:style-name="P13"><text:span text:style-name="T112">з усіх розлук – на </text:span><text:span text:style-name="T119">обакрай</text:span></text:p>
            <text:p text:style-name="P13"><text:span text:style-name="T112">Вітчизни – і яви, і мрії. </text:span><text:span text:style-name="T126">(П, ІІ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3" office:value-type="string">
            <text:p text:style-name="P56"><text:span text:style-name="T98">Об</text:span><text:span text:style-name="T98">и</text:span><text:span text:style-name="T16"></text:span><text:span text:style-name="T98">два (</text:span><text:span text:style-name="T101">óба</text:span><text:span text:style-name="T98">)</text:span></text:p>
            <text:p text:style-name="P41"><text:span text:style-name="T66">обох, </text:span><text:span text:style-name="T71">ч.</text:span><text:span text:style-name="T66"> </text:span><text:span text:style-name="T71">і с.</text:span><text:span text:style-name="T66">, обидві, обох, </text:span><text:span text:style-name="T71">ж.</text:span><text:span text:style-name="T66">, </text:span><text:span text:style-name="T71">числ.</text:span><text:span text:style-name="T66">, </text:span><text:span text:style-name="T71">збірн.</text:span></text:p>
            <text:p text:style-name="P36"><text:span text:style-name="T32">Означає кожний із двох названих або відомих предметів; один і другий; і той, і другий. </text:span><text:span text:style-name="T49">В обидва кінці</text:span><text:span text:style-name="T32">. </text:span><text:span text:style-name="T35">(С, 804)</text:span></text:p>
          </table:table-cell>
          <table:covered-table-cell/>
          <table:covered-table-cell/>
          <table:table-cell table:style-name="Dictionary.E186" table:number-columns-spanned="5" office:value-type="string">
            <text:p text:style-name="P13"><text:span text:style-name="T101">край </text:span><text:span text:style-name="T110">(див. 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4</text:p>
          </table:table-cell>
          <table:table-cell table:style-name="Dictionary.B187" table:number-columns-spanned="2" office:value-type="string">
            <text:p text:style-name="P23">Обоюдожáл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187" table:number-columns-spanned="3" office:value-type="string">
            <text:p text:style-name="P12"><text:span text:style-name="T128">утворене складносуфіксальним способом, похідне від слів:</text:span><text:span text:style-name="T132"> </text:span><text:span text:style-name="T136">обою</text:span><text:span text:style-name="T137"></text:span><text:span text:style-name="T136">до</text:span><text:span text:style-name="T132"> і </text:span><text:span text:style-name="T136">жалі</text:span><text:span text:style-name="T137"></text:span><text:span text:style-name="T136">ти</text:span></text:p>
          </table:table-cell>
          <table:covered-table-cell/>
          <table:covered-table-cell/>
          <table:table-cell table:style-name="Dictionary.G187" table:number-columns-spanned="3" office:value-type="string">
            <text:p text:style-name="P8">Та мури, мов із мертвих всталі,</text:p>
            <text:p text:style-name="P8">похмуро мовили: чекай,</text:p>
            <text:p text:style-name="P8">ще обрадіє із печалі</text:p>
            <text:p text:style-name="P13"><text:span text:style-name="T112">твій </text:span><text:span text:style-name="T119">обоюдожалий</text:span><text:span text:style-name="T112"> край. </text:span><text:span text:style-name="T126">(П, І, 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3" office:value-type="string">
            <text:p text:style-name="P12"><text:span text:style-name="T136">Обою</text:span><text:span text:style-name="T137"></text:span><text:span text:style-name="T136">до </text:span><text:span text:style-name="T131">(не подано у словнику)</text:span></text:p>
          </table:table-cell>
          <table:covered-table-cell/>
          <table:covered-table-cell/>
          <table:table-cell table:style-name="Dictionary.E188" table:number-columns-spanned="5" office:value-type="string">
            <text:p text:style-name="P55"><text:span text:style-name="T98">жал</text:span><text:span text:style-name="T98">і</text:span><text:span text:style-name="T16"></text:span><text:span text:style-name="T98">ти</text:span></text:p>
            <text:p text:style-name="P42"><text:span text:style-name="T66">-ію, -ієш, </text:span><text:span text:style-name="T71">недок.</text:span></text:p>
            <text:p text:style-name="P30">1) <text:span text:style-name="T111">перех.</text:span> <text:span text:style-name="T111">і без додатка</text:span>. Відчувати жалість, співчуття до кого-небудь.</text:p>
            <text:p text:style-name="P30">2) <text:span text:style-name="T111">неперех.</text:span> Нарікати на що-небудь, уболівати за чимось, за щось; шкодувати, жалкувати.</text:p>
            <text:p text:style-name="P35"><text:span text:style-name="T32">3) </text:span><text:span text:style-name="T49">перех.</text:span><text:span text:style-name="T32"> Берегти, оберігати кого-, що-небудь. || Неохоче витрачати що-небудь; шкодувати, жалкувати.</text:span><text:span text:style-name="T33"> </text:span><text:span text:style-name="T34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5</text:p>
          </table:table-cell>
          <table:table-cell table:style-name="Dictionary.B189" table:number-columns-spanned="2" office:value-type="string">
            <text:p text:style-name="P23">ОвÓгнений</text:p>
            <text:p text:style-name="P12">-а, -е, <text:span text:style-name="T113">дієпр., інд.-авт.</text:span></text:p>
          </table:table-cell>
          <table:covered-table-cell/>
          <table:table-cell table:style-name="Dictionary.D189" table:number-columns-spanned="3" office:value-type="string">
            <text:p text:style-name="P12"><text:span text:style-name="T127">утворене суфіксально-</text:span><text:soft-page-break/><text:span text:style-name="T127">префіксальним способом, похідне від </text:span><text:span text:style-name="T128">в</text:span><text:span text:style-name="T154">ід неіснуючого дієслова </text:span><text:span text:style-name="T101">овогнити</text:span></text:p>
          </table:table-cell>
          <table:covered-table-cell/>
          <table:covered-table-cell/>
          <table:table-cell table:style-name="Dictionary.G189" table:number-columns-spanned="3" office:value-type="string">
            <text:p text:style-name="P8">Та за тобою небо запалало,</text:p>
            <text:p text:style-name="P13"><text:span text:style-name="T119">овогнене</text:span><text:span text:style-name="T112"> грозою стожалів. </text:span><text:soft-page-break/><text:span text:style-name="T126">(П, ІІ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8" office:value-type="string">
            <text:p text:style-name="P13"><text:span text:style-name="T101">Овогнити </text:span><text:span text:style-name="T10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6</text:p>
          </table:table-cell>
          <table:table-cell table:style-name="Dictionary.B191" table:number-columns-spanned="2" office:value-type="string">
            <text:p text:style-name="P23">Огрáння</text:p>
            <text:p text:style-name="P7">ім., с., інд.-авт.</text:p>
          </table:table-cell>
          <table:covered-table-cell/>
          <table:table-cell table:style-name="Dictionary.D191" table:number-columns-spanned="3" office:value-type="string">
            <text:p text:style-name="P12"><text:span text:style-name="T128">утворене суфіксальним способом, похідне від слова</text:span><text:span text:style-name="T132"> </text:span><text:span text:style-name="T100">огрáнювати</text:span></text:p>
          </table:table-cell>
          <table:covered-table-cell/>
          <table:covered-table-cell/>
          <table:table-cell table:style-name="Dictionary.G191" table:number-columns-spanned="3" office:value-type="string">
            <text:p text:style-name="P8">У зашморзі бід</text:p>
            <text:p text:style-name="P8">аж зайшовся кривий од волання борлак,</text:p>
            <text:p text:style-name="P13"><text:span text:style-name="T112">аж </text:span><text:span text:style-name="T119">огранням</text:span><text:span text:style-name="T112"> дзеркал заросилася кров! </text:span><text:span text:style-name="T126">(П, І, 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8" office:value-type="string">
            <text:p text:style-name="P55"><text:span text:style-name="T98">Огран</text:span><text:span text:style-name="T98">о</text:span><text:span text:style-name="T16"></text:span><text:span text:style-name="T98">вувати (</text:span><text:span text:style-name="T100">огрáнювати</text:span><text:span text:style-name="T98">)</text:span></text:p>
            <text:p text:style-name="P42"><text:span text:style-name="T66">-ую, -уєш, </text:span><text:span text:style-name="T71">недок.</text:span><text:span text:style-name="T66">, огранувати, -ую, -уєш, </text:span><text:span text:style-name="T71">док.</text:span><text:span text:style-name="T66">, </text:span><text:span text:style-name="T71">перех.</text:span><text:span text:style-name="T66">, </text:span><text:span text:style-name="T71">спец.</text:span></text:p>
            <text:p text:style-name="P35"><text:span text:style-name="T32">Шліфуючи поверхню чого-небудь, робити на ній грані.</text:span><text:span text:style-name="T33"> </text:span><text:span text:style-name="T34">(С, 82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7</text:p>
          </table:table-cell>
          <table:table-cell table:style-name="Dictionary.B193" table:number-columns-spanned="2" office:value-type="string">
            <text:p text:style-name="P23">Озлíння</text:p>
            <text:p text:style-name="P12">-я, <text:span text:style-name="T112">ім., ж., інд.-авт.</text:span></text:p>
          </table:table-cell>
          <table:covered-table-cell/>
          <table:table-cell table:style-name="Dictionary.D193" table:number-columns-spanned="3" office:value-type="string">
            <text:p text:style-name="P15"><text:span text:style-name="T105">утворене </text:span><text:span text:style-name="T105">суфіксальним способом, похідне від слова</text:span> <text:span text:style-name="T100">озлитися</text:span></text:p>
          </table:table-cell>
          <table:covered-table-cell/>
          <table:covered-table-cell/>
          <table:table-cell table:style-name="Dictionary.G193" table:number-columns-spanned="3" office:value-type="string">
            <text:p text:style-name="P13"><text:span text:style-name="T112">А шал який! Яке </text:span><text:span text:style-name="T119">озління</text:span><text:span text:style-name="T112">!</text:span></text:p>
            <text:p text:style-name="P13"><text:span text:style-name="T112">О білий світе-блекота. </text:span><text:span text:style-name="T126">(П, І, 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8" office:value-type="string">
            <text:p text:style-name="P55"><text:span text:style-name="T98">озл</text:span><text:span text:style-name="T98">и</text:span><text:span text:style-name="T16"></text:span><text:span text:style-name="T98">тися</text:span></text:p>
            <text:p text:style-name="P42"><text:span text:style-name="T66">-люся, -лишся, </text:span><text:span text:style-name="T71">док.</text:span></text:p>
            <text:p text:style-name="P30">Стати розлюченим, роздратованим; розізлитися, розгніватися. || Стати злим, злостивим.<text:span text:style-name="T147"> </text:span><text:span text:style-name="T148">(С, 83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8</text:p>
          </table:table-cell>
          <table:table-cell table:style-name="Dictionary.B195" table:number-columns-spanned="2" office:value-type="string">
            <text:p text:style-name="P23">Ошрóття</text:p>
            <text:p text:style-name="P12">-я, <text:span text:style-name="T112">ім., збірн., інд.-авт.</text:span></text:p>
          </table:table-cell>
          <table:covered-table-cell/>
          <table:table-cell table:style-name="Dictionary.D195" table:number-columns-spanned="3" office:value-type="string">
            <text:p text:style-name="P12"><text:span text:style-name="T128">утворене суфіксально-префіксальним способом, похідне від слова</text:span> <text:span text:style-name="T100">шріт</text:span></text:p>
          </table:table-cell>
          <table:covered-table-cell/>
          <table:covered-table-cell/>
          <table:table-cell table:style-name="Dictionary.G195" table:number-columns-spanned="3" office:value-type="string">
            <text:p text:style-name="P8">І тінь біжить – поверхи давніх днів.</text:p>
            <text:p text:style-name="P13"><text:span text:style-name="T112">І заволока – на </text:span><text:span text:style-name="T119">ошроття</text:span><text:span text:style-name="T112"> часу. </text:span><text:span text:style-name="T126">(П, І, 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8" office:value-type="string">
            <text:p text:style-name="P59">шріт</text:p>
            <text:p text:style-name="P42"><text:span text:style-name="T66">шроту, </text:span><text:span text:style-name="T71">ч.</text:span></text:p>
            <text:p text:style-name="P30"><text:soft-page-break/>1) Дрібні свинцеві кульки для стрільби з мисливської рушниці; дріб.<text:span text:style-name="T147"> </text:span><text:span text:style-name="T148">(С, 163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99</text:p>
          </table:table-cell>
          <table:table-cell table:style-name="Dictionary.B197" table:number-columns-spanned="2" office:value-type="string">
            <text:p text:style-name="P23">Пáверх</text:p>
            <text:p text:style-name="P12">-у, <text:span text:style-name="T112">ім., ч., інд.-авт.</text:span></text:p>
          </table:table-cell>
          <table:covered-table-cell/>
          <table:table-cell table:style-name="Dictionary.D197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а</text:span><text:span text:style-name="T154">... (“подібний”) і </text:span><text:span text:style-name="T101">верх</text:span></text:p>
          </table:table-cell>
          <table:covered-table-cell/>
          <table:covered-table-cell/>
          <table:table-cell table:style-name="Dictionary.G197" table:number-columns-spanned="3" office:value-type="string">
            <text:p text:style-name="P13"><text:span text:style-name="T112">Тут </text:span><text:span text:style-name="T119">паверх</text:span><text:span text:style-name="T112">, паниз, пажиття і паскін,</text:span></text:p>
            <text:p text:style-name="P8">переступай лискуче лезо меж,</text:p>
            <text:p text:style-name="P8">і рідні лиця за порожні маски</text:p>
            <text:p text:style-name="P13"><text:span text:style-name="T112">тобі здадуться з понадгірних веж. </text:span><text:span text:style-name="T126">(П, І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3" office:value-type="string">
            <text:p text:style-name="P12"><text:span text:style-name="T30">Па</text:span><text:span text:style-name="T36">... </text:span><text:span text:style-name="T37">(не подано у словнику)</text:span></text:p>
          </table:table-cell>
          <table:covered-table-cell/>
          <table:covered-table-cell/>
          <table:table-cell table:style-name="Dictionary.E198" table:number-columns-spanned="5" office:value-type="string">
            <text:p text:style-name="P59">верх</text:p>
            <text:p text:style-name="P42"><text:span text:style-name="T66">-у, </text:span><text:span text:style-name="T71">ч.</text:span></text:p>
            <text:p text:style-name="P30">1) Верхня, найвища частина чого-небудь; вершина. || Поверхня землі, якої-небудь рідини і т. ін.<text:span text:style-name="T147"> </text:span><text:span text:style-name="T148">(С, 12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0</text:p>
          </table:table-cell>
          <table:table-cell table:style-name="Dictionary.B199" table:number-columns-spanned="2" office:value-type="string">
            <text:p text:style-name="P23">Пажиття</text:p>
            <text:p text:style-name="P12">-я, <text:span text:style-name="T112">ім., с., інд.-авт.</text:span></text:p>
          </table:table-cell>
          <table:covered-table-cell/>
          <table:table-cell table:style-name="Dictionary.D199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а</text:span><text:span text:style-name="T154">... (“подібний”) і </text:span><text:span text:style-name="T101">життя</text:span></text:p>
          </table:table-cell>
          <table:covered-table-cell/>
          <table:covered-table-cell/>
          <table:table-cell table:style-name="Dictionary.G199" table:number-columns-spanned="3" office:value-type="string">
            <text:p text:style-name="P13"><text:span text:style-name="T112">Тут паверх, паниз, </text:span><text:span text:style-name="T119">пажиття</text:span><text:span text:style-name="T112"> і паскін,</text:span></text:p>
            <text:p text:style-name="P8">переступай лискуче лезо меж,</text:p>
            <text:p text:style-name="P8">і рідні лиця за порожні маски</text:p>
            <text:p text:style-name="P13"><text:span text:style-name="T112">тобі здадуться з понадгірних веж. </text:span><text:span text:style-name="T126">(П, І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8" office:value-type="string">
            <text:p text:style-name="P13"><text:span text:style-name="T101">життя </text:span><text:span text:style-name="T110">(див. 6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1</text:p>
          </table:table-cell>
          <table:table-cell table:style-name="Dictionary.B201" table:number-columns-spanned="2" office:value-type="string">
            <text:p text:style-name="P23">Пáниз</text:p>
            <text:p text:style-name="P12">-у, <text:span text:style-name="T112">ім., ч., інд.-авт.</text:span></text:p>
          </table:table-cell>
          <table:covered-table-cell/>
          <table:table-cell table:style-name="Dictionary.D201" table:number-columns-spanned="3" office:value-type="string">
            <text:p text:style-name="P12"><text:span text:style-name="T128">утворене префіксальним </text:span><text:span text:style-name="T128">способом, похідне від слів:</text:span><text:span text:style-name="T154"> </text:span><text:span text:style-name="T101">па</text:span><text:span text:style-name="T154">... (“подібний”) і </text:span><text:span text:style-name="T101">низ</text:span></text:p>
          </table:table-cell>
          <table:covered-table-cell/>
          <table:covered-table-cell/>
          <table:table-cell table:style-name="Dictionary.G201" table:number-columns-spanned="3" office:value-type="string">
            <text:p text:style-name="P13"><text:span text:style-name="T112">Тут паверх, </text:span><text:span text:style-name="T119">паниз</text:span><text:span text:style-name="T112">, пажиття і паскін,</text:span></text:p>
            <text:p text:style-name="P8">переступай лискуче лезо меж,</text:p>
            <text:p text:style-name="P8">і рідні лиця за порожні маски</text:p>
            <text:p text:style-name="P13"><text:span text:style-name="T112">тобі здадуться з понадгірних веж. </text:span><text:span text:style-name="T126">(П, І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8" office:value-type="string">
            <text:p text:style-name="P59">низ</text:p>
            <text:p text:style-name="P42"><text:span text:style-name="T66">-у, </text:span><text:span text:style-name="T71">ч.</text:span></text:p>
            <text:p text:style-name="P42"><text:span text:style-name="T67">1) Нижня частина предмета. || </text:span><text:span text:style-name="T72">рідко</text:span><text:span text:style-name="T67">. Те саме, що виворіт.</text:span><text:span text:style-name="T68"> </text:span><text:span text:style-name="T69">(С, 78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">102</text:p>
          </table:table-cell>
          <table:table-cell table:style-name="Dictionary.B203" table:number-columns-spanned="2" office:value-type="string">
            <text:p text:style-name="P23">Парура</text:p>
            <text:p text:style-name="P12">-и, <text:span text:style-name="T112">ім., ж., інд.-авт.</text:span></text:p>
          </table:table-cell>
          <table:covered-table-cell/>
          <table:table-cell table:style-name="Dictionary.D203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а</text:span><text:span text:style-name="T154">... (“подібний”) і </text:span><text:span text:style-name="T101">рýра</text:span></text:p>
          </table:table-cell>
          <table:covered-table-cell/>
          <table:covered-table-cell/>
          <table:table-cell table:style-name="Dictionary.G203" table:number-columns-spanned="3" office:value-type="string">
            <text:p text:style-name="P8">Те безмежжя сил,</text:p>
            <text:p text:style-name="P8">розбурханих од молодого болю,</text:p>
            <text:p text:style-name="P13"><text:span text:style-name="T112">ті </text:span><text:span text:style-name="T119">парури</text:span><text:span text:style-name="T112"> зусиль… </text:span><text:span text:style-name="T126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8" office:value-type="string">
            <text:p text:style-name="P55"><text:span text:style-name="T98">р</text:span><text:span text:style-name="T98">у</text:span><text:span text:style-name="T16"></text:span><text:span text:style-name="T98">ра</text:span></text:p>
            <text:p text:style-name="P42"><text:span text:style-name="T66">-и, </text:span><text:span text:style-name="T71">ж.</text:span></text:p>
            <text:p text:style-name="P1"><text:span text:style-name="T84">1) </text:span><text:span text:style-name="T87">зах.</text:span><text:span text:style-name="T84"> Те саме, що </text:span><text:a xlink:type="simple" xlink:href="http://www.lingvo.ua/uk/Translate/uk-uk/труба"><text:span text:style-name="T144">труба</text:span></text:a><text:span text:style-name="T84">.</text:span><text:span text:style-name="T85"> </text:span><text:span text:style-name="T86">(С, 1279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3</text:p>
          </table:table-cell>
          <table:table-cell table:style-name="Dictionary.B205" table:number-columns-spanned="2" office:value-type="string">
            <text:p text:style-name="P23">Пáскін</text:p>
            <text:p text:style-name="P12">пáскону, <text:span text:style-name="T112">ім., ч., інд.-авт.</text:span></text:p>
          </table:table-cell>
          <table:covered-table-cell/>
          <table:table-cell table:style-name="Dictionary.D205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а</text:span><text:span text:style-name="T154">... (“подібний”) і </text:span><text:span text:style-name="T101">скін</text:span></text:p>
          </table:table-cell>
          <table:covered-table-cell/>
          <table:covered-table-cell/>
          <table:table-cell table:style-name="Dictionary.G205" table:number-columns-spanned="3" office:value-type="string">
            <text:p text:style-name="P13"><text:span text:style-name="T112">Тут паверх, паниз, пажиття і </text:span><text:span text:style-name="T119">паскін</text:span><text:span text:style-name="T112">,</text:span></text:p>
            <text:p text:style-name="P8">переступай лискуче лезо меж,</text:p>
            <text:p text:style-name="P8">і рідні лиця за порожні маски</text:p>
            <text:p text:style-name="P13"><text:span text:style-name="T112">тобі здадуться з понадгірних веж. </text:span><text:span text:style-name="T126">(П, І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8" office:value-type="string">
            <text:p text:style-name="P59">скін</text:p>
            <text:p text:style-name="P42"><text:span text:style-name="T66">скону, </text:span><text:span text:style-name="T71">ч.</text:span><text:span text:style-name="T66">, </text:span><text:span text:style-name="T71">уроч.</text:span></text:p>
            <text:p text:style-name="P29">Те саме, що смерть. || Кінець, межа. <text:span text:style-name="T124">(С, 133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4</text:p>
          </table:table-cell>
          <table:table-cell table:style-name="Dictionary.B207" table:number-columns-spanned="2" office:value-type="string">
            <text:p text:style-name="P23">Пекельнозóр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207" table:number-columns-spanned="3" office:value-type="string">
            <text:p text:style-name="P12"><text:span text:style-name="T128">утворене складнофлективним способом, похідне від слів:</text:span><text:span text:style-name="T154"> </text:span><text:span text:style-name="T101">пекельний </text:span><text:span text:style-name="T154">і </text:span><text:span text:style-name="T101">зір</text:span></text:p>
          </table:table-cell>
          <table:covered-table-cell/>
          <table:covered-table-cell/>
          <table:table-cell table:style-name="Dictionary.G207" table:number-columns-spanned="3" office:value-type="string">
            <text:p text:style-name="P13"><text:span text:style-name="T112">Мигоче, мов відьмак, паркан </text:span><text:span text:style-name="T119">пекельнозорий</text:span><text:span text:style-name="T112">,</text:span></text:p>
            <text:p text:style-name="P13"><text:span text:style-name="T112">за голосом покори душа рушає вспак. </text:span><text:span text:style-name="T126">(П, ІІ, 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3" office:value-type="string">
            <text:p text:style-name="P12"><text:span text:style-name="T101">пекельний </text:span><text:span text:style-name="T107">(див. 37)</text:span></text:p>
          </table:table-cell>
          <table:covered-table-cell/>
          <table:covered-table-cell/>
          <table:table-cell table:style-name="Dictionary.E208" table:number-columns-spanned="5" office:value-type="string">
            <text:p text:style-name="P59">зір</text:p>
            <text:p text:style-name="P42"><text:span text:style-name="T66">зору, </text:span><text:span text:style-name="T71">ч.</text:span></text:p>
            <text:p text:style-name="P30">1) Одне з п'яти почуттів, органом якого є око. || Здатність бачити.</text:p>
            <text:p text:style-name="P30">2) Спрямованість очей на кого-, що-<text:soft-page-break/>небудь; погляд.</text:p>
            <text:p text:style-name="P29">3) Те саме, що очі. <text:span text:style-name="T124">(С, 46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5</text:p>
          </table:table-cell>
          <table:table-cell table:style-name="Dictionary.B209" table:number-columns-spanned="2" office:value-type="string">
            <text:p text:style-name="P23">Піввагáння</text:p>
            <text:p text:style-name="P12">-я, <text:span text:style-name="T112">ім., с., інд.-авт.</text:span></text:p>
          </table:table-cell>
          <table:covered-table-cell/>
          <table:table-cell table:style-name="Dictionary.D209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ів</text:span><text:span text:style-name="T154"> і </text:span><text:span text:style-name="T101">вагáння</text:span></text:p>
          </table:table-cell>
          <table:covered-table-cell/>
          <table:covered-table-cell/>
          <table:table-cell table:style-name="Dictionary.G209" table:number-columns-spanned="3" office:value-type="string">
            <text:p text:style-name="P8">Напівступою,</text:p>
            <text:p text:style-name="P8">як над собою винесений крок</text:p>
            <text:p text:style-name="P8">задумався і скляк. Напівбажання,</text:p>
            <text:p text:style-name="P13"><text:span text:style-name="T112">на </text:span><text:span text:style-name="T119">півваганні</text:span><text:span text:style-name="T112"> втяте. </text:span><text:span text:style-name="T126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3" office:value-type="string">
            <text:p text:style-name="P56"><text:span text:style-name="T98">Полов</text:span><text:span text:style-name="T98">и</text:span><text:span text:style-name="T16"></text:span><text:span text:style-name="T98">на </text:span><text:span text:style-name="T125">(пів)</text:span></text:p>
            <text:p text:style-name="P41"><text:span text:style-name="T66">-и, </text:span><text:span text:style-name="T71">ж.</text:span></text:p>
            <text:p text:style-name="P29">1) Одна з двох рівних частин чого-небудь. || Складова частина парного предмета. || Якась частина або певна кількість чого-небудь.</text:p>
            <text:p text:style-name="P29">2) Середина якої-небудь віддалі, якогось проміжку часу і т. ін. || Момент часу, який відповідає середині даної години. <text:span text:style-name="T124">(С, 1036)</text:span></text:p>
          </table:table-cell>
          <table:covered-table-cell/>
          <table:covered-table-cell/>
          <table:table-cell table:style-name="Dictionary.E210" table:number-columns-spanned="5" office:value-type="string">
            <text:p text:style-name="P55"><text:span text:style-name="T98">ваг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1) Дія за знач. вагатися.</text:p>
            <text:p text:style-name="P30">2) Неспроможність відразу вирішити щось; роздумування.</text:p>
            <text:p text:style-name="P30">3) Непослідовність у поглядах, хитання.<text:span text:style-name="T147"> </text:span><text:span text:style-name="T148">(С, 10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6</text:p>
          </table:table-cell>
          <table:table-cell table:style-name="Dictionary.B211" table:number-columns-spanned="2" office:value-type="string">
            <text:p text:style-name="P23">Півдуші</text:p>
            <text:p text:style-name="P12">півдýш, <text:span text:style-name="T112">ім., мн., інд.-авт.</text:span></text:p>
          </table:table-cell>
          <table:covered-table-cell/>
          <table:table-cell table:style-name="Dictionary.D211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ів</text:span><text:span text:style-name="T154"> і </text:span><text:span text:style-name="T101">душі</text:span></text:p>
          </table:table-cell>
          <table:covered-table-cell/>
          <table:covered-table-cell/>
          <table:table-cell table:style-name="Dictionary.G211" table:number-columns-spanned="3" office:value-type="string">
            <text:p text:style-name="P8">О царство півсерць, півнадій, півпричалів,</text:p>
            <text:p text:style-name="P13"><text:span text:style-name="T112">півзамірів царство, півзмаг і </text:span><text:span text:style-name="T119">півдуш</text:span><text:span text:style-name="T112">! </text:span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3" office:value-type="string">
            <text:p text:style-name="P12"><text:span text:style-name="T101">пів </text:span><text:span text:style-name="T110">(див. 105)</text:span></text:p>
          </table:table-cell>
          <table:covered-table-cell/>
          <table:covered-table-cell/>
          <table:table-cell table:style-name="Dictionary.E212" table:number-columns-spanned="5" office:value-type="string">
            <text:p text:style-name="P13"><text:span text:style-name="T101">душі </text:span><text:span text:style-name="T107">(див. 6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7</text:p>
          </table:table-cell>
          <table:table-cell table:style-name="Dictionary.B213" table:number-columns-spanned="2" office:value-type="string">
            <text:p text:style-name="P23">Півзáміри</text:p>
            <text:p text:style-name="P12">-ів, <text:span text:style-name="T112">ім., мн., інд.-авт.</text:span></text:p>
          </table:table-cell>
          <table:covered-table-cell/>
          <table:table-cell table:style-name="Dictionary.D213" table:number-columns-spanned="3" office:value-type="string">
            <text:p text:style-name="P12"><text:span text:style-name="T128">утворене </text:span><text:span text:style-name="T128">префіксальним способом, похідне від слів:</text:span><text:span text:style-name="T154"> </text:span><text:span text:style-name="T101">пів</text:span><text:span text:style-name="T154"> і </text:span><text:span text:style-name="T101">зáміри</text:span></text:p>
          </table:table-cell>
          <table:covered-table-cell/>
          <table:covered-table-cell/>
          <table:table-cell table:style-name="Dictionary.G213" table:number-columns-spanned="3" office:value-type="string">
            <text:p text:style-name="P8">О царство півсерць, півнадій, півпричалів,</text:p>
            <text:p text:style-name="P13"><text:span text:style-name="T119">півзамірів</text:span><text:span text:style-name="T112"> царство, півзмаг і півдуш! </text:span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3" office:value-type="string">
            <text:p text:style-name="P12"><text:span text:style-name="T101">пів </text:span><text:span text:style-name="T110">(див. 105)</text:span></text:p>
          </table:table-cell>
          <table:covered-table-cell/>
          <table:covered-table-cell/>
          <table:table-cell table:style-name="Dictionary.E214" table:number-columns-spanned="5" office:value-type="string">
            <text:p text:style-name="P59">за<text:span text:style-name="T146"></text:span>мір</text:p>
            <text:p text:style-name="P42"><text:soft-page-break/><text:span text:style-name="T62">I </text:span><text:span text:style-name="T66">за</text:span><text:span text:style-name="T65"></text:span><text:span text:style-name="T66">мір</text:span></text:p>
            <text:p text:style-name="P30">-у, <text:span text:style-name="T111">ч.</text:span></text:p>
            <text:p text:style-name="P35"><text:span text:style-name="T32">Задум, бажання зробити щось; намір. || </text:span><text:span text:style-name="T49">перев.</text:span><text:span text:style-name="T32"> </text:span><text:span text:style-name="T49">мн.</text:span><text:span text:style-name="T32"> Таємні, підступні плани, спрямовані проти кого-, чого-небудь.</text:span><text:span text:style-name="T33"> </text:span><text:span text:style-name="T34">(С, 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8</text:p>
          </table:table-cell>
          <table:table-cell table:style-name="Dictionary.B215" table:number-columns-spanned="2" office:value-type="string">
            <text:p text:style-name="P23">Півзмáги</text:p>
            <text:p text:style-name="P7">ім., мн., інд.-авт.</text:p>
          </table:table-cell>
          <table:covered-table-cell/>
          <table:table-cell table:style-name="Dictionary.D215" table:number-columns-spanned="3" office:value-type="string">
            <text:p text:style-name="P12"><text:span text:style-name="T133">утворене префіксальним і нульсуфіксальним способом, похідне від слів:</text:span><text:span text:style-name="T150"> </text:span><text:span text:style-name="T104">пів</text:span><text:span text:style-name="T150"> і </text:span><text:span text:style-name="T104">змагáння</text:span></text:p>
          </table:table-cell>
          <table:covered-table-cell/>
          <table:covered-table-cell/>
          <table:table-cell table:style-name="Dictionary.G215" table:number-columns-spanned="3" office:value-type="string">
            <text:p text:style-name="P8">О царство півсерць, півнадій, півпричалів,</text:p>
            <text:p text:style-name="P13"><text:span text:style-name="T112">півзамірів царство, </text:span><text:span text:style-name="T119">півзмаг</text:span><text:span text:style-name="T112"> і півдуш! </text:span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3" office:value-type="string">
            <text:p text:style-name="P12"><text:span text:style-name="T101">пів </text:span><text:span text:style-name="T110">(див. 105)</text:span></text:p>
          </table:table-cell>
          <table:covered-table-cell/>
          <table:covered-table-cell/>
          <table:table-cell table:style-name="Dictionary.E216" table:number-columns-spanned="5" office:value-type="string">
            <text:p text:style-name="P55"><text:span text:style-name="T98">змаг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35"><text:span text:style-name="T32">1) Намагання перевершити, перемогти когось у чому-небудь, домагаючись кращих, ніж у когось, результатів, показників.</text:span></text:p>
            <text:p text:style-name="P35"><text:span text:style-name="T32">3) </text:span><text:span text:style-name="T49">перен.</text:span><text:span text:style-name="T32"> Сутичка, боротьба двох протилежних або ворожих сил.</text:span><text:span text:style-name="T33"> </text:span><text:span text:style-name="T34">(С, 4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09</text:p>
          </table:table-cell>
          <table:table-cell table:style-name="Dictionary.B217" table:number-columns-spanned="2" office:value-type="string">
            <text:p text:style-name="P23">Півнадíї</text:p>
            <text:p text:style-name="P12">півнадíй, <text:span text:style-name="T112">ім., мн., інд.-авт.</text:span></text:p>
          </table:table-cell>
          <table:covered-table-cell/>
          <table:table-cell table:style-name="Dictionary.D217" table:number-columns-spanned="3" office:value-type="string">
            <text:p text:style-name="P12"><text:span text:style-name="T128">утворене префіксальним способом, похідне </text:span><text:span text:style-name="T128">від слів:</text:span><text:span text:style-name="T154"> </text:span><text:span text:style-name="T101">пів</text:span><text:span text:style-name="T154"> і </text:span><text:span text:style-name="T101">надíї</text:span></text:p>
          </table:table-cell>
          <table:covered-table-cell/>
          <table:covered-table-cell/>
          <table:table-cell table:style-name="Dictionary.G217" table:number-columns-spanned="3" office:value-type="string">
            <text:p text:style-name="P13"><text:span text:style-name="T112">О царство півсерць, </text:span><text:span text:style-name="T119">півнадій</text:span><text:span text:style-name="T112">, півпричалів,</text:span></text:p>
            <text:p text:style-name="P13"><text:span text:style-name="T112">півзамірів царство, півзмаг і півдуш! </text:span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3" office:value-type="string">
            <text:p text:style-name="P12"><text:span text:style-name="T101">пів (</text:span><text:span text:style-name="T110">див. 105)</text:span></text:p>
          </table:table-cell>
          <table:covered-table-cell/>
          <table:covered-table-cell/>
          <table:table-cell table:style-name="Dictionary.E218" table:number-columns-spanned="5" office:value-type="string">
            <text:p text:style-name="P55"><text:span text:style-name="T98">над</text:span><text:span text:style-name="T98">і</text:span><text:span text:style-name="T16"></text:span><text:span text:style-name="T98">я</text:span></text:p>
            <text:p text:style-name="P42"><text:span text:style-name="T66">-ї, </text:span><text:span text:style-name="T71">ж.</text:span></text:p>
            <text:p text:style-name="P30"><text:soft-page-break/>1) Впевненість у можливості здійснення чогось бажаного, потрібного, приємного; сподівання.<text:span text:style-name="T147"> </text:span><text:span text:style-name="T148">(С, 7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0</text:p>
          </table:table-cell>
          <table:table-cell table:style-name="Dictionary.B219" table:number-columns-spanned="2" office:value-type="string">
            <text:p text:style-name="P23">Півнебéс</text:p>
            <text:p text:style-name="P12">півнебéс, <text:span text:style-name="T112">ім., мн., інд.-авт.</text:span></text:p>
          </table:table-cell>
          <table:covered-table-cell/>
          <table:table-cell table:style-name="Dictionary.D219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ів</text:span><text:span text:style-name="T154"> і </text:span><text:span text:style-name="T101">небесá</text:span></text:p>
          </table:table-cell>
          <table:covered-table-cell/>
          <table:covered-table-cell/>
          <table:table-cell table:style-name="Dictionary.G219" table:number-columns-spanned="3" office:value-type="string">
            <text:p text:style-name="P8">І з тих затятих здвоєних ночей</text:p>
            <text:p text:style-name="P13"><text:span text:style-name="T112">на </text:span><text:span text:style-name="T119">півнебес</text:span><text:span text:style-name="T112"> зажевріло б іржання</text:span></text:p>
            <text:p text:style-name="P13"><text:span text:style-name="T112">чи сиваша чи привиду. </text:span><text:span text:style-name="T126">(П, І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3" office:value-type="string">
            <text:p text:style-name="P12"><text:span text:style-name="T101">пів </text:span><text:span text:style-name="T110">(див. 105)</text:span></text:p>
          </table:table-cell>
          <table:covered-table-cell/>
          <table:covered-table-cell/>
          <table:table-cell table:style-name="Dictionary.E220" table:number-columns-spanned="5" office:value-type="string">
            <text:p text:style-name="P13"><text:span text:style-name="T101">небесá </text:span><text:span text:style-name="T107">(див. 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1</text:p>
          </table:table-cell>
          <table:table-cell table:style-name="Dictionary.B221" table:number-columns-spanned="2" office:value-type="string">
            <text:p text:style-name="P23">Півпричáли</text:p>
            <text:p text:style-name="P12">-ів, <text:span text:style-name="T112">ім., мн., інд.-авт.</text:span></text:p>
          </table:table-cell>
          <table:covered-table-cell/>
          <table:table-cell table:style-name="Dictionary.D221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ів</text:span><text:span text:style-name="T154"> і </text:span><text:span text:style-name="T101">причáли</text:span></text:p>
          </table:table-cell>
          <table:covered-table-cell/>
          <table:covered-table-cell/>
          <table:table-cell table:style-name="Dictionary.G221" table:number-columns-spanned="3" office:value-type="string">
            <text:p text:style-name="P13"><text:span text:style-name="T112">О царство півсерць, півнадій, </text:span><text:span text:style-name="T119">півпричалів</text:span><text:span text:style-name="T112">,</text:span></text:p>
            <text:p text:style-name="P13"><text:span text:style-name="T112">півзамірів царство, півзмаг і півдуш! </text:span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3" office:value-type="string">
            <text:p text:style-name="P12"><text:span text:style-name="T101">пів </text:span><text:span text:style-name="T110">(див. 105)</text:span></text:p>
          </table:table-cell>
          <table:covered-table-cell/>
          <table:covered-table-cell/>
          <table:table-cell table:style-name="Dictionary.E222" table:number-columns-spanned="5" office:value-type="string">
            <text:p text:style-name="P55"><text:span text:style-name="T98">прич</text:span><text:span text:style-name="T98">а</text:span><text:span text:style-name="T16"></text:span><text:span text:style-name="T98">л</text:span></text:p>
            <text:p text:style-name="P42"><text:span text:style-name="T66">-у, </text:span><text:span text:style-name="T71">ч.</text:span></text:p>
            <text:p text:style-name="P35"><text:span text:style-name="T32">2) </text:span><text:span text:style-name="T49">перен.</text:span><text:span text:style-name="T32"> Пристановище для кого-, чого-небудь; притулок.</text:span><text:span text:style-name="T33"> </text:span><text:span text:style-name="T34">(С, 113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2</text:p>
          </table:table-cell>
          <table:table-cell table:style-name="Dictionary.B223" table:number-columns-spanned="2" office:value-type="string">
            <text:p text:style-name="P23">Повногóрля</text:p>
            <text:p text:style-name="P12">-я, <text:span text:style-name="T112">ім., с., інд.-авт.</text:span></text:p>
          </table:table-cell>
          <table:covered-table-cell/>
          <table:table-cell table:style-name="Dictionary.D223" table:number-columns-spanned="3" office:value-type="string">
            <text:p text:style-name="P12"><text:span text:style-name="T128">Утворене способом основоскладання і нульсуфіксальним, похідне від слів:</text:span><text:span text:style-name="T154"> </text:span><text:span text:style-name="T101">пóвний</text:span><text:span text:style-name="T154"> і </text:span><text:span text:style-name="T101">гóрло</text:span></text:p>
          </table:table-cell>
          <table:covered-table-cell/>
          <table:covered-table-cell/>
          <table:table-cell table:style-name="Dictionary.G223" table:number-columns-spanned="3" office:value-type="string">
            <text:p text:style-name="P13"><text:span text:style-name="T112">До гори, до рік, до </text:span><text:span text:style-name="T119">повногорля</text:span><text:span text:style-name="T112">,</text:span></text:p>
            <text:p text:style-name="P8">повногруддям зобов’яж мене.</text:p>
            <text:p text:style-name="P8">Кожним днем боліти, кожним днем</text:p>
            <text:p text:style-name="P13"><text:span text:style-name="T112">виповняти серце власним горем. </text:span><text:span text:style-name="T126">(П, ІІ, 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3" office:value-type="string">
            <text:p text:style-name="P56"><text:span text:style-name="T98">п</text:span><text:span text:style-name="T98">о</text:span><text:span text:style-name="T16"></text:span><text:span text:style-name="T98">вний</text:span></text:p>
            <text:p text:style-name="P29">повен, -вна, -вне.</text:p>
            <text:p text:style-name="P29">1) У якому немає вільного місця, <text:soft-page-break/>заповнений до краю. || У якому є, міститься, вміщується порівняно багато кого-, чого-небудь. || У<text:span text:style-name="T111">сполуч.</text:span> з деякими <text:span text:style-name="T111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111">у знач.ім.</text:span> по<text:span text:style-name="T16"></text:span>вна, -ної, <text:span text:style-name="T111">ж.</text:span>, <text:span text:style-name="T111">розм.</text:span> Наповнена по вінця чарка.</text:p>
            <text:p text:style-name="P36"><text:span text:style-name="T32">2) </text:span><text:span text:style-name="T49">перен.</text:span><text:span text:style-name="T32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49">Повне життя</text:span><text:span text:style-name="T32">. </text:span><text:span text:style-name="T35">(С, 1000)</text:span></text:p>
          </table:table-cell>
          <table:covered-table-cell/>
          <table:covered-table-cell/>
          <table:table-cell table:style-name="Dictionary.E224" table:number-columns-spanned="5" office:value-type="string">
            <text:p text:style-name="P55"><text:span text:style-name="T98">г</text:span><text:span text:style-name="T98">о</text:span><text:span text:style-name="T16"></text:span><text:span text:style-name="T98">рло</text:span></text:p>
            <text:p text:style-name="P42"><text:span text:style-name="T66">-а, </text:span><text:span text:style-name="T71">с.</text:span></text:p>
            <text:p text:style-name="P30">1) Передня частина шиї, всередині якої <text:soft-page-break/>знаходиться початок стравоходу і дихальних шляхів. || Хрящовий канал, який є початком стравоходу і дихальних шляхів.</text:p>
            <text:p text:style-name="P30">2) Верхня звужена частина посуду.</text:p>
            <text:p text:style-name="P30">3) Протока між внутрішнім і окраїнним морями або при впадінні річки в озеро чи море.<text:span text:style-name="T147"> </text:span><text:span text:style-name="T148">(С, 2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3</text:p>
          </table:table-cell>
          <table:table-cell table:style-name="Dictionary.B225" table:number-columns-spanned="2" office:value-type="string">
            <text:p text:style-name="P23">Позапрóстір</text:p>
            <text:p text:style-name="P12">-стору, <text:span text:style-name="T112">ім., ч., інд.-авт.</text:span></text:p>
          </table:table-cell>
          <table:covered-table-cell/>
          <table:table-cell table:style-name="Dictionary.D225" table:number-columns-spanned="3" office:value-type="string">
            <text:p text:style-name="P12"><text:span text:style-name="T128">утворене </text:span><text:span text:style-name="T128">префіксальним способом, похідне від слів:</text:span><text:span text:style-name="T154"> </text:span><text:span text:style-name="T101">пóза</text:span><text:span text:style-name="T154"> і </text:span><text:span text:style-name="T101">прóстір</text:span></text:p>
          </table:table-cell>
          <table:covered-table-cell/>
          <table:covered-table-cell/>
          <table:table-cell table:style-name="Dictionary.G225" table:number-columns-spanned="3" office:value-type="string">
            <text:p text:style-name="P13"><text:span text:style-name="T112">Як вікна в </text:span><text:span text:style-name="T119">позапростір</text:span><text:span text:style-name="T112">, </text:span><text:span text:style-name="T112">позачас,</text:span></text:p>
            <text:p text:style-name="P8">за мури німоти і всепокори,</text:p>
            <text:p text:style-name="P8">так світяться свічада, світлом хорі,</text:p>
            <text:p text:style-name="P8">і пильно задивляються крізь нас</text:p>
            <text:p text:style-name="P13"><text:span text:style-name="T112">у сяйва… </text:span><text:span text:style-name="T126">(П, І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3" office:value-type="string">
            <text:p text:style-name="P56"><text:span text:style-name="T98">п</text:span><text:span text:style-name="T98">о</text:span><text:span text:style-name="T16"></text:span><text:span text:style-name="T98">за</text:span></text:p>
            <text:p text:style-name="P41"><text:span text:style-name="T62">II </text:span><text:span text:style-name="T71">прийм.</text:span><text:span text:style-name="T66">, </text:span><text:span text:style-name="T71">із знах.</text:span><text:span text:style-name="T66"> </text:span><text:span text:style-name="T71">і оруд. в.</text:span></text:p>
            <text:p text:style-name="P36"><text:soft-page-break/><text:span text:style-name="T32">4) </text:span><text:span text:style-name="T49">з оруд. в.</text:span><text:span text:style-name="T32"> Указує на існування, наявність кого-, чого-небудь або перебування когось за межами того, що названо іменником (займенником). </text:span><text:span text:style-name="T35">(С, 1017)</text:span></text:p>
          </table:table-cell>
          <table:covered-table-cell/>
          <table:covered-table-cell/>
          <table:table-cell table:style-name="Dictionary.E226" table:number-columns-spanned="5" office:value-type="string">
            <text:p text:style-name="P55"><text:span text:style-name="T98">пр</text:span><text:span text:style-name="T98">о</text:span><text:span text:style-name="T16"></text:span><text:span text:style-name="T98">стір</text:span></text:p>
            <text:p text:style-name="P42"><text:span text:style-name="T66">простору, </text:span><text:span text:style-name="T71">ч.</text:span></text:p>
            <text:p text:style-name="P30"><text:soft-page-break/>1) <text:span text:style-name="T111">тільки одн.</text:span>, <text:span text:style-name="T111">філос.</text:span> Одна з основних об'єктивних форм існування матерії, яка характеризується протяжністю та обсягом.</text:p>
            <text:p text:style-name="P35"><text:span text:style-name="T32">4) </text:span><text:span text:style-name="T49">перен.</text:span><text:span text:style-name="T32"> Відсутність яких-небудь обмежень, перешкод у чомусь; воля.</text:span><text:span text:style-name="T33"> </text:span><text:span text:style-name="T34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4</text:p>
          </table:table-cell>
          <table:table-cell table:style-name="Dictionary.B227" table:number-columns-spanned="2" office:value-type="string">
            <text:p text:style-name="P23">Позачáс</text:p>
            <text:p text:style-name="P12">-у, <text:span text:style-name="T112">ім., ч., інд.-авт.</text:span></text:p>
          </table:table-cell>
          <table:covered-table-cell/>
          <table:table-cell table:style-name="Dictionary.D227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óза</text:span><text:span text:style-name="T154"> і </text:span><text:span text:style-name="T101">час</text:span></text:p>
          </table:table-cell>
          <table:covered-table-cell/>
          <table:covered-table-cell/>
          <table:table-cell table:style-name="Dictionary.G227" table:number-columns-spanned="3" office:value-type="string">
            <text:p text:style-name="P13"><text:span text:style-name="T112">Як вікна в позапростір, </text:span><text:span text:style-name="T119">позачас</text:span><text:span text:style-name="T112">,</text:span></text:p>
            <text:p text:style-name="P8">за мури німоти і всепокори,</text:p>
            <text:p text:style-name="P8">так світяться свічада, світлом хорі,</text:p>
            <text:p text:style-name="P8">і пильно задивляються крізь нас</text:p>
            <text:p text:style-name="P13"><text:span text:style-name="T112">у сяйва… </text:span><text:span text:style-name="T126">(П, І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3" office:value-type="string">
            <text:p text:style-name="P12"><text:span text:style-name="T101">пóза </text:span><text:span text:style-name="T107">(див. 113)</text:span></text:p>
          </table:table-cell>
          <table:covered-table-cell/>
          <table:covered-table-cell/>
          <table:table-cell table:style-name="Dictionary.E228" table:number-columns-spanned="5" office:value-type="string">
            <text:p text:style-name="P13"><text:span text:style-name="T101">час </text:span><text:span text:style-name="T107">(див. 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5</text:p>
          </table:table-cell>
          <table:table-cell table:style-name="Dictionary.B229" table:number-columns-spanned="2" office:value-type="string">
            <text:p text:style-name="P23">Порожньосéрд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229" table:number-columns-spanned="3" office:value-type="string">
            <text:p text:style-name="P12"><text:span text:style-name="T128">утворене складнофлективним способом, похідне від слів:</text:span><text:span text:style-name="T154"> </text:span><text:span text:style-name="T101">порóжній</text:span><text:span text:style-name="T154"> і </text:span><text:span text:style-name="T101">сéрце</text:span></text:p>
          </table:table-cell>
          <table:covered-table-cell/>
          <table:covered-table-cell/>
          <table:table-cell table:style-name="Dictionary.G229" table:number-columns-spanned="3" office:value-type="string">
            <text:p text:style-name="P13"><text:span text:style-name="T119">Порожньосердий</text:span><text:span text:style-name="T112"> вибільшився світ,</text:span></text:p>
            <text:p text:style-name="P13"><text:span text:style-name="T112">мов простору запрагло німування… </text:span><text:span text:style-name="T126">(П, ІІ, 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3" office:value-type="string">
            <text:p text:style-name="P56"><text:span text:style-name="T98">пор</text:span><text:span text:style-name="T98">о</text:span><text:span text:style-name="T16"></text:span><text:span text:style-name="T98">жній</text:span></text:p>
            <text:p text:style-name="P29">-я, -є.</text:p>
            <text:p text:style-name="P36"><text:span text:style-name="T32">3) </text:span><text:span text:style-name="T49">у сполуч.</text:span><text:span text:style-name="T32"> </text:span><text:span text:style-name="T49">зі сл.</text:span><text:span text:style-name="T32"> життя, світ </text:span><text:span text:style-name="T49">і т. ін.</text:span><text:span text:style-name="T32">, </text:span><text:span text:style-name="T49">перен.</text:span><text:span text:style-name="T32"> Ні для кого не корисний; марний. || Позбавлений змісту, убогий змістом; беззмістовний, пустий. || Який не відповідає об'єктивній дійсності. </text:span><text:span text:style-name="T35">(С, 1067-1068)</text:span></text:p>
          </table:table-cell>
          <table:covered-table-cell/>
          <table:covered-table-cell/>
          <table:table-cell table:style-name="Dictionary.E230" table:number-columns-spanned="5" office:value-type="string">
            <text:p text:style-name="P13"><text:span text:style-name="T101">сéрце </text:span><text:span text:style-name="T107">(див. 55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">116</text:p>
          </table:table-cell>
          <table:table-cell table:style-name="Dictionary.B231" table:number-columns-spanned="2" office:value-type="string">
            <text:p text:style-name="P23">Потаймир</text:p>
            <text:p text:style-name="P12">-у, <text:span text:style-name="T112">ім., ч., інд.-авт.</text:span></text:p>
          </table:table-cell>
          <table:covered-table-cell/>
          <table:table-cell table:style-name="Dictionary.D231" table:number-columns-spanned="3" office:value-type="string">
            <text:p text:style-name="P15"><text:span text:style-name="T105">Утворене способом зрощення або абревіатурним, похідне від слів:</text:span> <text:span text:style-name="T100">потаємний</text:span> і <text:span text:style-name="T100">мир</text:span> (можливо, <text:span text:style-name="T100">потай</text:span> — скорочення від <text:span text:style-name="T100">потаємний</text:span>)</text:p>
          </table:table-cell>
          <table:covered-table-cell/>
          <table:covered-table-cell/>
          <table:table-cell table:style-name="Dictionary.G231" table:number-columns-spanned="3" office:value-type="string">
            <text:p text:style-name="P13"><text:span text:style-name="T112">І десь там гасне </text:span><text:span text:style-name="T119">потаймир</text:span><text:span text:style-name="T112">,</text:span></text:p>
            <text:p text:style-name="P8">а між торосами крижин</text:p>
            <text:p text:style-name="P13"><text:span text:style-name="T112">я сам-один і – враг-вражин… </text:span><text:span text:style-name="T126">(П, ІІ, 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3" office:value-type="string">
            <text:p text:style-name="P56"><text:span text:style-name="T98">п</text:span><text:span text:style-name="T98">о</text:span><text:span text:style-name="T16"></text:span><text:span text:style-name="T98">тай</text:span></text:p>
            <text:p text:style-name="P41"><text:span text:style-name="T71">присл.</text:span><text:span text:style-name="T66">, </text:span><text:span text:style-name="T71">від кого</text:span><text:span text:style-name="T66">, </text:span><text:span text:style-name="T71">заст.</text:span><text:span text:style-name="T66">, </text:span><text:span text:style-name="T71">рідко кого і без додатка</text:span><text:span text:style-name="T66">.</text:span></text:p>
            <text:p text:style-name="P29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124">(С, 1087)</text:span></text:p>
          </table:table-cell>
          <table:covered-table-cell/>
          <table:covered-table-cell/>
          <table:table-cell table:style-name="Dictionary.E232" table:number-columns-spanned="5" office:value-type="string">
            <text:p text:style-name="P59">мир</text:p>
            <text:p text:style-name="P42"><text:span text:style-name="T62">II </text:span><text:span text:style-name="T66">-у, </text:span><text:span text:style-name="T71">ч.</text:span></text:p>
            <text:p text:style-name="P35"><text:span text:style-name="T32">1) </text:span><text:span text:style-name="T49">заст.</text:span><text:span text:style-name="T32"> Земля з усім, що на ній існує; світ.</text:span><text:span text:style-name="T33"> </text:span><text:span text:style-name="T34">(С, 6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7</text:p>
          </table:table-cell>
          <table:table-cell table:style-name="Dictionary.B233" table:number-columns-spanned="2" office:value-type="string">
            <text:p text:style-name="P23">Пралітá</text:p>
            <text:p text:style-name="P12">пралíт, <text:span text:style-name="T112">ім., мн., інд.-авт.</text:span></text:p>
          </table:table-cell>
          <table:covered-table-cell/>
          <table:table-cell table:style-name="Dictionary.D233" table:number-columns-spanned="3" office:value-type="string">
            <text:p text:style-name="P12"><text:span text:style-name="T128">утворене префіксальним способом, похідне від слів:</text:span><text:span text:style-name="T154"> </text:span><text:span text:style-name="T101">пра</text:span><text:span text:style-name="T154">... і </text:span><text:span text:style-name="T101">літá</text:span></text:p>
          </table:table-cell>
          <table:covered-table-cell/>
          <table:covered-table-cell/>
          <table:table-cell table:style-name="Dictionary.G233" table:number-columns-spanned="3" office:value-type="string">
            <text:p text:style-name="P8">Забудься. Стань. І зачекай мене</text:p>
            <text:p text:style-name="P8">на самоті в такому велелюдді,</text:p>
            <text:p text:style-name="P8">де спогади стовбичать, наче судді,</text:p>
            <text:p text:style-name="P13"><text:span text:style-name="T112">і пам’ять чвалом </text:span><text:span text:style-name="T119">праліта</text:span><text:span text:style-name="T112"> жене. </text:span><text:span text:style-name="T126">(П, ІІ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3" office:value-type="string">
            <text:p text:style-name="P56"><text:span text:style-name="T98">д</text:span><text:span text:style-name="T98">а</text:span><text:span text:style-name="T16"></text:span><text:span text:style-name="T98">вній (пра...)</text:span></text:p>
            <text:p text:style-name="P29"><text:soft-page-break/>-я, -є.</text:p>
            <text:p text:style-name="P29">1) Який давно минув; колишній. || Який застарів.</text:p>
            <text:p text:style-name="P29">2) Який існує вже багато часу; старий. || Здавна добре відомий; стародавній. <text:span text:style-name="T124">(С, 271)</text:span></text:p>
          </table:table-cell>
          <table:covered-table-cell/>
          <table:covered-table-cell/>
          <table:table-cell table:style-name="Dictionary.E234" table:number-columns-spanned="5" office:value-type="string">
            <text:p text:style-name="P13"><text:span text:style-name="T101">літá </text:span><text:span text:style-name="T107">(див. 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8</text:p>
          </table:table-cell>
          <table:table-cell table:style-name="Dictionary.B235" table:number-columns-spanned="2" office:value-type="string">
            <text:p text:style-name="P23">Прáпервні</text:p>
            <text:p text:style-name="P12">-ів, <text:span text:style-name="T112">ім., мн., інд.-авт.</text:span></text:p>
          </table:table-cell>
          <table:covered-table-cell/>
          <table:table-cell table:style-name="Dictionary.D235" table:number-columns-spanned="3" office:value-type="string">
            <text:p text:style-name="P12"><text:span text:style-name="T128">утворене префіксальним </text:span><text:span text:style-name="T128">способом, похідне від слів:</text:span><text:span text:style-name="T154"> </text:span><text:span text:style-name="T101">пра</text:span><text:span text:style-name="T154">... і </text:span><text:span text:style-name="T100">пéрвень</text:span></text:p>
          </table:table-cell>
          <table:covered-table-cell/>
          <table:covered-table-cell/>
          <table:table-cell table:style-name="Dictionary.G235" table:number-columns-spanned="3" office:value-type="string">
            <text:p text:style-name="P8">Що б то нам</text:p>
            <text:p text:style-name="P8">посовгнути – ці межигони часу,</text:p>
            <text:p text:style-name="P8">марудні межигони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крайчасу,</text:p>
            <text:p text:style-name="P13"><text:span text:style-name="T112">за </text:span><text:span text:style-name="T119">прапервні</text:span><text:span text:style-name="T112">. </text:span><text:span text:style-name="T126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3" office:value-type="string">
            <text:p text:style-name="P12"><text:span text:style-name="T101">пра</text:span><text:span text:style-name="T154">.. </text:span><text:span text:style-name="T107">(див. 117)</text:span></text:p>
          </table:table-cell>
          <table:covered-table-cell/>
          <table:covered-table-cell/>
          <table:table-cell table:style-name="Dictionary.E236" table:number-columns-spanned="5" office:value-type="string">
            <text:p text:style-name="P13"><text:span text:style-name="T100">Пéрвень </text:span><text:span text:style-name="T106">(не подано у словнику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19</text:p>
          </table:table-cell>
          <table:table-cell table:style-name="Dictionary.B237" table:number-columns-spanned="2" office:value-type="string">
            <text:p text:style-name="P23">Призáходи</text:p>
            <text:p text:style-name="P12">-ів, <text:span text:style-name="T112">ім., мн., інд.-авт.</text:span></text:p>
          </table:table-cell>
          <table:covered-table-cell/>
          <table:table-cell table:style-name="Dictionary.D237" table:number-columns-spanned="3" office:value-type="string">
            <text:p text:style-name="P56"><text:span text:style-name="T38">утворене префіксальним способом, похідне від слів:</text:span><text:span text:style-name="T32"> </text:span><text:span text:style-name="T29">при</text:span><text:span text:style-name="T32"> і </text:span><text:span text:style-name="T29">за</text:span><text:span text:style-name="T31"></text:span><text:span text:style-name="T29">хід</text:span></text:p>
          </table:table-cell>
          <table:covered-table-cell/>
          <table:covered-table-cell/>
          <table:table-cell table:style-name="Dictionary.G237" table:number-columns-spanned="3" office:value-type="string">
            <text:p text:style-name="P8">Прижухлий клониться пирій</text:p>
            <text:p text:style-name="P13"><text:span text:style-name="T113">на </text:span><text:span text:style-name="T120">призаходи</text:span><text:span text:style-name="T113"> дня</text:span><text:span text:style-name="T112">. </text:span><text:span text:style-name="T126">(П, ІІ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3" office:value-type="string">
            <text:p text:style-name="P57">при</text:p>
            <text:p text:style-name="P41"><text:span text:style-name="T71">прийм.</text:span><text:span text:style-name="T66">, </text:span><text:span text:style-name="T71">з місц. в.</text:span><text:span text:style-name="T66"> Сполучення з </text:span><text:span text:style-name="T71">прийм.</text:span><text:span text:style-name="T66"> при виражають: Просторові відношення:</text:span></text:p>
            <text:p text:style-name="P36"><text:span text:style-name="T32">5) Уживається з позначенням: а) події, дії, в момент якої щось відбувається; б) процесу, явища, одночасно з яким відбувається дія або виникає певний </text:span><text:soft-page-break/><text:span text:style-name="T32">стан; в) дії, одночасно з якою відбувається інша дія чи триває стан; г) моменту дії, пов'язаного з її початком або кінцем. </text:span><text:span text:style-name="T49">Сказати при кінці</text:span><text:span text:style-name="T32">. </text:span><text:span text:style-name="T35">(С, 1108)</text:span></text:p>
          </table:table-cell>
          <table:covered-table-cell/>
          <table:covered-table-cell/>
          <table:table-cell table:style-name="Dictionary.E238" table:number-columns-spanned="5" office:value-type="string">
            <text:p text:style-name="P55"><text:span text:style-name="T98">з</text:span><text:span text:style-name="T98">а</text:span><text:span text:style-name="T16"></text:span><text:span text:style-name="T98">х</text:span><text:span text:style-name="T98">і</text:span><text:span text:style-name="T16"></text:span><text:span text:style-name="T98">д</text:span></text:p>
            <text:p text:style-name="P42"><text:span text:style-name="T66">захо</text:span><text:span text:style-name="T7"></text:span><text:span text:style-name="T66">ду, </text:span><text:span text:style-name="T71">ч.</text:span></text:p>
            <text:p text:style-name="P30">2) Час, коли заходить сонце.<text:span text:style-name="T147"> </text:span><text:span text:style-name="T148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0</text:p>
          </table:table-cell>
          <table:table-cell table:style-name="Dictionary.B239" table:number-columns-spanned="2" office:value-type="string">
            <text:p text:style-name="P23">Притінь</text:p>
            <text:p text:style-name="P12">-і, <text:span text:style-name="T112">ім., ж., інд.-авт.</text:span></text:p>
          </table:table-cell>
          <table:covered-table-cell/>
          <table:table-cell table:style-name="Dictionary.D239" table:number-columns-spanned="3" office:value-type="string">
            <text:p text:style-name="P56"><text:span text:style-name="T38">утворене префіксальним способом, похідне від слів:</text:span><text:span text:style-name="T32"> </text:span><text:span text:style-name="T29">при</text:span><text:span text:style-name="T32"> і </text:span><text:span text:style-name="T29">тінь</text:span></text:p>
          </table:table-cell>
          <table:covered-table-cell/>
          <table:covered-table-cell/>
          <table:table-cell table:style-name="Dictionary.G239" table:number-columns-spanned="3" office:value-type="string">
            <text:p text:style-name="P13"><text:span text:style-name="T112">Ти тінь. Ти </text:span><text:span text:style-name="T119">притінь</text:span><text:span text:style-name="T112">. Смерк і довгий гуд</text:span></text:p>
            <text:p text:style-name="P13"><text:span text:style-name="T112">і зелень бань… </text:span><text:span text:style-name="T126">(П, І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3" office:value-type="string">
            <text:p text:style-name="P4">при <text:span text:style-name="T106">(див. 119)</text:span></text:p>
          </table:table-cell>
          <table:covered-table-cell/>
          <table:covered-table-cell/>
          <table:table-cell table:style-name="Dictionary.E240" table:number-columns-spanned="5" office:value-type="string">
            <text:p text:style-name="P59">тінь</text:p>
            <text:p text:style-name="P42"><text:span text:style-name="T66">-і, </text:span><text:span text:style-name="T71">ж.</text:span></text:p>
            <text:p text:style-name="P30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111">кого</text:span>, <text:span text:style-name="T111">чия</text:span>, <text:span text:style-name="T111">перен.</text:span> Про того, хто ніколи не покидає іншого, завжди буває з ним разом.</text:p>
            <text:p text:style-name="P38"><text:span text:style-name="T27">6) </text:span><text:span text:style-name="T48">перен.</text:span><text:span text:style-name="T27"> Ледве вловимий слід, найменша ознака чого-небудь, натяк на наявність чогось.</text:span><text:span text:style-name="T42"> </text:span><text:span text:style-name="T43">(С, 14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1</text:p>
          </table:table-cell>
          <table:table-cell table:style-name="Dictionary.B241" table:number-columns-spanned="2" office:value-type="string">
            <text:p text:style-name="P23">Прóростень</text:p>
            <text:p text:style-name="P12">-стня, <text:span text:style-name="T112">ім., ч., інд.-авт.</text:span></text:p>
          </table:table-cell>
          <table:covered-table-cell/>
          <table:table-cell table:style-name="Dictionary.D241" table:number-columns-spanned="3" office:value-type="string">
            <text:p text:style-name="P12"><text:span text:style-name="T128">утворене суфіксальним способом, похідне від слова</text:span><text:span text:style-name="T132"> </text:span><text:span text:style-name="T100">проростáти</text:span></text:p>
          </table:table-cell>
          <table:covered-table-cell/>
          <table:covered-table-cell/>
          <table:table-cell table:style-name="Dictionary.G241" table:number-columns-spanned="3" office:value-type="string">
            <text:p text:style-name="P13"><text:span text:style-name="T112">І </text:span><text:span text:style-name="T119">проростень</text:span><text:span text:style-name="T112">, і бугила,</text:span></text:p>
            <text:p text:style-name="P8">і жалом жалощів тріпоче</text:p>
            <text:p text:style-name="P8">доба і не пустити хоче</text:p>
            <text:p text:style-name="P13"><text:span text:style-name="T112">стежина, терням поросла. </text:span><text:span text:style-name="T126">(П, ІІ, 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8" office:value-type="string">
            <text:p text:style-name="P55"><text:span text:style-name="T98">пророст</text:span><text:span text:style-name="T98">а</text:span><text:span text:style-name="T16"></text:span><text:span text:style-name="T98">ти</text:span></text:p>
            <text:p text:style-name="P42"><text:span text:style-name="T66">-ає, </text:span><text:span text:style-name="T71">недок.</text:span><text:span text:style-name="T66">, прорости, -те, </text:span><text:span text:style-name="T71">док.</text:span></text:p>
            <text:p text:style-name="P35"><text:span text:style-name="T32">3) </text:span><text:span text:style-name="T49">неперех.</text:span><text:span text:style-name="T32"> Покриватися рослинністю (про якусь територію, місцевість); заростати. || Ставати місцем, основою для росту, появи чого-небудь.</text:span><text:span text:style-name="T33"> </text:span><text:span text:style-name="T34">(С, 116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2</text:p>
          </table:table-cell>
          <table:table-cell table:style-name="Dictionary.B243" table:number-columns-spanned="2" office:value-type="string">
            <text:p text:style-name="P12"><text:span text:style-name="T15">Протипотíк (</text:span><text:span text:style-name="T99">протипотóки</text:span><text:span text:style-name="T15">)</text:span></text:p>
            <text:p text:style-name="P12">-тóку, <text:span text:style-name="T112">ім., ч., інд.-авт.</text:span></text:p>
          </table:table-cell>
          <table:covered-table-cell/>
          <table:table-cell table:style-name="Dictionary.D243" table:number-columns-spanned="3" office:value-type="string">
            <text:p text:style-name="P12"><text:span text:style-name="T128">утворене префіксальним способом, похідне </text:span><text:span text:style-name="T128">від слів:</text:span><text:span text:style-name="T154"> </text:span><text:span text:style-name="T101">прóти</text:span><text:span text:style-name="T154">... і </text:span><text:span text:style-name="T101">потíк</text:span></text:p>
          </table:table-cell>
          <table:covered-table-cell/>
          <table:covered-table-cell/>
          <table:table-cell table:style-name="Dictionary.G243" table:number-columns-spanned="3" office:value-type="string">
            <text:p text:style-name="P13"><text:span text:style-name="T112">Розбратані </text:span><text:span text:style-name="T119">протипотоки</text:span></text:p>
            <text:p text:style-name="P8">’дне одного наздоганяють,</text:p>
            <text:p text:style-name="P8">годують себе проминанням</text:p>
            <text:p text:style-name="P13"><text:span text:style-name="T112">заказаних долею стріч. </text:span><text:span text:style-name="T126">(П, І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3" office:value-type="string">
            <text:p text:style-name="P56"><text:span text:style-name="T98">пр</text:span><text:span text:style-name="T98">о</text:span><text:span text:style-name="T16"></text:span><text:span text:style-name="T98">ти</text:span></text:p>
            <text:p text:style-name="P47"><text:span text:style-name="T62">II </text:span><text:span text:style-name="T71">присл.</text:span></text:p>
            <text:p text:style-name="P45"><text:span text:style-name="T32">Не на підтримку, не на користь кого-, чого-небудь. || </text:span><text:span text:style-name="T49">у знач.</text:span><text:span text:style-name="T32"> </text:span><text:span text:style-name="T49">присудк. сл.</text:span><text:span text:style-name="T32"> || </text:span><text:span text:style-name="T49">у знач.</text:span><text:span text:style-name="T32"> </text:span><text:span text:style-name="T49">ім.</text:span><text:span text:style-name="T32">, </text:span><text:span text:style-name="T49">розм.</text:span><text:span text:style-name="T32"> Те, що є негативним чинником стосовно до чогось, заперечення чогось. </text:span><text:span text:style-name="T35">(С, 1173)</text:span></text:p>
          </table:table-cell>
          <table:covered-table-cell/>
          <table:covered-table-cell/>
          <table:table-cell table:style-name="Dictionary.E244" table:number-columns-spanned="5" office:value-type="string">
            <text:p text:style-name="P55"><text:span text:style-name="T98">пот</text:span><text:span text:style-name="T98">і</text:span><text:span text:style-name="T16"></text:span><text:span text:style-name="T98">к</text:span></text:p>
            <text:p text:style-name="P42"><text:span text:style-name="T66">-току, </text:span><text:span text:style-name="T71">ч.</text:span></text:p>
            <text:p text:style-name="P30">1) Річка (<text:span text:style-name="T111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111">чого</text:span>, <text:span text:style-name="T111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111">Магнітний потік</text:span>.</text:p>
            <text:p text:style-name="P35"><text:span text:style-name="T32">2) </text:span><text:span text:style-name="T49">кого</text:span><text:span text:style-name="T32">, </text:span><text:span text:style-name="T49">чого</text:span><text:span text:style-name="T32">, </text:span><text:span text:style-name="T49">який</text:span><text:span text:style-name="T32">, </text:span><text:span text:style-name="T49">перен.</text:span><text:span text:style-name="T32"> Велика кількість, маса кого-, чого-небудь, що рухається в одному напрямі. || Безперервний рух, надходження великої кількості чого-небудь.</text:span><text:span text:style-name="T33"> </text:span><text:span text:style-name="T34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3</text:p>
          </table:table-cell>
          <table:table-cell table:style-name="Dictionary.B245" table:number-columns-spanned="2" office:value-type="string">
            <text:p text:style-name="P23">Пружноголóс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245" table:number-columns-spanned="3" office:value-type="string">
            <text:p text:style-name="P12"><text:span text:style-name="T128">утворене складнофлективним </text:span><text:soft-page-break/><text:span text:style-name="T128">способом, похідне від слів:</text:span><text:span text:style-name="T154"> </text:span><text:span text:style-name="T101">прýжний</text:span><text:span text:style-name="T154"> і </text:span><text:span text:style-name="T101">гóлос</text:span></text:p>
          </table:table-cell>
          <table:covered-table-cell/>
          <table:covered-table-cell/>
          <table:table-cell table:style-name="Dictionary.G245" table:number-columns-spanned="3" office:value-type="string">
            <text:p text:style-name="P8">…янгольський мосянжний хор</text:p>
            <text:p text:style-name="P8">гучить на присілки і села</text:p>
            <text:p text:style-name="P8"><text:soft-page-break/>і проста пісенька весела</text:p>
            <text:p text:style-name="P13"><text:span text:style-name="T119">пружноголосий</text:span><text:span text:style-name="T112"> барвить хор. </text:span><text:span text:style-name="T126">(П, ІІ, 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3" office:value-type="string">
            <text:p text:style-name="P56"><text:span text:style-name="T98">пр</text:span><text:span text:style-name="T98">у</text:span><text:span text:style-name="T16"></text:span><text:span text:style-name="T98">жн</text:span><text:span text:style-name="T98">и</text:span><text:span text:style-name="T16"></text:span><text:span text:style-name="T98">й</text:span></text:p>
            <text:p text:style-name="P29">пружна, пружне.</text:p>
            <text:p text:style-name="P36"><text:span text:style-name="T32">3) </text:span><text:span text:style-name="T49">перен.</text:span><text:span text:style-name="T32"> Тугий, міцний (про тіло, м'язи і т. ін.). || З тугим, гнучким тілом, міцними м'язами. </text:span><text:span text:style-name="T35">(С, 1182)</text:span></text:p>
          </table:table-cell>
          <table:covered-table-cell/>
          <table:covered-table-cell/>
          <table:table-cell table:style-name="Dictionary.E246" table:number-columns-spanned="5" office:value-type="string">
            <text:p text:style-name="P55"><text:span text:style-name="T98">г</text:span><text:span text:style-name="T98">о</text:span><text:span text:style-name="T16"></text:span><text:span text:style-name="T98">лос</text:span></text:p>
            <text:p text:style-name="P42"><text:span text:style-name="T66">-у, </text:span><text:span text:style-name="T71">ч.</text:span></text:p>
            <text:p text:style-name="P30">3) Звучання голосових зв'язок як матеріал вокального мистецтва.<text:span text:style-name="T147"> </text:span><text:span text:style-name="T148">(С, 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4</text:p>
          </table:table-cell>
          <table:table-cell table:style-name="Dictionary.B247" table:number-columns-spanned="2" office:value-type="string">
            <text:p text:style-name="P23">Пург-сніги</text:p>
            <text:p text:style-name="P12">-ів, <text:span text:style-name="T112">ім., мн., інд.-авт.</text:span></text:p>
          </table:table-cell>
          <table:covered-table-cell/>
          <table:table-cell table:style-name="Dictionary.D247" table:number-columns-spanned="3" office:value-type="string">
            <text:p text:style-name="P12"><text:span text:style-name="T128">утворене способом словоскладання, похідне від слів:</text:span><text:span text:style-name="T154"> </text:span><text:span text:style-name="T101">пургá</text:span><text:span text:style-name="T154"> і </text:span><text:span text:style-name="T101">сніги</text:span></text:p>
          </table:table-cell>
          <table:covered-table-cell/>
          <table:covered-table-cell/>
          <table:table-cell table:style-name="Dictionary.G247" table:number-columns-spanned="3" office:value-type="string">
            <text:p text:style-name="P13"><text:span text:style-name="T112">Лиш модрини</text:span><text:span text:style-name="T114"> </text:span><text:span text:style-name="T112">гудуть, гудуть мо-</text:span></text:p>
            <text:p text:style-name="P8">дрини,</text:p>
            <text:p text:style-name="P8">а вітри лекалами хуг</text:p>
            <text:p text:style-name="P8">піють,</text:p>
            <text:p text:style-name="P8">що заблуклий в сопках пестун</text:p>
            <text:p text:style-name="P8">скоро</text:p>
            <text:p text:style-name="P13"><text:span text:style-name="T112">без ведмедиці в </text:span><text:span text:style-name="T119">пург-снігах</text:span></text:p>
            <text:p text:style-name="P13"><text:span text:style-name="T112">згине. </text:span><text:span text:style-name="T126">(П, ІІ, 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3" office:value-type="string">
            <text:p text:style-name="P56"><text:span text:style-name="T98">пург</text:span><text:span text:style-name="T98">а</text:span><text:span text:style-name="T16"></text:span></text:p>
            <text:p text:style-name="P41"><text:span text:style-name="T66">-и, </text:span><text:span text:style-name="T71">ж.</text:span></text:p>
            <text:p text:style-name="P29">1) Сильний вітер зі снігом; завірюха, хуртовина. <text:span text:style-name="T124">(С, 1189)</text:span></text:p>
          </table:table-cell>
          <table:covered-table-cell/>
          <table:covered-table-cell/>
          <table:table-cell table:style-name="Dictionary.E248" table:number-columns-spanned="5" office:value-type="string">
            <text:p text:style-name="P59">сніг</text:p>
            <text:p text:style-name="P42"><text:span text:style-name="T66">-у, </text:span><text:span text:style-name="T71">ч.</text:span></text:p>
            <text:p text:style-name="P30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147"> </text:span><text:span text:style-name="T148">(С, 13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5</text:p>
          </table:table-cell>
          <table:table-cell table:style-name="Dictionary.B249" table:number-columns-spanned="2" office:value-type="string">
            <text:p text:style-name="P23">Рáдощі-жалí</text:p>
            <text:p text:style-name="P12">рáдоще-жалíв, <text:span text:style-name="T112">ім., мн., інд.-авт.</text:span></text:p>
          </table:table-cell>
          <table:covered-table-cell/>
          <table:table-cell table:style-name="Dictionary.D249" table:number-columns-spanned="3" office:value-type="string">
            <text:p text:style-name="P12"><text:span text:style-name="T128">утворене способом словоскладання, похідне від слів:</text:span><text:span text:style-name="T154"> </text:span><text:soft-page-break/><text:span text:style-name="T101">рáдощі</text:span><text:span text:style-name="T154"> і </text:span><text:span text:style-name="T101">жалі</text:span></text:p>
          </table:table-cell>
          <table:covered-table-cell/>
          <table:covered-table-cell/>
          <table:table-cell table:style-name="Dictionary.G249" table:number-columns-spanned="3" office:value-type="string">
            <text:p text:style-name="P8">…де розкошує маячня</text:p>
            <text:p text:style-name="P8">моїх далеких недобутих марень</text:p>
            <text:p text:style-name="P13"><text:span text:style-name="T112">в калейдоскопі </text:span><text:span text:style-name="T119">радоще-жалів</text:span><text:span text:style-name="T112">… </text:span><text:soft-page-break/><text:span text:style-name="T126">(П, І, 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3" office:value-type="string">
            <text:p text:style-name="P56"><text:span text:style-name="T98">Р</text:span><text:span text:style-name="T98">а</text:span><text:span text:style-name="T16"></text:span><text:span text:style-name="T98">дість (</text:span><text:span text:style-name="T101">рáдощі</text:span><text:span text:style-name="T98">)</text:span></text:p>
            <text:p text:style-name="P41"><text:span text:style-name="T66">-дості, </text:span><text:span text:style-name="T71">ж.</text:span></text:p>
            <text:p text:style-name="P29">1) Почуття задоволення, втіха, приємність. <text:span text:style-name="T124">(С, 1199)</text:span></text:p>
          </table:table-cell>
          <table:covered-table-cell/>
          <table:covered-table-cell/>
          <table:table-cell table:style-name="Dictionary.E250" table:number-columns-spanned="5" office:value-type="string">
            <text:p text:style-name="P59">жаль</text:p>
            <text:p text:style-name="P42"><text:span text:style-name="T62">I </text:span><text:span text:style-name="T66">жалю, </text:span><text:span text:style-name="T71">ч.</text:span></text:p>
            <text:p text:style-name="P30">1) Важкий настрій, що викликається якоюсь невдачею, горем і т. ін.; сум, печаль, скорбота.<text:span text:style-name="T147"> </text:span><text:span text:style-name="T148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6</text:p>
          </table:table-cell>
          <table:table-cell table:style-name="Dictionary.B251" table:number-columns-spanned="2" office:value-type="string">
            <text:p text:style-name="P23">РозбрÁтаний</text:p>
            <text:p text:style-name="P12">-а, -е, <text:span text:style-name="T113">дієпр. пас. мин. ч., інд.-авт.</text:span></text:p>
          </table:table-cell>
          <table:covered-table-cell/>
          <table:table-cell table:style-name="Dictionary.D251" table:number-columns-spanned="3" office:value-type="string">
            <text:p text:style-name="P12"><text:span text:style-name="T128">утворене суфіксальним способом, похідне від слова </text:span><text:span text:style-name="T100">розбратáти</text:span></text:p>
          </table:table-cell>
          <table:covered-table-cell/>
          <table:covered-table-cell/>
          <table:table-cell table:style-name="Dictionary.G251" table:number-columns-spanned="3" office:value-type="string">
            <text:p text:style-name="P13"><text:span text:style-name="T119">Розбратані</text:span><text:span text:style-name="T112"> </text:span><text:span text:style-name="T116">протипотоки</text:span></text:p>
            <text:p text:style-name="P8">’дне одного наздоганяють,</text:p>
            <text:p text:style-name="P8">годують себе проминанням</text:p>
            <text:p text:style-name="P13"><text:span text:style-name="T112">заказаних долею стріч. </text:span><text:span text:style-name="T126">(П, І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8" office:value-type="string">
            <text:p text:style-name="P55"><text:span text:style-name="T98">розбрат</text:span><text:span text:style-name="T98">а</text:span><text:span text:style-name="T16"></text:span><text:span text:style-name="T98">ти</text:span></text:p>
            <text:p text:style-name="P42"><text:span text:style-name="T66">-аю, -аєш, </text:span><text:span text:style-name="T71">док.</text:span><text:span text:style-name="T66">, </text:span><text:span text:style-name="T71">розм.</text:span></text:p>
            <text:p text:style-name="P30">Перервати, припинити дружбу, посварити кого-небудь з кимсь.<text:span text:style-name="T147"> </text:span><text:span text:style-name="T148">(С, 123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7</text:p>
          </table:table-cell>
          <table:table-cell table:style-name="Dictionary.B253" table:number-columns-spanned="2" office:value-type="string">
            <text:p text:style-name="P23">Розпелюстити</text:p>
            <text:p text:style-name="P12">-щу, -щиш, дієсл., <text:span text:style-name="T112">док., перех., інд.-авт.</text:span></text:p>
          </table:table-cell>
          <table:covered-table-cell/>
          <table:table-cell table:style-name="Dictionary.D253" table:number-columns-spanned="3" office:value-type="string">
            <text:p text:style-name="P12"><text:span text:style-name="T128">утворене суфіксально-префіксальним способом, похідне від слова</text:span><text:span text:style-name="T154"> </text:span><text:span text:style-name="T101">пелюстки</text:span></text:p>
          </table:table-cell>
          <table:covered-table-cell/>
          <table:covered-table-cell/>
          <table:table-cell table:style-name="Dictionary.G253" table:number-columns-spanned="3" office:value-type="string">
            <text:p text:style-name="P8">Треба щедро – серцем одним, устами</text:p>
            <text:p text:style-name="P13"><text:span text:style-name="T112">ледь розпуклими – </text:span><text:span text:style-name="T119">розпелюстити</text:span><text:span text:style-name="T112"> втіхи гін,</text:span></text:p>
            <text:p text:style-name="P13"><text:span text:style-name="T112">всевідради! Сонце бо йде – за нами. </text:span><text:span text:style-name="T126">(П, І, 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8" office:value-type="string">
            <text:p text:style-name="P55"><text:span text:style-name="T98">пел</text:span><text:span text:style-name="T98">ю</text:span><text:span text:style-name="T16"></text:span><text:span text:style-name="T98">стка</text:span></text:p>
            <text:p text:style-name="P42"><text:span text:style-name="T66">-и, </text:span><text:span text:style-name="T71">ж.</text:span></text:p>
            <text:p text:style-name="P30">1) Окремий листок із віночка квітки.<text:span text:style-name="T147"> </text:span><text:span text:style-name="T148">(С, 89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8</text:p>
          </table:table-cell>
          <table:table-cell table:style-name="Dictionary.B255" table:number-columns-spanned="2" office:value-type="string">
            <text:p text:style-name="P23">Рясночóл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255" table:number-columns-spanned="3" office:value-type="string">
            <text:p text:style-name="P12"><text:span text:style-name="T128">утворене складнофлективним способом, похідне від слів:</text:span><text:span text:style-name="T154"> </text:span><text:span text:style-name="T101">рясний </text:span><text:span text:style-name="T154">і </text:span><text:span text:style-name="T101">чолó</text:span></text:p>
          </table:table-cell>
          <table:covered-table-cell/>
          <table:covered-table-cell/>
          <table:table-cell table:style-name="Dictionary.G255" table:number-columns-spanned="3" office:value-type="string">
            <text:p text:style-name="P8">Я, певне, яблуня була,</text:p>
            <text:p text:style-name="P8">паморочила світ довкола,</text:p>
            <text:p text:style-name="P13"><text:span text:style-name="T112">в рясному цвіті </text:span><text:span text:style-name="T119">рясночола</text:span></text:p>
            <text:p text:style-name="P13"><text:span text:style-name="T112">тужила, ніжилась, жила. </text:span><text:span text:style-name="T126">(П, ІІ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3" office:value-type="string">
            <text:p text:style-name="P56"><text:span text:style-name="T98">рясн</text:span><text:span text:style-name="T98">и</text:span><text:span text:style-name="T16"></text:span><text:span text:style-name="T98">й</text:span></text:p>
            <text:p text:style-name="P29">-а, -е.</text:p>
            <text:p text:style-name="P29">2) Багатий, високий (про урожай). || <text:span text:style-name="T111">перен.</text:span> Плідний на що-небудь, чимсь.</text:p>
            <text:p text:style-name="P36"><text:span text:style-name="T32">5) </text:span><text:span text:style-name="T49">розм.</text:span><text:span text:style-name="T32"> Дуже яскравий, кольористий (про розцвітку чого-небудь). </text:span><text:span text:style-name="T35">(С, 1281)</text:span></text:p>
          </table:table-cell>
          <table:covered-table-cell/>
          <table:covered-table-cell/>
          <table:table-cell table:style-name="Dictionary.E256" table:number-columns-spanned="5" office:value-type="string">
            <text:p text:style-name="P55"><text:span text:style-name="T98">чол</text:span><text:span text:style-name="T98">о</text:span><text:span text:style-name="T16"></text:span></text:p>
            <text:p text:style-name="P42"><text:span text:style-name="T66">-а, </text:span><text:span text:style-name="T71">с.</text:span></text:p>
            <text:p text:style-name="P35"><text:span text:style-name="T32">1) Верхня надочна частина обличчя людини; лоб. || </text:span><text:span text:style-name="T49">перен.</text:span><text:span text:style-name="T32"> Вершина гори, дерева і т. ін., верхівка чого-небудь.</text:span><text:span text:style-name="T33"> </text:span><text:span text:style-name="T34">(С, 160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29</text:p>
          </table:table-cell>
          <table:table-cell table:style-name="Dictionary.B257" table:number-columns-spanned="2" office:value-type="string">
            <text:p text:style-name="P23">Самовивищення</text:p>
            <text:p text:style-name="P12">-я, <text:span text:style-name="T112">ім., с., інд.-авт.</text:span></text:p>
          </table:table-cell>
          <table:covered-table-cell/>
          <table:table-cell table:style-name="Dictionary.D257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вивищення</text:span></text:p>
          </table:table-cell>
          <table:covered-table-cell/>
          <table:covered-table-cell/>
          <table:table-cell table:style-name="Dictionary.G257" table:number-columns-spanned="3" office:value-type="string">
            <text:p text:style-name="P8">Оце, життя, твої дороги</text:p>
            <text:p text:style-name="P13"><text:span text:style-name="T119">самовивищень</text:span><text:span text:style-name="T112">, як наруг. </text:span><text:span text:style-name="T126">(П, ІІ, 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3" office:value-type="string">
            <text:p text:style-name="P57">сам</text:p>
            <text:p text:style-name="P41"><text:span text:style-name="T71">рідше </text:span><text:span text:style-name="T66">самий, сама, само </text:span><text:span text:style-name="T71">і </text:span><text:span text:style-name="T66">саме; </text:span><text:span text:style-name="T71">мн.</text:span><text:span text:style-name="T66"> сами </text:span><text:span text:style-name="T71">і </text:span><text:span text:style-name="T66">самі; </text:span><text:span text:style-name="T71">займ.</text:span><text:span text:style-name="T66"> </text:span><text:span text:style-name="T71">означ.</text:span></text:p>
            <text:p text:style-name="P36"><text:span text:style-name="T32">1) Уживається з </text:span><text:span text:style-name="T49">ім.</text:span><text:span text:style-name="T32"> чи </text:span><text:span text:style-name="T49">особ.</text:span><text:span text:style-name="T32"> </text:span><text:span text:style-name="T49">займ.</text:span><text:span text:style-name="T32">, вказуючи на особу чи предмет, що безпосередньо є джерелом чи об'єктом дії, стану. || Уживається для більшої конкретизації, вирізнення особи чи предмета; власне хтось; власне щось. || Уживається в </text:span><text:span text:style-name="T49">знач.</text:span><text:span text:style-name="T32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49">ім.</text:span><text:span text:style-name="T32"> чи </text:span><text:span text:style-name="T49">особ.</text:span><text:span text:style-name="T32"> </text:span><text:span text:style-name="T49">займ.</text:span><text:span text:style-name="T32"> || Уживається на </text:span><text:soft-page-break/><text:span text:style-name="T32">позначення відокремлення особи чи предмета від інших осіб або предметів (</text:span><text:span text:style-name="T49">перев.</text:span><text:span text:style-name="T32"> зі </text:span><text:span text:style-name="T49">спол.</text:span><text:span text:style-name="T32"> "а"). </text:span><text:span text:style-name="T35">(С, 1286)</text:span></text:p>
          </table:table-cell>
          <table:covered-table-cell/>
          <table:covered-table-cell/>
          <table:table-cell table:style-name="Dictionary.E258" table:number-columns-spanned="5" office:value-type="string">
            <text:p text:style-name="P55"><text:span text:style-name="T98">в</text:span><text:span text:style-name="T98">и</text:span><text:span text:style-name="T16"></text:span><text:span text:style-name="T98">вищення</text:span></text:p>
            <text:p text:style-name="P42"><text:span text:style-name="T66">-я, </text:span><text:span text:style-name="T71">с.</text:span></text:p>
            <text:p text:style-name="P42"><text:span text:style-name="T67">Дія за знач. вивищувати, вивищуватися, ви</text:span><text:span text:style-name="T8"></text:span><text:span text:style-name="T67">вищити і ви</text:span><text:span text:style-name="T8"></text:span><text:span text:style-name="T67">вищитися.</text:span><text:span text:style-name="T68"> </text:span><text:span text:style-name="T69">(С, 12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0</text:p>
          </table:table-cell>
          <table:table-cell table:style-name="Dictionary.B259" table:number-columns-spanned="2" office:value-type="string">
            <text:p text:style-name="P23">Самовóля</text:p>
            <text:p text:style-name="P12">-і, <text:span text:style-name="T112">ім., ж., інд.-авт.</text:span></text:p>
          </table:table-cell>
          <table:covered-table-cell/>
          <table:table-cell table:style-name="Dictionary.D259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вóля</text:span></text:p>
          </table:table-cell>
          <table:covered-table-cell/>
          <table:covered-table-cell/>
          <table:table-cell table:style-name="Dictionary.G259" table:number-columns-spanned="3" office:value-type="string">
            <text:p text:style-name="P13"><text:span text:style-name="T112">Червона барка в чорноводді</text:span><text:span text:style-name="T114"> </text:span><text:span text:style-name="T112">доль</text:span></text:p>
            <text:p text:style-name="P8">загубиться. І фенікс довгоногий</text:p>
            <text:p text:style-name="P8">перенесе тебе в ясні чертоги</text:p>
            <text:p text:style-name="P13"><text:span text:style-name="T112">від </text:span><text:span text:style-name="T119">самоволь</text:span><text:span text:style-name="T112">, покори і сваволь. </text:span><text:span text:style-name="T126">(П, І, 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60" table:number-columns-spanned="5" office:value-type="string">
            <text:p text:style-name="P55"><text:span text:style-name="T98">в</text:span><text:span text:style-name="T98">о</text:span><text:span text:style-name="T16"></text:span><text:span text:style-name="T98">ля</text:span></text:p>
            <text:p text:style-name="P42"><text:span text:style-name="T66">-і, </text:span><text:span text:style-name="T71">ж.</text:span></text:p>
            <text:p text:style-name="P35"><text:span text:style-name="T32">5) Свобода, незалежність; </text:span><text:span text:style-name="T49">прот.</text:span><text:span text:style-name="T32"> неволя, рабство. || Перебування не під арештом, не в клітці, не на ланцюгу і т. ін.</text:span><text:span text:style-name="T33"> </text:span><text:span text:style-name="T34">(С, 20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1</text:p>
          </table:table-cell>
          <table:table-cell table:style-name="Dictionary.B261" table:number-columns-spanned="2" office:value-type="string">
            <text:p text:style-name="P23">Самовоскресíння</text:p>
            <text:p text:style-name="P12">-я, <text:span text:style-name="T112">ім., с., інд.-авт.</text:span></text:p>
          </table:table-cell>
          <table:covered-table-cell/>
          <table:table-cell table:style-name="Dictionary.D261" table:number-columns-spanned="3" office:value-type="string">
            <text:p text:style-name="P12"><text:span text:style-name="T128">утворене способом </text:span><text:span text:style-name="T128">основословоскладання, похідне від слів:</text:span><text:span text:style-name="T154"> </text:span><text:span text:style-name="T101">сáмо</text:span><text:span text:style-name="T154">... і </text:span><text:span text:style-name="T101">воскресíння</text:span></text:p>
          </table:table-cell>
          <table:covered-table-cell/>
          <table:covered-table-cell/>
          <table:table-cell table:style-name="Dictionary.G261" table:number-columns-spanned="3" office:value-type="string">
            <text:p text:style-name="P13"><text:span text:style-name="T112">…перейде крізь страстотерпця </text:span><text:span text:style-name="T112">тіні</text:span></text:p>
            <text:p text:style-name="P8">пророк, свого цураючись лиця,</text:p>
            <text:p text:style-name="P8">в передчуванні віщого кінця</text:p>
            <text:p text:style-name="P13"><text:span text:style-name="T112">самоофіри й </text:span><text:span text:style-name="T119">самовоскресіння</text:span><text:span text:style-name="T112">. </text:span><text:span text:style-name="T126">(П, ІІ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62" table:number-columns-spanned="5" office:value-type="string">
            <text:p text:style-name="P55"><text:span text:style-name="T98">воскрес</text:span><text:span text:style-name="T98">і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Дія і стан за знач. воскреснути <text:span text:style-name="T124">(С, 2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2</text:p>
          </table:table-cell>
          <table:table-cell table:style-name="Dictionary.B263" table:number-columns-spanned="2" office:value-type="string">
            <text:p text:style-name="P23">Самовтéча</text:p>
            <text:p text:style-name="P12">-і, <text:span text:style-name="T112">ім., ж., інд.-авт.</text:span></text:p>
          </table:table-cell>
          <table:covered-table-cell/>
          <table:table-cell table:style-name="Dictionary.D263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втéча</text:span></text:p>
          </table:table-cell>
          <table:covered-table-cell/>
          <table:covered-table-cell/>
          <table:table-cell table:style-name="Dictionary.G263" table:number-columns-spanned="3" office:value-type="string">
            <text:p text:style-name="P8">Доброму і злому</text:p>
            <text:p text:style-name="P8">кажи межу і позначи шляхи</text:p>
            <text:p text:style-name="P13"><text:span text:style-name="T112">для </text:span><text:span text:style-name="T119">самовтечі</text:span><text:span text:style-name="T112">. </text:span><text:span text:style-name="T126">(П, ІІ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64" table:number-columns-spanned="5" office:value-type="string">
            <text:p text:style-name="P51"><text:span text:style-name="T153">уте</text:span><text:span text:style-name="T23"></text:span><text:span text:style-name="T153">ча</text:span></text:p>
            <text:p text:style-name="P52"><text:span text:style-name="T39">(вт</text:span><text:span text:style-name="T39">е</text:span><text:span text:style-name="T6"></text:span><text:span text:style-name="T39">ча), -і, </text:span><text:span text:style-name="T50">ж.</text:span></text:p>
            <text:p text:style-name="P52">1) Швидкий відхід, біг, від'їзд і т. ін. з метою уникнення небезпеки, неприємного становища тощо.</text:p>
            <text:p text:style-name="P52"><text:span text:style-name="T27">2) Таємний самовільний відхід, від'їзд. (С, 151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3</text:p>
          </table:table-cell>
          <table:table-cell table:style-name="Dictionary.B265" table:number-columns-spanned="2" office:value-type="string">
            <text:p text:style-name="P23">Самодóкíр</text:p>
            <text:p text:style-name="P12">самодóкóру, <text:span text:style-name="T112">ім., ч., інд.-авт.</text:span></text:p>
          </table:table-cell>
          <table:covered-table-cell/>
          <table:table-cell table:style-name="Dictionary.D265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дóкíр</text:span></text:p>
          </table:table-cell>
          <table:covered-table-cell/>
          <table:covered-table-cell/>
          <table:table-cell table:style-name="Dictionary.G265" table:number-columns-spanned="3" office:value-type="string">
            <text:p text:style-name="P8">Не вір – ні долі, ні собі не вір,</text:p>
            <text:p text:style-name="P13"><text:span text:style-name="T112">а спроневіра і </text:span><text:span text:style-name="T119">самодокір</text:span></text:p>
            <text:p text:style-name="P8">і змерзлий крик, що грудкою у горлі</text:p>
            <text:p text:style-name="P8">засів мов кляп – то все неначе дріт</text:p>
            <text:p text:style-name="P13"><text:span text:style-name="T112">колючий. </text:span><text:span text:style-name="T126">(П, ІІ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66" table:number-columns-spanned="5" office:value-type="string">
            <text:p text:style-name="P55"><text:span text:style-name="T98">д</text:span><text:span text:style-name="T98">о</text:span><text:span text:style-name="T16"></text:span><text:span text:style-name="T98">к</text:span><text:span text:style-name="T98">і</text:span><text:span text:style-name="T16"></text:span><text:span text:style-name="T98">р</text:span></text:p>
            <text:p text:style-name="P42"><text:span text:style-name="T66">до</text:span><text:span text:style-name="T7"></text:span><text:span text:style-name="T66">ко</text:span><text:span text:style-name="T7"></text:span><text:span text:style-name="T66">ру, </text:span><text:span text:style-name="T71">ч.</text:span></text:p>
            <text:p text:style-name="P30">Висловлене кому-небудь або передане в інший спосіб звинувачення в чомусь, незадоволення чимось і т. ін.<text:span text:style-name="T147"> </text:span><text:span text:style-name="T148">(С, 3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4</text:p>
          </table:table-cell>
          <table:table-cell table:style-name="Dictionary.B267" table:number-columns-spanned="2" office:value-type="string">
            <text:p text:style-name="P23">Самодосáда</text:p>
            <text:p text:style-name="P12">-и, <text:span text:style-name="T112">ім., ж., інд.-авт.</text:span></text:p>
          </table:table-cell>
          <table:covered-table-cell/>
          <table:table-cell table:style-name="Dictionary.D267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досáда</text:span></text:p>
          </table:table-cell>
          <table:covered-table-cell/>
          <table:covered-table-cell/>
          <table:table-cell table:style-name="Dictionary.G267" table:number-columns-spanned="3" office:value-type="string">
            <text:p text:style-name="P8">…в мить крутого самопочезання</text:p>
            <text:p text:style-name="P8">він надто пильно стежив шлях утрат, - </text:p>
            <text:p text:style-name="P8">лиш так його спотворило дерзання</text:p>
            <text:p text:style-name="P8">тим виразом вибачливих жалів,</text:p>
            <text:p text:style-name="P13"><text:span text:style-name="T119">самодосад</text:span><text:span text:style-name="T112">… </text:span><text:span text:style-name="T126">(П, І, 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68" table:number-columns-spanned="5" office:value-type="string">
            <text:p text:style-name="P55"><text:span text:style-name="T98">дос</text:span><text:span text:style-name="T98">а</text:span><text:span text:style-name="T16"></text:span><text:span text:style-name="T98">да</text:span></text:p>
            <text:p text:style-name="P42"><text:span text:style-name="T66">-и, </text:span><text:span text:style-name="T71">ж.</text:span></text:p>
            <text:p text:style-name="P30">1) Почуття невдоволення, гіркоти, викликане чим-небудь.<text:span text:style-name="T147"> </text:span><text:span text:style-name="T148">(С, 32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5</text:p>
          </table:table-cell>
          <table:table-cell table:style-name="Dictionary.B269" table:number-columns-spanned="2" office:value-type="string">
            <text:p text:style-name="P23">Самодохóдження</text:p>
            <text:p text:style-name="P12">-я, <text:span text:style-name="T112">ім., с., інд.-авт.</text:span></text:p>
          </table:table-cell>
          <table:covered-table-cell/>
          <table:table-cell table:style-name="Dictionary.D269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дохóдження</text:span></text:p>
          </table:table-cell>
          <table:covered-table-cell/>
          <table:covered-table-cell/>
          <table:table-cell table:style-name="Dictionary.G269" table:number-columns-spanned="3" office:value-type="string">
            <text:p text:style-name="P8">Там крила птаства рясно миготіли,</text:p>
            <text:p text:style-name="P8">мережилася зелень дивновзором,</text:p>
            <text:p text:style-name="P13"><text:span text:style-name="T112">а душу вже поймав </text:span><text:span text:style-name="T119">самодоходжень</text:span></text:p>
            <text:p text:style-name="P13"><text:span text:style-name="T112">зухвалий холод і зухвалий жах. </text:span><text:span text:style-name="T126">(П, ІІ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70" table:number-columns-spanned="5" office:value-type="string">
            <text:p text:style-name="P55"><text:span text:style-name="T98">дох</text:span><text:span text:style-name="T98">о</text:span><text:span text:style-name="T16"></text:span><text:span text:style-name="T98">дження</text:span></text:p>
            <text:p text:style-name="P42"><text:span text:style-name="T66">-я, </text:span><text:span text:style-name="T71">с.</text:span></text:p>
            <text:p text:style-name="P29">Дія за знач. доходити. <text:span text:style-name="T124">(С, 32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6</text:p>
          </table:table-cell>
          <table:table-cell table:style-name="Dictionary.B271" table:number-columns-spanned="2" office:value-type="string">
            <text:p text:style-name="P23">Самозаборóна</text:p>
            <text:p text:style-name="P12">-и, <text:span text:style-name="T112">ім., ж., інд.-авт.</text:span></text:p>
          </table:table-cell>
          <table:covered-table-cell/>
          <table:table-cell table:style-name="Dictionary.D271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заборóна</text:span></text:p>
          </table:table-cell>
          <table:covered-table-cell/>
          <table:covered-table-cell/>
          <table:table-cell table:style-name="Dictionary.G271" table:number-columns-spanned="3" office:value-type="string">
            <text:p text:style-name="P8">Нам ряд утрачено. Раптових спроб</text:p>
            <text:p text:style-name="P8">назубрені шпилі – ото єдине,</text:p>
            <text:p text:style-name="P13"><text:span text:style-name="T112">що вирвалося з </text:span><text:span text:style-name="T119">самозаборон</text:span><text:span text:style-name="T112">,</text:span></text:p>
            <text:p text:style-name="P13"><text:span text:style-name="T112">які дарують небеса щедротні… </text:span><text:span text:style-name="T126">(П, ІІ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72" table:number-columns-spanned="5" office:value-type="string">
            <text:p text:style-name="P55"><text:span text:style-name="T98">забор</text:span><text:span text:style-name="T98">о</text:span><text:span text:style-name="T16"></text:span><text:span text:style-name="T98">на</text:span></text:p>
            <text:p text:style-name="P42"><text:span text:style-name="T66">-и, </text:span><text:span text:style-name="T71">ж.</text:span></text:p>
            <text:p text:style-name="P30">1) Наказ не робити чого-небудь.<text:span text:style-name="T147"> </text:span><text:span text:style-name="T148">(С, 3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7</text:p>
          </table:table-cell>
          <table:table-cell table:style-name="Dictionary.B273" table:number-columns-spanned="2" office:value-type="string">
            <text:p text:style-name="P23">Самонаближення</text:p>
            <text:p text:style-name="P12">-я, <text:span text:style-name="T112">ім., с., інд.-авт.</text:span></text:p>
          </table:table-cell>
          <table:covered-table-cell/>
          <table:table-cell table:style-name="Dictionary.D273" table:number-columns-spanned="3" office:value-type="string">
            <text:p text:style-name="P12"><text:span text:style-name="T128">утворене способом </text:span><text:span text:style-name="T128">основословоскладання, похідне від </text:span><text:soft-page-break/><text:span text:style-name="T128">слів:</text:span><text:span text:style-name="T154"> </text:span><text:span text:style-name="T101">сáмо</text:span><text:span text:style-name="T154">... і </text:span><text:span text:style-name="T101">наближення</text:span></text:p>
          </table:table-cell>
          <table:covered-table-cell/>
          <table:covered-table-cell/>
          <table:table-cell table:style-name="Dictionary.G273" table:number-columns-spanned="3" office:value-type="string">
            <text:p text:style-name="P8">…весь той чар</text:p>
            <text:p text:style-name="P13"><text:span text:style-name="T119">самонаближень</text:span><text:span text:style-name="T112">, упізнань і врочень,</text:span></text:p>
            <text:p text:style-name="P8"><text:soft-page-break/>що визріли у невіді душевній</text:p>
            <text:p text:style-name="P8">і стежать стежать стежать зизим оком,</text:p>
            <text:p text:style-name="P13"><text:span text:style-name="T112">ачи я втраплю на свою стежу… </text:span><text:span text:style-name="T126">(П, І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74" table:number-columns-spanned="5" office:value-type="string">
            <text:p text:style-name="P55"><text:span text:style-name="T98">набл</text:span><text:span text:style-name="T98">и</text:span><text:span text:style-name="T16"></text:span><text:span text:style-name="T98">ження</text:span></text:p>
            <text:p text:style-name="P42"><text:span text:style-name="T66">-я, </text:span><text:span text:style-name="T71">с.</text:span></text:p>
            <text:p text:style-name="P29">Дія за знач. наблизити, наближати і наблизитися, наближатися. <text:span text:style-name="T124">(С, 70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8</text:p>
          </table:table-cell>
          <table:table-cell table:style-name="Dictionary.B275" table:number-columns-spanned="2" office:value-type="string">
            <text:p text:style-name="P23">Самонарікáння</text:p>
            <text:p text:style-name="P12">-я, <text:span text:style-name="T112">ім., с., інд.-авт.</text:span></text:p>
          </table:table-cell>
          <table:covered-table-cell/>
          <table:table-cell table:style-name="Dictionary.D275" table:number-columns-spanned="3" office:value-type="string">
            <text:p text:style-name="P12"><text:span text:style-name="T128">утворене способом основословосклада</text:span><text:span text:style-name="T128">ння, похідне від слів:</text:span><text:span text:style-name="T154"> </text:span><text:span text:style-name="T101">сáмо</text:span><text:span text:style-name="T154">... і </text:span><text:span text:style-name="T101">нарікáння</text:span></text:p>
          </table:table-cell>
          <table:covered-table-cell/>
          <table:covered-table-cell/>
          <table:table-cell table:style-name="Dictionary.G275" table:number-columns-spanned="3" office:value-type="string">
            <text:p text:style-name="P13"><text:span text:style-name="T112">Ні, не впадай у біль – до </text:span><text:span text:style-name="T119">самонаріканняи</text:span><text:span text:style-name="T112">.</text:span></text:p>
            <text:p text:style-name="P13"><text:span text:style-name="T112">О, не впадай у біль – його, як меч, піднось. </text:span><text:span text:style-name="T126">(П, ІІ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76" table:number-columns-spanned="5" office:value-type="string">
            <text:p text:style-name="P55"><text:span text:style-name="T98">нарік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Дія за знач. нарікати. <text:span text:style-name="T124">(С, 73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39</text:p>
          </table:table-cell>
          <table:table-cell table:style-name="Dictionary.B277" table:number-columns-spanned="2" office:value-type="string">
            <text:p text:style-name="P23">Самонарóдження</text:p>
            <text:p text:style-name="P12">-я, <text:span text:style-name="T112">ім., с., інд.-авт.</text:span></text:p>
          </table:table-cell>
          <table:covered-table-cell/>
          <table:table-cell table:style-name="Dictionary.D277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нарóдження</text:span></text:p>
          </table:table-cell>
          <table:covered-table-cell/>
          <table:covered-table-cell/>
          <table:table-cell table:style-name="Dictionary.G277" table:number-columns-spanned="3" office:value-type="string">
            <text:p text:style-name="P13"><text:span text:style-name="T112">Оце </text:span><text:span text:style-name="T119">самонародження</text:span><text:span text:style-name="T112"> твоє</text:span></text:p>
            <text:p text:style-name="P8">то голос смерті: пристарайся, брате,</text:p>
            <text:p text:style-name="P8">бо вже заходить час твій вирушати,</text:p>
            <text:p text:style-name="P13"><text:span text:style-name="T112">пора і дописати житіє. </text:span><text:span text:style-name="T126">(П, ІІ, 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78" table:number-columns-spanned="5" office:value-type="string">
            <text:p text:style-name="P55"><text:span text:style-name="T98">нар</text:span><text:span text:style-name="T98">о</text:span><text:span text:style-name="T16"></text:span><text:span text:style-name="T98">дження</text:span></text:p>
            <text:p text:style-name="P42"><text:span text:style-name="T66">-я, </text:span><text:span text:style-name="T71">с.</text:span></text:p>
            <text:p text:style-name="P29">1) Дія за знач. народити, народжувати і народитися, народжуватися. || Час <text:soft-page-break/>появи на світ. <text:span text:style-name="T124">(С, 73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0</text:p>
          </table:table-cell>
          <table:table-cell table:style-name="Dictionary.B279" table:number-columns-spanned="2" office:value-type="string">
            <text:p text:style-name="P23">Самонаростáти</text:p>
            <text:p text:style-name="P7">-áю, -áєш, дієсл., недок., перех., інд.-авт.</text:p>
          </table:table-cell>
          <table:covered-table-cell/>
          <table:table-cell table:style-name="Dictionary.D279" table:number-columns-spanned="3" office:value-type="string">
            <text:p text:style-name="P12">Утворене способом основословоскладання, похідне від слів: сáмо... і наростáти</text:p>
          </table:table-cell>
          <table:covered-table-cell/>
          <table:covered-table-cell/>
          <table:table-cell table:style-name="Dictionary.G279" table:number-columns-spanned="3" office:value-type="string">
            <text:p text:style-name="P8">Неначе дзвін – поезія. Гуде</text:p>
            <text:p text:style-name="P13"><text:span text:style-name="T112">і </text:span><text:span text:style-name="T119">самонаростає</text:span><text:span text:style-name="T112"> аж до повні… </text:span><text:span text:style-name="T126">(П, ІІ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80" table:number-columns-spanned="5" office:value-type="string">
            <text:p text:style-name="P55"><text:span text:style-name="T98">нарост</text:span><text:span text:style-name="T98">а</text:span><text:span text:style-name="T16"></text:span><text:span text:style-name="T98">ти</text:span></text:p>
            <text:p text:style-name="P42"><text:span text:style-name="T66">-ає, </text:span><text:span text:style-name="T71">недок.</text:span><text:span text:style-name="T66">, нарости, -те; </text:span><text:span text:style-name="T71">мин. ч.</text:span><text:span text:style-name="T66"> наріс, наросла, наросло; </text:span><text:span text:style-name="T71">док.</text:span></text:p>
            <text:p text:style-name="P35"><text:span text:style-name="T32">3) </text:span><text:span text:style-name="T49">перен.</text:span><text:span text:style-name="T32"> Збільшувати свій об'єм, свою кількість, силу вияву і т. ін.</text:span><text:span text:style-name="T33"> </text:span><text:span text:style-name="T34">(С, 733-73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1</text:p>
          </table:table-cell>
          <table:table-cell table:style-name="Dictionary.B281" table:number-columns-spanned="2" office:value-type="string">
            <text:p text:style-name="P23">Самоофíра</text:p>
            <text:p text:style-name="P12">-и, <text:span text:style-name="T112">ім., ж., інд.-авт.</text:span></text:p>
          </table:table-cell>
          <table:covered-table-cell/>
          <table:table-cell table:style-name="Dictionary.D281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99">офíра</text:span></text:p>
          </table:table-cell>
          <table:covered-table-cell/>
          <table:covered-table-cell/>
          <table:table-cell table:style-name="Dictionary.G281" table:number-columns-spanned="3" office:value-type="string">
            <text:p text:style-name="P8">…перейде крізь страстотерпця тіні</text:p>
            <text:p text:style-name="P8">пророк, свого цураючись лиця,</text:p>
            <text:p text:style-name="P8">в передчуванні віщого кінця</text:p>
            <text:p text:style-name="P13"><text:span text:style-name="T119">самоофіри</text:span><text:span text:style-name="T112"> й самовоскресіння. </text:span><text:span text:style-name="T126">(П, ІІ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82" table:number-columns-spanned="5" office:value-type="string">
            <text:p text:style-name="P55"><text:span text:style-name="T28">ж</text:span><text:span text:style-name="T28">е</text:span><text:span text:style-name="T5"></text:span><text:span text:style-name="T28">ртва (оф</text:span><text:span text:style-name="T28">і</text:span><text:span text:style-name="T5"></text:span><text:span text:style-name="T28">ра)</text:span></text:p>
            <text:p text:style-name="P42"><text:span text:style-name="T66">-и, </text:span><text:span text:style-name="T71">ж.</text:span></text:p>
            <text:p text:style-name="P30">1) За релігійними обрядами деяких народів – предмет або жива істота, яких приносили в дар богам.<text:span text:style-name="T147"> </text:span><text:span text:style-name="T148">(С, 3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2</text:p>
          </table:table-cell>
          <table:table-cell table:style-name="Dictionary.B283" table:number-columns-spanned="2" office:value-type="string">
            <text:p text:style-name="P23">Самопалáння</text:p>
            <text:p text:style-name="P12">-я, <text:span text:style-name="T112">ім., с., інд.-авт.</text:span></text:p>
          </table:table-cell>
          <table:covered-table-cell/>
          <table:table-cell table:style-name="Dictionary.D283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палáння</text:span></text:p>
          </table:table-cell>
          <table:covered-table-cell/>
          <table:covered-table-cell/>
          <table:table-cell table:style-name="Dictionary.G283" table:number-columns-spanned="3" office:value-type="string">
            <text:p text:style-name="P8">О як нестерпно хочеться подовжень</text:p>
            <text:p text:style-name="P13"><text:span text:style-name="T112">і невигасного </text:span><text:span text:style-name="T119">самопалання</text:span><text:span text:style-name="T112">! </text:span><text:span text:style-name="T126">(П, ІІ, 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84" table:number-columns-spanned="5" office:value-type="string">
            <text:p text:style-name="P55"><text:span text:style-name="T98">пал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Дія за знач. палати. <text:span text:style-name="T124">(С, 8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3</text:p>
          </table:table-cell>
          <table:table-cell table:style-name="Dictionary.B285" table:number-columns-spanned="2" office:value-type="string">
            <text:p text:style-name="P23">Самопереростáння</text:p>
            <text:p text:style-name="P7">-я, ім., с., інд.-авт.</text:p>
          </table:table-cell>
          <table:covered-table-cell/>
          <table:table-cell table:style-name="Dictionary.D285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переростáння</text:span></text:p>
          </table:table-cell>
          <table:covered-table-cell/>
          <table:covered-table-cell/>
          <table:table-cell table:style-name="Dictionary.G285" table:number-columns-spanned="3" office:value-type="string">
            <text:p text:style-name="P8">Отак: живи – і скній, живи – і скній,</text:p>
            <text:p text:style-name="P13"><text:span text:style-name="T112">і як дійдеш </text:span><text:span text:style-name="T123">самопереростання</text:span><text:span text:style-name="T112">,</text:span></text:p>
            <text:p text:style-name="P8">і як збагнеш: ти власна жертва й кат,</text:p>
            <text:p text:style-name="P8">тоді збагнеш і смерть, як припадання</text:p>
            <text:p text:style-name="P13"><text:span text:style-name="T112">до обрію, як утрату всіх утрат. </text:span><text:span text:style-name="T126">(П, І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86" table:number-columns-spanned="5" office:value-type="string">
            <text:p text:style-name="P55"><text:span text:style-name="T98">перерост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Дія за знач. переростати, перерости. <text:span text:style-name="T124">(С, 9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4</text:p>
          </table:table-cell>
          <table:table-cell table:style-name="Dictionary.B287" table:number-columns-spanned="2" office:value-type="string">
            <text:p text:style-name="P23">Самопідтвéрджувати</text:p>
            <text:p text:style-name="P12">-ую, уєш, дієсл., <text:span text:style-name="T112">недок., перех., інд.-авт.</text:span></text:p>
          </table:table-cell>
          <table:covered-table-cell/>
          <table:table-cell table:style-name="Dictionary.D287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підтвéрджувати</text:span></text:p>
          </table:table-cell>
          <table:covered-table-cell/>
          <table:covered-table-cell/>
          <table:table-cell table:style-name="Dictionary.G287" table:number-columns-spanned="3" office:value-type="string">
            <text:p text:style-name="P8">Ще, слава Богу, тьмяний стовбур совісті</text:p>
            <text:p text:style-name="P8">признатись може весь до незбагненного,</text:p>
            <text:p text:style-name="P13"><text:span text:style-name="T112">котре </text:span><text:span text:style-name="T119">самопідтверджує</text:span><text:span text:style-name="T112"> її</text:span></text:p>
            <text:p text:style-name="P13"><text:span text:style-name="T112">і втаємничує… </text:span><text:span text:style-name="T126">(П, ІІ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88" table:number-columns-spanned="5" office:value-type="string">
            <text:p text:style-name="P55"><text:span text:style-name="T98">підтв</text:span><text:span text:style-name="T98">е</text:span><text:span text:style-name="T16"></text:span><text:span text:style-name="T98">рджувати</text:span></text:p>
            <text:p text:style-name="P42"><text:span text:style-name="T66">-ую, -уєш, </text:span><text:span text:style-name="T71">недок.</text:span><text:span text:style-name="T66">, підтвердити, -джу, -диш, </text:span><text:span text:style-name="T71">док.</text:span><text:span text:style-name="T66">, </text:span><text:span text:style-name="T71">перех.</text:span><text:span text:style-name="T66"> </text:span><text:span text:style-name="T71">і без додатка</text:span><text:span text:style-name="T66">.</text:span></text:p>
            <text:p text:style-name="P30">Визнавати, засвідчувати правильність, достовірність, істинність чого-небудь. || Доводити достовірність, істинність <text:soft-page-break/>чого-небудь, підкріплюючи фактами, доказами і т. ін. || Служити доказом правильності, істинності чого-небудь.<text:span text:style-name="T147"> </text:span><text:span text:style-name="T148">(С, 9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5</text:p>
          </table:table-cell>
          <table:table-cell table:style-name="Dictionary.B289" table:number-columns-spanned="2" office:value-type="string">
            <text:p text:style-name="P23">Самопогиба</text:p>
            <text:p text:style-name="P12">-и, <text:span text:style-name="T112">ім., ж., інд.-авт.</text:span></text:p>
          </table:table-cell>
          <table:covered-table-cell/>
          <table:table-cell table:style-name="Dictionary.D289" table:number-columns-spanned="3" office:value-type="string">
            <text:p text:style-name="P18"><text:span text:style-name="T152">утворене способом </text:span><text:span text:style-name="T152">основословоскладання, похідне від слів:</text:span><text:span text:style-name="T154"> </text:span><text:span text:style-name="T101">сáмо</text:span><text:span text:style-name="T154">... і </text:span><text:span text:style-name="T101">погиба</text:span></text:p>
          </table:table-cell>
          <table:covered-table-cell/>
          <table:covered-table-cell/>
          <table:table-cell table:style-name="Dictionary.G289" table:number-columns-spanned="3" office:value-type="string">
            <text:p text:style-name="P8">Господи, Господи, о осторонь</text:p>
            <text:p text:style-name="P8">душі гулкі, що, заслухані в тугу,</text:p>
            <text:p text:style-name="P8">немочі власної люблять наругу,</text:p>
            <text:p text:style-name="P13"><text:span text:style-name="T120">самопогиби</text:span><text:span text:style-name="T113"> високий огонь</text:span><text:span text:style-name="T112">. </text:span><text:span text:style-name="T126">(П, ІІ, 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90" table:number-columns-spanned="5" office:value-type="string">
            <text:p text:style-name="P55"><text:span text:style-name="T98">Пог</text:span><text:span text:style-name="T98">и</text:span><text:span text:style-name="T16"></text:span><text:span text:style-name="T98">бель (поги</text:span><text:span text:style-name="T103"></text:span><text:span text:style-name="T98">ба)</text:span></text:p>
            <text:p text:style-name="P42"><text:span text:style-name="T71">і рідко </text:span><text:span text:style-name="T66">погибіль, -і, </text:span><text:span text:style-name="T71">ж.</text:span></text:p>
            <text:p text:style-name="P35"><text:span text:style-name="T32">Передчасна, насильницька смерть; гибель. || Руйнування, занепад, знищення чого-небудь. || </text:span><text:span text:style-name="T49">перен.</text:span><text:span text:style-name="T32"> Кінець існування чого-небудь; зникнення. </text:span><text:span text:style-name="T49">Згинати в три погибелі</text:span><text:span text:style-name="T32">.</text:span><text:span text:style-name="T33"> </text:span><text:span text:style-name="T34">(С, 10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6</text:p>
          </table:table-cell>
          <table:table-cell table:style-name="Dictionary.B291" table:number-columns-spanned="2" office:value-type="string">
            <text:p text:style-name="P23">Самоподóвжений</text:p>
            <text:p text:style-name="P12"><text:span text:style-name="T112">-а, -е, </text:span><text:span text:style-name="T113">прикм., </text:span><text:span text:style-name="T113">інд.-авт.</text:span></text:p>
          </table:table-cell>
          <table:covered-table-cell/>
          <table:table-cell table:style-name="Dictionary.D291" table:number-columns-spanned="3" office:value-type="string">
            <text:p text:style-name="P15">утворене способом основословоскладання, похідне від слів: <text:span text:style-name="T100">сáмо</text:span>... і <text:span text:style-name="T100">подóвжений</text:span></text:p>
          </table:table-cell>
          <table:covered-table-cell/>
          <table:covered-table-cell/>
          <table:table-cell table:style-name="Dictionary.G291" table:number-columns-spanned="3" office:value-type="string">
            <text:p text:style-name="P8">Хто б збагнув</text:p>
            <text:p text:style-name="P8">оці дороги – без кінця і краю</text:p>
            <text:p text:style-name="P13"><text:span text:style-name="T119">самоподовжені</text:span><text:span text:style-name="T112">? </text:span><text:span text:style-name="T126">(П, ІІ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92" table:number-columns-spanned="5" office:value-type="string">
            <text:p text:style-name="P55"><text:span text:style-name="T98">под</text:span><text:span text:style-name="T98">о</text:span><text:span text:style-name="T16"></text:span><text:span text:style-name="T98">вжений</text:span></text:p>
            <text:p text:style-name="P30">-а, -е.</text:p>
            <text:p text:style-name="P42"><text:span text:style-name="T67">1) Дієприкм. пас. мин. ч. до подовжити. || подо</text:span><text:span text:style-name="T8"></text:span><text:span text:style-name="T67">вжено, </text:span><text:span text:style-name="T72">безос.</text:span><text:span text:style-name="T67"> </text:span><text:span text:style-name="T72">присудк. сл.</text:span><text:span text:style-name="T68"> </text:span><text:span text:style-name="T69">(С, 100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7</text:p>
          </table:table-cell>
          <table:table-cell table:style-name="Dictionary.B293" table:number-columns-spanned="2" office:value-type="string">
            <text:p text:style-name="P23">Самопоминáння</text:p>
            <text:p text:style-name="P12">-я, <text:span text:style-name="T112">ім., с., інд.-авт.</text:span></text:p>
          </table:table-cell>
          <table:covered-table-cell/>
          <table:table-cell table:style-name="Dictionary.D293" table:number-columns-spanned="3" office:value-type="string">
            <text:p text:style-name="P12"><text:span text:style-name="T128">утворене способом основословосклада</text:span><text:soft-page-break/><text:span text:style-name="T128">ння, похідне від слів:</text:span><text:span text:style-name="T154"> </text:span><text:span text:style-name="T101">сáмо</text:span><text:span text:style-name="T154">... і </text:span><text:span text:style-name="T101">поминáння</text:span></text:p>
          </table:table-cell>
          <table:covered-table-cell/>
          <table:covered-table-cell/>
          <table:table-cell table:style-name="Dictionary.G293" table:number-columns-spanned="3" office:value-type="string">
            <text:p text:style-name="P8">Ти загубився в горі – не знайтись</text:p>
            <text:p text:style-name="P8"><text:soft-page-break/>у чорноводді змовклого волання,</text:p>
            <text:p text:style-name="P13"><text:span text:style-name="T113">в ропі чекань і </text:span><text:span text:style-name="T120">самопоминання</text:span></text:p>
            <text:p text:style-name="P13"><text:span text:style-name="T113">і гуку, що доносить благовість</text:span><text:span text:style-name="T112">. </text:span><text:span text:style-name="T126">(П, ІІ, 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94" table:number-columns-spanned="5" office:value-type="string">
            <text:p text:style-name="P55"><text:span text:style-name="T98">помин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1) Дія за знач. поминати <text:span text:style-name="T124">(С, 104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8</text:p>
          </table:table-cell>
          <table:table-cell table:style-name="Dictionary.B295" table:number-columns-spanned="2" office:value-type="string">
            <text:p text:style-name="P12"><text:span text:style-name="T15">Самопоста</text:span><text:span text:style-name="T16"></text:span><text:span text:style-name="T15">ння</text:span></text:p>
            <text:p text:style-name="P12">-я, <text:span text:style-name="T112">ім., с., інд.-авт.</text:span></text:p>
          </table:table-cell>
          <table:covered-table-cell/>
          <table:table-cell table:style-name="Dictionary.D295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постання </text:span><text:span text:style-name="T131">(від </text:span><text:span text:style-name="T136">постава</text:span><text:span text:style-name="T137"></text:span><text:span text:style-name="T136">ти</text:span><text:span text:style-name="T131">)</text:span></text:p>
          </table:table-cell>
          <table:covered-table-cell/>
          <table:covered-table-cell/>
          <table:table-cell table:style-name="Dictionary.G295" table:number-columns-spanned="3" office:value-type="string">
            <text:p text:style-name="P8">По ліву руку – древній, аж до ер</text:p>
            <text:p text:style-name="P13"><text:span text:style-name="T119">самопостання</text:span><text:span text:style-name="T112">, гоном безберегим,</text:span></text:p>
            <text:p text:style-name="P8">щовбом смертельним, що наліг на серце</text:p>
            <text:p text:style-name="P8">і наслухає втомлене буття - </text:p>
            <text:p text:style-name="P8">той древній світ – і радісний і тужний - </text:p>
            <text:p text:style-name="P13"><text:span text:style-name="T112">непам’яті. </text:span><text:span text:style-name="T126">(П, ІІ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4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covered-table-cell/>
          <table:table-cell table:style-name="Dictionary.F296" table:number-columns-spanned="4" office:value-type="string">
            <text:p text:style-name="P55"><text:span text:style-name="T98">постав</text:span><text:span text:style-name="T98">а</text:span><text:span text:style-name="T16"></text:span><text:span text:style-name="T98">ти</text:span></text:p>
            <text:p text:style-name="P42"><text:span text:style-name="T62">I </text:span><text:span text:style-name="T66">-ає</text:span><text:span text:style-name="T7"></text:span><text:span text:style-name="T66">, </text:span><text:span text:style-name="T71">недок.</text:span><text:span text:style-name="T66">, поста</text:span><text:span text:style-name="T7"></text:span><text:span text:style-name="T66">ти, -а</text:span><text:span text:style-name="T7"></text:span><text:span text:style-name="T66">не, </text:span><text:span text:style-name="T71">док.</text:span></text:p>
            <text:p text:style-name="P30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147"> </text:span><text:span text:style-name="T148">(С, 1082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49</text:p>
          </table:table-cell>
          <table:table-cell table:style-name="Dictionary.B297" table:number-columns-spanned="2" office:value-type="string">
            <text:p text:style-name="P23">Самопроминáння</text:p>
            <text:p text:style-name="P12">-я, <text:span text:style-name="T112">ім., с., інд.-авт.</text:span></text:p>
          </table:table-cell>
          <table:covered-table-cell/>
          <table:table-cell table:style-name="Dictionary.D297" table:number-columns-spanned="3" office:value-type="string">
            <text:p text:style-name="P12"><text:span text:style-name="T128">утворене способом основословоскладання, похідне від </text:span><text:soft-page-break/><text:span text:style-name="T128">слів:</text:span><text:span text:style-name="T154"> </text:span><text:span text:style-name="T101">сáмо</text:span><text:span text:style-name="T154">... і </text:span><text:span text:style-name="T101">проминáння</text:span></text:p>
          </table:table-cell>
          <table:covered-table-cell/>
          <table:covered-table-cell/>
          <table:table-cell table:style-name="Dictionary.G297" table:number-columns-spanned="3" office:value-type="string">
            <text:p text:style-name="P13"><text:span text:style-name="T112">В дорозі довгих </text:span><text:span text:style-name="T119">самопроминань</text:span></text:p>
            <text:p text:style-name="P8">під знадою земного притягання</text:p>
            <text:p text:style-name="P13"><text:span text:style-name="T112">проносяться від ранку до </text:span><text:soft-page-break/><text:span text:style-name="T112">смеркання. </text:span><text:span text:style-name="T126">(П, І, 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298" table:number-columns-spanned="5" office:value-type="string">
            <text:p text:style-name="P55"><text:span text:style-name="T98">промин</text:span><text:span text:style-name="T98">а</text:span><text:span text:style-name="T16"></text:span><text:span text:style-name="T98">ння</text:span></text:p>
            <text:p text:style-name="P42"><text:span text:style-name="T62">I </text:span><text:span text:style-name="T66">-я, </text:span><text:span text:style-name="T71">с.</text:span></text:p>
            <text:p text:style-name="P29">Дія за знач. проминати <text:span text:style-name="T124">(С, 11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0</text:p>
          </table:table-cell>
          <table:table-cell table:style-name="Dictionary.B299" table:number-columns-spanned="2" office:value-type="string">
            <text:p text:style-name="P12"><text:span text:style-name="T15">Самопротистоя</text:span><text:span text:style-name="T16"></text:span><text:span text:style-name="T15">ння</text:span></text:p>
            <text:p text:style-name="P12"><text:span text:style-name="T1">-</text:span>я, <text:span text:style-name="T112">ім., с., інд.-авт.</text:span></text:p>
          </table:table-cell>
          <table:covered-table-cell/>
          <table:table-cell table:style-name="Dictionary.D299" table:number-columns-spanned="3" office:value-type="string">
            <text:p text:style-name="P12"><text:span text:style-name="T128">утворене способом основословоскладан</text:span><text:span text:style-name="T128">ня, похідне від слів:</text:span><text:span text:style-name="T154"> </text:span><text:span text:style-name="T101">сáмо</text:span><text:span text:style-name="T154">... і </text:span><text:span text:style-name="T101">протистояння</text:span></text:p>
          </table:table-cell>
          <table:covered-table-cell/>
          <table:covered-table-cell/>
          <table:table-cell table:style-name="Dictionary.G299" table:number-columns-spanned="3" office:value-type="string">
            <text:p text:style-name="P8">О вирвись, залишивши вирву</text:p>
            <text:p text:style-name="P8">у грудях, і роздмухай грань</text:p>
            <text:p text:style-name="P13"><text:span text:style-name="T112">моїх </text:span><text:span text:style-name="T119">самопротистоянь</text:span></text:p>
            <text:p text:style-name="P13"><text:span text:style-name="T112">і дай напитися з потиру. </text:span><text:span text:style-name="T126">(П, ІІ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300" table:number-columns-spanned="5" office:value-type="string">
            <text:p text:style-name="P55"><text:span text:style-name="T98">протисто</text:span><text:span text:style-name="T98">я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1) Дія за знач. протистояти. <text:span text:style-name="T124">(С, 11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1</text:p>
          </table:table-cell>
          <table:table-cell table:style-name="Dictionary.B301" table:number-columns-spanned="2" office:value-type="string">
            <text:p text:style-name="P23">Самострíл</text:p>
            <text:p text:style-name="P12">-у, <text:span text:style-name="T112">ім., ч., інд.-авт.</text:span></text:p>
          </table:table-cell>
          <table:covered-table-cell/>
          <table:table-cell table:style-name="Dictionary.D301" table:number-columns-spanned="3" office:value-type="string">
            <text:p text:style-name="P12"><text:span text:style-name="T128">утворене способом основословосклада</text:span><text:span text:style-name="T128">ння, похідне від слів:</text:span><text:span text:style-name="T132"> </text:span><text:span text:style-name="T101">сáмо</text:span><text:span text:style-name="T154">... і </text:span><text:span text:style-name="T101">стріл</text:span></text:p>
          </table:table-cell>
          <table:covered-table-cell/>
          <table:covered-table-cell/>
          <table:table-cell table:style-name="Dictionary.G301" table:number-columns-spanned="3" office:value-type="string">
            <text:p text:style-name="P8">Як рура, кругла вулиця,</text:p>
            <text:p text:style-name="P8">гулка од гуду бджіл,</text:p>
            <text:p text:style-name="P8">маленький хлопчик щулиться,</text:p>
            <text:p text:style-name="P13"><text:span text:style-name="T112">бо ж сонце – </text:span><text:span text:style-name="T119">самостріл</text:span><text:span text:style-name="T112">. </text:span><text:span text:style-name="T126">(П, ІІ, 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302" table:number-columns-spanned="5" office:value-type="string">
            <text:p text:style-name="P55"><text:span text:style-name="T98">П</text:span><text:span text:style-name="T98">о</text:span><text:span text:style-name="T16"></text:span><text:span text:style-name="T98">стріл (стріл)</text:span></text:p>
            <text:p text:style-name="P42"><text:span text:style-name="T66">-у, </text:span><text:span text:style-name="T71">ч.</text:span></text:p>
            <text:p text:style-name="P30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147"> </text:span><text:span text:style-name="T148">(С, 10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2</text:p>
          </table:table-cell>
          <table:table-cell table:style-name="Dictionary.B303" table:number-columns-spanned="2" office:value-type="string">
            <text:p text:style-name="P23">Самострумувáнн<text:soft-page-break/>я</text:p>
            <text:p text:style-name="P12">-я, <text:span text:style-name="T112">ім., с., інд.-авт.</text:span></text:p>
          </table:table-cell>
          <table:covered-table-cell/>
          <table:table-cell table:style-name="Dictionary.D303" table:number-columns-spanned="3" office:value-type="string">
            <text:p text:style-name="P12"><text:span text:style-name="T128">утворене способом </text:span><text:soft-page-break/><text:span text:style-name="T128">основословоскладання, похідне від слів:</text:span><text:span text:style-name="T154"> </text:span><text:span text:style-name="T101">сáмо</text:span><text:span text:style-name="T154">... і </text:span><text:span text:style-name="T101">струмувáння</text:span></text:p>
          </table:table-cell>
          <table:covered-table-cell/>
          <table:covered-table-cell/>
          <table:table-cell table:style-name="Dictionary.G303" table:number-columns-spanned="3" office:value-type="string">
            <text:p text:style-name="P8">…аби в останньому пориві,</text:p>
            <text:p text:style-name="P13"><text:soft-page-break/><text:span text:style-name="T112">у плині </text:span><text:span text:style-name="T119">самострумувань</text:span></text:p>
            <text:p text:style-name="P8">ураз зайти за власну грань,</text:p>
            <text:p text:style-name="P13"><text:span text:style-name="T112">пірнути в смертні переливи. </text:span><text:span text:style-name="T126">(П, І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304" table:number-columns-spanned="5" office:value-type="string">
            <text:p text:style-name="P55"><text:span text:style-name="T98">струмув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42"><text:span text:style-name="T67">Дія за знач. струмувати. </text:span><text:span text:style-name="T72">Струмування повітря.</text:span><text:span text:style-name="T68"> </text:span><text:span text:style-name="T69">(С, 1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3</text:p>
          </table:table-cell>
          <table:table-cell table:style-name="Dictionary.B305" table:number-columns-spanned="2" office:value-type="string">
            <text:p text:style-name="P23">Самотин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05" table:number-columns-spanned="3" office:value-type="string">
            <text:p text:style-name="P15"><text:span text:style-name="T105">утворене суфіксальним способом, похідне </text:span><text:span text:style-name="T105">від слова</text:span> <text:span text:style-name="T100">самотина</text:span></text:p>
          </table:table-cell>
          <table:covered-table-cell/>
          <table:covered-table-cell/>
          <table:table-cell table:style-name="Dictionary.G305" table:number-columns-spanned="3" office:value-type="string">
            <text:p text:style-name="P13"><text:span text:style-name="T112">Спиваєш тугу </text:span><text:span text:style-name="T119">самотинну</text:span></text:p>
            <text:p text:style-name="P8">і душу, мов малу дитину,</text:p>
            <text:p text:style-name="P13"><text:span text:style-name="T112">до рання присипляєш: спи. </text:span><text:span text:style-name="T126">(П, ІІ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8" office:value-type="string">
            <text:p text:style-name="P55"><text:span text:style-name="T98">Самота</text:span><text:span text:style-name="T16"></text:span><text:span text:style-name="T98"> (</text:span><text:span text:style-name="T122">самоти</text:span><text:span text:style-name="T121"></text:span><text:span text:style-name="T122">на</text:span><text:span text:style-name="T121"></text:span><text:span text:style-name="T98">)</text:span></text:p>
            <text:p text:style-name="P42"><text:span text:style-name="T66">-и, </text:span><text:span text:style-name="T71">ж.</text:span></text:p>
            <text:p text:style-name="P29">1) Стан за знач. самітний, самотній; самотність. || Гостре відчуття відокремленості, ізольованості від кого-, чого-небудь. <text:span text:style-name="T124">(С, 129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4</text:p>
          </table:table-cell>
          <table:table-cell table:style-name="Dictionary.B307" table:number-columns-spanned="2" office:value-type="string">
            <text:p text:style-name="P23">Самоуникáння</text:p>
            <text:p text:style-name="P12">-я, <text:span text:style-name="T112">ім., с., інд.-авт.</text:span></text:p>
          </table:table-cell>
          <table:covered-table-cell/>
          <table:table-cell table:style-name="Dictionary.D307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áмо</text:span><text:span text:style-name="T154">... і </text:span><text:span text:style-name="T101">уникáння</text:span></text:p>
          </table:table-cell>
          <table:covered-table-cell/>
          <table:covered-table-cell/>
          <table:table-cell table:style-name="Dictionary.G307" table:number-columns-spanned="3" office:value-type="string">
            <text:p text:style-name="P13"><text:span text:style-name="T112">Коли спромога </text:span><text:span text:style-name="T119">самоуникань</text:span></text:p>
            <text:p text:style-name="P8">при узголів’ї спалахом прозріння</text:p>
            <text:p text:style-name="P8">відкриється тобі, як благостиня</text:p>
            <text:p text:style-name="P13"><text:span text:style-name="T112">прощень, опрощень, прощ і прощавань. </text:span><text:span text:style-name="T126">(П, І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3" office:value-type="string">
            <text:p text:style-name="P12"><text:span text:style-name="T101">сáмо... </text:span><text:span text:style-name="T110">(див. 129)</text:span></text:p>
          </table:table-cell>
          <table:covered-table-cell/>
          <table:covered-table-cell/>
          <table:table-cell table:style-name="Dictionary.E308" table:number-columns-spanned="5" office:value-type="string">
            <text:p text:style-name="P55"><text:span text:style-name="T98">уник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Дія за знач. уникати. <text:span text:style-name="T124">(С, 15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5</text:p>
          </table:table-cell>
          <table:table-cell table:style-name="Dictionary.B309" table:number-columns-spanned="2" office:value-type="string">
            <text:p text:style-name="P12"><text:span text:style-name="T15">Світи-галаї</text:span><text:span text:style-name="T16"></text:span></text:p>
            <text:p text:style-name="P12">світі<text:span text:style-name="T101"></text:span>в-галаї<text:span text:style-name="T101"></text:span>в, <text:span text:style-name="T112">ім., мн., інд.-авт.</text:span></text:p>
          </table:table-cell>
          <table:covered-table-cell/>
          <table:table-cell table:style-name="Dictionary.D309" table:number-columns-spanned="3" office:value-type="string">
            <text:p text:style-name="P15">утворене способом словоскладання, похідне від слів: <text:soft-page-break/><text:span text:style-name="T100">світ</text:span> і <text:span text:style-name="T100">галай </text:span><text:span text:style-name="T106">(від </text:span><text:span text:style-name="T100">галасвіта</text:span><text:span text:style-name="T106">)</text:span></text:p>
          </table:table-cell>
          <table:covered-table-cell/>
          <table:covered-table-cell/>
          <table:table-cell table:style-name="Dictionary.G309" table:number-columns-spanned="3" office:value-type="string">
            <text:p text:style-name="P13"><text:span text:style-name="T112">На тебе чатують </text:span><text:span text:style-name="T119">світи–галаї</text:span><text:span text:style-name="T112">.</text:span></text:p>
            <text:p text:style-name="P13"><text:span text:style-name="T112">Прощальний – як подим пожарищ – той спогад. </text:span><text:soft-page-break/><text:span text:style-name="T126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3" office:value-type="string">
            <text:p text:style-name="P12"><text:span text:style-name="T101">світ </text:span><text:span text:style-name="T110">(див. 66)</text:span></text:p>
          </table:table-cell>
          <table:covered-table-cell/>
          <table:covered-table-cell/>
          <table:table-cell table:style-name="Dictionary.E310" table:number-columns-spanned="5" office:value-type="string">
            <text:p text:style-name="P55"><text:span text:style-name="T98">гал</text:span><text:span text:style-name="T98">а</text:span><text:span text:style-name="T16"></text:span><text:span text:style-name="T98">світа</text:span></text:p>
            <text:p text:style-name="P42"><text:span text:style-name="T71">присл.</text:span><text:span text:style-name="T66">, </text:span><text:span text:style-name="T71">діал.</text:span></text:p>
            <text:p text:style-name="P30">Невідомо куди; кудись.<text:span text:style-name="T147"> </text:span><text:span text:style-name="T148">(С, 21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6</text:p>
          </table:table-cell>
          <table:table-cell table:style-name="Dictionary.B311" table:number-columns-spanned="2" office:value-type="string">
            <text:p text:style-name="P23">Себекрáй</text:p>
            <text:p text:style-name="P12">-ю, <text:span text:style-name="T112">ім., ч., інд.-авт.</text:span></text:p>
          </table:table-cell>
          <table:covered-table-cell/>
          <table:table-cell table:style-name="Dictionary.D311" table:number-columns-spanned="3" office:value-type="string">
            <text:p text:style-name="P12"><text:span text:style-name="T128">утворене способом зрощення, похідне </text:span><text:span text:style-name="T128">від слів:</text:span><text:span text:style-name="T154"> </text:span><text:span text:style-name="T101">себé</text:span><text:span text:style-name="T154"> і </text:span><text:span text:style-name="T101">край</text:span></text:p>
          </table:table-cell>
          <table:covered-table-cell/>
          <table:covered-table-cell/>
          <table:table-cell table:style-name="Dictionary.G311" table:number-columns-spanned="3" office:value-type="string">
            <text:p text:style-name="P8">І все то – зá: дарунок сили</text:p>
            <text:p text:style-name="P13"><text:span text:style-name="T112">за </text:span><text:span text:style-name="T119">себекраєм</text:span><text:span text:style-name="T112">: на, візьми,</text:span></text:p>
            <text:p text:style-name="P8">аби дороги доль гуділи</text:p>
            <text:p text:style-name="P13"><text:span text:style-name="T112">всіма серцями і грудьми. </text:span><text:span text:style-name="T126">(П, І, 100);</text:span></text:p>
            <text:p text:style-name="P13"><text:span text:style-name="T112">оця утеча геть за </text:span><text:span text:style-name="T119">себекрай</text:span><text:span text:style-name="T112"> - </text:span></text:p>
            <text:p text:style-name="P13"><text:span text:style-name="T112">то ніби виснений в дитинстві син… </text:span><text:span text:style-name="T126">(П, І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3" office:value-type="string">
            <text:p text:style-name="P12"><text:span text:style-name="T101">себé </text:span><text:span text:style-name="T110">(див. 73)</text:span></text:p>
          </table:table-cell>
          <table:covered-table-cell/>
          <table:covered-table-cell/>
          <table:table-cell table:style-name="Dictionary.E312" table:number-columns-spanned="5" office:value-type="string">
            <text:p text:style-name="P13"><text:span text:style-name="T101">край </text:span><text:span text:style-name="T107">(див. 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7</text:p>
          </table:table-cell>
          <table:table-cell table:style-name="Dictionary.B313" table:number-columns-spanned="2" office:value-type="string">
            <text:p text:style-name="P23">Семигóри</text:p>
            <text:p text:style-name="P12">-гíр, <text:span text:style-name="T112">ім., мн., інд.-авт.</text:span></text:p>
          </table:table-cell>
          <table:covered-table-cell/>
          <table:table-cell table:style-name="Dictionary.D313" table:number-columns-spanned="3" office:value-type="string">
            <text:p text:style-name="P12"><text:span text:style-name="T128">утворене способом основоскладання, похідне від слів:</text:span><text:span text:style-name="T154"> </text:span><text:span text:style-name="T101">сім</text:span><text:span text:style-name="T154"> і </text:span><text:span text:style-name="T101">гóри</text:span></text:p>
          </table:table-cell>
          <table:covered-table-cell/>
          <table:covered-table-cell/>
          <table:table-cell table:style-name="Dictionary.G313" table:number-columns-spanned="3" office:value-type="string">
            <text:p text:style-name="P8">І що кигиче в мертвій цій пустелі?</text:p>
            <text:p text:style-name="P8">Киги-киги – мов чайка з-над Дніпра.</text:p>
            <text:p text:style-name="P13"><text:span text:style-name="T113">О </text:span><text:span text:style-name="T120">семигори</text:span><text:span text:style-name="T113"> горя, цвинтар велій,</text:span></text:p>
            <text:p text:style-name="P13"><text:span text:style-name="T113">і я тут згину, як прийде пора? </text:span><text:span text:style-name="T126">(П, І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3" office:value-type="string">
            <text:p text:style-name="P57">сім</text:p>
            <text:p text:style-name="P41"><text:span text:style-name="T62">I </text:span><text:span text:style-name="T66">семи </text:span><text:span text:style-name="T71">і </text:span><text:span text:style-name="T66">сімох, </text:span><text:span text:style-name="T71">числ.</text:span><text:span text:style-name="T66"> </text:span><text:span text:style-name="T71">кільк.</text:span></text:p>
            <text:p text:style-name="P36"><text:span text:style-name="T32">Назва числа і цифри 7. || </text:span><text:span text:style-name="T49">чого</text:span><text:span text:style-name="T32">. Кількість із 7 одиниць. </text:span><text:span text:style-name="T35">(С, 1323)</text:span></text:p>
          </table:table-cell>
          <table:covered-table-cell/>
          <table:covered-table-cell/>
          <table:table-cell table:style-name="Dictionary.E314" table:number-columns-spanned="5" office:value-type="string">
            <text:p text:style-name="P55"><text:span text:style-name="T98">гор</text:span><text:span text:style-name="T98">а</text:span><text:span text:style-name="T16"></text:span></text:p>
            <text:p text:style-name="P42"><text:span text:style-name="T66">-и, </text:span><text:span text:style-name="T71">ж.</text:span></text:p>
            <text:p text:style-name="P30">1) Значне підвищення над навколишньою місцевістю або серед інших підвищень. || <text:span text:style-name="T111">тільки мн.</text:span> Гориста місцевість, країна.</text:p>
            <text:p text:style-name="P35"><text:span text:style-name="T32">2) </text:span><text:span text:style-name="T49">чого</text:span><text:span text:style-name="T32">. Велика кількість чого-небудь </text:span><text:soft-page-break/><text:span text:style-name="T32">складеного в купу; багато чогось.</text:span><text:span text:style-name="T33"> </text:span><text:span text:style-name="T34">(С, 2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8</text:p>
          </table:table-cell>
          <table:table-cell table:style-name="Dictionary.B315" table:number-columns-spanned="2" office:value-type="string">
            <text:p text:style-name="P23">Серцеóк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15" table:number-columns-spanned="3" office:value-type="string">
            <text:p text:style-name="P12"><text:span text:style-name="T128">утворене складнофлективним способом, похідне від слів:</text:span><text:span text:style-name="T154"> </text:span><text:span text:style-name="T101">сéрце</text:span><text:span text:style-name="T154"> і </text:span><text:span text:style-name="T101">óко</text:span></text:p>
          </table:table-cell>
          <table:covered-table-cell/>
          <table:covered-table-cell/>
          <table:table-cell table:style-name="Dictionary.G315" table:number-columns-spanned="3" office:value-type="string">
            <text:p text:style-name="P13"><text:span text:style-name="T113">Сто плах перейди, </text:span><text:span text:style-name="T120">серцеокий</text:span><text:span text:style-name="T113">,</text:span></text:p>
            <text:p text:style-name="P13"><text:span text:style-name="T113">сто плах, сто багать, сто голгоф… </text:span><text:span text:style-name="T126">(П, І, 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3" office:value-type="string">
            <text:p text:style-name="P12"><text:span text:style-name="T101">сéрце </text:span><text:span text:style-name="T107">(див. 55)</text:span></text:p>
          </table:table-cell>
          <table:covered-table-cell/>
          <table:covered-table-cell/>
          <table:table-cell table:style-name="Dictionary.E316" table:number-columns-spanned="5" office:value-type="string">
            <text:p text:style-name="P13"><text:span text:style-name="T101">óко </text:span><text:span text:style-name="T107">(див. 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59</text:p>
          </table:table-cell>
          <table:table-cell table:style-name="Dictionary.B317" table:number-columns-spanned="2" office:value-type="string">
            <text:p text:style-name="P23">Словотéча</text:p>
            <text:p text:style-name="P12">-і, <text:span text:style-name="T112">ім., ж., інд.-авт.</text:span></text:p>
          </table:table-cell>
          <table:covered-table-cell/>
          <table:table-cell table:style-name="Dictionary.D317" table:number-columns-spanned="3" office:value-type="string">
            <text:p text:style-name="P12"><text:span text:style-name="T128">утворене способом основоскладання і </text:span><text:span text:style-name="T128">нульсуфіксальним, похідне від слів:</text:span><text:span text:style-name="T154"> </text:span><text:span text:style-name="T101">слóво</text:span><text:span text:style-name="T154"> і </text:span><text:span text:style-name="T101">текти</text:span></text:p>
          </table:table-cell>
          <table:covered-table-cell/>
          <table:covered-table-cell/>
          <table:table-cell table:style-name="Dictionary.G317" table:number-columns-spanned="3" office:value-type="string">
            <text:p text:style-name="P13"><text:span text:style-name="T113">Слова, слова, слова – задосить </text:span><text:span text:style-name="T120">словотечі</text:span><text:span text:style-name="T113">,</text:span></text:p>
            <text:p text:style-name="P13"><text:span text:style-name="T113">німують бо предтечі, доба гряде нова. </text:span><text:span text:style-name="T126">(П, ІІ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3" office:value-type="string">
            <text:p text:style-name="P56"><text:span text:style-name="T98">сл</text:span><text:span text:style-name="T98">о</text:span><text:span text:style-name="T16"></text:span><text:span text:style-name="T98">во</text:span></text:p>
            <text:p text:style-name="P41"><text:span text:style-name="T66">-а, </text:span><text:span text:style-name="T71">с.</text:span></text:p>
            <text:p text:style-name="P29">1) 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36"><text:span text:style-name="T32">4) Обіцянка виконати що-небудь. || Згода на шлюб. </text:span><text:span text:style-name="T49">Дотримати [свого] слова</text:span><text:span text:style-name="T32">. </text:span><text:span text:style-name="T35">(С, 1344-1345)</text:span></text:p>
          </table:table-cell>
          <table:covered-table-cell/>
          <table:covered-table-cell/>
          <table:table-cell table:style-name="Dictionary.E318" table:number-columns-spanned="5" office:value-type="string">
            <text:p text:style-name="P55"><text:span text:style-name="T98">тект</text:span><text:span text:style-name="T98">и</text:span><text:span text:style-name="T16"></text:span></text:p>
            <text:p text:style-name="P42"><text:span text:style-name="T66">тече; </text:span><text:span text:style-name="T71">мин. ч.</text:span><text:span text:style-name="T66"> тік, текла, текло; </text:span><text:span text:style-name="T71">наказ. сп.</text:span><text:span text:style-name="T66"> течи; </text:span><text:span text:style-name="T71">недок.</text:span></text:p>
            <text:p text:style-name="P35"><text:span text:style-name="T32">2) Струменіти, литися (про рідину). || </text:span><text:span text:style-name="T49">безос.</text:span><text:span text:style-name="T32"> || </text:span><text:span text:style-name="T49">перен.</text:span><text:span text:style-name="T32"> Поширюватися в повітрі (про світло, запах тощо). || </text:span><text:span text:style-name="T49">перен.</text:span><text:span text:style-name="T32"> Звучати плавно, рівно та безперервно (про звуки, слова тощо). || </text:span><text:span text:style-name="T49">перен.</text:span><text:span text:style-name="T32"> Виникати в певній послідовності, іти одна за одною (про думки). || </text:span><text:span text:style-name="T49">перен.</text:span><text:span text:style-name="T32"> Відбуватися (про розмову, бесіду). || </text:span><text:span text:style-name="T49">перен.</text:span><text:span text:style-name="T32"> Хвилеподібно спадати (про волосся).</text:span><text:span text:style-name="T33"> </text:span><text:span text:style-name="T34">(С, 14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0</text:p>
          </table:table-cell>
          <table:table-cell table:style-name="Dictionary.B319" table:number-columns-spanned="2" office:value-type="string">
            <text:p text:style-name="P23">Смертеіснувáння</text:p>
            <text:p text:style-name="P12"><text:soft-page-break/>-я, <text:span text:style-name="T112">ім., с., інд.-авт.</text:span></text:p>
          </table:table-cell>
          <table:covered-table-cell/>
          <table:table-cell table:style-name="Dictionary.D319" table:number-columns-spanned="3" office:value-type="string">
            <text:p text:style-name="P12"><text:span text:style-name="T128">утворене способом основословосклада</text:span><text:soft-page-break/><text:span text:style-name="T128">ння, похідне від слів:</text:span><text:span text:style-name="T154"> </text:span><text:span text:style-name="T101">смерть</text:span><text:span text:style-name="T154"> і </text:span><text:span text:style-name="T101">існувáння</text:span></text:p>
          </table:table-cell>
          <table:covered-table-cell/>
          <table:covered-table-cell/>
          <table:table-cell table:style-name="Dictionary.G319" table:number-columns-spanned="3" office:value-type="string">
            <text:p text:style-name="P8">Сховатися од долі – не судилось.</text:p>
            <text:p text:style-name="P8"><text:soft-page-break/>Ударив грім – і зразу шкереберть</text:p>
            <text:p text:style-name="P8">пішло життя. І ость ти – все, що снилось,</text:p>
            <text:p text:style-name="P13"><text:span text:style-name="T113">як </text:span><text:span text:style-name="T120">смертеіснування</text:span><text:span text:style-name="T113"> й життєсмерть. </text:span><text:span text:style-name="T126">(П, І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3" office:value-type="string">
            <text:p text:style-name="P12"><text:span text:style-name="T101">смерть </text:span><text:span text:style-name="T110">(див. 64)</text:span></text:p>
          </table:table-cell>
          <table:covered-table-cell/>
          <table:covered-table-cell/>
          <table:table-cell table:style-name="Dictionary.E320" table:number-columns-spanned="5" office:value-type="string">
            <text:p text:style-name="P55"><text:span text:style-name="T98">існув</text:span><text:span text:style-name="T98">а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30">1) <text:span text:style-name="T111">тільки одн.</text:span> Буття; наявність кого-, чого-небудь у дійсності.</text:p>
            <text:p text:style-name="P30">2) Життя, спосіб життя.<text:span text:style-name="T147"> </text:span><text:span text:style-name="T148">(С, 50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1</text:p>
          </table:table-cell>
          <table:table-cell table:style-name="Dictionary.B321" table:number-columns-spanned="2" office:value-type="string">
            <text:p text:style-name="P23">Снíння</text:p>
            <text:p text:style-name="P12">-нь, <text:span text:style-name="T112">ім., мн., інд.-авт.</text:span></text:p>
          </table:table-cell>
          <table:covered-table-cell/>
          <table:table-cell table:style-name="Dictionary.D321" table:number-columns-spanned="3" office:value-type="string">
            <text:p text:style-name="P12"><text:span text:style-name="T128">утворене суфіксальним способом, похідне від слова</text:span> <text:span text:style-name="T100">сон</text:span></text:p>
          </table:table-cell>
          <table:covered-table-cell/>
          <table:covered-table-cell/>
          <table:table-cell table:style-name="Dictionary.G321" table:number-columns-spanned="3" office:value-type="string">
            <text:p text:style-name="P8">Немов рубін у чорнім адамашку,</text:p>
            <text:p text:style-name="P8">обачно критий білим німуванням,</text:p>
            <text:p text:style-name="P13"><text:span text:style-name="T113">так </text:span><text:span text:style-name="T120">снінь</text:span><text:span text:style-name="T113"> моїх озерце шарлатове</text:span></text:p>
            <text:p text:style-name="P13"><text:span text:style-name="T113">лямує обережок начувань… </text:span><text:span text:style-name="T126">(П, І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8" office:value-type="string">
            <text:p text:style-name="P59">сон</text:p>
            <text:p text:style-name="P42"><text:span text:style-name="T62">I </text:span><text:span text:style-name="T66">сну, </text:span><text:span text:style-name="T71">ч.</text:span></text:p>
            <text:p text:style-name="P42"><text:span text:style-name="T67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спання. || Те саме, що сплячка 1). || </text:span><text:span text:style-name="T72">спец.</text:span><text:span text:style-name="T67"> 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35"><text:span text:style-name="T32">2) Те, що сниться; сновидіння. || </text:span><text:span text:style-name="T49">перен.</text:span><text:span text:style-name="T32"> Те, про що мріє людина; мрія. || </text:span><text:span text:style-name="T49">перен.</text:span><text:span text:style-name="T32"> </text:span><text:soft-page-break/><text:span text:style-name="T32">Те, що сприймається як нереальне, примарне, оманливе;</text:span><text:span text:style-name="T49">прот.</text:span><text:span text:style-name="T32"> дійсність.</text:span><text:span text:style-name="T33"> </text:span><text:span text:style-name="T34">(С, 135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2</text:p>
          </table:table-cell>
          <table:table-cell table:style-name="Dictionary.B323" table:number-columns-spanned="2" office:value-type="string">
            <text:p text:style-name="P23">Солодкомолóка</text:p>
            <text:p text:style-name="P12">-е, <text:span text:style-name="T113">прикм., </text:span><text:span text:style-name="T112">інд.-авт.</text:span></text:p>
          </table:table-cell>
          <table:covered-table-cell/>
          <table:table-cell table:style-name="Dictionary.D323" table:number-columns-spanned="3" office:value-type="string">
            <text:p text:style-name="P12"><text:span text:style-name="T128">утворене складнофлективним способом, похідне від слів:</text:span><text:span text:style-name="T154"> </text:span><text:span text:style-name="T101">солóдкий</text:span><text:span text:style-name="T154"> і </text:span><text:span text:style-name="T101">молокó</text:span></text:p>
          </table:table-cell>
          <table:covered-table-cell/>
          <table:covered-table-cell/>
          <table:table-cell table:style-name="Dictionary.G323" table:number-columns-spanned="3" office:value-type="string">
            <text:p text:style-name="P8">Ти десь за край світу, як птаха моя білогруда,</text:p>
            <text:p text:style-name="P13"><text:span text:style-name="T120">солодкомолока</text:span><text:span text:style-name="T113">, два ока - мигдалі сумні. </text:span><text:span text:style-name="T126">(П, ІІ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3" office:value-type="string">
            <text:p text:style-name="P56"><text:span text:style-name="T98">сол</text:span><text:span text:style-name="T98">о</text:span><text:span text:style-name="T16"></text:span><text:span text:style-name="T98">дкий</text:span></text:p>
            <text:p text:style-name="P29">-а, -е.</text:p>
            <text:p text:style-name="P29">1) Який має приємний смак, <text:span text:style-name="T111">власт.</text:span> цукрові, медові і т. ін.; <text:span text:style-name="T111">прот.</text:span>гіркий, кислий, солоний. || Пригот. із цукром, медом, варенням і т. ін. (про їжу, питво). || <text:span text:style-name="T111">у знач.</text:span> <text:span text:style-name="T111">ім.</text:span> солодке, -кого, <text:span text:style-name="T111">с.</text:span> Їжа, яка має приємний смак, <text:span text:style-name="T111">власт.</text:span> цукрові, медові тощо, або пригот. із цукром, медом, варенням і т. ін. || <text:span text:style-name="T111">у знач.</text:span> <text:span text:style-name="T111">ім.</text:span> солодке, -кого, <text:span text:style-name="T111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111">Солодкий перець</text:span>.</text:p>
            <text:p text:style-name="P36"><text:span text:style-name="T32">4) </text:span><text:span text:style-name="T49">перен.</text:span><text:span text:style-name="T32"> Який дає відчуття приємності або виражає задоволення, радість, насолоду (про думки, почуття, </text:span><text:soft-page-break/><text:span text:style-name="T32">стан людини). </text:span><text:span text:style-name="T35">(С, 1355)</text:span></text:p>
          </table:table-cell>
          <table:covered-table-cell/>
          <table:covered-table-cell/>
          <table:table-cell table:style-name="Dictionary.E324" table:number-columns-spanned="5" office:value-type="string">
            <text:p text:style-name="P55"><text:span text:style-name="T98">молок</text:span><text:span text:style-name="T98">о</text:span><text:span text:style-name="T16"></text:span></text:p>
            <text:p text:style-name="P42"><text:span text:style-name="T66">-а, </text:span><text:span text:style-name="T71">с.</text:span></text:p>
            <text:p text:style-name="P30">2) Рідина, одержувана від деяких сільськогосподарських тварин як продукт харчування. || Коров'яче молоко як їжа.<text:span text:style-name="T147"> </text:span><text:span text:style-name="T148">(С, 6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3</text:p>
          </table:table-cell>
          <table:table-cell table:style-name="Dictionary.B325" table:number-columns-spanned="2" office:value-type="string">
            <text:p text:style-name="P23">Сон-комишí</text:p>
            <text:p text:style-name="P12">-ів, <text:span text:style-name="T112">ім., мн., інд.-авт.</text:span></text:p>
          </table:table-cell>
          <table:covered-table-cell/>
          <table:table-cell table:style-name="Dictionary.D325" table:number-columns-spanned="3" office:value-type="string">
            <text:p text:style-name="P12"><text:span text:style-name="T128">утворене способом словоскладання, похідне від слів:</text:span><text:span text:style-name="T154"> </text:span><text:span text:style-name="T101">сон</text:span><text:span text:style-name="T154"> і </text:span><text:span text:style-name="T101">комиш</text:span></text:p>
          </table:table-cell>
          <table:covered-table-cell/>
          <table:covered-table-cell/>
          <table:table-cell table:style-name="Dictionary.G325" table:number-columns-spanned="3" office:value-type="string">
            <text:p text:style-name="P8">І в серця на споді, в осерді душі</text:p>
            <text:p text:style-name="P13"><text:span text:style-name="T113">ішли нашорошені </text:span><text:span text:style-name="T120">сон-комиші</text:span><text:span text:style-name="T113">. </text:span><text:span text:style-name="T126">(П, ІІ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3" office:value-type="string">
            <text:p text:style-name="P4">сон <text:span text:style-name="T106">(див. 161)</text:span></text:p>
          </table:table-cell>
          <table:covered-table-cell/>
          <table:covered-table-cell/>
          <table:table-cell table:style-name="Dictionary.E326" table:number-columns-spanned="5" office:value-type="string">
            <text:p text:style-name="P55"><text:span text:style-name="T98">ком</text:span><text:span text:style-name="T98">и</text:span><text:span text:style-name="T16"></text:span><text:span text:style-name="T98">ш</text:span></text:p>
            <text:p text:style-name="P42"><text:span text:style-name="T66">-у, </text:span><text:span text:style-name="T71">ч.</text:span></text:p>
            <text:p text:style-name="P30">1) Висока водяна чи болотяна багаторічна рослина родини осокових.<text:span text:style-name="T147"> </text:span><text:span text:style-name="T148">(С, 5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4</text:p>
          </table:table-cell>
          <table:table-cell table:style-name="Dictionary.B327" table:number-columns-spanned="2" office:value-type="string">
            <text:p text:style-name="P23">Сонцелéт</text:p>
            <text:p text:style-name="P12">-у, <text:span text:style-name="T112">ім., ч., інд.-авт.</text:span></text:p>
          </table:table-cell>
          <table:covered-table-cell/>
          <table:table-cell table:style-name="Dictionary.D327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óнце </text:span><text:span text:style-name="T154">і </text:span><text:span text:style-name="T101">лет</text:span></text:p>
          </table:table-cell>
          <table:covered-table-cell/>
          <table:covered-table-cell/>
          <table:table-cell table:style-name="Dictionary.G327" table:number-columns-spanned="3" office:value-type="string">
            <text:p text:style-name="P8">Зворохобилися айстри</text:p>
            <text:p text:style-name="P13"><text:span text:style-name="T113">приосіннім </text:span><text:span text:style-name="T120">сонцелетом</text:span><text:span text:style-name="T113">,</text:span></text:p>
            <text:p text:style-name="P8">проминальною порою</text:p>
            <text:p text:style-name="P13"><text:span text:style-name="T113">падолистом деручким. </text:span><text:span text:style-name="T126">(П, І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3" office:value-type="string">
            <text:p text:style-name="P56"><text:span text:style-name="T98">с</text:span><text:span text:style-name="T98">о</text:span><text:span text:style-name="T16"></text:span><text:span text:style-name="T98">нце</text:span></text:p>
            <text:p text:style-name="P41"><text:span text:style-name="T66">-я, </text:span><text:span text:style-name="T71">с.</text:span></text:p>
            <text:p text:style-name="P29">1) Центральне небесне світило Сонячної системи, що має форму гігантської розжареної кулі, яка випромінює світло й тепло. <text:span text:style-name="T124">(С, 1357)</text:span></text:p>
          </table:table-cell>
          <table:covered-table-cell/>
          <table:covered-table-cell/>
          <table:table-cell table:style-name="Dictionary.E328" table:number-columns-spanned="5" office:value-type="string">
            <text:p text:style-name="P5">лет <text:span text:style-name="T106">(див. 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5</text:p>
          </table:table-cell>
          <table:table-cell table:style-name="Dictionary.B329" table:number-columns-spanned="2" office:value-type="string">
            <text:p text:style-name="P23">Сонцепруг</text:p>
            <text:p text:style-name="P12">-а, <text:span text:style-name="T112">ім., ч., інд.-авт.</text:span></text:p>
          </table:table-cell>
          <table:covered-table-cell/>
          <table:table-cell table:style-name="Dictionary.D329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óнце</text:span><text:span text:style-name="T154"> і </text:span><text:span text:style-name="T101">пруг</text:span></text:p>
          </table:table-cell>
          <table:covered-table-cell/>
          <table:covered-table-cell/>
          <table:table-cell table:style-name="Dictionary.G329" table:number-columns-spanned="3" office:value-type="string">
            <text:p text:style-name="P13"><text:span text:style-name="T113">Як боляче ряхкоче </text:span><text:span text:style-name="T120">сонцепруг</text:span><text:span text:style-name="T113">!</text:span></text:p>
            <text:p text:style-name="P13"><text:span text:style-name="T113">Як – далина! </text:span><text:span text:style-name="T126">(П, ІІ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3" office:value-type="string">
            <text:p text:style-name="P12"><text:span text:style-name="T101">сóнце </text:span><text:span text:style-name="T107">(див. 164)</text:span></text:p>
          </table:table-cell>
          <table:covered-table-cell/>
          <table:covered-table-cell/>
          <table:table-cell table:style-name="Dictionary.E330" table:number-columns-spanned="5" office:value-type="string">
            <text:p text:style-name="P59">пруг</text:p>
            <text:p text:style-name="P42"><text:span text:style-name="T66">-а, </text:span><text:span text:style-name="T71">ч.</text:span><text:span text:style-name="T66">, </text:span><text:span text:style-name="T71">розм.</text:span></text:p>
            <text:p text:style-name="P35"><text:span text:style-name="T32">1) Край чого-небудь. || Поздовжній вузький край, бік якогось предмета; </text:span><text:soft-page-break/><text:span text:style-name="T32">ребро. </text:span><text:span text:style-name="T49">Пруг дошки</text:span><text:span text:style-name="T32">. || Ребро гранчастого предмета. || Верхній край (обріз) якої-небудь посудини (</text:span><text:span text:style-name="T49">перев.</text:span><text:span text:style-name="T32"> круглої форми); вінця. </text:span><text:span text:style-name="T49">Пруг відра</text:span><text:span text:style-name="T32">.</text:span><text:span text:style-name="T33"> </text:span><text:span text:style-name="T34">(С, 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6</text:p>
          </table:table-cell>
          <table:table-cell table:style-name="Dictionary.B331" table:number-columns-spanned="2" office:value-type="string">
            <text:p text:style-name="P23">Спах</text:p>
            <text:p text:style-name="P12">-у, <text:span text:style-name="T112">ім., ч., інд.-авт.</text:span></text:p>
          </table:table-cell>
          <table:covered-table-cell/>
          <table:table-cell table:style-name="Dictionary.D331" table:number-columns-spanned="3" office:value-type="string">
            <text:p text:style-name="P12"><text:span text:style-name="T128">утворене нульсуфіксальним способом, похідне від слова</text:span><text:span text:style-name="T132"> </text:span><text:span text:style-name="T100">спалáхувати </text:span><text:span text:style-name="T106">(від </text:span><text:span text:style-name="T100">спахáти)</text:span></text:p>
          </table:table-cell>
          <table:covered-table-cell/>
          <table:covered-table-cell/>
          <table:table-cell table:style-name="Dictionary.G331" table:number-columns-spanned="3" office:value-type="string">
            <text:p text:style-name="P8">По голубих лугах, мов голуб,</text:p>
            <text:p text:style-name="P13"><text:span text:style-name="T113">кошлатих сонць шугає </text:span><text:span text:style-name="T120">спах</text:span><text:span text:style-name="T113">. </text:span><text:span text:style-name="T126">(П, І, 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8" office:value-type="string">
            <text:p text:style-name="P55"><text:span text:style-name="T98">спал</text:span><text:span text:style-name="T98">а</text:span><text:span text:style-name="T16"></text:span><text:span text:style-name="T98">хувати (</text:span><text:span text:style-name="T100">спахáти</text:span><text:span text:style-name="T98">)</text:span></text:p>
            <text:p text:style-name="P42"><text:span text:style-name="T66">-ую, -уєш, </text:span><text:span text:style-name="T71">недок.</text:span><text:span text:style-name="T66">, спалахнути, -ну, -неш, </text:span><text:span text:style-name="T71">док.</text:span></text:p>
            <text:p text:style-name="P42"><text:span text:style-name="T67">1) </text:span><text:span text:style-name="T72">тільки </text:span><text:span text:style-name="T67">3 </text:span><text:span text:style-name="T72">ос.</text:span><text:span text:style-name="T67">, </text:span><text:span text:style-name="T72">чим і без додатка</text:span><text:span text:style-name="T67">.Раптово і швидко загорятися яскравим полум'ям; займатися (</text:span><text:span text:style-name="T72">див.</text:span><text:span text:style-name="T67"> займатися II). || </text:span><text:span text:style-name="T72">безос.</text:span><text:span text:style-name="T67"> || </text:span><text:span text:style-name="T72">також у сполуч.</text:span><text:span text:style-name="T67"> </text:span><text:span text:style-name="T72">зі сл.</text:span><text:span text:style-name="T67"> вогонь, полум'я, пожежа, іскра і т. ін. || </text:span><text:span text:style-name="T72">тільки недок.</text:span><text:span text:style-name="T67">При млявому або нерівному горінні час від часу розгорятися сильніше; займатися (</text:span><text:span text:style-name="T72">див.</text:span><text:span text:style-name="T67"> займатися II) на мить.</text:span><text:span text:style-name="T68"> </text:span><text:span text:style-name="T69">(С, 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7</text:p>
          </table:table-cell>
          <table:table-cell table:style-name="Dictionary.B333" table:number-columns-spanned="2" office:value-type="string">
            <text:p text:style-name="P23">Спередвікíв</text:p>
            <text:p text:style-name="P12"><text:span text:style-name="T112">незм., </text:span><text:span text:style-name="T113">присл., </text:span><text:span text:style-name="T112">інд.-авт.</text:span></text:p>
          </table:table-cell>
          <table:covered-table-cell/>
          <table:table-cell table:style-name="Dictionary.D333" table:number-columns-spanned="3" office:value-type="string">
            <text:p text:style-name="P12"><text:span text:style-name="T128">утворене способом зрощення, похідне від слів:</text:span><text:span text:style-name="T132"> </text:span><text:span text:style-name="T99">спе</text:span><text:span text:style-name="T101"></text:span><text:span text:style-name="T99">ред </text:span><text:span text:style-name="T106">і </text:span><text:span text:style-name="T99">вікі</text:span><text:span text:style-name="T101"></text:span><text:span text:style-name="T99">в</text:span></text:p>
          </table:table-cell>
          <table:covered-table-cell/>
          <table:covered-table-cell/>
          <table:table-cell table:style-name="Dictionary.G333" table:number-columns-spanned="3" office:value-type="string">
            <text:p text:style-name="P8">Ви вбивці, ви ненатлі нелюди</text:p>
            <text:p text:style-name="P13"><text:span text:style-name="T120">спередвіків</text:span><text:span text:style-name="T113">,</text:span></text:p>
            <text:p text:style-name="P8">а ми припізнені аеди,</text:p>
            <text:p text:style-name="P13"><text:span text:style-name="T113">наш злочин – спів. </text:span><text:span text:style-name="T126">(П, ІІ, 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3" office:value-type="string">
            <text:p text:style-name="P4"><text:span text:style-name="T151">сперед </text:span><text:span text:style-name="T105">(див. 71)</text:span></text:p>
          </table:table-cell>
          <table:covered-table-cell/>
          <table:covered-table-cell/>
          <table:table-cell table:style-name="Dictionary.E334" table:number-columns-spanned="5" office:value-type="string">
            <text:p text:style-name="P5">вік <text:span text:style-name="T106">(див. 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8</text:p>
          </table:table-cell>
          <table:table-cell table:style-name="Dictionary.B335" table:number-columns-spanned="2" office:value-type="string">
            <text:p text:style-name="P23">Спередодня</text:p>
            <text:p text:style-name="P12"><text:span text:style-name="T112">незм., </text:span><text:span text:style-name="T113">присл.,</text:span><text:span text:style-name="T132"> </text:span><text:span text:style-name="T112">інд.-авт.</text:span></text:p>
          </table:table-cell>
          <table:covered-table-cell/>
          <table:table-cell table:style-name="Dictionary.D335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спéред</text:span><text:span text:style-name="T154"> і </text:span><text:span text:style-name="T101">день</text:span></text:p>
          </table:table-cell>
          <table:covered-table-cell/>
          <table:covered-table-cell/>
          <table:table-cell table:style-name="Dictionary.G335" table:number-columns-spanned="3" office:value-type="string">
            <text:p text:style-name="P13"><text:span text:style-name="T113">Було ж: </text:span><text:span text:style-name="T120">спередодня</text:span></text:p>
            <text:p text:style-name="P8">так довго трембітало,</text:p>
            <text:p text:style-name="P8">за тим світати стало - </text:p>
            <text:p text:style-name="P13"><text:span text:style-name="T113">прожогом, навмання. </text:span><text:span text:style-name="T126">(П, І, 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3" office:value-type="string">
            <text:p text:style-name="P4"><text:span text:style-name="T151">сперед </text:span><text:span text:style-name="T105">(див. 71)</text:span></text:p>
          </table:table-cell>
          <table:covered-table-cell/>
          <table:covered-table-cell/>
          <table:table-cell table:style-name="Dictionary.E336" table:number-columns-spanned="5" office:value-type="string">
            <text:p text:style-name="P5"><text:span text:style-name="T154">день </text:span><text:span text:style-name="T107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69</text:p>
          </table:table-cell>
          <table:table-cell table:style-name="Dictionary.B337" table:number-columns-spanned="2" office:value-type="string">
            <text:p text:style-name="P23">Ставітри</text:p>
            <text:p text:style-name="P12"><text:soft-page-break/>-íв, <text:span text:style-name="T112">ім., мн., інд.-авт.</text:span></text:p>
          </table:table-cell>
          <table:covered-table-cell/>
          <table:table-cell table:style-name="Dictionary.D337" table:number-columns-spanned="3" office:value-type="string">
            <text:p text:style-name="P28">утворене способом <text:soft-page-break/>основословоскладання, похідне від слів: сто і вітри</text:p>
          </table:table-cell>
          <table:covered-table-cell/>
          <table:covered-table-cell/>
          <table:table-cell table:style-name="Dictionary.G337" table:number-columns-spanned="3" office:value-type="string">
            <text:p text:style-name="P13"><text:span text:style-name="T113">На цих шалених </text:span><text:span text:style-name="T120">ставітрах</text:span><text:span text:style-name="T113">,</text:span></text:p>
            <text:p text:style-name="P8"><text:soft-page-break/>де ні коня, ані дороги,</text:p>
            <text:p text:style-name="P8">звіряй свій крок за знаком Бога - </text:p>
            <text:p text:style-name="P13"><text:span text:style-name="T113">і попри смерть і попри жах. </text:span><text:span text:style-name="T126">(П, І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3" office:value-type="string">
            <text:p text:style-name="P57">сто</text:p>
            <text:p text:style-name="P41"><text:span text:style-name="T62">I </text:span><text:span text:style-name="T66">ста, </text:span><text:span text:style-name="T71">числ.</text:span><text:span text:style-name="T66"> </text:span><text:span text:style-name="T71">кільк.</text:span></text:p>
            <text:p text:style-name="P29">1) Назва числа 100 і його цифрового позначення. || <text:span text:style-name="T111">чого</text:span>. Кількість із 100 одиниць.</text:p>
            <text:p text:style-name="P36"><text:span text:style-name="T32">2) </text:span><text:span text:style-name="T49">розм.</text:span><text:span text:style-name="T32"> Багато, невизначено велика кількість кого-, чого-небудь. </text:span><text:span text:style-name="T35">(С, 1394)</text:span></text:p>
          </table:table-cell>
          <table:covered-table-cell/>
          <table:covered-table-cell/>
          <table:table-cell table:style-name="Dictionary.E338" table:number-columns-spanned="5" office:value-type="string">
            <text:p text:style-name="P55"><text:span text:style-name="T98">в</text:span><text:span text:style-name="T98">і</text:span><text:span text:style-name="T16"></text:span><text:span text:style-name="T98">тер</text:span></text:p>
            <text:p text:style-name="P42"><text:span text:style-name="T66">-тру, </text:span><text:span text:style-name="T71">ч.</text:span></text:p>
            <text:p text:style-name="P30">1) Рух потоку атмосферного повітря в горизонтальному напрямі.<text:span text:style-name="T147"> </text:span><text:span text:style-name="T148">(С, 1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0</text:p>
          </table:table-cell>
          <table:table-cell table:style-name="Dictionary.B339" table:number-columns-spanned="2" office:value-type="string">
            <text:p text:style-name="P23">Стасвіти</text:p>
            <text:p text:style-name="P12">-ів, <text:span text:style-name="T112">ім., мн., інд.-авт.</text:span></text:p>
          </table:table-cell>
          <table:covered-table-cell/>
          <table:table-cell table:style-name="Dictionary.D339" table:number-columns-spanned="3" office:value-type="string">
            <text:p text:style-name="P12"><text:span text:style-name="T128">утворене способом </text:span><text:span text:style-name="T128">основословоскладання, похідне від слів:</text:span><text:span text:style-name="T154"> </text:span><text:span text:style-name="T101">сто</text:span><text:span text:style-name="T154"> і </text:span><text:span text:style-name="T101">світи</text:span></text:p>
          </table:table-cell>
          <table:covered-table-cell/>
          <table:covered-table-cell/>
          <table:table-cell table:style-name="Dictionary.G339" table:number-columns-spanned="3" office:value-type="string">
            <text:p text:style-name="P13"><text:span text:style-name="T113">О те моє відьомське вариво, та </text:span><text:span text:style-name="T113">колотнеча </text:span><text:span text:style-name="T120">стасвітів</text:span><text:span text:style-name="T113">,</text:span></text:p>
            <text:p text:style-name="P8">о те чадне жагуче марево вгорнуло горло і до брів</text:p>
            <text:p text:style-name="P13"><text:span text:style-name="T113">сягнуло… </text:span><text:span text:style-name="T126">(П, ІІ, 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40" table:number-columns-spanned="5" office:value-type="string">
            <text:p text:style-name="P13"><text:span text:style-name="T101">світи </text:span><text:span text:style-name="T107">(див. 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1</text:p>
          </table:table-cell>
          <table:table-cell table:style-name="Dictionary.B341" table:number-columns-spanned="2" office:value-type="string">
            <text:p text:style-name="P23">Стобагáття</text:p>
            <text:p text:style-name="P18">-я, <text:span text:style-name="T112">ім., с., інд.-авт.</text:span></text:p>
          </table:table-cell>
          <table:covered-table-cell/>
          <table:table-cell table:style-name="Dictionary.D341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то</text:span><text:span text:style-name="T154"> і </text:span><text:span text:style-name="T101">багáття</text:span></text:p>
          </table:table-cell>
          <table:covered-table-cell/>
          <table:covered-table-cell/>
          <table:table-cell table:style-name="Dictionary.G341" table:number-columns-spanned="3" office:value-type="string">
            <text:p text:style-name="P8">Я – незалежний, серце бо студене</text:p>
            <text:p text:style-name="P13"><text:span text:style-name="T113">згубило давній жар на </text:span><text:span text:style-name="T120">стобагатті</text:span><text:span text:style-name="T113"> мук. </text:span><text:span text:style-name="T126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3" office:value-type="string">
            <text:p text:style-name="P19">сто (див. 169)</text:p>
          </table:table-cell>
          <table:covered-table-cell/>
          <table:covered-table-cell/>
          <table:table-cell table:style-name="Dictionary.E342" table:number-columns-spanned="5" office:value-type="string">
            <text:p text:style-name="P55"><text:span text:style-name="T98">баг</text:span><text:span text:style-name="T98">а</text:span><text:span text:style-name="T16"></text:span><text:span text:style-name="T98">ття</text:span></text:p>
            <text:p text:style-name="P42"><text:span text:style-name="T66">-я, </text:span><text:span text:style-name="T71">с.</text:span></text:p>
            <text:p text:style-name="P30">1) Купа дров, хмизу, ломаччя і т. ін., що горить; вогнище.<text:span text:style-name="T147"> </text:span><text:span text:style-name="T148">(С, 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2</text:p>
          </table:table-cell>
          <table:table-cell table:style-name="Dictionary.B343" table:number-columns-spanned="2" office:value-type="string">
            <text:p text:style-name="P23">Стогóри</text:p>
            <text:p text:style-name="P12">стогíр, <text:span text:style-name="T112">ім., мн., інд.-авт.</text:span></text:p>
          </table:table-cell>
          <table:covered-table-cell/>
          <table:table-cell table:style-name="Dictionary.D343" table:number-columns-spanned="3" office:value-type="string">
            <text:p text:style-name="P12"><text:span text:style-name="T128">утворене способом основословоскладання, похідне від </text:span><text:soft-page-break/><text:span text:style-name="T128">слів:</text:span><text:span text:style-name="T154"> </text:span><text:span text:style-name="T101">сто</text:span><text:span text:style-name="T154"> і </text:span><text:span text:style-name="T101">гóри</text:span></text:p>
          </table:table-cell>
          <table:covered-table-cell/>
          <table:covered-table-cell/>
          <table:table-cell table:style-name="Dictionary.G343" table:number-columns-spanned="3" office:value-type="string">
            <text:p text:style-name="P8">Я вийду в ніч, я позирну туди,</text:p>
            <text:p text:style-name="P13"><text:span text:style-name="T113">де захід за </text:span><text:span text:style-name="T120">стогорами</text:span><text:span text:style-name="T113"> палає. </text:span><text:span text:style-name="T126">(П, ІІ, 13);</text:span></text:p>
            <text:p text:style-name="P13"><text:soft-page-break/><text:span text:style-name="T113">Там, за кандзюбою </text:span><text:span text:style-name="T120">стогір</text:span><text:span text:style-name="T113">,</text:span></text:p>
            <text:p text:style-name="P8">за кайданами стриму</text:p>
            <text:p text:style-name="P8">збігає вік – наперекір</text:p>
            <text:p text:style-name="P13"><text:span text:style-name="T113">огню притомі диму. </text:span><text:span text:style-name="T126">(П, ІІ, 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44" table:number-columns-spanned="5" office:value-type="string">
            <text:p text:style-name="P13"><text:span text:style-name="T101">гóри </text:span><text:span text:style-name="T107">(див. 1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3</text:p>
          </table:table-cell>
          <table:table-cell table:style-name="Dictionary.B345" table:number-columns-spanned="2" office:value-type="string">
            <text:p text:style-name="P23">Стодум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45" table:number-columns-spanned="3" office:value-type="string">
            <text:p text:style-name="P12"><text:span text:style-name="T128">утворене складносуфіксальним способом, похідне від слів:</text:span><text:span text:style-name="T154"> </text:span><text:span text:style-name="T101">сто</text:span><text:span text:style-name="T154"> і </text:span><text:span text:style-name="T101">дýмати</text:span></text:p>
          </table:table-cell>
          <table:covered-table-cell/>
          <table:covered-table-cell/>
          <table:table-cell table:style-name="Dictionary.G345" table:number-columns-spanned="3" office:value-type="string">
            <text:p text:style-name="P13"><text:span text:style-name="T113">Як чорногуз при березі, </text:span><text:span text:style-name="T120">стодумний</text:span></text:p>
            <text:p text:style-name="P13"><text:span text:style-name="T113">став Пан-Господь і молиться…</text:span><text:span text:style-name="T126">(П, ІІ, 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46" table:number-columns-spanned="5" office:value-type="string">
            <text:p text:style-name="P55"><text:span text:style-name="T98">д</text:span><text:span text:style-name="T98">у</text:span><text:span text:style-name="T16"></text:span><text:span text:style-name="T98">мати</text:span></text:p>
            <text:p text:style-name="P42"><text:span text:style-name="T66">-аю, -аєш, </text:span><text:span text:style-name="T71">недок.</text:span></text:p>
            <text:p text:style-name="P35"><text:span text:style-name="T32">1) </text:span><text:span text:style-name="T49">без додатка</text:span><text:span text:style-name="T32">. Розмірковувати над чим-небудь; мислити.</text:span><text:span text:style-name="T33"> </text:span><text:span text:style-name="T34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4</text:p>
          </table:table-cell>
          <table:table-cell table:style-name="Dictionary.B347" table:number-columns-spanned="2" office:value-type="string">
            <text:p text:style-name="P23">Стожалí</text:p>
            <text:p text:style-name="P12">-íв, <text:span text:style-name="T112">ім., мн., інд.-авт.</text:span></text:p>
          </table:table-cell>
          <table:covered-table-cell/>
          <table:table-cell table:style-name="Dictionary.D347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то</text:span><text:span text:style-name="T154"> і </text:span><text:span text:style-name="T101">жалí</text:span></text:p>
          </table:table-cell>
          <table:covered-table-cell/>
          <table:covered-table-cell/>
          <table:table-cell table:style-name="Dictionary.G347" table:number-columns-spanned="3" office:value-type="string">
            <text:p text:style-name="P8">Та за тобою небо запалало,</text:p>
            <text:p text:style-name="P13"><text:span text:style-name="T113">овогнене грозою </text:span><text:span text:style-name="T120">стожалів</text:span><text:span text:style-name="T113">. </text:span><text:span text:style-name="T126">(П, ІІ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48" table:number-columns-spanned="5" office:value-type="string">
            <text:p text:style-name="P13"><text:span text:style-name="T101">жалí </text:span><text:span text:style-name="T107">(див. 12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5</text:p>
          </table:table-cell>
          <table:table-cell table:style-name="Dictionary.B349" table:number-columns-spanned="2" office:value-type="string">
            <text:p text:style-name="P23">Стожáло</text:p>
            <text:p text:style-name="P7">присл., інд.-авт.</text:p>
          </table:table-cell>
          <table:covered-table-cell/>
          <table:table-cell table:style-name="Dictionary.D349" table:number-columns-spanned="3" office:value-type="string">
            <text:p text:style-name="P12"><text:span text:style-name="T127">утворене способом основословоскладання, похідне від слів:</text:span><text:span text:style-name="T154"> </text:span><text:span text:style-name="T101">сто</text:span><text:span text:style-name="T154"> і </text:span><text:span text:style-name="T101">жáло</text:span></text:p>
          </table:table-cell>
          <table:covered-table-cell/>
          <table:covered-table-cell/>
          <table:table-cell table:style-name="Dictionary.G349" table:number-columns-spanned="3" office:value-type="string">
            <text:p text:style-name="P8">Тота сльоза тебе іспопелить,</text:p>
            <text:p text:style-name="P13"><text:span text:style-name="T113">і лютий зойк завруниться </text:span><text:span text:style-name="T120">стожало</text:span></text:p>
            <text:p text:style-name="P13"><text:span text:style-name="T113">ланами й луками. </text:span><text:span text:style-name="T126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50" table:number-columns-spanned="5" office:value-type="string">
            <text:p text:style-name="P55"><text:span text:style-name="T98">ж</text:span><text:span text:style-name="T98">а</text:span><text:span text:style-name="T16"></text:span><text:span text:style-name="T98">л</text:span><text:span text:style-name="T98">о</text:span><text:span text:style-name="T16"></text:span></text:p>
            <text:p text:style-name="P42"><text:span text:style-name="T66">жа</text:span><text:span text:style-name="T7"></text:span><text:span text:style-name="T66">ла, </text:span><text:span text:style-name="T71">с.</text:span></text:p>
            <text:p text:style-name="P30">1) Гостра частина органа захисту або нападу деяких комах, якою вони жалять.</text:p>
            <text:p text:style-name="P30"><text:soft-page-break/>2) Хоботок деяких комах (комара, овода і т. ін.), яким вони колють і всмоктують кров.</text:p>
            <text:p text:style-name="P30">3) Роздвоєний на кінчику язик змії, яким вона, як помилково вважається, жалить.</text:p>
            <text:p text:style-name="P30">4) <text:span text:style-name="T111">чого</text:span>, <text:span text:style-name="T111">перен.</text:span> Про щось дошкульне, різке.</text:p>
            <text:p text:style-name="P30">5) Гострий кінець інструмента, зброї і т. ін., який коле, ріже тощо; лезо.<text:span text:style-name="T147"> </text:span><text:span text:style-name="T148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6</text:p>
          </table:table-cell>
          <table:table-cell table:style-name="Dictionary.B351" table:number-columns-spanned="2" office:value-type="string">
            <text:p text:style-name="P23">Стожáль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51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то</text:span><text:span text:style-name="T154"> і </text:span><text:span text:style-name="T101">жáльний</text:span></text:p>
          </table:table-cell>
          <table:covered-table-cell/>
          <table:covered-table-cell/>
          <table:table-cell table:style-name="Dictionary.G351" table:number-columns-spanned="3" office:value-type="string">
            <text:p text:style-name="P8">Куріє руїна. Кривавим стікає потоком,</text:p>
            <text:p text:style-name="P13"><text:span text:style-name="T113">і сонце татарське – </text:span><text:span text:style-name="T120">стожальне</text:span><text:span text:style-name="T113"> – разить наповал. </text:span><text:span text:style-name="T126">(П, І, 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52" table:number-columns-spanned="5" office:value-type="string">
            <text:p text:style-name="P55"><text:span text:style-name="T98">ж</text:span><text:span text:style-name="T98">а</text:span><text:span text:style-name="T16"></text:span><text:span text:style-name="T98">льний</text:span></text:p>
            <text:p text:style-name="P42"><text:span text:style-name="T66">-а, -е, </text:span><text:span text:style-name="T71">рідко</text:span><text:span text:style-name="T66">.</text:span></text:p>
            <text:p text:style-name="P30">1) Який виражає тугу, печаль, смуток; жалібний, сумний.</text:p>
            <text:p text:style-name="P30">2) Який навіває смуток, журбу; журливий, сумовитий.<text:span text:style-name="T147"> </text:span><text:span text:style-name="T148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7</text:p>
          </table:table-cell>
          <table:table-cell table:style-name="Dictionary.B353" table:number-columns-spanned="2" office:value-type="string">
            <text:p text:style-name="P23">Стожáр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53" table:number-columns-spanned="3" office:value-type="string">
            <text:p text:style-name="P12"><text:span text:style-name="T128">утворене складносуфіксальним способом, похідне від слів:</text:span><text:span text:style-name="T154"> </text:span><text:span text:style-name="T101">сто</text:span><text:span text:style-name="T154"> і </text:span><text:span text:style-name="T101">жáрити</text:span></text:p>
          </table:table-cell>
          <table:covered-table-cell/>
          <table:covered-table-cell/>
          <table:table-cell table:style-name="Dictionary.G353" table:number-columns-spanned="3" office:value-type="string">
            <text:p text:style-name="P8">Сяде сонце на сопку, скаженіє бичарня,</text:p>
            <text:p text:style-name="P13"><text:span text:style-name="T113">заховайся в коробку там, де сонце </text:span><text:span text:style-name="T120">стожарне</text:span><text:span text:style-name="T113">… </text:span><text:span text:style-name="T126">(П, ІІ, 166-167);</text:span></text:p>
            <text:p text:style-name="P8"><text:soft-page-break/>Паду в траву – на цей цвинтарний</text:p>
            <text:p text:style-name="P8">кульбабин зойк, кульбабин пух,</text:p>
            <text:p text:style-name="P13"><text:span text:style-name="T113">на розсип рос і на </text:span><text:span text:style-name="T120">стожарний</text:span></text:p>
            <text:p text:style-name="P13"><text:span text:style-name="T113">пожежний виквіт довгих скрух. </text:span><text:span text:style-name="T126">(П, ІІ, 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54" table:number-columns-spanned="5" office:value-type="string">
            <text:p text:style-name="P55"><text:span text:style-name="T98">ж</text:span><text:span text:style-name="T98">а</text:span><text:span text:style-name="T16"></text:span><text:span text:style-name="T98">рити</text:span></text:p>
            <text:p text:style-name="P42"><text:span text:style-name="T66">-рю, -риш, </text:span><text:span text:style-name="T71">недок.</text:span></text:p>
            <text:p text:style-name="P30">1) <text:span text:style-name="T111">перех.</text:span> Готувати їжу з жиром на вогні, на жару без використання води; смажити. || <text:span text:style-name="T111">розм.</text:span> Підпікати кого-, що-небудь на вогні, на жару.</text:p>
            <text:p text:style-name="P35"><text:span text:style-name="T32">2) </text:span><text:span text:style-name="T49">неперех.</text:span><text:span text:style-name="T32">, </text:span><text:span text:style-name="T49">розм.</text:span><text:span text:style-name="T32"> Сильно гріти, пригрівати; пекти, палити (про сонце).</text:span><text:span text:style-name="T33"> </text:span><text:span text:style-name="T34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8</text:p>
          </table:table-cell>
          <table:table-cell table:style-name="Dictionary.B355" table:number-columns-spanned="2" office:value-type="string">
            <text:p text:style-name="P23">Стожурбá</text:p>
            <text:p text:style-name="P12">-и, <text:span text:style-name="T112">ім., ж., інд.-авт.</text:span></text:p>
          </table:table-cell>
          <table:covered-table-cell/>
          <table:table-cell table:style-name="Dictionary.D355" table:number-columns-spanned="3" office:value-type="string">
            <text:p text:style-name="P15"><text:span text:style-name="T105">утворене способом основословоскладання, похідне від слів:</text:span> <text:span text:style-name="T100">сто</text:span> і <text:span text:style-name="T100">журбá</text:span></text:p>
          </table:table-cell>
          <table:covered-table-cell/>
          <table:covered-table-cell/>
          <table:table-cell table:style-name="Dictionary.G355" table:number-columns-spanned="3" office:value-type="string">
            <text:p text:style-name="P8">Пропадіть, аеродроми,</text:p>
            <text:p text:style-name="P13"><text:span text:style-name="T113">спопеліться в </text:span><text:span text:style-name="T120">стожурбі</text:span><text:span text:style-name="T113">. </text:span><text:span text:style-name="T126">(П, І, 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56" table:number-columns-spanned="5" office:value-type="string">
            <text:p text:style-name="P55"><text:span text:style-name="T98">журб</text:span><text:span text:style-name="T98">а</text:span><text:span text:style-name="T16"></text:span></text:p>
            <text:p text:style-name="P42"><text:span text:style-name="T66">-и, </text:span><text:span text:style-name="T71">ж.</text:span></text:p>
            <text:p text:style-name="P30">1) Невеселий настрій, тяжкі почуття; печаль, смуток.<text:span text:style-name="T147"> </text:span><text:span text:style-name="T148">(С, 3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79</text:p>
          </table:table-cell>
          <table:table-cell table:style-name="Dictionary.B357" table:number-columns-spanned="2" office:value-type="string">
            <text:p text:style-name="P23">Стозлотопелюстки</text:p>
            <text:p text:style-name="P12">-ів, <text:span text:style-name="T112">ім., мн., інд.-авт.</text:span></text:p>
          </table:table-cell>
          <table:covered-table-cell/>
          <table:table-cell table:style-name="Dictionary.D357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то, золотий</text:span><text:span text:style-name="T154"> і </text:span><text:span text:style-name="T101">пелюстки</text:span></text:p>
          </table:table-cell>
          <table:covered-table-cell/>
          <table:covered-table-cell/>
          <table:table-cell table:style-name="Dictionary.G357" table:number-columns-spanned="3" office:value-type="string">
            <text:p text:style-name="P8">Як сонях сонце п’є</text:p>
            <text:p text:style-name="P13"><text:span text:style-name="T120">стозлотопелюстками</text:span><text:span text:style-name="T113">,</text:span></text:p>
            <text:p text:style-name="P8">де хата постає - </text:p>
            <text:p text:style-name="P13"><text:span text:style-name="T113">ковчегом над роками. </text:span><text:span text:style-name="T126">(П, ІІ, 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2" office:value-type="string">
            <text:p text:style-name="P12"><text:span text:style-name="T101">сто </text:span><text:span text:style-name="T110">(див. 169)</text:span></text:p>
          </table:table-cell>
          <table:covered-table-cell/>
          <table:table-cell table:style-name="Dictionary.D358" table:number-columns-spanned="4" office:value-type="string">
            <text:p text:style-name="P12"><text:span text:style-name="T101">золотий </text:span><text:span text:style-name="T107">(див. 69)</text:span></text:p>
          </table:table-cell>
          <table:covered-table-cell/>
          <table:covered-table-cell/>
          <table:covered-table-cell/>
          <table:table-cell table:style-name="Dictionary.H358" table:number-columns-spanned="2" office:value-type="string">
            <text:p text:style-name="P13"><text:span text:style-name="T101">пелюстки </text:span><text:span text:style-name="T107">(див. 127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">180</text:p>
          </table:table-cell>
          <table:table-cell table:style-name="Dictionary.B359" table:number-columns-spanned="2" office:value-type="string">
            <text:p text:style-name="P23">Стозмíй</text:p>
            <text:p text:style-name="P12">-я, <text:span text:style-name="T112">ім., ч., інд.-авт.</text:span></text:p>
          </table:table-cell>
          <table:covered-table-cell/>
          <table:table-cell table:style-name="Dictionary.D359" table:number-columns-spanned="3" office:value-type="string">
            <text:p text:style-name="P12"><text:span text:style-name="T128">утворене способом </text:span><text:span text:style-name="T128">основословоскладання, похідне від слів:</text:span><text:span text:style-name="T154"> </text:span><text:span text:style-name="T101">сто</text:span><text:span text:style-name="T154"> і </text:span><text:span text:style-name="T101">змій</text:span></text:p>
          </table:table-cell>
          <table:covered-table-cell/>
          <table:covered-table-cell/>
          <table:table-cell table:style-name="Dictionary.G359" table:number-columns-spanned="3" office:value-type="string">
            <text:p text:style-name="P8">Коли докучили ці втеки - </text:p>
            <text:p text:style-name="P8">в лет, до вогненної пащеки.</text:p>
            <text:p text:style-name="P13"><text:span text:style-name="T113">Як він ощирився, </text:span><text:span text:style-name="T120">стозмій</text:span><text:span text:style-name="T113">! </text:span><text:span text:style-name="T126">(П, І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60" table:number-columns-spanned="5" office:value-type="string">
            <text:p text:style-name="P59">змій</text:p>
            <text:p text:style-name="P42"><text:span text:style-name="T66">-я, </text:span><text:span text:style-name="T71">ч.</text:span></text:p>
            <text:p text:style-name="P30">2) Казкова істота з крилами і зміїним тулубом, наділена незвичайною силою; дракон.<text:span text:style-name="T147"> </text:span><text:span text:style-name="T148">(С, 4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1</text:p>
          </table:table-cell>
          <table:table-cell table:style-name="Dictionary.B361" table:number-columns-spanned="2" office:value-type="string">
            <text:p text:style-name="P23">Стозóр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61" table:number-columns-spanned="3" office:value-type="string">
            <text:p text:style-name="P12"><text:span text:style-name="T128">утворене складнофлективним способом, похідне від слів:</text:span><text:span text:style-name="T154"> </text:span><text:span text:style-name="T101">сто</text:span><text:span text:style-name="T154"> і </text:span><text:span text:style-name="T101">зір</text:span></text:p>
          </table:table-cell>
          <table:covered-table-cell/>
          <table:covered-table-cell/>
          <table:table-cell table:style-name="Dictionary.G361" table:number-columns-spanned="3" office:value-type="string">
            <text:p text:style-name="P8">Тільки сіль, і вода, і житняк,</text:p>
            <text:p text:style-name="P13"><text:span text:style-name="T113">і світанок, і ніч, і </text:span><text:span text:style-name="T120">стозора</text:span></text:p>
            <text:p text:style-name="P8">небезпека, і сонна і хора</text:p>
            <text:p text:style-name="P13"><text:span text:style-name="T113">ця душа – вирушає успак! </text:span><text:span text:style-name="T126">(П, І, 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62" table:number-columns-spanned="5" office:value-type="string">
            <text:p text:style-name="P5">зір <text:span text:style-name="T106">(див. 10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2</text:p>
          </table:table-cell>
          <table:table-cell table:style-name="Dictionary.B363" table:number-columns-spanned="2" office:value-type="string">
            <text:p text:style-name="P23">Стокóло</text:p>
            <text:p text:style-name="P12">-а, <text:span text:style-name="T112">ім., с., інд.-авт.</text:span></text:p>
          </table:table-cell>
          <table:covered-table-cell/>
          <table:table-cell table:style-name="Dictionary.D363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то</text:span><text:span text:style-name="T154"> і </text:span><text:span text:style-name="T101">кóло</text:span></text:p>
          </table:table-cell>
          <table:covered-table-cell/>
          <table:covered-table-cell/>
          <table:table-cell table:style-name="Dictionary.G363" table:number-columns-spanned="3" office:value-type="string">
            <text:p text:style-name="P8">Червоний біль од нагая</text:p>
            <text:p text:style-name="P13"><text:span text:style-name="T113">в очах розходиться </text:span><text:span text:style-name="T120">стоколом</text:span><text:span text:style-name="T113">,</text:span></text:p>
            <text:p text:style-name="P8">а світ несеться покотьолом,</text:p>
            <text:p text:style-name="P13"><text:span text:style-name="T113">за світом – настрибом – змія… </text:span><text:span text:style-name="T126">(П, ІІ, 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64" table:number-columns-spanned="5" office:value-type="string">
            <text:p text:style-name="P55"><text:span text:style-name="T98">к</text:span><text:span text:style-name="T98">о</text:span><text:span text:style-name="T16"></text:span><text:span text:style-name="T98">ло</text:span></text:p>
            <text:p text:style-name="P42"><text:span text:style-name="T62">I </text:span><text:span text:style-name="T66">-а, </text:span><text:span text:style-name="T71">с.</text:span></text:p>
            <text:p text:style-name="P30">1) Замкнена крива, всі точки якої однаково віддалені від центра.</text:p>
            <text:p text:style-name="P35"><text:span text:style-name="T32">4) </text:span><text:span text:style-name="T49">у знач.</text:span><text:span text:style-name="T32"> </text:span><text:span text:style-name="T49">присл.</text:span><text:span text:style-name="T32"> колом. Утворюючи таку криву.</text:span><text:span text:style-name="T33"> </text:span><text:span text:style-name="T34">(С, 55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3</text:p>
          </table:table-cell>
          <table:table-cell table:style-name="Dictionary.B365" table:number-columns-spanned="2" office:value-type="string">
            <text:p text:style-name="P23">Стокрик</text:p>
            <text:p text:style-name="P12"><text:soft-page-break/>-у, <text:span text:style-name="T112">ім., ч., інд.-авт.</text:span></text:p>
          </table:table-cell>
          <table:covered-table-cell/>
          <table:table-cell table:style-name="Dictionary.D365" table:number-columns-spanned="3" office:value-type="string">
            <text:p text:style-name="P12"><text:span text:style-name="T128">утворене способом </text:span><text:soft-page-break/><text:span text:style-name="T128">основословоскладання, похідне від слів:</text:span><text:span text:style-name="T154"> </text:span><text:span text:style-name="T101">сто</text:span><text:span text:style-name="T154"> і </text:span><text:span text:style-name="T101">крик</text:span></text:p>
          </table:table-cell>
          <table:covered-table-cell/>
          <table:covered-table-cell/>
          <table:table-cell table:style-name="Dictionary.G365" table:number-columns-spanned="3" office:value-type="string">
            <text:p text:style-name="P8">…бо в горлі застуда, у грудях <text:soft-page-break/>пітьма</text:p>
            <text:p text:style-name="P13"><text:span text:style-name="T113">і світ оступає </text:span><text:span text:style-name="T120">стокрик</text:span><text:span text:style-name="T113"> – Колима. </text:span><text:span text:style-name="T126">(П, І, 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66" table:number-columns-spanned="5" office:value-type="string">
            <text:p text:style-name="P13"><text:span text:style-name="T100">крик </text:span><text:span text:style-name="T105">(див. 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4</text:p>
          </table:table-cell>
          <table:table-cell table:style-name="Dictionary.B367" table:number-columns-spanned="2" office:value-type="string">
            <text:p text:style-name="P23">Стомежá</text:p>
            <text:p text:style-name="P12">-і<text:span text:style-name="T101"></text:span>, <text:span text:style-name="T112">ім., ж., інд.-авт.</text:span></text:p>
          </table:table-cell>
          <table:covered-table-cell/>
          <table:table-cell table:style-name="Dictionary.D367" table:number-columns-spanned="3" office:value-type="string">
            <text:p text:style-name="P15">утворене способом основословоскладання, похідне від слів: <text:span text:style-name="T100">сто</text:span> і <text:span text:style-name="T100">межá</text:span></text:p>
          </table:table-cell>
          <table:covered-table-cell/>
          <table:covered-table-cell/>
          <table:table-cell table:style-name="Dictionary.G367" table:number-columns-spanned="3" office:value-type="string">
            <text:p text:style-name="P13"><text:span text:style-name="T113">Полон у полоні, межі </text:span><text:span text:style-name="T120">стомежа</text:span><text:span text:style-name="T113">,</text:span></text:p>
            <text:p text:style-name="P8">ти вся – за горбами-горбами</text:p>
            <text:p text:style-name="P8">натхнення і хорого серця ґанджа - </text:p>
            <text:p text:style-name="P13"><text:span text:style-name="T113">з синами, хрунями, рабами. </text:span><text:span text:style-name="T126">(П, І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68" table:number-columns-spanned="5" office:value-type="string">
            <text:p text:style-name="P13"><text:span text:style-name="T101">межá </text:span><text:span text:style-name="T110">(див. 2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5</text:p>
          </table:table-cell>
          <table:table-cell table:style-name="Dictionary.B369" table:number-columns-spanned="2" office:value-type="string">
            <text:p text:style-name="P23">Сто-морóзи</text:p>
            <text:p text:style-name="P12">-ів, <text:span text:style-name="T112">ім., мн., інд.-авт.</text:span></text:p>
          </table:table-cell>
          <table:covered-table-cell/>
          <table:table-cell table:style-name="Dictionary.D369" table:number-columns-spanned="3" office:value-type="string">
            <text:p text:style-name="P12"><text:span text:style-name="T128">утворене способом словоскладання, похідне від слів:</text:span><text:span text:style-name="T154"> </text:span><text:span text:style-name="T101">сто</text:span><text:span text:style-name="T154"> і </text:span><text:span text:style-name="T101">морóзи</text:span></text:p>
          </table:table-cell>
          <table:covered-table-cell/>
          <table:covered-table-cell/>
          <table:table-cell table:style-name="Dictionary.G369" table:number-columns-spanned="3" office:value-type="string">
            <text:p text:style-name="P8">Так стій і стій і стій і стій,</text:p>
            <text:p text:style-name="P13"><text:span text:style-name="T113">дубій на </text:span><text:span text:style-name="T120">сто-морозах</text:span><text:span text:style-name="T113">,</text:span></text:p>
            <text:p text:style-name="P8">о будь ти проклят, часе мій,</text:p>
            <text:p text:style-name="P13"><text:span text:style-name="T113">в усіх своїх погрозах. </text:span><text:span text:style-name="T126">(П, ІІ, 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70" table:number-columns-spanned="5" office:value-type="string">
            <text:p text:style-name="P55"><text:span text:style-name="T98">мор</text:span><text:span text:style-name="T98">о</text:span><text:span text:style-name="T16"></text:span><text:span text:style-name="T98">з</text:span></text:p>
            <text:p text:style-name="P42"><text:span text:style-name="T66">-у, </text:span><text:span text:style-name="T71">ч.</text:span></text:p>
            <text:p text:style-name="P35"><text:span text:style-name="T32">Холод, коли температура повітря спадає нижче нуля. || Температура повітря нижче нуля. || Місце, де є такий холод. || </text:span><text:span text:style-name="T49">перев.</text:span><text:span text:style-name="T32"> </text:span><text:span text:style-name="T49">мн.</text:span><text:span text:style-name="T32"> Холодна зимова погода; холоди.</text:span><text:span text:style-name="T33"> </text:span><text:span text:style-name="T34">(С, 6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6</text:p>
          </table:table-cell>
          <table:table-cell table:style-name="Dictionary.B371" table:number-columns-spanned="2" office:value-type="string">
            <text:p text:style-name="P23">Стонастóрче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71" table:number-columns-spanned="3" office:value-type="string">
            <text:p text:style-name="P12"><text:span text:style-name="T128">утворене способом основословоскладан</text:span><text:span text:style-name="T128">ня, похідне від </text:span><text:span text:style-name="T128">слів:</text:span><text:span text:style-name="T154"> </text:span><text:span text:style-name="T101">сто</text:span><text:span text:style-name="T154"> і </text:span><text:span text:style-name="T101">настóрчений</text:span></text:p>
          </table:table-cell>
          <table:covered-table-cell/>
          <table:covered-table-cell/>
          <table:table-cell table:style-name="Dictionary.G371" table:number-columns-spanned="3" office:value-type="string">
            <text:p text:style-name="P8">Кружеляє понад ними</text:p>
            <text:p text:style-name="P8">вечір, крила розкриливши,</text:p>
            <text:p text:style-name="P8">впав на горлицю із неба</text:p>
            <text:p text:style-name="P13"><text:span text:style-name="T120">стонасторчений</text:span><text:span text:style-name="T113"> коршак. </text:span><text:span text:style-name="T126">(П, І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72" table:number-columns-spanned="5" office:value-type="string">
            <text:p text:style-name="P13"><text:span text:style-name="T101">настóрчений </text:span><text:span text:style-name="T107">(насторчений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7</text:p>
          </table:table-cell>
          <table:table-cell table:style-name="Dictionary.B373" table:number-columns-spanned="2" office:value-type="string">
            <text:p text:style-name="P23">Стопровáлля</text:p>
            <text:p text:style-name="P12"><text:soft-page-break/>-я, <text:span text:style-name="T112">ім., с., інд.-авт.</text:span></text:p>
          </table:table-cell>
          <table:covered-table-cell/>
          <table:table-cell table:style-name="Dictionary.D373" table:number-columns-spanned="3" office:value-type="string">
            <text:p text:style-name="P12"><text:span text:style-name="T128">утворене способом </text:span><text:soft-page-break/><text:span text:style-name="T128">основословоскладання, похідне від слів:</text:span><text:span text:style-name="T154"> </text:span><text:span text:style-name="T101">сто</text:span><text:span text:style-name="T154"> і </text:span><text:span text:style-name="T101">провáлля</text:span></text:p>
          </table:table-cell>
          <table:covered-table-cell/>
          <table:covered-table-cell/>
          <table:table-cell table:style-name="Dictionary.G373" table:number-columns-spanned="3" office:value-type="string">
            <text:p text:style-name="P8">Якась лежить на нас печаль.</text:p>
            <text:p text:style-name="P8"><text:soft-page-break/>І чим ми Бога прогнівили,</text:p>
            <text:p text:style-name="P8">Іване-брате? Скільки сили</text:p>
            <text:p text:style-name="P13"><text:span text:style-name="T113">втелющили до </text:span><text:span text:style-name="T120">стопроваль</text:span><text:span text:style-name="T113">. </text:span><text:span text:style-name="T126">(П, ІІ, 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74" table:number-columns-spanned="5" office:value-type="string">
            <text:p text:style-name="P55"><text:span text:style-name="T98">пров</text:span><text:span text:style-name="T98">а</text:span><text:span text:style-name="T16"></text:span><text:span text:style-name="T98">лля</text:span></text:p>
            <text:p text:style-name="P42"><text:span text:style-name="T66">-я, </text:span><text:span text:style-name="T71">с.</text:span></text:p>
            <text:p text:style-name="P35"><text:span text:style-name="T32">1) Глибока яма, яр, западина, розколина на земній поверхні. || </text:span><text:span text:style-name="T49">чого</text:span><text:span text:style-name="T32">. Безмежний простір, безмірна глибина. || Проміжок, незаповнений простір між чим-небудь. || </text:span><text:span text:style-name="T49">перен.</text:span><text:span text:style-name="T32"> Про глибоке розходження, незгоду між ким-небудь.</text:span><text:span text:style-name="T33"> </text:span><text:span text:style-name="T34">(С, 114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8</text:p>
          </table:table-cell>
          <table:table-cell table:style-name="Dictionary.B375" table:number-columns-spanned="2" office:value-type="string">
            <text:p text:style-name="P23">Стопровáль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75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то</text:span><text:span text:style-name="T154"> і </text:span><text:span text:style-name="T101">провáльний</text:span></text:p>
          </table:table-cell>
          <table:covered-table-cell/>
          <table:covered-table-cell/>
          <table:table-cell table:style-name="Dictionary.G375" table:number-columns-spanned="3" office:value-type="string">
            <text:p text:style-name="P8">Око ока ми,</text:p>
            <text:p text:style-name="P8">не навчені подосі видивляти</text:p>
            <text:p text:style-name="P8">довкіл і не обрушувати горя</text:p>
            <text:p text:style-name="P13"><text:span text:style-name="T113">сухі тороси в </text:span><text:span text:style-name="T120">стопровальний</text:span><text:span text:style-name="T113"> діл. </text:span><text:span text:style-name="T126">(П, ІІ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76" table:number-columns-spanned="5" office:value-type="string">
            <text:p text:style-name="P55"><text:span text:style-name="T98">пров</text:span><text:span text:style-name="T98">а</text:span><text:span text:style-name="T16"></text:span><text:span text:style-name="T98">льний</text:span></text:p>
            <text:p text:style-name="P30">-а, -е.</text:p>
            <text:p text:style-name="P35"><text:span text:style-name="T32">Стос. до провалу (у 2 </text:span><text:span text:style-name="T49">знач.</text:span><text:span text:style-name="T32">); утворений унаслідок провалу (в ґрунті).</text:span><text:span text:style-name="T33"> </text:span><text:span text:style-name="T34">(С, 114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89</text:p>
          </table:table-cell>
          <table:table-cell table:style-name="Dictionary.B377" table:number-columns-spanned="2" office:value-type="string">
            <text:p text:style-name="P23">Сторíки</text:p>
            <text:p text:style-name="P12">сторíк, <text:span text:style-name="T112">ім., мн., інд.-авт.</text:span></text:p>
          </table:table-cell>
          <table:covered-table-cell/>
          <table:table-cell table:style-name="Dictionary.D377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то</text:span><text:span text:style-name="T154"> і </text:span><text:span text:style-name="T101">ріки</text:span></text:p>
          </table:table-cell>
          <table:covered-table-cell/>
          <table:covered-table-cell/>
          <table:table-cell table:style-name="Dictionary.G377" table:number-columns-spanned="3" office:value-type="string">
            <text:p text:style-name="P8">Хай край святиться. За горою</text:p>
            <text:p text:style-name="P13"><text:span text:style-name="T120">сторіки</text:span><text:span text:style-name="T113"> чорної ропи. </text:span><text:span text:style-name="T126">(П, ІІ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78" table:number-columns-spanned="5" office:value-type="string">
            <text:p text:style-name="P55"><text:span text:style-name="T98">рік</text:span><text:span text:style-name="T98">а</text:span><text:span text:style-name="T16"></text:span></text:p>
            <text:p text:style-name="P42"><text:span text:style-name="T66">-и</text:span><text:span text:style-name="T7"></text:span><text:span text:style-name="T66">, </text:span><text:span text:style-name="T71">ж.</text:span></text:p>
            <text:p text:style-name="P30"><text:soft-page-break/>1) Водний потік, що живиться із джерела або стоком атмосферних опадів і тече по видовжених зниженнях рельєфу від верхів'я до гирла. || <text:span text:style-name="T111">чого</text:span>, <text:span text:style-name="T111">у сполуч.</text:span> <text:span text:style-name="T111">з ім.</text:span> <text:span text:style-name="T111">у род. в.</text:span> Уживається для образного позначення процесу, розвитку чого-небудь.</text:p>
            <text:p text:style-name="P35"><text:span text:style-name="T32">2) </text:span><text:span text:style-name="T49">чого</text:span><text:span text:style-name="T32">, </text:span><text:span text:style-name="T49">перен.</text:span><text:span text:style-name="T32"> Велика кількість чого-небудь такого, що тече, сиплеться і т. ін. || </text:span><text:span text:style-name="T49">кого</text:span><text:span text:style-name="T32">, </text:span><text:span text:style-name="T49">чого</text:span><text:span text:style-name="T32">, </text:span><text:span text:style-name="T49">яка</text:span><text:span text:style-name="T32">. Безперервний великий потік, маса кого-, чого-небудь, що рухається.</text:span><text:span text:style-name="T33"> </text:span><text:span text:style-name="T34">(С, 122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90</text:p>
          </table:table-cell>
          <table:table-cell table:style-name="Dictionary.B379" table:number-columns-spanned="2" office:value-type="string">
            <text:p text:style-name="P23">Сторозтриклят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79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то</text:span><text:span text:style-name="T154"> і </text:span><text:span text:style-name="T101">розтриклятий</text:span></text:p>
          </table:table-cell>
          <table:covered-table-cell/>
          <table:covered-table-cell/>
          <table:table-cell table:style-name="Dictionary.G379" table:number-columns-spanned="3" office:value-type="string">
            <text:p text:style-name="P8">Аби лиш подолати гнів,</text:p>
            <text:p text:style-name="P13"><text:span text:style-name="T120">сторозтриклятий</text:span><text:span text:style-name="T113"> гнів здолати,</text:span></text:p>
            <text:p text:style-name="P8">я б поіменно міг назвати</text:p>
            <text:p text:style-name="P13"><text:span text:style-name="T113">усіх братів, усіх катів. </text:span><text:span text:style-name="T126">(П, І, 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80" table:number-columns-spanned="5" office:value-type="string">
            <text:p text:style-name="P55"><text:span text:style-name="T98">розпрокл</text:span><text:span text:style-name="T98">я</text:span><text:span text:style-name="T16"></text:span><text:span text:style-name="T98">тий</text:span></text:p>
            <text:p text:style-name="P42"><text:span text:style-name="T66">-а, -е, </text:span><text:span text:style-name="T71">розм.</text:span></text:p>
            <text:p text:style-name="P30">Якого клянуть, проклинають; огидний, ненависний.<text:span text:style-name="T147"> </text:span><text:span text:style-name="T148">(С, 12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91</text:p>
          </table:table-cell>
          <table:table-cell table:style-name="Dictionary.B381" table:number-columns-spanned="2" office:value-type="string">
            <text:p text:style-name="P23">Стосиній</text:p>
            <text:p text:style-name="P12">-я, -є, <text:span text:style-name="T113">прикм., </text:span><text:span text:style-name="T112">інд.-авт.</text:span></text:p>
          </table:table-cell>
          <table:covered-table-cell/>
          <table:table-cell table:style-name="Dictionary.D381" table:number-columns-spanned="3" office:value-type="string">
            <text:p text:style-name="P12"><text:span text:style-name="T128">утворене способом основословоскладання, похідне від слів:</text:span><text:span text:style-name="T154"> </text:span><text:span text:style-name="T101">сто</text:span><text:span text:style-name="T154"> і </text:span><text:span text:style-name="T101">синій</text:span></text:p>
          </table:table-cell>
          <table:covered-table-cell/>
          <table:covered-table-cell/>
          <table:table-cell table:style-name="Dictionary.G381" table:number-columns-spanned="3" office:value-type="string">
            <text:p text:style-name="P13"><text:span text:style-name="T113">Червоним вином заливає мій погляд </text:span><text:span text:style-name="T120">стосиній</text:span><text:span text:style-name="T113">,</text:span></text:p>
            <text:p text:style-name="P8">спустошені губи залито червоним вином,</text:p>
            <text:p text:style-name="P8">і видиться берег – далекий – у радісній піні,</text:p>
            <text:p text:style-name="P13"><text:soft-page-break/><text:span text:style-name="T113">і спокій приносить, і спокій обіцяний – бром. </text:span><text:span text:style-name="T126">(П, ІІ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3" office:value-type="string">
            <text:p text:style-name="P12"><text:span text:style-name="T101">сто </text:span><text:span text:style-name="T110">(див. 169)</text:span></text:p>
          </table:table-cell>
          <table:covered-table-cell/>
          <table:covered-table-cell/>
          <table:table-cell table:style-name="Dictionary.E382" table:number-columns-spanned="5" office:value-type="string">
            <text:p text:style-name="P55"><text:span text:style-name="T98">с</text:span><text:span text:style-name="T98">и</text:span><text:span text:style-name="T16"></text:span><text:span text:style-name="T98">ній</text:span></text:p>
            <text:p text:style-name="P30">-я, -є.</text:p>
            <text:p text:style-name="P35"><text:span text:style-name="T32">1) Який має забарвлення одного з основних кольорів спектра –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33"> </text:span><text:span text:style-name="T34">(С, 131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92</text:p>
          </table:table-cell>
          <table:table-cell table:style-name="Dictionary.B383" table:number-columns-spanned="2" office:value-type="string">
            <text:p text:style-name="P23">Схриплокрóн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83" table:number-columns-spanned="3" office:value-type="string">
            <text:p text:style-name="P12"><text:span text:style-name="T128">утворене складносуфіксальним способом, похідне від слів:</text:span><text:span text:style-name="T154"> </text:span><text:span text:style-name="T101">схриплий</text:span><text:span text:style-name="T154"> і </text:span><text:span text:style-name="T101">крóна</text:span></text:p>
          </table:table-cell>
          <table:covered-table-cell/>
          <table:covered-table-cell/>
          <table:table-cell table:style-name="Dictionary.G383" table:number-columns-spanned="3" office:value-type="string">
            <text:p text:style-name="P8">Пожухле листя опадає з віт,</text:p>
            <text:p text:style-name="P13"><text:span text:style-name="T113">голосить голий стовбур </text:span><text:span text:style-name="T120">схриплокронний</text:span><text:span text:style-name="T113">. </text:span><text:span text:style-name="T126">(П, І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3" office:value-type="string">
            <text:p text:style-name="P56"><text:span text:style-name="T98">схр</text:span><text:span text:style-name="T98">и</text:span><text:span text:style-name="T16"></text:span><text:span text:style-name="T98">плий</text:span></text:p>
            <text:p text:style-name="P41"><text:span text:style-name="T66">-а, -е, </text:span><text:span text:style-name="T71">розм.</text:span></text:p>
            <text:p text:style-name="P29">1) Дієприкм. акт. мин. ч. до схрипнути.</text:p>
            <text:p text:style-name="P36"><text:span text:style-name="T32">2) </text:span><text:span text:style-name="T49">у знач.</text:span><text:span text:style-name="T32"> </text:span><text:span text:style-name="T49">прикм.</text:span><text:span text:style-name="T32"> Який звучить хрипло, з хрипотою; хрипкий. </text:span><text:span text:style-name="T35">(С, 1422)</text:span></text:p>
          </table:table-cell>
          <table:covered-table-cell/>
          <table:covered-table-cell/>
          <table:table-cell table:style-name="Dictionary.E384" table:number-columns-spanned="5" office:value-type="string">
            <text:p text:style-name="P13"><text:span text:style-name="T101">крóна </text:span><text:span text:style-name="T107">(див. 6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93</text:p>
          </table:table-cell>
          <table:table-cell table:style-name="Dictionary.B385" table:number-columns-spanned="2" office:value-type="string">
            <text:p text:style-name="P23">Тамбíк</text:p>
            <text:p text:style-name="P12">-бóку, <text:span text:style-name="T112">ім., ч., інд.-авт.</text:span></text:p>
          </table:table-cell>
          <table:covered-table-cell/>
          <table:table-cell table:style-name="Dictionary.D385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там</text:span><text:span text:style-name="T154"> і </text:span><text:span text:style-name="T101">бік</text:span><text:span text:style-name="T154">. На тому боці</text:span></text:p>
          </table:table-cell>
          <table:covered-table-cell/>
          <table:covered-table-cell/>
          <table:table-cell table:style-name="Dictionary.G385" table:number-columns-spanned="3" office:value-type="string">
            <text:p text:style-name="P8">А товщею, в кризі, в імлі,</text:p>
            <text:p text:style-name="P13"><text:span text:style-name="T113">за </text:span><text:span text:style-name="T120">тамбоком</text:span><text:span text:style-name="T113">,</text:span></text:p>
            <text:p text:style-name="P8">сяє срібне серце землі</text:p>
            <text:p text:style-name="P13"><text:span text:style-name="T113">скорбним оком. </text:span><text:span text:style-name="T126">(П, І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3" office:value-type="string">
            <text:p text:style-name="P57">там</text:p>
            <text:p text:style-name="P41"><text:span text:style-name="T66">1) </text:span><text:span text:style-name="T71">присл.</text:span><text:span text:style-name="T66"> Указує на місце більш віддалене порівняно з іншим, ближчим; у тому місці, у тих місцях; </text:span><text:span text:style-name="T71">прот.</text:span><text:span text:style-name="T66"> тут. || Уживається в поєднанні з </text:span><text:span text:style-name="T71">пит.</text:span><text:span text:style-name="T66"> </text:span><text:span text:style-name="T71">займ.</text:span><text:span text:style-name="T66"> хто, що. || Вживається у функції співвідносного слова в головному реченні, якому в підрядному реченні відповідають сполучні </text:span><text:span text:style-name="T71">сл.</text:span><text:span text:style-name="T66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71">знач.вказ.</text:span><text:span text:style-name="T66"> </text:span><text:span text:style-name="T71">сл.</text:span><text:span text:style-name="T66">, що замінює відповідний йому член попереднього речення, </text:span><text:span text:style-name="T71">перев.</text:span><text:span text:style-name="T66"> обставину місця. </text:span><text:span text:style-name="T70">(С, 1429)</text:span></text:p>
          </table:table-cell>
          <table:covered-table-cell/>
          <table:covered-table-cell/>
          <table:table-cell table:style-name="Dictionary.E386" table:number-columns-spanned="5" office:value-type="string">
            <text:p text:style-name="P59">бік</text:p>
            <text:p text:style-name="P42"><text:span text:style-name="T66">боку, </text:span><text:span text:style-name="T71">ч.</text:span></text:p>
            <text:p text:style-name="P30">4) Напрямок або місцевість, що лежить у цьому напрямку.<text:span text:style-name="T147"> </text:span><text:span text:style-name="T148">(С, 8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94</text:p>
          </table:table-cell>
          <table:table-cell table:style-name="Dictionary.B387" table:number-columns-spanned="2" office:value-type="string">
            <text:p text:style-name="P23">Тихоплин</text:p>
            <text:p text:style-name="P12">-у, <text:span text:style-name="T112">ім., ч., інд.-авт.</text:span></text:p>
          </table:table-cell>
          <table:covered-table-cell/>
          <table:table-cell table:style-name="Dictionary.D387" table:number-columns-spanned="3" office:value-type="string">
            <text:p text:style-name="P12"><text:span text:style-name="T128">утворене нульсуфіксальним способом, похідне від слова</text:span><text:span text:style-name="T132"> </text:span><text:span text:style-name="T100">тихоплинний</text:span></text:p>
          </table:table-cell>
          <table:covered-table-cell/>
          <table:covered-table-cell/>
          <table:table-cell table:style-name="Dictionary.G387" table:number-columns-spanned="3" office:value-type="string">
            <text:p text:style-name="P8">Земного болю брилу – підбився я на силу</text:p>
            <text:p text:style-name="P8">разком сліпучих днин. Ти знаєш чий ти син?</text:p>
            <text:p text:style-name="P8">Атож, запевне знаю. А душу проминаю - </text:p>
            <text:p text:style-name="P13"><text:span text:style-name="T113">і власну в </text:span><text:span text:style-name="T120">тихоплин</text:span><text:span text:style-name="T113">. </text:span><text:span text:style-name="T126">(П, ІІ, 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8" office:value-type="string">
            <text:p text:style-name="P55"><text:span text:style-name="T98">тихопл</text:span><text:span text:style-name="T98">и</text:span><text:span text:style-name="T16"></text:span><text:span text:style-name="T98">нний</text:span></text:p>
            <text:p text:style-name="P42"><text:span text:style-name="T66">-а, -е, </text:span><text:span text:style-name="T71">поет.</text:span></text:p>
            <text:p text:style-name="P35"><text:span text:style-name="T32">Який тихо плине. </text:span><text:span text:style-name="T49">Тихоплинна річка</text:span><text:span text:style-name="T32">. </text:span><text:span text:style-name="T49">Тихоплинні розмови</text:span><text:span text:style-name="T32">.</text:span><text:span text:style-name="T33"> </text:span><text:span text:style-name="T34">(С, 145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95</text:p>
          </table:table-cell>
          <table:table-cell table:style-name="Dictionary.B389" table:number-columns-spanned="2" office:value-type="string">
            <text:p text:style-name="P23">Тойящобáтько</text:p>
            <text:p text:style-name="P12"><text:soft-page-break/>-а, <text:span text:style-name="T112">ім., ч., інд.-авт.</text:span></text:p>
          </table:table-cell>
          <table:covered-table-cell/>
          <table:table-cell table:style-name="Dictionary.D389" table:number-columns-spanned="3" office:value-type="string">
            <text:p text:style-name="P12"><text:span text:style-name="T128">утворене способом </text:span><text:soft-page-break/><text:span text:style-name="T128">зрощення, похідне </text:span><text:span text:style-name="T128">від слів:</text:span><text:span text:style-name="T154"> </text:span><text:span text:style-name="T101">той, я, що</text:span><text:span text:style-name="T154"> і </text:span><text:span text:style-name="T101">бáтько</text:span></text:p>
          </table:table-cell>
          <table:covered-table-cell/>
          <table:covered-table-cell/>
          <table:table-cell table:style-name="Dictionary.G389" table:number-columns-spanned="3" office:value-type="string">
            <text:p text:style-name="P8">Я тіло нагострив на чаї та <text:soft-page-break/>акридах,</text:p>
            <text:p text:style-name="P8">а душу – пошукай. І не питай.</text:p>
            <text:p text:style-name="P8">Тойящосин не чує вже мене.</text:p>
            <text:p text:style-name="P13"><text:span text:style-name="T120">Тойящобатько</text:span><text:span text:style-name="T113"> вже не чую сина. </text:span><text:span text:style-name="T126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office:value-type="string">
            <text:p text:style-name="P57">той</text:p>
            <text:p text:style-name="P41"><text:span text:style-name="T62">I </text:span><text:span text:style-name="T66">того, </text:span><text:span text:style-name="T71">ч.</text:span><text:span text:style-name="T66">, та, тієї, </text:span><text:span text:style-name="T71">рідко </text:span><text:span text:style-name="T66">тої, </text:span><text:span text:style-name="T71">заст.</text:span><text:span text:style-name="T66"> тії, </text:span><text:span text:style-name="T71">ж.</text:span><text:span text:style-name="T66">, те, того, </text:span><text:span text:style-name="T71">с.</text:span><text:span text:style-name="T66">; </text:span><text:span text:style-name="T71">мн.</text:span><text:span text:style-name="T66"> ті, тих; </text:span><text:span text:style-name="T71">займ.</text:span></text:p>
            <text:p text:style-name="P36"><text:span text:style-name="T32">4) </text:span><text:span text:style-name="T49">вказ.</text:span><text:span text:style-name="T32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49">у знач.</text:span><text:span text:style-name="T32"> </text:span><text:span text:style-name="T49">ім.</text:span><text:span text:style-name="T32"> той, того, </text:span><text:span text:style-name="T49">ч.</text:span><text:span text:style-name="T32">; та, тієї, </text:span><text:span text:style-name="T49">ж.</text:span><text:span text:style-name="T32">; те, того, </text:span><text:span text:style-name="T49">с.</text:span><text:span text:style-name="T32">; ті, тих, </text:span><text:span text:style-name="T49">мн.</text:span><text:span text:style-name="T32"> Узагальнено вказує на предмет, особу, явище (без попередньої згадки про них) </text:span><text:soft-page-break/><text:span text:style-name="T32">при переліченні або зіставленні в якійсь площині. || </text:span><text:span text:style-name="T49">у знач.</text:span><text:span text:style-name="T32"> </text:span><text:span text:style-name="T49">ім.</text:span><text:span text:style-name="T32"> те, того, </text:span><text:span text:style-name="T49">с.</text:span><text:span text:style-name="T32"> У </text:span><text:span text:style-name="T49">сполуч.</text:span><text:span text:style-name="T32"> зі </text:span><text:span text:style-name="T49">сл.</text:span><text:span text:style-name="T32"> все вказує на перелічувані предмети, виконуючи функцію узагальнюючого слова. </text:span><text:span text:style-name="T35">(С, 1458)</text:span></text:p>
          </table:table-cell>
          <table:table-cell table:style-name="Dictionary.C390" table:number-columns-spanned="2" office:value-type="string">
            <text:p text:style-name="P57">я</text:p>
            <text:p text:style-name="P41"><text:span text:style-name="T62">II </text:span><text:span text:style-name="T66">мене, </text:span><text:span text:style-name="T71">займ.</text:span><text:span text:style-name="T66"> </text:span><text:span text:style-name="T71">особ.</text:span><text:span text:style-name="T66"> 1 </text:span><text:span text:style-name="T71">ос.</text:span><text:span text:style-name="T66"> </text:span><text:span text:style-name="T71">одн.</text:span></text:p>
            <text:p text:style-name="P29">1) Уживається мовцем для називання самого себе.</text:p>
            <text:p text:style-name="P36"><text:span text:style-name="T32">2) </text:span><text:span text:style-name="T49">у знач.</text:span><text:span text:style-name="T32"> </text:span><text:span text:style-name="T49">ім.</text:span><text:span text:style-name="T32">, </text:span><text:span text:style-name="T49">невідм.</text:span><text:span text:style-name="T32">, </text:span><text:span text:style-name="T49">с.</text:span><text:span text:style-name="T32"> Уживається для позначення усвідомлюваної людиною власної сутності, себе в навколишньому світі. || </text:span><text:span text:style-name="T49">філос.</text:span><text:span text:style-name="T32">Уживається для визначення суб'єкта. </text:span><text:span text:style-name="T35">(С, 1645)</text:span></text:p>
          </table:table-cell>
          <table:covered-table-cell/>
          <table:table-cell table:style-name="Dictionary.E390" table:number-columns-spanned="4" office:value-type="string">
            <text:p text:style-name="P57">що</text:p>
            <text:p text:style-name="P32">II</text:p>
            <text:p text:style-name="P36"><text:span text:style-name="T32">1) </text:span><text:span text:style-name="T49">з'ясувальний</text:span><text:span text:style-name="T32">. Уживається для зв'язку підрядного додаткового з присудком або іншим членом головного речення. </text:span><text:span text:style-name="T35">(С, 1640)</text:span></text:p>
          </table:table-cell>
          <table:covered-table-cell/>
          <table:covered-table-cell/>
          <table:covered-table-cell/>
          <table:table-cell table:style-name="Dictionary.I390" office:value-type="string">
            <text:p text:style-name="P55"><text:span text:style-name="T98">б</text:span><text:span text:style-name="T98">а</text:span><text:span text:style-name="T16"></text:span><text:span text:style-name="T98">тько</text:span></text:p>
            <text:p text:style-name="P42"><text:span text:style-name="T66">-а, </text:span><text:span text:style-name="T71">ч.</text:span></text:p>
            <text:p text:style-name="P30">1) Чоловік стосовно до своїх дітей.<text:span text:style-name="T147"> </text:span><text:span text:style-name="T148">(С, 64)</text:span></text:p>
          </table:table-cell>
        </table:table-row>
        <table:table-row>
          <table:table-cell table:style-name="Dictionary.A3" table:number-rows-spanned="2" office:value-type="string">
            <text:p text:style-name="P2">196</text:p>
          </table:table-cell>
          <table:table-cell table:style-name="Dictionary.B391" table:number-columns-spanned="2" office:value-type="string">
            <text:p text:style-name="P23">Тойящосин</text:p>
            <text:p text:style-name="P12">-а, <text:span text:style-name="T112">ім., ч., інд.-авт.</text:span></text:p>
          </table:table-cell>
          <table:covered-table-cell/>
          <table:table-cell table:style-name="Dictionary.D391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той, я, що</text:span><text:span text:style-name="T154"> і </text:span><text:span text:style-name="T101">син</text:span></text:p>
          </table:table-cell>
          <table:covered-table-cell/>
          <table:covered-table-cell/>
          <table:table-cell table:style-name="Dictionary.G391" table:number-columns-spanned="3" office:value-type="string">
            <text:p text:style-name="P8">Я тіло нагострив на чаї та акридах,</text:p>
            <text:p text:style-name="P8">а душу – пошукай. І не питай.</text:p>
            <text:p text:style-name="P13"><text:span text:style-name="T120">Тойящосин</text:span><text:span text:style-name="T113"> не чує вже мене.</text:span></text:p>
            <text:p text:style-name="P13"><text:span text:style-name="T113">Тойящобатько вже не чую сина. </text:span><text:span text:style-name="T126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p text:style-name="P12"><text:span text:style-name="T101">той </text:span><text:span text:style-name="T107">(див. 195)</text:span></text:p>
          </table:table-cell>
          <table:table-cell table:style-name="Dictionary.C392" table:number-columns-spanned="2" office:value-type="string">
            <text:p text:style-name="P12"><text:span text:style-name="T101">я </text:span><text:span text:style-name="T107">(див. 195)</text:span></text:p>
          </table:table-cell>
          <table:covered-table-cell/>
          <table:table-cell table:style-name="Dictionary.E392" table:number-columns-spanned="4" office:value-type="string">
            <text:p text:style-name="P12"><text:span text:style-name="T101">що </text:span><text:span text:style-name="T107">(див. 195)</text:span></text:p>
          </table:table-cell>
          <table:covered-table-cell/>
          <table:covered-table-cell/>
          <table:covered-table-cell/>
          <table:table-cell table:style-name="Dictionary.I392" office:value-type="string">
            <text:p text:style-name="P59">син</text:p>
            <text:p text:style-name="P42"><text:span text:style-name="T66">-а, </text:span><text:span text:style-name="T71">ч.</text:span></text:p>
            <text:p text:style-name="P35"><text:span text:style-name="T32">1) Особа чоловічої статі стосовно своїх батьків. || Ласкаве звертання батьків до сина. || </text:span><text:span text:style-name="T49">перев.</text:span><text:span text:style-name="T32"> </text:span><text:span text:style-name="T49">мн.</text:span><text:span text:style-name="T32">, </text:span><text:span text:style-name="T49">у сполуч.</text:span><text:span text:style-name="T32"> </text:span><text:span text:style-name="T49">зі сл.</text:span><text:span text:style-name="T32"> сокіл, орел, </text:span><text:span text:style-name="T49">нар.-</text:span><text:soft-page-break/><text:span text:style-name="T49">поет.</text:span><text:span text:style-name="T32">Ласкаве називання синів.</text:span><text:span text:style-name="T33"> </text:span><text:span text:style-name="T34">(С, 1316)</text:span></text:p>
          </table:table-cell>
        </table:table-row>
        <table:table-row>
          <table:table-cell table:style-name="Dictionary.A3" table:number-rows-spanned="2" office:value-type="string">
            <text:p text:style-name="P2">197</text:p>
          </table:table-cell>
          <table:table-cell table:style-name="Dictionary.B393" table:number-columns-spanned="2" office:value-type="string">
            <text:p text:style-name="P23">Тонкожáло</text:p>
            <text:p text:style-name="P7">присл., інд.-авт.</text:p>
          </table:table-cell>
          <table:covered-table-cell/>
          <table:table-cell table:style-name="Dictionary.D393" table:number-columns-spanned="3" office:value-type="string">
            <text:p text:style-name="P12"><text:span text:style-name="T127">утворене способом </text:span><text:span text:style-name="T127">основословоскладання, похідне від слів:</text:span><text:span text:style-name="T154"> </text:span><text:span text:style-name="T101">тонкий</text:span><text:span text:style-name="T154"> і </text:span><text:span text:style-name="T101">жáло</text:span></text:p>
          </table:table-cell>
          <table:covered-table-cell/>
          <table:covered-table-cell/>
          <table:table-cell table:style-name="Dictionary.G393" table:number-columns-spanned="3" office:value-type="string">
            <text:p text:style-name="P13"><text:span text:style-name="T113">І буде ще щось. Буде ще щось. </text:span><text:span text:style-name="T113">День</text:span></text:p>
            <text:p text:style-name="P8">стоїть – гінкий, неначе телевежа,</text:p>
            <text:p text:style-name="P13"><text:span text:style-name="T113">і все вивищується </text:span><text:span text:style-name="T120">тонкожало</text:span><text:span text:style-name="T113">… </text:span><text:span text:style-name="T126">(П, ІІ, 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table:number-columns-spanned="3" office:value-type="string">
            <text:p text:style-name="P12"><text:span text:style-name="T101">тонкий </text:span><text:span text:style-name="T107">(див. 5)</text:span></text:p>
          </table:table-cell>
          <table:covered-table-cell/>
          <table:covered-table-cell/>
          <table:table-cell table:style-name="Dictionary.E394" table:number-columns-spanned="5" office:value-type="string">
            <text:p text:style-name="P13"><text:span text:style-name="T101">жáло </text:span><text:span text:style-name="T107">(див. 1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98</text:p>
          </table:table-cell>
          <table:table-cell table:style-name="Dictionary.B395" table:number-columns-spanned="2" office:value-type="string">
            <text:p text:style-name="P23">Тремт</text:p>
            <text:p text:style-name="P12">-у, <text:span text:style-name="T112">ім., ч., інд.-авт.</text:span></text:p>
          </table:table-cell>
          <table:covered-table-cell/>
          <table:table-cell table:style-name="Dictionary.D395" table:number-columns-spanned="3" office:value-type="string">
            <text:p text:style-name="P12"><text:span text:style-name="T128">утворене нульсуфіксальним способом, похідне від слова</text:span><text:span text:style-name="T132"> </text:span><text:span text:style-name="T100">тремті</text:span><text:span text:style-name="T101"></text:span><text:span text:style-name="T100">ння</text:span></text:p>
          </table:table-cell>
          <table:covered-table-cell/>
          <table:covered-table-cell/>
          <table:table-cell table:style-name="Dictionary.G395" table:number-columns-spanned="3" office:value-type="string">
            <text:p text:style-name="P8">…опуст, розпадання</text:p>
            <text:p text:style-name="P8">материка, раптовий зсув і дляння,</text:p>
            <text:p text:style-name="P13"><text:span text:style-name="T113">і </text:span><text:span text:style-name="T120">трепет</text:span><text:span text:style-name="T113"> рук, і тремт повік німий. </text:span><text:span text:style-name="T126">(П, І, 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8" office:value-type="string">
            <text:p text:style-name="P55"><text:span text:style-name="T98">тремт</text:span><text:span text:style-name="T98">і</text:span><text:span text:style-name="T16"></text:span><text:span text:style-name="T98">ння</text:span></text:p>
            <text:p text:style-name="P42"><text:span text:style-name="T66">-я, </text:span><text:span text:style-name="T71">с.</text:span></text:p>
            <text:p text:style-name="P29">1) Дія за знач. тремтіти 1-3).</text:p>
            <text:p text:style-name="P30">2) Посилене биття серця, прискорене пульсування крові, спричинені хвилюванням, переживанням; схвильований стан.<text:span text:style-name="T147"> </text:span><text:span text:style-name="T148">(С, 147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199</text:p>
          </table:table-cell>
          <table:table-cell table:style-name="Dictionary.B397" table:number-columns-spanned="2" office:value-type="string">
            <text:p text:style-name="P23">Уводноряд</text:p>
            <text:p text:style-name="P7">присл., інд.-авт.</text:p>
          </table:table-cell>
          <table:covered-table-cell/>
          <table:table-cell table:style-name="Dictionary.D397" table:number-columns-spanned="3" office:value-type="string">
            <text:p text:style-name="P12"><text:span text:style-name="T127">утворене способом зрощення, похідне від слів:</text:span><text:span text:style-name="T132"> </text:span><text:span text:style-name="T136">у</text:span><text:span text:style-name="T132">, </text:span><text:span text:style-name="T136">оди</text:span><text:span text:style-name="T137"></text:span><text:span text:style-name="T136">н</text:span><text:span text:style-name="T132"> і </text:span><text:span text:style-name="T136">ряд</text:span></text:p>
          </table:table-cell>
          <table:covered-table-cell/>
          <table:covered-table-cell/>
          <table:table-cell table:style-name="Dictionary.G397" table:number-columns-spanned="3" office:value-type="string">
            <text:p text:style-name="P8">Тепер ти сам, як вулій цей гулкий,</text:p>
            <text:p text:style-name="P13"><text:span text:style-name="T113">стаєш </text:span><text:span text:style-name="T120">уводноряд</text:span><text:span text:style-name="T113"> до цілосвіту,</text:span></text:p>
            <text:p text:style-name="P8">коли з грудей твоїх несамовитих</text:p>
            <text:p text:style-name="P13"><text:span text:style-name="T113">усі повийшли зашпори-голки. </text:span><text:span text:style-name="T126">(П, ІІ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2" office:value-type="string">
            <text:p text:style-name="P56">в</text:p>
            <text:p text:style-name="P41"><text:soft-page-break/><text:span text:style-name="T62">II </text:span><text:span text:style-name="T66">(у), </text:span><text:span text:style-name="T71">рідко </text:span><text:span text:style-name="T66">ув – </text:span><text:span text:style-name="T71">із знах.</text:span><text:span text:style-name="T66">, </text:span><text:span text:style-name="T71">місц.</text:span><text:span text:style-name="T66"> </text:span><text:span text:style-name="T71">і род.</text:span><text:span text:style-name="T66"> </text:span><text:span text:style-name="T71">відмінками</text:span><text:span text:style-name="T66">; </text:span><text:span text:style-name="T71">рідко </text:span><text:span text:style-name="T66">вві (уві), ві – </text:span><text:span text:style-name="T71">іззнах.</text:span><text:span text:style-name="T66"> </text:span><text:span text:style-name="T71">і місц.</text:span><text:span text:style-name="T66"> </text:span><text:span text:style-name="T71">відмінками</text:span><text:span text:style-name="T66">; </text:span><text:span text:style-name="T71">прийм.</text:span><text:span text:style-name="T66"> Сполучення з в (у) виражають: Просторові відношення:</text:span></text:p>
            <text:p text:style-name="P36"><text:span text:style-name="T32">1) </text:span><text:span text:style-name="T49">із знах.</text:span><text:span text:style-name="T32"> </text:span><text:span text:style-name="T49">і місц. в.</text:span><text:span text:style-name="T32"> Уживається на означення предмета, місця, простору: а) всередину якого, куди спрямована дія (</text:span><text:span text:style-name="T49">знах. в.</text:span><text:span text:style-name="T32">). </text:span><text:span text:style-name="T35">(С, 106)</text:span></text:p>
          </table:table-cell>
          <table:covered-table-cell/>
          <table:table-cell table:style-name="Dictionary.D398" table:number-columns-spanned="4" office:value-type="string">
            <text:p text:style-name="P56"><text:span text:style-name="T98">од</text:span><text:span text:style-name="T98">и</text:span><text:span text:style-name="T16"></text:span><text:span text:style-name="T98">н</text:span></text:p>
            <text:p text:style-name="P41"><text:soft-page-break/><text:span text:style-name="T66">одного, </text:span><text:span text:style-name="T71">ч.</text:span><text:span text:style-name="T66">; одна, однієї </text:span><text:span text:style-name="T71">і </text:span><text:span text:style-name="T66">одної, </text:span><text:span text:style-name="T71">ж.</text:span><text:span text:style-name="T66">; одно </text:span><text:span text:style-name="T71">і </text:span><text:span text:style-name="T66">одне, одного, </text:span><text:span text:style-name="T71">с.</text:span><text:span text:style-name="T66"> (</text:span><text:span text:style-name="T71">мн.</text:span><text:span text:style-name="T66"> одні, одних), </text:span><text:span text:style-name="T71">числ.</text:span><text:span text:style-name="T66"> </text:span><text:span text:style-name="T71">кільк.</text:span></text:p>
            <text:p text:style-name="P36"><text:span text:style-name="T32">4) </text:span><text:span text:style-name="T49">у знач.</text:span><text:span text:style-name="T32"> </text:span><text:span text:style-name="T49">займ.</text:span><text:span text:style-name="T32"> </text:span><text:span text:style-name="T49">вказ.</text:span><text:span text:style-name="T32"> Той самий. || Однаковий, тотожний. || </text:span><text:span text:style-name="T49">у знач.ім.</text:span><text:span text:style-name="T32"> одно</text:span><text:span text:style-name="T5"></text:span><text:span text:style-name="T32"> (одне</text:span><text:span text:style-name="T5"></text:span><text:span text:style-name="T32">), одного</text:span><text:span text:style-name="T5"></text:span><text:span text:style-name="T32">, </text:span><text:span text:style-name="T49">с.</text:span><text:span text:style-name="T32"> Те саме. </text:span><text:span text:style-name="T35">(С, 827)</text:span></text:p>
          </table:table-cell>
          <table:covered-table-cell/>
          <table:covered-table-cell/>
          <table:covered-table-cell/>
          <table:table-cell table:style-name="Dictionary.H398" table:number-columns-spanned="2" office:value-type="string">
            <text:p text:style-name="P59">ряд</text:p>
            <text:p text:style-name="P42"><text:soft-page-break/><text:span text:style-name="T66">-у, </text:span><text:span text:style-name="T71">ч.</text:span></text:p>
            <text:p text:style-name="P42"><text:span text:style-name="T67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72">у знач.</text:span><text:span text:style-name="T67"> </text:span><text:span text:style-name="T72">присл.</text:span><text:span text:style-name="T67"> рядом, рядами. Один повз одного, один за одним, один біля одного, в одну лінію.</text:span><text:span text:style-name="T68"> </text:span><text:span text:style-name="T69">(С, 1281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">200</text:p>
          </table:table-cell>
          <table:table-cell table:style-name="Dictionary.B399" table:number-columns-spanned="2" office:value-type="string">
            <text:p text:style-name="P23">Усеблаги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399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усé</text:span><text:span text:style-name="T154"> і </text:span><text:span text:style-name="T101">благий</text:span></text:p>
          </table:table-cell>
          <table:covered-table-cell/>
          <table:covered-table-cell/>
          <table:table-cell table:style-name="Dictionary.G399" table:number-columns-spanned="3" office:value-type="string">
            <text:p text:style-name="P8">І снився Кар – зажурений такий,</text:p>
            <text:p text:style-name="P8">немов отетерілий од докуки,</text:p>
            <text:p text:style-name="P8">допоки мати заламає руки,</text:p>
            <text:p text:style-name="P13"><text:span text:style-name="T113">наш гріх відпустить Бог </text:span><text:span text:style-name="T120">усеблагий</text:span><text:span text:style-name="T113">. </text:span><text:span text:style-name="T126">(П, ІІ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p text:style-name="P57">все</text:p>
            <text:p text:style-name="P41"><text:span text:style-name="T62">II </text:span><text:span text:style-name="T66">(усе), </text:span><text:span text:style-name="T71">присл.</text:span><text:span text:style-name="T66">, </text:span><text:span text:style-name="T71">розм.</text:span></text:p>
            <text:p text:style-name="P29">1) Постійно, завжди. || Досить довго.</text:p>
            <text:p text:style-name="P29">2) Скрізь, усюди. <text:span text:style-name="T124">(С, 207)</text:span></text:p>
          </table:table-cell>
          <table:covered-table-cell/>
          <table:covered-table-cell/>
          <table:table-cell table:style-name="Dictionary.E400" table:number-columns-spanned="5" office:value-type="string">
            <text:p text:style-name="P55"><text:span text:style-name="T98">благ</text:span><text:span text:style-name="T98">и</text:span><text:span text:style-name="T16"></text:span><text:span text:style-name="T98">й</text:span></text:p>
            <text:p text:style-name="P30">-а, -е.</text:p>
            <text:p text:style-name="P30">2) <text:span text:style-name="T111">заст.</text:span> Добрий, добросердий, лагідний.<text:span text:style-name="T147"> </text:span><text:span text:style-name="T148">(С, 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1</text:p>
          </table:table-cell>
          <table:table-cell table:style-name="Dictionary.B401" table:number-columns-spanned="2" office:value-type="string">
            <text:p text:style-name="P23">Усевитóнчуваний</text:p>
            <text:p text:style-name="P12"><text:soft-page-break/>-а, -е, <text:span text:style-name="T113">прикм., </text:span><text:span text:style-name="T112">інд.-авт.</text:span></text:p>
          </table:table-cell>
          <table:covered-table-cell/>
          <table:table-cell table:style-name="Dictionary.D401" table:number-columns-spanned="3" office:value-type="string">
            <text:p text:style-name="P12"><text:span text:style-name="T128">утворене способом </text:span><text:span text:style-name="T128">зрощення, похідне </text:span><text:soft-page-break/><text:span text:style-name="T128">від слів:</text:span><text:span text:style-name="T154"> </text:span><text:span text:style-name="T101">усé</text:span><text:span text:style-name="T154"> і </text:span><text:span text:style-name="T101">витóнчуваний </text:span><text:span text:style-name="T107">(від </text:span><text:span text:style-name="T101">витóнчувати</text:span><text:span text:style-name="T107">)</text:span></text:p>
          </table:table-cell>
          <table:covered-table-cell/>
          <table:covered-table-cell/>
          <table:table-cell table:style-name="Dictionary.G401" table:number-columns-spanned="3" office:value-type="string">
            <text:p text:style-name="P13"><text:span text:style-name="T120">Усевитончуваний</text:span><text:span text:style-name="T113"> зойк,</text:span></text:p>
            <text:p text:style-name="P8">крик крику, крику крик.</text:p>
            <text:p text:style-name="P8"><text:soft-page-break/>Задосить. Спекайся морок,</text:p>
            <text:p text:style-name="P13"><text:span text:style-name="T113">хоч як до них і звик. </text:span><text:span text:style-name="T126">(П, ІІ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3" office:value-type="string">
            <text:p text:style-name="P12"><text:span text:style-name="T101">усé </text:span><text:span text:style-name="T110">(див. 6)</text:span></text:p>
          </table:table-cell>
          <table:covered-table-cell/>
          <table:covered-table-cell/>
          <table:table-cell table:style-name="Dictionary.E402" table:number-columns-spanned="5" office:value-type="string">
            <text:p text:style-name="P55"><text:span text:style-name="T98">вит</text:span><text:span text:style-name="T98">о</text:span><text:span text:style-name="T16"></text:span><text:span text:style-name="T98">нчувати</text:span></text:p>
            <text:p text:style-name="P42"><text:span text:style-name="T66">-ую, -уєш, </text:span><text:span text:style-name="T71">недок.</text:span><text:span text:style-name="T66">, витончити, -чу, -чиш, </text:span><text:span text:style-name="T71">док.</text:span><text:span text:style-name="T66">, </text:span><text:span text:style-name="T71">перех.</text:span></text:p>
            <text:p text:style-name="P30">1) Робити тоншим.</text:p>
            <text:p text:style-name="P30">2) Робити розвиненішим, гострішим.<text:span text:style-name="T147"> </text:span><text:span text:style-name="T148">(С, 1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2</text:p>
          </table:table-cell>
          <table:table-cell table:style-name="Dictionary.B403" table:number-columns-spanned="2" office:value-type="string">
            <text:p text:style-name="P23">Усевладуще</text:p>
            <text:p text:style-name="P12">-щого, <text:span text:style-name="T112">ім., с., інд.-авт.</text:span></text:p>
          </table:table-cell>
          <table:covered-table-cell/>
          <table:table-cell table:style-name="Dictionary.D403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усé</text:span><text:span text:style-name="T154"> і </text:span><text:span text:style-name="T101">владýще</text:span><text:span text:style-name="T154"> (від </text:span><text:span text:style-name="T101">владущий</text:span><text:span text:style-name="T154">)</text:span></text:p>
          </table:table-cell>
          <table:covered-table-cell/>
          <table:covered-table-cell/>
          <table:table-cell table:style-name="Dictionary.G403" table:number-columns-spanned="3" office:value-type="string">
            <text:p text:style-name="P8">Коли прищухло довкруги, поближнє</text:p>
            <text:p text:style-name="P13"><text:span text:style-name="T120">усевладуще</text:span><text:span text:style-name="T113"> ревом так реве,</text:span></text:p>
            <text:p text:style-name="P8">ану збагни – суворе ачи ніжне</text:p>
            <text:p text:style-name="P13"><text:span text:style-name="T113">те, що тебе всевладно так зове. </text:span><text:span text:style-name="T126">(П, ІІ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3" office:value-type="string">
            <text:p text:style-name="P12"><text:span text:style-name="T101">усé </text:span><text:span text:style-name="T110">(див. 6)</text:span></text:p>
          </table:table-cell>
          <table:covered-table-cell/>
          <table:covered-table-cell/>
          <table:table-cell table:style-name="Dictionary.E404" table:number-columns-spanned="5" office:value-type="string">
            <text:p text:style-name="P55"><text:span text:style-name="T98">влад</text:span><text:span text:style-name="T98">у</text:span><text:span text:style-name="T16"></text:span><text:span text:style-name="T98">щий</text:span></text:p>
            <text:p text:style-name="P30">-а, -е.</text:p>
            <text:p text:style-name="P35"><text:span text:style-name="T32">Який має владу; панівний. </text:span><text:span text:style-name="T49">Владущий клас</text:span><text:span text:style-name="T32">.</text:span><text:span text:style-name="T33"> </text:span><text:span text:style-name="T34">(С, 19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3</text:p>
          </table:table-cell>
          <table:table-cell table:style-name="Dictionary.B405" table:number-columns-spanned="2" office:value-type="string">
            <text:p text:style-name="P23">Усенестéрп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405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усé</text:span><text:span text:style-name="T154"> і </text:span><text:span text:style-name="T101">нестéрпний</text:span></text:p>
          </table:table-cell>
          <table:covered-table-cell/>
          <table:covered-table-cell/>
          <table:table-cell table:style-name="Dictionary.G405" table:number-columns-spanned="3" office:value-type="string">
            <text:p text:style-name="P8">Народжені мої бажання,</text:p>
            <text:p text:style-name="P13"><text:span text:style-name="T120">усенестерпні</text:span><text:span text:style-name="T113">, всеголодні,</text:span></text:p>
            <text:p text:style-name="P8">такі вітри зняли довкола,</text:p>
            <text:p text:style-name="P13"><text:span text:style-name="T113">що все несеться шкереберть. </text:span><text:span text:style-name="T126">(П, ІІ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3" office:value-type="string">
            <text:p text:style-name="P12"><text:span text:style-name="T101">усé </text:span><text:span text:style-name="T107">(див. 200)</text:span></text:p>
          </table:table-cell>
          <table:covered-table-cell/>
          <table:covered-table-cell/>
          <table:table-cell table:style-name="Dictionary.E406" table:number-columns-spanned="5" office:value-type="string">
            <text:p text:style-name="P55"><text:span text:style-name="T98">нест</text:span><text:span text:style-name="T98">е</text:span><text:span text:style-name="T16"></text:span><text:span text:style-name="T98">рпний</text:span></text:p>
            <text:p text:style-name="P30">-а, -е.</text:p>
            <text:p text:style-name="P30">Якого важко або неможливо витерпіти, знести. || Дії та вчинки якого не <text:soft-page-break/>терплять, не зносять інші.<text:span text:style-name="T147"> </text:span><text:span text:style-name="T148">(С, 7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4</text:p>
          </table:table-cell>
          <table:table-cell table:style-name="Dictionary.B407" table:number-columns-spanned="2" office:value-type="string">
            <text:p text:style-name="P12"><text:span text:style-name="T15">Усепокóра</text:span> (всепокóра)</text:p>
            <text:p text:style-name="P12">-и, <text:span text:style-name="T112">ім., ж., інд.-авт.</text:span></text:p>
          </table:table-cell>
          <table:covered-table-cell/>
          <table:table-cell table:style-name="Dictionary.D407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усé</text:span><text:span text:style-name="T154"> і </text:span><text:span text:style-name="T101">покóра</text:span></text:p>
          </table:table-cell>
          <table:covered-table-cell/>
          <table:covered-table-cell/>
          <table:table-cell table:style-name="Dictionary.G407" table:number-columns-spanned="3" office:value-type="string">
            <text:p text:style-name="P8">В квадратах жертв – чистописом журби - </text:p>
            <text:p text:style-name="P13"><text:span text:style-name="T120">усепокора</text:span><text:span text:style-name="T113">, майже невідпорна.</text:span></text:p>
            <text:p text:style-name="P8">Свічадо спить. У ньому спить свіча,</text:p>
            <text:p text:style-name="P13"><text:span text:style-name="T113">розплатана метеликом, акантом. </text:span><text:span text:style-name="T126">(П, І, 59);</text:span></text:p>
            <text:p text:style-name="P8">Як вікна в позапростір, позачас,</text:p>
            <text:p text:style-name="P13"><text:span text:style-name="T113">за мури німоти і </text:span><text:span text:style-name="T120">всепокори</text:span><text:span text:style-name="T113">,</text:span></text:p>
            <text:p text:style-name="P8">так світяться свічада, світлом хорі,</text:p>
            <text:p text:style-name="P8">і пильно задивляються крізь нас</text:p>
            <text:p text:style-name="P13"><text:span text:style-name="T113">у сяйва… </text:span><text:span text:style-name="T126">(П, І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3" office:value-type="string">
            <text:p text:style-name="P12"><text:span text:style-name="T101">усé </text:span><text:span text:style-name="T110">(див. 6)</text:span></text:p>
          </table:table-cell>
          <table:covered-table-cell/>
          <table:covered-table-cell/>
          <table:table-cell table:style-name="Dictionary.E408" table:number-columns-spanned="5" office:value-type="string">
            <text:p text:style-name="P55"><text:span text:style-name="T98">пок</text:span><text:span text:style-name="T98">о</text:span><text:span text:style-name="T16"></text:span><text:span text:style-name="T98">ра</text:span></text:p>
            <text:p text:style-name="P42"><text:span text:style-name="T66">-и, </text:span><text:span text:style-name="T71">ж.</text:span></text:p>
            <text:p text:style-name="P35"><text:span text:style-name="T32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49">Тримати в покорі</text:span><text:span text:style-name="T32">.</text:span><text:span text:style-name="T33"> </text:span><text:span text:style-name="T34">(С, 102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5</text:p>
          </table:table-cell>
          <table:table-cell table:style-name="Dictionary.B409" table:number-columns-spanned="2" office:value-type="string">
            <text:p text:style-name="P23">Усестрімки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409" table:number-columns-spanned="3" office:value-type="string">
            <text:p text:style-name="P12"><text:span text:style-name="T128">утворене способом зрощення, похідне від слів:</text:span><text:span text:style-name="T154"> </text:span><text:span text:style-name="T101">усé</text:span><text:span text:style-name="T154"> і </text:span><text:span text:style-name="T101">стрімкий</text:span></text:p>
          </table:table-cell>
          <table:covered-table-cell/>
          <table:covered-table-cell/>
          <table:table-cell table:style-name="Dictionary.G409" table:number-columns-spanned="3" office:value-type="string">
            <text:p text:style-name="P8">Ескорт і почет, кожен челядин</text:p>
            <text:p text:style-name="P8">не помічає ні ночей ні днин,</text:p>
            <text:p text:style-name="P13"><text:span text:style-name="T113">спинився час – в </text:span><text:span text:style-name="T120">усестрімкому</text:span><text:span text:style-name="T113"> леті. </text:span><text:span text:style-name="T126">(П, ІІ, 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3" office:value-type="string">
            <text:p text:style-name="P12"><text:span text:style-name="T101">усé </text:span><text:span text:style-name="T107">(див. 200)</text:span></text:p>
          </table:table-cell>
          <table:covered-table-cell/>
          <table:covered-table-cell/>
          <table:table-cell table:style-name="Dictionary.E410" table:number-columns-spanned="5" office:value-type="string">
            <text:p text:style-name="P55"><text:span text:style-name="T98">стрімк</text:span><text:span text:style-name="T98">и</text:span><text:span text:style-name="T16"></text:span><text:span text:style-name="T98">й</text:span></text:p>
            <text:p text:style-name="P30"><text:soft-page-break/>-а, -е.</text:p>
            <text:p text:style-name="P35"><text:span text:style-name="T32">2) 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33"> </text:span><text:span text:style-name="T34">(С, 14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6</text:p>
          </table:table-cell>
          <table:table-cell table:style-name="Dictionary.B411" table:number-columns-spanned="2" office:value-type="string">
            <text:p text:style-name="P23">Ціложиттєв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411" table:number-columns-spanned="3" office:value-type="string">
            <text:p text:style-name="P15"><text:span text:style-name="T105">утворене способом основословоскладання, похідне від слів:</text:span> <text:span text:style-name="T100">цíлий</text:span> і <text:span text:style-name="T100">життєвий</text:span></text:p>
          </table:table-cell>
          <table:covered-table-cell/>
          <table:covered-table-cell/>
          <table:table-cell table:style-name="Dictionary.G411" table:number-columns-spanned="3" office:value-type="string">
            <text:p text:style-name="P20"><text:span text:style-name="T113">З </text:span><text:span text:style-name="T120">ціложиттєвого</text:span><text:span text:style-name="T113"> ждання</text:span></text:p>
            <text:p text:style-name="P9">Ти смерть на кілька літ відтрутив,</text:p>
            <text:p text:style-name="P9">аби почути пахощ рути</text:p>
            <text:p text:style-name="P9">і в неї впасти навмання - </text:p>
            <text:p text:style-name="P9">з усіх розлук – на обакрай</text:p>
            <text:p text:style-name="P20"><text:span text:style-name="T113">Вітчизни – і яви, і мрії. </text:span><text:span text:style-name="T126">(П, ІІ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3" office:value-type="string">
            <text:p text:style-name="P61"><text:span text:style-name="T98">ц</text:span><text:span text:style-name="T98">і</text:span><text:span text:style-name="T17"></text:span><text:span text:style-name="T98">лий</text:span></text:p>
            <text:p text:style-name="P29">-а, -е.</text:p>
            <text:p text:style-name="P36"><text:span text:style-name="T32">1) 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</text:span><text:soft-page-break/><text:span text:style-name="T32">(про певний проміжок часу). || Узятий повністю (про предмети, явища, простір і т. ін.). || </text:span><text:span text:style-name="T49">діал.</text:span><text:span text:style-name="T32"> Увесь (про людину). || </text:span><text:span text:style-name="T49">у сполуч.</text:span><text:span text:style-name="T32"> </text:span><text:span text:style-name="T49">з ім.</text:span><text:span text:style-name="T32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</text:span><text:span text:style-name="T35">(С, 1587)</text:span></text:p>
          </table:table-cell>
          <table:covered-table-cell/>
          <table:covered-table-cell/>
          <table:table-cell table:style-name="Dictionary.E412" table:number-columns-spanned="5" office:value-type="string">
            <text:p text:style-name="P55"><text:span text:style-name="T98">житт</text:span><text:span text:style-name="T98">є</text:span><text:span text:style-name="T16"></text:span><text:span text:style-name="T98">вий</text:span></text:p>
            <text:p text:style-name="P30">-а, -е, життьовий, -а, -е.</text:p>
            <text:p text:style-name="P29">1) Прикм. до життя 2), 3). || Характерний для щоденного, буденного життя; повсякденний.</text:p>
            <text:p text:style-name="P30">2) <text:span text:style-name="T111">перен.</text:span> Дуже важливий у житті, для життя; основний.<text:span text:style-name="T147"> </text:span><text:span text:style-name="T148">(С, 36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7</text:p>
          </table:table-cell>
          <table:table-cell table:style-name="Dictionary.B413" table:number-columns-spanned="2" office:value-type="string">
            <text:p text:style-name="P23">Цілосвíт</text:p>
            <text:p text:style-name="P12">-у, <text:span text:style-name="T113">ім., ч., інд.-авт.</text:span></text:p>
          </table:table-cell>
          <table:covered-table-cell/>
          <table:table-cell table:style-name="Dictionary.D413" table:number-columns-spanned="3" office:value-type="string">
            <text:p text:style-name="P12"><text:span text:style-name="T129">утворене способом основословоскладання, похідне від слів:</text:span><text:span text:style-name="T154"> </text:span><text:span text:style-name="T101">цíлий</text:span><text:span text:style-name="T154"> і </text:span><text:span text:style-name="T101">світ</text:span></text:p>
          </table:table-cell>
          <table:covered-table-cell/>
          <table:covered-table-cell/>
          <table:table-cell table:style-name="Dictionary.G413" table:number-columns-spanned="3" office:value-type="string">
            <text:p text:style-name="P8">Тепер ти сам, як вулій цей гулкий,</text:p>
            <text:p text:style-name="P8">стаєш уводноряд до цілосвіту,</text:p>
            <text:p text:style-name="P8">коли з грудей твоїх несамовитих</text:p>
            <text:p text:style-name="P8">усі повийшли зашпори-голки. <text:span text:style-name="T126">(П, ІІ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3" office:value-type="string">
            <text:p text:style-name="P12"><text:span text:style-name="T101">цíлий </text:span><text:span text:style-name="T107">(див. 206)</text:span></text:p>
          </table:table-cell>
          <table:covered-table-cell/>
          <table:covered-table-cell/>
          <table:table-cell table:style-name="Dictionary.E414" table:number-columns-spanned="5" office:value-type="string">
            <text:p text:style-name="P13"><text:span text:style-name="T101">світ </text:span><text:span text:style-name="T110">(див. 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8</text:p>
          </table:table-cell>
          <table:table-cell table:style-name="Dictionary.B415" table:number-columns-spanned="2" office:value-type="string">
            <text:p text:style-name="P23">Чорновóддя</text:p>
            <text:p text:style-name="P12">-я, <text:span text:style-name="T112">ім., с., інд.-авт.</text:span></text:p>
          </table:table-cell>
          <table:covered-table-cell/>
          <table:table-cell table:style-name="Dictionary.D415" table:number-columns-spanned="3" office:value-type="string">
            <text:p text:style-name="P12"><text:span text:style-name="T128">утворене способом основоскладання і нульсуфіксальним, похідне від слів:</text:span><text:span text:style-name="T154"> </text:span><text:span text:style-name="T101">чóрний</text:span><text:span text:style-name="T154"> і </text:span><text:span text:style-name="T101">вóддя</text:span><text:span text:style-name="T154"> (від </text:span><text:span text:style-name="T101">водá</text:span><text:span text:style-name="T154">)</text:span></text:p>
          </table:table-cell>
          <table:covered-table-cell/>
          <table:covered-table-cell/>
          <table:table-cell table:style-name="Dictionary.G415" table:number-columns-spanned="3" office:value-type="string">
            <text:p text:style-name="P13"><text:span text:style-name="T113">Червона барка в </text:span><text:span text:style-name="T120">чорноводді </text:span><text:span text:style-name="T113">доль</text:span></text:p>
            <text:p text:style-name="P8">загубиться. І фенікс довгоногий</text:p>
            <text:p text:style-name="P8">перенесе тебе в ясні чертоги</text:p>
            <text:p text:style-name="P13"><text:span text:style-name="T113">від самоволь, покори і сваволь. </text:span><text:span text:style-name="T126">(П, І, 56);</text:span></text:p>
            <text:p text:style-name="P13"><text:span text:style-name="T113">…Підтале </text:span><text:span text:style-name="T120">чорноводдя</text:span><text:span text:style-name="T113"> зелен-криги</text:span></text:p>
            <text:p text:style-name="P13"><text:soft-page-break/><text:span text:style-name="T113">займається світанням на щоці. </text:span><text:span text:style-name="T126">(П, І, 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3" office:value-type="string">
            <text:p text:style-name="P56"><text:span text:style-name="T98">ч</text:span><text:span text:style-name="T98">о</text:span><text:span text:style-name="T16"></text:span><text:span text:style-name="T98">рний</text:span></text:p>
            <text:p text:style-name="P29">-а, -е.</text:p>
            <text:p text:style-name="P29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29">7) Брудний, покритий брудом, сажею, кіптявою і т. ін. || Не випраний; нечистий. <text:span text:style-name="T124">(С, 1605)</text:span></text:p>
          </table:table-cell>
          <table:covered-table-cell/>
          <table:covered-table-cell/>
          <table:table-cell table:style-name="Dictionary.E416" table:number-columns-spanned="5" office:value-type="string">
            <text:p text:style-name="P55"><text:span text:style-name="T98">вод</text:span><text:span text:style-name="T98">а</text:span><text:span text:style-name="T16"></text:span></text:p>
            <text:p text:style-name="P42"><text:span text:style-name="T66">-и, </text:span><text:span text:style-name="T71">ж.</text:span></text:p>
            <text:p text:style-name="P30">2) <text:span text:style-name="T111">перев.</text:span> <text:span text:style-name="T111">мн.</text:span> Водна маса джерел, озер, річок, морів, океанів. || Водна поверхня морів, озер, річок. || Водні простори, ділянки морів, озер, річок.<text:span text:style-name="T147"> </text:span><text:span text:style-name="T148">(С, 19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">209</text:p>
          </table:table-cell>
          <table:table-cell table:style-name="Dictionary.B417" table:number-columns-spanned="2" office:value-type="string">
            <text:p text:style-name="P23">ЯСНОДЖЕРÉЛЬНИЙ</text:p>
            <text:p text:style-name="P12">-а, -е, <text:span text:style-name="T113">прикм., </text:span><text:span text:style-name="T112">інд.-авт.</text:span></text:p>
          </table:table-cell>
          <table:covered-table-cell/>
          <table:table-cell table:style-name="Dictionary.D417" table:number-columns-spanned="3" office:value-type="string">
            <text:p text:style-name="P12"><text:span text:style-name="T128">утворене способом основословосклада</text:span><text:span text:style-name="T128">ння, похідне від слів:</text:span><text:span text:style-name="T154"> </text:span><text:span text:style-name="T101">ясний</text:span><text:span text:style-name="T154"> і </text:span><text:span text:style-name="T101">джерéльний</text:span></text:p>
          </table:table-cell>
          <table:covered-table-cell/>
          <table:covered-table-cell/>
          <table:table-cell table:style-name="Dictionary.G417" table:number-columns-spanned="3" office:value-type="string">
            <text:p text:style-name="P8">Там буриться похмурий амарант</text:p>
            <text:p text:style-name="P8">і айстри у покірній непокорі</text:p>
            <text:p text:style-name="P8">останні долітовують прозорі</text:p>
            <text:p text:style-name="P13"><text:span text:style-name="T113">дні вересня – </text:span><text:span text:style-name="T120">ясноджерельний</text:span><text:span text:style-name="T113"> кант. </text:span><text:span text:style-name="T126">(П, І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3" office:value-type="string">
            <text:p text:style-name="P56"><text:span text:style-name="T98">я</text:span><text:span text:style-name="T16"></text:span><text:span text:style-name="T98">сн</text:span><text:span text:style-name="T98">и</text:span><text:span text:style-name="T16"></text:span><text:span text:style-name="T98">й</text:span></text:p>
            <text:p text:style-name="P29">ясна, ясне.</text:p>
            <text:p text:style-name="P29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<text:soft-page-break/>рідину).</text:p>
            <text:p text:style-name="P36"><text:span text:style-name="T32">3) </text:span><text:span text:style-name="T49">перен.</text:span><text:span text:style-name="T32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35">(С, 1649)</text:span></text:p>
          </table:table-cell>
          <table:covered-table-cell/>
          <table:covered-table-cell/>
          <table:table-cell table:style-name="Dictionary.E418" table:number-columns-spanned="5" office:value-type="string">
            <text:p text:style-name="P55"><text:span text:style-name="T98">джер</text:span><text:span text:style-name="T98">е</text:span><text:span text:style-name="T16"></text:span><text:span text:style-name="T98">льний</text:span></text:p>
            <text:p text:style-name="P30">-а, -е.</text:p>
            <text:p text:style-name="P29">Прикм. до джерело 1). || Який виходить із джерела. || Власт. джерелу; прохолодний, освіжний. <text:span text:style-name="T124">(С, 29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2">210</text:p>
          </table:table-cell>
          <table:table-cell table:style-name="Dictionary.B419" table:number-columns-spanned="2" office:value-type="string">
            <text:p text:style-name="P12"/>
          </table:table-cell>
          <table:covered-table-cell/>
          <table:table-cell table:style-name="Dictionary.D419" table:number-columns-spanned="3" office:value-type="string">
            <text:p text:style-name="P12"/>
          </table:table-cell>
          <table:covered-table-cell/>
          <table:covered-table-cell/>
          <table:table-cell table:style-name="Dictionary.G419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2"/>
          </table:table-cell>
          <table:table-cell table:style-name="Dictionary.B420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span text:style-name="T1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Genev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19:16:11</dc:date>
    <meta:editing-duration>P1DT2H13M3S</meta:editing-duration>
    <meta:editing-cycles>235</meta:editing-cycles>
    <meta:generator>LibreOffice/3.4$Linux LibreOffice_project/340m1$Build-402</meta:generator>
    <meta:document-statistic meta:table-count="1" meta:image-count="0" meta:object-count="0" meta:page-count="100" meta:paragraph-count="2570" meta:word-count="16048" meta:character-count="95845" meta:non-whitespace-character-count="83189"/>
  </office:meta>
</office:document-meta>
</file>